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3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8" style:family="paragraph" style:parent-style-name="Standard">
      <style:text-properties fo:font-style="italic" officeooo:paragraph-rsid="013013d9" style:font-style-asian="italic" style:font-style-complex="italic"/>
    </style:style>
    <style:style style:name="P3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0" style:family="paragraph" style:parent-style-name="Standard">
      <style:text-properties fo:font-style="italic" officeooo:paragraph-rsid="01408f03" style:font-style-asian="italic" style:font-style-complex="italic"/>
    </style:style>
    <style:style style:name="P4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6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4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755b6" officeooo:paragraph-rsid="0798f474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3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4b2ffc5" officeooo:paragraph-rsid="04b2ffc5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29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49" style:family="paragraph" style:parent-style-name="Standard">
      <style:text-properties officeooo:rsid="0015f1ff" officeooo:paragraph-rsid="0015f1ff"/>
    </style:style>
    <style:style style:name="P250" style:family="paragraph" style:parent-style-name="Standard">
      <style:text-properties officeooo:rsid="0015f1ff" officeooo:paragraph-rsid="0013268f"/>
    </style:style>
    <style:style style:name="P25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4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4" style:family="paragraph" style:parent-style-name="Standard">
      <style:text-properties fo:font-style="normal" officeooo:paragraph-rsid="02be3c45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7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5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6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4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7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8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9" style:family="paragraph" style:parent-style-name="Standard">
      <style:text-properties fo:font-style="normal" officeooo:paragraph-rsid="076fec72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3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4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1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1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2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2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3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3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3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4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4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5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76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7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0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41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3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45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46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47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0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68" style:family="paragraph" style:parent-style-name="Standard">
      <style:text-properties officeooo:rsid="0033fbdf" officeooo:paragraph-rsid="0033fbdf"/>
    </style:style>
    <style:style style:name="P669" style:family="paragraph" style:parent-style-name="Standard">
      <style:text-properties officeooo:rsid="0034ed8b" officeooo:paragraph-rsid="0106c767"/>
    </style:style>
    <style:style style:name="P67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91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11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15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paragraph-rsid="0798f474"/>
    </style:style>
    <style:style style:name="P72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3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3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32" style:family="paragraph" style:parent-style-name="Standard">
      <style:text-properties officeooo:rsid="0012a0dc" officeooo:paragraph-rsid="0012a0dc"/>
    </style:style>
    <style:style style:name="P733" style:family="paragraph" style:parent-style-name="Standard">
      <style:text-properties officeooo:paragraph-rsid="003eeb50"/>
    </style:style>
    <style:style style:name="P734" style:family="paragraph" style:parent-style-name="Standard">
      <style:text-properties officeooo:rsid="00205d85" officeooo:paragraph-rsid="005f7223"/>
    </style:style>
    <style:style style:name="P735" style:family="paragraph" style:parent-style-name="Standard">
      <style:text-properties officeooo:rsid="002436f5" officeooo:paragraph-rsid="00ed9297"/>
    </style:style>
    <style:style style:name="P736" style:family="paragraph" style:parent-style-name="Standard">
      <style:text-properties officeooo:rsid="0056d959" officeooo:paragraph-rsid="0056d959"/>
    </style:style>
    <style:style style:name="P737" style:family="paragraph" style:parent-style-name="Standard">
      <style:paragraph-properties fo:line-height="150%"/>
      <style:text-properties officeooo:paragraph-rsid="0013268f"/>
    </style:style>
    <style:style style:name="P738" style:family="paragraph" style:parent-style-name="Standard">
      <style:paragraph-properties fo:line-height="150%"/>
      <style:text-properties officeooo:paragraph-rsid="0040eb9d"/>
    </style:style>
    <style:style style:name="P739" style:family="paragraph" style:parent-style-name="Standard">
      <style:paragraph-properties fo:line-height="150%"/>
      <style:text-properties officeooo:paragraph-rsid="00c6421c"/>
    </style:style>
    <style:style style:name="P740" style:family="paragraph" style:parent-style-name="Standard">
      <style:paragraph-properties fo:line-height="150%"/>
      <style:text-properties officeooo:paragraph-rsid="0106c767"/>
    </style:style>
    <style:style style:name="P741" style:family="paragraph" style:parent-style-name="Standard">
      <style:paragraph-properties fo:line-height="150%"/>
      <style:text-properties officeooo:paragraph-rsid="01d80854"/>
    </style:style>
    <style:style style:name="P742" style:family="paragraph" style:parent-style-name="Standard">
      <style:paragraph-properties fo:line-height="150%"/>
      <style:text-properties officeooo:paragraph-rsid="020068b3"/>
    </style:style>
    <style:style style:name="P743" style:family="paragraph" style:parent-style-name="Standard">
      <style:paragraph-properties fo:line-height="150%"/>
      <style:text-properties officeooo:paragraph-rsid="0265f14b"/>
    </style:style>
    <style:style style:name="P744" style:family="paragraph" style:parent-style-name="Standard">
      <style:paragraph-properties fo:line-height="150%"/>
      <style:text-properties officeooo:paragraph-rsid="00cab904"/>
    </style:style>
    <style:style style:name="P745" style:family="paragraph" style:parent-style-name="Standard">
      <style:paragraph-properties fo:line-height="150%"/>
      <style:text-properties officeooo:paragraph-rsid="0339abb7"/>
    </style:style>
    <style:style style:name="P746" style:family="paragraph" style:parent-style-name="Standard">
      <style:paragraph-properties fo:line-height="150%"/>
      <style:text-properties officeooo:paragraph-rsid="031857c7"/>
    </style:style>
    <style:style style:name="P747" style:family="paragraph" style:parent-style-name="Standard">
      <style:paragraph-properties fo:line-height="150%"/>
      <style:text-properties officeooo:paragraph-rsid="0347bb43"/>
    </style:style>
    <style:style style:name="P748" style:family="paragraph" style:parent-style-name="Standard">
      <style:paragraph-properties fo:line-height="150%"/>
      <style:text-properties officeooo:paragraph-rsid="03af7bf7"/>
    </style:style>
    <style:style style:name="P749" style:family="paragraph" style:parent-style-name="Standard">
      <style:paragraph-properties fo:line-height="150%"/>
      <style:text-properties officeooo:paragraph-rsid="03e90de3"/>
    </style:style>
    <style:style style:name="P750" style:family="paragraph" style:parent-style-name="Standard">
      <style:paragraph-properties fo:line-height="150%"/>
      <style:text-properties officeooo:paragraph-rsid="03ffa765"/>
    </style:style>
    <style:style style:name="P751" style:family="paragraph" style:parent-style-name="Standard">
      <style:paragraph-properties fo:line-height="150%"/>
      <style:text-properties officeooo:paragraph-rsid="04226783"/>
    </style:style>
    <style:style style:name="P752" style:family="paragraph" style:parent-style-name="Standard">
      <style:paragraph-properties fo:line-height="150%"/>
      <style:text-properties officeooo:paragraph-rsid="04ddd894"/>
    </style:style>
    <style:style style:name="P753" style:family="paragraph" style:parent-style-name="Standard">
      <style:paragraph-properties fo:line-height="150%"/>
      <style:text-properties officeooo:paragraph-rsid="05319739"/>
    </style:style>
    <style:style style:name="P754" style:family="paragraph" style:parent-style-name="Standard">
      <style:paragraph-properties fo:line-height="150%"/>
      <style:text-properties officeooo:paragraph-rsid="057d2115"/>
    </style:style>
    <style:style style:name="P755" style:family="paragraph" style:parent-style-name="Standard">
      <style:paragraph-properties fo:line-height="150%"/>
      <style:text-properties officeooo:paragraph-rsid="058bbc5e"/>
    </style:style>
    <style:style style:name="P756" style:family="paragraph" style:parent-style-name="Standard">
      <style:paragraph-properties fo:line-height="150%"/>
      <style:text-properties officeooo:paragraph-rsid="054d7055"/>
    </style:style>
    <style:style style:name="P757" style:family="paragraph" style:parent-style-name="Standard">
      <style:paragraph-properties fo:line-height="150%"/>
      <style:text-properties officeooo:paragraph-rsid="05cd3bc5"/>
    </style:style>
    <style:style style:name="P758" style:family="paragraph" style:parent-style-name="Standard">
      <style:paragraph-properties fo:line-height="150%"/>
      <style:text-properties officeooo:paragraph-rsid="05e46ca0"/>
    </style:style>
    <style:style style:name="P759" style:family="paragraph" style:parent-style-name="Standard">
      <style:paragraph-properties fo:line-height="150%"/>
      <style:text-properties officeooo:paragraph-rsid="05e8bd08"/>
    </style:style>
    <style:style style:name="P760" style:family="paragraph" style:parent-style-name="Standard">
      <style:paragraph-properties fo:line-height="150%"/>
      <style:text-properties officeooo:paragraph-rsid="05ef59a4"/>
    </style:style>
    <style:style style:name="P761" style:family="paragraph" style:parent-style-name="Standard">
      <style:paragraph-properties fo:line-height="150%"/>
      <style:text-properties officeooo:paragraph-rsid="0608abbd"/>
    </style:style>
    <style:style style:name="P762" style:family="paragraph" style:parent-style-name="Standard">
      <style:paragraph-properties fo:line-height="150%"/>
      <style:text-properties officeooo:paragraph-rsid="061a2a29"/>
    </style:style>
    <style:style style:name="P763" style:family="paragraph" style:parent-style-name="Standard">
      <style:paragraph-properties fo:line-height="150%"/>
      <style:text-properties officeooo:paragraph-rsid="06130d41"/>
    </style:style>
    <style:style style:name="P764" style:family="paragraph" style:parent-style-name="Standard">
      <style:paragraph-properties fo:line-height="150%"/>
      <style:text-properties officeooo:paragraph-rsid="062535ed"/>
    </style:style>
    <style:style style:name="P765" style:family="paragraph" style:parent-style-name="Standard">
      <style:paragraph-properties fo:line-height="150%"/>
      <style:text-properties officeooo:paragraph-rsid="06257b22"/>
    </style:style>
    <style:style style:name="P766" style:family="paragraph" style:parent-style-name="Standard">
      <style:paragraph-properties fo:line-height="150%"/>
      <style:text-properties officeooo:paragraph-rsid="067e3ef2"/>
    </style:style>
    <style:style style:name="P767" style:family="paragraph" style:parent-style-name="Standard">
      <style:paragraph-properties fo:line-height="150%"/>
      <style:text-properties officeooo:paragraph-rsid="063bda54"/>
    </style:style>
    <style:style style:name="P768" style:family="paragraph" style:parent-style-name="Standard">
      <style:paragraph-properties fo:line-height="150%"/>
      <style:text-properties officeooo:paragraph-rsid="07267459"/>
    </style:style>
    <style:style style:name="P769" style:family="paragraph" style:parent-style-name="Standard">
      <style:paragraph-properties fo:line-height="150%"/>
      <style:text-properties officeooo:paragraph-rsid="05f80830"/>
    </style:style>
    <style:style style:name="P770" style:family="paragraph" style:parent-style-name="Standard">
      <style:paragraph-properties fo:line-height="150%"/>
      <style:text-properties officeooo:paragraph-rsid="03becfb9"/>
    </style:style>
    <style:style style:name="P771" style:family="paragraph" style:parent-style-name="Standard">
      <style:paragraph-properties fo:line-height="150%"/>
      <style:text-properties officeooo:paragraph-rsid="079b1a71"/>
    </style:style>
    <style:style style:name="P772" style:family="paragraph" style:parent-style-name="Standard">
      <style:paragraph-properties fo:line-height="150%"/>
      <style:text-properties officeooo:paragraph-rsid="079c6b22"/>
    </style:style>
    <style:style style:name="P773" style:family="paragraph" style:parent-style-name="Standard">
      <style:paragraph-properties fo:line-height="150%"/>
      <style:text-properties officeooo:paragraph-rsid="065d401a"/>
    </style:style>
    <style:style style:name="P774" style:family="paragraph" style:parent-style-name="Standard">
      <style:text-properties officeooo:paragraph-rsid="00883289"/>
    </style:style>
    <style:style style:name="P775" style:family="paragraph" style:parent-style-name="Standard">
      <style:text-properties officeooo:rsid="008872eb" officeooo:paragraph-rsid="008872eb"/>
    </style:style>
    <style:style style:name="P776" style:family="paragraph" style:parent-style-name="Standard">
      <style:text-properties officeooo:paragraph-rsid="00a75993"/>
    </style:style>
    <style:style style:name="P77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7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7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8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47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4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77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78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8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8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82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983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84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85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86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87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88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50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51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52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53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75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79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80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81" style:family="paragraph" style:parent-style-name="Standard">
      <style:text-properties style:use-window-font-color="true" officeooo:paragraph-rsid="02be3c45"/>
    </style:style>
    <style:style style:name="P1082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8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8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8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8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8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8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8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9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9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9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0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094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95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9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9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98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99" style:family="paragraph" style:parent-style-name="Standard">
      <style:text-properties style:use-window-font-color="true" officeooo:paragraph-rsid="02ecf51e"/>
    </style:style>
    <style:style style:name="P1100" style:family="paragraph" style:parent-style-name="Standard">
      <style:paragraph-properties fo:line-height="150%"/>
      <style:text-properties style:use-window-font-color="true" officeooo:paragraph-rsid="02edc963"/>
    </style:style>
    <style:style style:name="P1101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02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0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0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0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0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07" style:family="paragraph" style:parent-style-name="Standard">
      <style:text-properties style:use-window-font-color="true" officeooo:rsid="003eeb50" officeooo:paragraph-rsid="078db77b"/>
    </style:style>
    <style:style style:name="P1108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09" style:family="paragraph" style:parent-style-name="Standard">
      <style:text-properties style:use-window-font-color="true" officeooo:paragraph-rsid="07ab30f1"/>
    </style:style>
    <style:style style:name="P1110" style:family="paragraph" style:parent-style-name="Standard">
      <style:text-properties officeooo:paragraph-rsid="00ba4170"/>
    </style:style>
    <style:style style:name="P1111" style:family="paragraph" style:parent-style-name="Standard">
      <style:text-properties officeooo:paragraph-rsid="00bbbf73"/>
    </style:style>
    <style:style style:name="P1112" style:family="paragraph" style:parent-style-name="Standard">
      <style:text-properties officeooo:rsid="00beb82f" officeooo:paragraph-rsid="00beb82f"/>
    </style:style>
    <style:style style:name="P1113" style:family="paragraph" style:parent-style-name="Standard">
      <style:text-properties officeooo:paragraph-rsid="00beb82f"/>
    </style:style>
    <style:style style:name="P1114" style:family="paragraph" style:parent-style-name="Standard">
      <style:text-properties officeooo:rsid="00c0d7c6" officeooo:paragraph-rsid="00c0d7c6"/>
    </style:style>
    <style:style style:name="P1115" style:family="paragraph" style:parent-style-name="Standard">
      <style:text-properties officeooo:rsid="005521a3" officeooo:paragraph-rsid="005521a3"/>
    </style:style>
    <style:style style:name="P1116" style:family="paragraph" style:parent-style-name="Standard">
      <style:text-properties officeooo:paragraph-rsid="00d2fc06"/>
    </style:style>
    <style:style style:name="P1117" style:family="paragraph" style:parent-style-name="Standard">
      <style:text-properties officeooo:paragraph-rsid="00d77d7d"/>
    </style:style>
    <style:style style:name="P1118" style:family="paragraph" style:parent-style-name="Standard">
      <style:text-properties officeooo:rsid="00d9c9e4" officeooo:paragraph-rsid="00d9c9e4"/>
    </style:style>
    <style:style style:name="P1119" style:family="paragraph" style:parent-style-name="Standard">
      <style:text-properties officeooo:paragraph-rsid="00e5f586"/>
    </style:style>
    <style:style style:name="P1120" style:family="paragraph" style:parent-style-name="Standard">
      <style:text-properties officeooo:paragraph-rsid="00eb50e0"/>
    </style:style>
    <style:style style:name="P1121" style:family="paragraph" style:parent-style-name="Standard">
      <style:paragraph-properties fo:line-height="150%"/>
      <style:text-properties officeooo:rsid="00f2503e" officeooo:paragraph-rsid="00f2503e"/>
    </style:style>
    <style:style style:name="P1122" style:family="paragraph" style:parent-style-name="Standard">
      <style:text-properties officeooo:rsid="00f2503e" officeooo:paragraph-rsid="01222be5"/>
    </style:style>
    <style:style style:name="P1123" style:family="paragraph" style:parent-style-name="Standard">
      <style:text-properties officeooo:rsid="00d1487d" officeooo:paragraph-rsid="00d2fc06"/>
    </style:style>
    <style:style style:name="P1124" style:family="paragraph" style:parent-style-name="Standard">
      <style:text-properties officeooo:paragraph-rsid="00f5260b"/>
    </style:style>
    <style:style style:name="P1125" style:family="paragraph" style:parent-style-name="Standard">
      <style:text-properties officeooo:paragraph-rsid="010c486e"/>
    </style:style>
    <style:style style:name="P1126" style:family="paragraph" style:parent-style-name="Standard">
      <style:text-properties officeooo:paragraph-rsid="00367935"/>
    </style:style>
    <style:style style:name="P1127" style:family="paragraph" style:parent-style-name="Standard">
      <style:text-properties officeooo:paragraph-rsid="011fc384"/>
    </style:style>
    <style:style style:name="P1128" style:family="paragraph" style:parent-style-name="Standard">
      <style:text-properties officeooo:paragraph-rsid="0122678f"/>
    </style:style>
    <style:style style:name="P1129" style:family="paragraph" style:parent-style-name="Standard">
      <style:text-properties officeooo:paragraph-rsid="012dfde8"/>
    </style:style>
    <style:style style:name="P1130" style:family="paragraph" style:parent-style-name="Standard">
      <style:text-properties officeooo:paragraph-rsid="0130fd48"/>
    </style:style>
    <style:style style:name="P1131" style:family="paragraph" style:parent-style-name="Standard">
      <style:text-properties officeooo:paragraph-rsid="013282b3"/>
    </style:style>
    <style:style style:name="P1132" style:family="paragraph" style:parent-style-name="Standard">
      <style:text-properties officeooo:paragraph-rsid="013f3c54"/>
    </style:style>
    <style:style style:name="P1133" style:family="paragraph" style:parent-style-name="Standard">
      <style:text-properties officeooo:paragraph-rsid="0152f194"/>
    </style:style>
    <style:style style:name="P1134" style:family="paragraph" style:parent-style-name="Standard">
      <style:text-properties officeooo:paragraph-rsid="0150aafa"/>
    </style:style>
    <style:style style:name="P1135" style:family="paragraph" style:parent-style-name="Standard">
      <style:paragraph-properties fo:line-height="100%"/>
      <style:text-properties officeooo:paragraph-rsid="016aa5ac"/>
    </style:style>
    <style:style style:name="P1136" style:family="paragraph" style:parent-style-name="Standard">
      <style:paragraph-properties fo:line-height="100%"/>
      <style:text-properties officeooo:paragraph-rsid="016d2800"/>
    </style:style>
    <style:style style:name="P1137" style:family="paragraph" style:parent-style-name="Standard">
      <style:paragraph-properties fo:line-height="100%"/>
      <style:text-properties officeooo:paragraph-rsid="0176ee1b"/>
    </style:style>
    <style:style style:name="P1138" style:family="paragraph" style:parent-style-name="Standard">
      <style:paragraph-properties fo:line-height="100%"/>
      <style:text-properties officeooo:paragraph-rsid="017941db"/>
    </style:style>
    <style:style style:name="P1139" style:family="paragraph" style:parent-style-name="Standard">
      <style:paragraph-properties fo:line-height="100%"/>
      <style:text-properties officeooo:paragraph-rsid="017a7161"/>
    </style:style>
    <style:style style:name="P1140" style:family="paragraph" style:parent-style-name="Standard">
      <style:paragraph-properties fo:line-height="100%"/>
      <style:text-properties officeooo:paragraph-rsid="018105ab"/>
    </style:style>
    <style:style style:name="P1141" style:family="paragraph" style:parent-style-name="Standard">
      <style:paragraph-properties fo:line-height="100%"/>
      <style:text-properties officeooo:paragraph-rsid="01aaba73"/>
    </style:style>
    <style:style style:name="P1142" style:family="paragraph" style:parent-style-name="Standard">
      <style:paragraph-properties fo:line-height="100%"/>
      <style:text-properties officeooo:paragraph-rsid="01d3aa7e"/>
    </style:style>
    <style:style style:name="P1143" style:family="paragraph" style:parent-style-name="Standard">
      <style:paragraph-properties fo:line-height="100%"/>
      <style:text-properties officeooo:paragraph-rsid="01e2b86d"/>
    </style:style>
    <style:style style:name="P1144" style:family="paragraph" style:parent-style-name="Standard">
      <style:paragraph-properties fo:line-height="100%"/>
      <style:text-properties officeooo:paragraph-rsid="01e7ea9a"/>
    </style:style>
    <style:style style:name="P1145" style:family="paragraph" style:parent-style-name="Standard">
      <style:paragraph-properties fo:line-height="100%"/>
      <style:text-properties officeooo:paragraph-rsid="01f79ca2"/>
    </style:style>
    <style:style style:name="P1146" style:family="paragraph" style:parent-style-name="Standard">
      <style:paragraph-properties fo:line-height="100%"/>
      <style:text-properties officeooo:paragraph-rsid="020068b3"/>
    </style:style>
    <style:style style:name="P1147" style:family="paragraph" style:parent-style-name="Standard">
      <style:paragraph-properties fo:line-height="100%"/>
      <style:text-properties officeooo:paragraph-rsid="020131ae"/>
    </style:style>
    <style:style style:name="P1148" style:family="paragraph" style:parent-style-name="Standard">
      <style:paragraph-properties fo:line-height="100%"/>
      <style:text-properties officeooo:paragraph-rsid="0212a48a"/>
    </style:style>
    <style:style style:name="P1149" style:family="paragraph" style:parent-style-name="Standard">
      <style:paragraph-properties fo:line-height="100%"/>
      <style:text-properties officeooo:paragraph-rsid="01d522fe"/>
    </style:style>
    <style:style style:name="P1150" style:family="paragraph" style:parent-style-name="Standard">
      <style:paragraph-properties fo:line-height="100%"/>
      <style:text-properties officeooo:paragraph-rsid="021920c6"/>
    </style:style>
    <style:style style:name="P1151" style:family="paragraph" style:parent-style-name="Standard">
      <style:paragraph-properties fo:line-height="100%"/>
      <style:text-properties officeooo:paragraph-rsid="021bfb0f"/>
    </style:style>
    <style:style style:name="P1152" style:family="paragraph" style:parent-style-name="Standard">
      <style:paragraph-properties fo:line-height="100%"/>
      <style:text-properties officeooo:paragraph-rsid="021d76dd"/>
    </style:style>
    <style:style style:name="P1153" style:family="paragraph" style:parent-style-name="Standard">
      <style:paragraph-properties fo:line-height="100%"/>
      <style:text-properties officeooo:paragraph-rsid="01ec8e18"/>
    </style:style>
    <style:style style:name="P1154" style:family="paragraph" style:parent-style-name="Standard">
      <style:paragraph-properties fo:line-height="100%"/>
      <style:text-properties officeooo:paragraph-rsid="0228bd00"/>
    </style:style>
    <style:style style:name="P1155" style:family="paragraph" style:parent-style-name="Standard">
      <style:paragraph-properties fo:line-height="100%"/>
      <style:text-properties officeooo:paragraph-rsid="0239e044"/>
    </style:style>
    <style:style style:name="P1156" style:family="paragraph" style:parent-style-name="Standard">
      <style:paragraph-properties fo:line-height="100%"/>
      <style:text-properties officeooo:paragraph-rsid="023e217a"/>
    </style:style>
    <style:style style:name="P1157" style:family="paragraph" style:parent-style-name="Standard">
      <style:paragraph-properties fo:line-height="100%"/>
      <style:text-properties officeooo:paragraph-rsid="0245c9e7"/>
    </style:style>
    <style:style style:name="P1158" style:family="paragraph" style:parent-style-name="Standard">
      <style:paragraph-properties fo:line-height="100%"/>
      <style:text-properties officeooo:paragraph-rsid="0248e2f5"/>
    </style:style>
    <style:style style:name="P1159" style:family="paragraph" style:parent-style-name="Standard">
      <style:paragraph-properties fo:line-height="100%"/>
      <style:text-properties officeooo:paragraph-rsid="024d9b01"/>
    </style:style>
    <style:style style:name="P1160" style:family="paragraph" style:parent-style-name="Standard">
      <style:paragraph-properties fo:line-height="100%"/>
      <style:text-properties officeooo:paragraph-rsid="02540cb9"/>
    </style:style>
    <style:style style:name="P1161" style:family="paragraph" style:parent-style-name="Standard">
      <style:paragraph-properties fo:line-height="100%"/>
      <style:text-properties officeooo:paragraph-rsid="02656310"/>
    </style:style>
    <style:style style:name="P1162" style:family="paragraph" style:parent-style-name="Standard">
      <style:paragraph-properties fo:line-height="100%"/>
      <style:text-properties officeooo:paragraph-rsid="0265f14b"/>
    </style:style>
    <style:style style:name="P1163" style:family="paragraph" style:parent-style-name="Standard">
      <style:paragraph-properties fo:line-height="100%"/>
      <style:text-properties officeooo:paragraph-rsid="02778926"/>
    </style:style>
    <style:style style:name="P1164" style:family="paragraph" style:parent-style-name="Standard">
      <style:paragraph-properties fo:line-height="100%"/>
      <style:text-properties officeooo:paragraph-rsid="027b57d1"/>
    </style:style>
    <style:style style:name="P1165" style:family="paragraph" style:parent-style-name="Standard">
      <style:paragraph-properties fo:line-height="100%"/>
      <style:text-properties officeooo:paragraph-rsid="02819040"/>
    </style:style>
    <style:style style:name="P1166" style:family="paragraph" style:parent-style-name="Standard">
      <style:paragraph-properties fo:line-height="100%"/>
      <style:text-properties officeooo:paragraph-rsid="02939b7b"/>
    </style:style>
    <style:style style:name="P1167" style:family="paragraph" style:parent-style-name="Standard">
      <style:paragraph-properties fo:line-height="100%"/>
      <style:text-properties officeooo:paragraph-rsid="0293a523"/>
    </style:style>
    <style:style style:name="P1168" style:family="paragraph" style:parent-style-name="Standard">
      <style:paragraph-properties fo:line-height="100%"/>
      <style:text-properties officeooo:paragraph-rsid="0297c923"/>
    </style:style>
    <style:style style:name="P1169" style:family="paragraph" style:parent-style-name="Standard">
      <style:paragraph-properties fo:line-height="100%"/>
      <style:text-properties officeooo:paragraph-rsid="029bb505"/>
    </style:style>
    <style:style style:name="P1170" style:family="paragraph" style:parent-style-name="Standard">
      <style:paragraph-properties fo:line-height="100%"/>
      <style:text-properties officeooo:paragraph-rsid="02a71f0b"/>
    </style:style>
    <style:style style:name="P1171" style:family="paragraph" style:parent-style-name="Standard">
      <style:paragraph-properties fo:line-height="100%"/>
      <style:text-properties officeooo:paragraph-rsid="027c1b85"/>
    </style:style>
    <style:style style:name="P1172" style:family="paragraph" style:parent-style-name="Standard">
      <style:paragraph-properties fo:line-height="100%"/>
      <style:text-properties officeooo:paragraph-rsid="02bd01a2"/>
    </style:style>
    <style:style style:name="P1173" style:family="paragraph" style:parent-style-name="Standard">
      <style:paragraph-properties fo:line-height="100%"/>
      <style:text-properties officeooo:paragraph-rsid="02d5eaee"/>
    </style:style>
    <style:style style:name="P1174" style:family="paragraph" style:parent-style-name="Standard">
      <style:paragraph-properties fo:line-height="100%"/>
      <style:text-properties officeooo:paragraph-rsid="02e4f960"/>
    </style:style>
    <style:style style:name="P1175" style:family="paragraph" style:parent-style-name="Standard">
      <style:paragraph-properties fo:line-height="100%"/>
      <style:text-properties officeooo:paragraph-rsid="02eac01d"/>
    </style:style>
    <style:style style:name="P1176" style:family="paragraph" style:parent-style-name="Standard">
      <style:paragraph-properties fo:line-height="100%"/>
      <style:text-properties officeooo:paragraph-rsid="02f17ec6"/>
    </style:style>
    <style:style style:name="P1177" style:family="paragraph" style:parent-style-name="Standard">
      <style:paragraph-properties fo:line-height="100%"/>
      <style:text-properties officeooo:paragraph-rsid="03040c1c"/>
    </style:style>
    <style:style style:name="P1178" style:family="paragraph" style:parent-style-name="Standard">
      <style:paragraph-properties fo:line-height="100%"/>
      <style:text-properties officeooo:paragraph-rsid="03049b98"/>
    </style:style>
    <style:style style:name="P1179" style:family="paragraph" style:parent-style-name="Standard">
      <style:paragraph-properties fo:line-height="100%"/>
      <style:text-properties officeooo:paragraph-rsid="0305aebe"/>
    </style:style>
    <style:style style:name="P1180" style:family="paragraph" style:parent-style-name="Standard">
      <style:paragraph-properties fo:line-height="100%"/>
      <style:text-properties officeooo:paragraph-rsid="03061f93"/>
    </style:style>
    <style:style style:name="P1181" style:family="paragraph" style:parent-style-name="Standard">
      <style:paragraph-properties fo:line-height="100%"/>
      <style:text-properties officeooo:paragraph-rsid="03153caa"/>
    </style:style>
    <style:style style:name="P1182" style:family="paragraph" style:parent-style-name="Standard">
      <style:paragraph-properties fo:line-height="100%"/>
      <style:text-properties officeooo:paragraph-rsid="03343ce6"/>
    </style:style>
    <style:style style:name="P1183" style:family="paragraph" style:parent-style-name="Standard">
      <style:paragraph-properties fo:line-height="100%"/>
      <style:text-properties officeooo:paragraph-rsid="03349842"/>
    </style:style>
    <style:style style:name="P1184" style:family="paragraph" style:parent-style-name="Standard">
      <style:paragraph-properties fo:line-height="100%"/>
      <style:text-properties officeooo:paragraph-rsid="033f17a3"/>
    </style:style>
    <style:style style:name="P1185" style:family="paragraph" style:parent-style-name="Standard">
      <style:paragraph-properties fo:line-height="100%"/>
      <style:text-properties officeooo:paragraph-rsid="034adc9b"/>
    </style:style>
    <style:style style:name="P1186" style:family="paragraph" style:parent-style-name="Standard">
      <style:paragraph-properties fo:line-height="100%"/>
      <style:text-properties officeooo:paragraph-rsid="034f33b6"/>
    </style:style>
    <style:style style:name="P1187" style:family="paragraph" style:parent-style-name="Standard">
      <style:paragraph-properties fo:line-height="100%"/>
      <style:text-properties officeooo:paragraph-rsid="034f680a"/>
    </style:style>
    <style:style style:name="P1188" style:family="paragraph" style:parent-style-name="Standard">
      <style:paragraph-properties fo:line-height="100%"/>
      <style:text-properties officeooo:paragraph-rsid="035051aa"/>
    </style:style>
    <style:style style:name="P1189" style:family="paragraph" style:parent-style-name="Standard">
      <style:paragraph-properties fo:line-height="100%"/>
      <style:text-properties officeooo:paragraph-rsid="0369854f"/>
    </style:style>
    <style:style style:name="P1190" style:family="paragraph" style:parent-style-name="Standard">
      <style:paragraph-properties fo:line-height="100%"/>
      <style:text-properties officeooo:paragraph-rsid="03963307"/>
    </style:style>
    <style:style style:name="P1191" style:family="paragraph" style:parent-style-name="Standard">
      <style:paragraph-properties fo:line-height="100%"/>
      <style:text-properties officeooo:paragraph-rsid="039c640b"/>
    </style:style>
    <style:style style:name="P1192" style:family="paragraph" style:parent-style-name="Standard">
      <style:paragraph-properties fo:line-height="100%"/>
      <style:text-properties officeooo:paragraph-rsid="039e9821"/>
    </style:style>
    <style:style style:name="P1193" style:family="paragraph" style:parent-style-name="Standard">
      <style:paragraph-properties fo:line-height="100%"/>
      <style:text-properties officeooo:paragraph-rsid="03a073aa"/>
    </style:style>
    <style:style style:name="P1194" style:family="paragraph" style:parent-style-name="Standard">
      <style:paragraph-properties fo:line-height="100%"/>
      <style:text-properties officeooo:paragraph-rsid="03b1fbc9"/>
    </style:style>
    <style:style style:name="P1195" style:family="paragraph" style:parent-style-name="Standard">
      <style:paragraph-properties fo:line-height="100%"/>
      <style:text-properties officeooo:paragraph-rsid="03eb005c"/>
    </style:style>
    <style:style style:name="P1196" style:family="paragraph" style:parent-style-name="Standard">
      <style:paragraph-properties fo:line-height="100%"/>
      <style:text-properties officeooo:paragraph-rsid="03f0c84b"/>
    </style:style>
    <style:style style:name="P1197" style:family="paragraph" style:parent-style-name="Standard">
      <style:paragraph-properties fo:line-height="100%"/>
      <style:text-properties officeooo:paragraph-rsid="03e90de3"/>
    </style:style>
    <style:style style:name="P1198" style:family="paragraph" style:parent-style-name="Standard">
      <style:paragraph-properties fo:line-height="100%"/>
      <style:text-properties officeooo:paragraph-rsid="03f27278"/>
    </style:style>
    <style:style style:name="P1199" style:family="paragraph" style:parent-style-name="Standard">
      <style:paragraph-properties fo:line-height="100%"/>
      <style:text-properties officeooo:paragraph-rsid="03fd5e01"/>
    </style:style>
    <style:style style:name="P1200" style:family="paragraph" style:parent-style-name="Standard">
      <style:paragraph-properties fo:line-height="100%"/>
      <style:text-properties officeooo:paragraph-rsid="0400a6e4"/>
    </style:style>
    <style:style style:name="P1201" style:family="paragraph" style:parent-style-name="Standard">
      <style:paragraph-properties fo:line-height="100%"/>
      <style:text-properties officeooo:paragraph-rsid="0404aa05"/>
    </style:style>
    <style:style style:name="P1202" style:family="paragraph" style:parent-style-name="Standard">
      <style:paragraph-properties fo:line-height="100%"/>
      <style:text-properties officeooo:paragraph-rsid="04102973"/>
    </style:style>
    <style:style style:name="P1203" style:family="paragraph" style:parent-style-name="Standard">
      <style:paragraph-properties fo:line-height="100%"/>
      <style:text-properties officeooo:paragraph-rsid="041e6a3e"/>
    </style:style>
    <style:style style:name="P1204" style:family="paragraph" style:parent-style-name="Standard">
      <style:paragraph-properties fo:line-height="100%"/>
      <style:text-properties officeooo:paragraph-rsid="03a31e81"/>
    </style:style>
    <style:style style:name="P1205" style:family="paragraph" style:parent-style-name="Standard">
      <style:paragraph-properties fo:line-height="100%"/>
      <style:text-properties officeooo:paragraph-rsid="043fc929"/>
    </style:style>
    <style:style style:name="P1206" style:family="paragraph" style:parent-style-name="Standard">
      <style:paragraph-properties fo:line-height="100%"/>
      <style:text-properties officeooo:paragraph-rsid="043a0ede"/>
    </style:style>
    <style:style style:name="P1207" style:family="paragraph" style:parent-style-name="Standard">
      <style:paragraph-properties fo:line-height="100%"/>
      <style:text-properties officeooo:paragraph-rsid="04518e70"/>
    </style:style>
    <style:style style:name="P1208" style:family="paragraph" style:parent-style-name="Standard">
      <style:paragraph-properties fo:line-height="100%"/>
      <style:text-properties officeooo:paragraph-rsid="04592f7c"/>
    </style:style>
    <style:style style:name="P1209" style:family="paragraph" style:parent-style-name="Standard">
      <style:paragraph-properties fo:line-height="100%"/>
      <style:text-properties officeooo:paragraph-rsid="0473548b"/>
    </style:style>
    <style:style style:name="P1210" style:family="paragraph" style:parent-style-name="Standard">
      <style:paragraph-properties fo:line-height="100%"/>
      <style:text-properties officeooo:paragraph-rsid="0411d16e"/>
    </style:style>
    <style:style style:name="P1211" style:family="paragraph" style:parent-style-name="Standard">
      <style:paragraph-properties fo:line-height="100%"/>
      <style:text-properties officeooo:paragraph-rsid="041746e7"/>
    </style:style>
    <style:style style:name="P1212" style:family="paragraph" style:parent-style-name="Standard">
      <style:paragraph-properties fo:line-height="100%"/>
      <style:text-properties officeooo:paragraph-rsid="043c6125"/>
    </style:style>
    <style:style style:name="P1213" style:family="paragraph" style:parent-style-name="Standard">
      <style:paragraph-properties fo:line-height="100%"/>
      <style:text-properties officeooo:paragraph-rsid="04472f62"/>
    </style:style>
    <style:style style:name="P1214" style:family="paragraph" style:parent-style-name="Standard">
      <style:paragraph-properties fo:line-height="100%"/>
      <style:text-properties officeooo:paragraph-rsid="03fc17c3"/>
    </style:style>
    <style:style style:name="P1215" style:family="paragraph" style:parent-style-name="Standard">
      <style:paragraph-properties fo:line-height="100%"/>
      <style:text-properties officeooo:paragraph-rsid="039292f6"/>
    </style:style>
    <style:style style:name="P1216" style:family="paragraph" style:parent-style-name="Standard">
      <style:paragraph-properties fo:line-height="100%"/>
      <style:text-properties officeooo:paragraph-rsid="0486c03e"/>
    </style:style>
    <style:style style:name="P1217" style:family="paragraph" style:parent-style-name="Standard">
      <style:paragraph-properties fo:line-height="100%"/>
      <style:text-properties officeooo:paragraph-rsid="048ffd4a"/>
    </style:style>
    <style:style style:name="P1218" style:family="paragraph" style:parent-style-name="Standard">
      <style:paragraph-properties fo:line-height="100%"/>
      <style:text-properties officeooo:paragraph-rsid="04915c32"/>
    </style:style>
    <style:style style:name="P1219" style:family="paragraph" style:parent-style-name="Standard">
      <style:paragraph-properties fo:line-height="100%"/>
      <style:text-properties officeooo:paragraph-rsid="0496a172"/>
    </style:style>
    <style:style style:name="P1220" style:family="paragraph" style:parent-style-name="Standard">
      <style:paragraph-properties fo:line-height="100%"/>
      <style:text-properties officeooo:paragraph-rsid="04a08898"/>
    </style:style>
    <style:style style:name="P1221" style:family="paragraph" style:parent-style-name="Standard">
      <style:paragraph-properties fo:line-height="100%"/>
      <style:text-properties officeooo:paragraph-rsid="04a6679a"/>
    </style:style>
    <style:style style:name="P1222" style:family="paragraph" style:parent-style-name="Standard">
      <style:paragraph-properties fo:line-height="100%"/>
      <style:text-properties officeooo:paragraph-rsid="04ad05fc"/>
    </style:style>
    <style:style style:name="P1223" style:family="paragraph" style:parent-style-name="Standard">
      <style:paragraph-properties fo:line-height="100%"/>
      <style:text-properties officeooo:paragraph-rsid="04b3c5c0"/>
    </style:style>
    <style:style style:name="P1224" style:family="paragraph" style:parent-style-name="Standard">
      <style:paragraph-properties fo:line-height="100%"/>
      <style:text-properties officeooo:paragraph-rsid="04ba1b39"/>
    </style:style>
    <style:style style:name="P1225" style:family="paragraph" style:parent-style-name="Standard">
      <style:paragraph-properties fo:line-height="100%"/>
      <style:text-properties officeooo:paragraph-rsid="04bc7059"/>
    </style:style>
    <style:style style:name="P1226" style:family="paragraph" style:parent-style-name="Standard">
      <style:paragraph-properties fo:line-height="100%"/>
      <style:text-properties officeooo:paragraph-rsid="04b80b14"/>
    </style:style>
    <style:style style:name="P1227" style:family="paragraph" style:parent-style-name="Standard">
      <style:paragraph-properties fo:line-height="100%"/>
      <style:text-properties officeooo:paragraph-rsid="04d7b913"/>
    </style:style>
    <style:style style:name="P1228" style:family="paragraph" style:parent-style-name="Standard">
      <style:paragraph-properties fo:line-height="100%"/>
      <style:text-properties officeooo:paragraph-rsid="04ddd894"/>
    </style:style>
    <style:style style:name="P1229" style:family="paragraph" style:parent-style-name="Standard">
      <style:paragraph-properties fo:line-height="100%"/>
      <style:text-properties officeooo:paragraph-rsid="04deac5d"/>
    </style:style>
    <style:style style:name="P1230" style:family="paragraph" style:parent-style-name="Standard">
      <style:paragraph-properties fo:line-height="100%"/>
      <style:text-properties officeooo:paragraph-rsid="04ee3d5e"/>
    </style:style>
    <style:style style:name="P1231" style:family="paragraph" style:parent-style-name="Standard">
      <style:paragraph-properties fo:line-height="100%"/>
      <style:text-properties officeooo:paragraph-rsid="04f29906"/>
    </style:style>
    <style:style style:name="P1232" style:family="paragraph" style:parent-style-name="Standard">
      <style:paragraph-properties fo:line-height="100%"/>
      <style:text-properties officeooo:paragraph-rsid="04faca3a"/>
    </style:style>
    <style:style style:name="P1233" style:family="paragraph" style:parent-style-name="Standard">
      <style:paragraph-properties fo:line-height="100%"/>
      <style:text-properties officeooo:paragraph-rsid="051228a5"/>
    </style:style>
    <style:style style:name="P1234" style:family="paragraph" style:parent-style-name="Standard">
      <style:paragraph-properties fo:line-height="100%"/>
      <style:text-properties officeooo:paragraph-rsid="05149db7"/>
    </style:style>
    <style:style style:name="P1235" style:family="paragraph" style:parent-style-name="Standard">
      <style:paragraph-properties fo:line-height="100%"/>
      <style:text-properties officeooo:paragraph-rsid="051755b6"/>
    </style:style>
    <style:style style:name="P1236" style:family="paragraph" style:parent-style-name="Standard">
      <style:paragraph-properties fo:line-height="100%"/>
      <style:text-properties officeooo:paragraph-rsid="04f1c42d"/>
    </style:style>
    <style:style style:name="P1237" style:family="paragraph" style:parent-style-name="Standard">
      <style:paragraph-properties fo:line-height="100%"/>
      <style:text-properties officeooo:paragraph-rsid="052c470d"/>
    </style:style>
    <style:style style:name="P1238" style:family="paragraph" style:parent-style-name="Standard">
      <style:paragraph-properties fo:line-height="100%"/>
      <style:text-properties officeooo:paragraph-rsid="052e1d4e"/>
    </style:style>
    <style:style style:name="P1239" style:family="paragraph" style:parent-style-name="Standard">
      <style:paragraph-properties fo:line-height="100%"/>
      <style:text-properties officeooo:paragraph-rsid="052fd794"/>
    </style:style>
    <style:style style:name="P1240" style:family="paragraph" style:parent-style-name="Standard">
      <style:paragraph-properties fo:line-height="100%"/>
      <style:text-properties officeooo:paragraph-rsid="053faa40"/>
    </style:style>
    <style:style style:name="P1241" style:family="paragraph" style:parent-style-name="Standard">
      <style:paragraph-properties fo:line-height="100%"/>
      <style:text-properties officeooo:paragraph-rsid="054f83a7"/>
    </style:style>
    <style:style style:name="P1242" style:family="paragraph" style:parent-style-name="Standard">
      <style:paragraph-properties fo:line-height="100%"/>
      <style:text-properties officeooo:paragraph-rsid="0557f31f"/>
    </style:style>
    <style:style style:name="P1243" style:family="paragraph" style:parent-style-name="Standard">
      <style:paragraph-properties fo:line-height="100%"/>
      <style:text-properties officeooo:paragraph-rsid="055a623a"/>
    </style:style>
    <style:style style:name="P1244" style:family="paragraph" style:parent-style-name="Standard">
      <style:paragraph-properties fo:line-height="100%"/>
      <style:text-properties officeooo:paragraph-rsid="0569d9ca"/>
    </style:style>
    <style:style style:name="P1245" style:family="paragraph" style:parent-style-name="Standard">
      <style:paragraph-properties fo:line-height="100%"/>
      <style:text-properties officeooo:paragraph-rsid="056d9742"/>
    </style:style>
    <style:style style:name="P1246" style:family="paragraph" style:parent-style-name="Standard">
      <style:paragraph-properties fo:line-height="100%"/>
      <style:text-properties officeooo:paragraph-rsid="057cbee6"/>
    </style:style>
    <style:style style:name="P1247" style:family="paragraph" style:parent-style-name="Standard">
      <style:paragraph-properties fo:line-height="100%"/>
      <style:text-properties officeooo:paragraph-rsid="0580d52a"/>
    </style:style>
    <style:style style:name="P1248" style:family="paragraph" style:parent-style-name="Standard">
      <style:paragraph-properties fo:line-height="100%"/>
      <style:text-properties officeooo:paragraph-rsid="059e7836"/>
    </style:style>
    <style:style style:name="P1249" style:family="paragraph" style:parent-style-name="Standard">
      <style:paragraph-properties fo:line-height="100%"/>
      <style:text-properties officeooo:paragraph-rsid="05ab1076"/>
    </style:style>
    <style:style style:name="P1250" style:family="paragraph" style:parent-style-name="Standard">
      <style:paragraph-properties fo:line-height="100%"/>
      <style:text-properties officeooo:paragraph-rsid="05b1d6ac"/>
    </style:style>
    <style:style style:name="P1251" style:family="paragraph" style:parent-style-name="Standard">
      <style:paragraph-properties fo:line-height="100%"/>
      <style:text-properties officeooo:paragraph-rsid="05b6653b"/>
    </style:style>
    <style:style style:name="P1252" style:family="paragraph" style:parent-style-name="Standard">
      <style:paragraph-properties fo:line-height="100%"/>
      <style:text-properties officeooo:paragraph-rsid="05bc64d7"/>
    </style:style>
    <style:style style:name="P1253" style:family="paragraph" style:parent-style-name="Standard">
      <style:paragraph-properties fo:line-height="100%"/>
      <style:text-properties officeooo:paragraph-rsid="05d96232"/>
    </style:style>
    <style:style style:name="P1254" style:family="paragraph" style:parent-style-name="Standard">
      <style:paragraph-properties fo:line-height="100%"/>
      <style:text-properties officeooo:paragraph-rsid="05dd0971"/>
    </style:style>
    <style:style style:name="P1255" style:family="paragraph" style:parent-style-name="Standard">
      <style:paragraph-properties fo:line-height="100%"/>
      <style:text-properties officeooo:paragraph-rsid="06011cd1"/>
    </style:style>
    <style:style style:name="P1256" style:family="paragraph" style:parent-style-name="Standard">
      <style:paragraph-properties fo:line-height="100%"/>
      <style:text-properties officeooo:paragraph-rsid="06063862"/>
    </style:style>
    <style:style style:name="P1257" style:family="paragraph" style:parent-style-name="Standard">
      <style:paragraph-properties fo:line-height="100%"/>
      <style:text-properties officeooo:paragraph-rsid="060fe20f"/>
    </style:style>
    <style:style style:name="P1258" style:family="paragraph" style:parent-style-name="Standard">
      <style:paragraph-properties fo:line-height="100%"/>
      <style:text-properties officeooo:paragraph-rsid="061169e8"/>
    </style:style>
    <style:style style:name="P1259" style:family="paragraph" style:parent-style-name="Standard">
      <style:paragraph-properties fo:line-height="100%"/>
      <style:text-properties officeooo:paragraph-rsid="06125c09"/>
    </style:style>
    <style:style style:name="P1260" style:family="paragraph" style:parent-style-name="Standard">
      <style:paragraph-properties fo:line-height="100%"/>
      <style:text-properties officeooo:paragraph-rsid="062f0400"/>
    </style:style>
    <style:style style:name="P1261" style:family="paragraph" style:parent-style-name="Standard">
      <style:paragraph-properties fo:line-height="100%"/>
      <style:text-properties officeooo:paragraph-rsid="06307d14"/>
    </style:style>
    <style:style style:name="P1262" style:family="paragraph" style:parent-style-name="Standard">
      <style:paragraph-properties fo:line-height="100%"/>
      <style:text-properties officeooo:paragraph-rsid="06408df0"/>
    </style:style>
    <style:style style:name="P1263" style:family="paragraph" style:parent-style-name="Standard">
      <style:paragraph-properties fo:line-height="100%"/>
      <style:text-properties officeooo:paragraph-rsid="0652812f"/>
    </style:style>
    <style:style style:name="P1264" style:family="paragraph" style:parent-style-name="Standard">
      <style:paragraph-properties fo:line-height="100%"/>
      <style:text-properties officeooo:paragraph-rsid="065d9833"/>
    </style:style>
    <style:style style:name="P1265" style:family="paragraph" style:parent-style-name="Standard">
      <style:paragraph-properties fo:line-height="100%"/>
      <style:text-properties officeooo:paragraph-rsid="0663a1c9"/>
    </style:style>
    <style:style style:name="P1266" style:family="paragraph" style:parent-style-name="Standard">
      <style:paragraph-properties fo:line-height="100%"/>
      <style:text-properties officeooo:paragraph-rsid="069290ce"/>
    </style:style>
    <style:style style:name="P1267" style:family="paragraph" style:parent-style-name="Standard">
      <style:paragraph-properties fo:line-height="100%"/>
      <style:text-properties officeooo:paragraph-rsid="069f9907"/>
    </style:style>
    <style:style style:name="P1268" style:family="paragraph" style:parent-style-name="Standard">
      <style:paragraph-properties fo:line-height="100%"/>
      <style:text-properties officeooo:paragraph-rsid="069e7007"/>
    </style:style>
    <style:style style:name="P1269" style:family="paragraph" style:parent-style-name="Standard">
      <style:paragraph-properties fo:line-height="100%"/>
      <style:text-properties officeooo:paragraph-rsid="069d3467"/>
    </style:style>
    <style:style style:name="P1270" style:family="paragraph" style:parent-style-name="Standard">
      <style:paragraph-properties fo:line-height="100%"/>
      <style:text-properties officeooo:paragraph-rsid="06d0bb9d"/>
    </style:style>
    <style:style style:name="P1271" style:family="paragraph" style:parent-style-name="Standard">
      <style:paragraph-properties fo:line-height="100%"/>
      <style:text-properties officeooo:paragraph-rsid="06d6e503"/>
    </style:style>
    <style:style style:name="P1272" style:family="paragraph" style:parent-style-name="Standard">
      <style:paragraph-properties fo:line-height="100%"/>
      <style:text-properties officeooo:paragraph-rsid="06bf5f63"/>
    </style:style>
    <style:style style:name="P1273" style:family="paragraph" style:parent-style-name="Standard">
      <style:paragraph-properties fo:line-height="100%"/>
      <style:text-properties officeooo:paragraph-rsid="06dce0b5"/>
    </style:style>
    <style:style style:name="P1274" style:family="paragraph" style:parent-style-name="Standard">
      <style:paragraph-properties fo:line-height="100%"/>
      <style:text-properties officeooo:paragraph-rsid="06e51493"/>
    </style:style>
    <style:style style:name="P1275" style:family="paragraph" style:parent-style-name="Standard">
      <style:paragraph-properties fo:line-height="100%"/>
      <style:text-properties officeooo:paragraph-rsid="06e9b05d"/>
    </style:style>
    <style:style style:name="P1276" style:family="paragraph" style:parent-style-name="Standard">
      <style:paragraph-properties fo:line-height="100%"/>
      <style:text-properties officeooo:paragraph-rsid="06f2eb19"/>
    </style:style>
    <style:style style:name="P1277" style:family="paragraph" style:parent-style-name="Standard">
      <style:paragraph-properties fo:line-height="100%"/>
      <style:text-properties officeooo:paragraph-rsid="06fe5f86"/>
    </style:style>
    <style:style style:name="P1278" style:family="paragraph" style:parent-style-name="Standard">
      <style:paragraph-properties fo:line-height="100%"/>
      <style:text-properties officeooo:paragraph-rsid="070b4184"/>
    </style:style>
    <style:style style:name="P1279" style:family="paragraph" style:parent-style-name="Standard">
      <style:paragraph-properties fo:line-height="100%"/>
      <style:text-properties officeooo:paragraph-rsid="071053d5"/>
    </style:style>
    <style:style style:name="P1280" style:family="paragraph" style:parent-style-name="Standard">
      <style:paragraph-properties fo:line-height="100%"/>
      <style:text-properties officeooo:paragraph-rsid="07175761"/>
    </style:style>
    <style:style style:name="P1281" style:family="paragraph" style:parent-style-name="Standard">
      <style:paragraph-properties fo:line-height="100%"/>
      <style:text-properties officeooo:paragraph-rsid="071be8ce"/>
    </style:style>
    <style:style style:name="P1282" style:family="paragraph" style:parent-style-name="Standard">
      <style:paragraph-properties fo:line-height="100%"/>
      <style:text-properties officeooo:paragraph-rsid="071f6f35"/>
    </style:style>
    <style:style style:name="P1283" style:family="paragraph" style:parent-style-name="Standard">
      <style:paragraph-properties fo:line-height="100%"/>
      <style:text-properties officeooo:paragraph-rsid="0721d28f"/>
    </style:style>
    <style:style style:name="P1284" style:family="paragraph" style:parent-style-name="Standard">
      <style:paragraph-properties fo:line-height="100%"/>
      <style:text-properties officeooo:paragraph-rsid="0734c99b"/>
    </style:style>
    <style:style style:name="P1285" style:family="paragraph" style:parent-style-name="Standard">
      <style:paragraph-properties fo:line-height="100%"/>
      <style:text-properties officeooo:paragraph-rsid="07353afe"/>
    </style:style>
    <style:style style:name="P1286" style:family="paragraph" style:parent-style-name="Standard">
      <style:paragraph-properties fo:line-height="100%"/>
      <style:text-properties officeooo:paragraph-rsid="074a9a44"/>
    </style:style>
    <style:style style:name="P1287" style:family="paragraph" style:parent-style-name="Standard">
      <style:paragraph-properties fo:line-height="100%"/>
      <style:text-properties officeooo:paragraph-rsid="07501f8e"/>
    </style:style>
    <style:style style:name="P1288" style:family="paragraph" style:parent-style-name="Standard">
      <style:paragraph-properties fo:line-height="100%"/>
      <style:text-properties officeooo:paragraph-rsid="075d0c99"/>
    </style:style>
    <style:style style:name="P1289" style:family="paragraph" style:parent-style-name="Standard">
      <style:paragraph-properties fo:line-height="100%"/>
      <style:text-properties officeooo:paragraph-rsid="075dc6a9"/>
    </style:style>
    <style:style style:name="P1290" style:family="paragraph" style:parent-style-name="Standard">
      <style:paragraph-properties fo:line-height="100%"/>
      <style:text-properties officeooo:paragraph-rsid="0288fb00"/>
    </style:style>
    <style:style style:name="P1291" style:family="paragraph" style:parent-style-name="Standard">
      <style:paragraph-properties fo:line-height="100%"/>
      <style:text-properties officeooo:paragraph-rsid="0785f435"/>
    </style:style>
    <style:style style:name="P1292" style:family="paragraph" style:parent-style-name="Standard">
      <style:paragraph-properties fo:line-height="100%"/>
      <style:text-properties officeooo:paragraph-rsid="03becfb9"/>
    </style:style>
    <style:style style:name="P1293" style:family="paragraph" style:parent-style-name="Standard">
      <style:paragraph-properties fo:line-height="100%"/>
      <style:text-properties officeooo:paragraph-rsid="0045286d"/>
    </style:style>
    <style:style style:name="P1294" style:family="paragraph" style:parent-style-name="Standard">
      <style:paragraph-properties fo:line-height="100%"/>
      <style:text-properties officeooo:paragraph-rsid="078f70dd"/>
    </style:style>
    <style:style style:name="P1295" style:family="paragraph" style:parent-style-name="Standard">
      <style:paragraph-properties fo:line-height="100%"/>
      <style:text-properties officeooo:paragraph-rsid="0792feb3"/>
    </style:style>
    <style:style style:name="P1296" style:family="paragraph" style:parent-style-name="Standard">
      <style:paragraph-properties fo:line-height="100%"/>
      <style:text-properties officeooo:paragraph-rsid="02f2e947"/>
    </style:style>
    <style:style style:name="P1297" style:family="paragraph" style:parent-style-name="Standard">
      <style:paragraph-properties fo:line-height="100%"/>
      <style:text-properties officeooo:paragraph-rsid="0797538f"/>
    </style:style>
    <style:style style:name="P1298" style:family="paragraph" style:parent-style-name="Standard">
      <style:paragraph-properties fo:line-height="100%"/>
      <style:text-properties officeooo:paragraph-rsid="079c6b22"/>
    </style:style>
    <style:style style:name="P1299" style:family="paragraph" style:parent-style-name="Standard">
      <style:paragraph-properties fo:line-height="100%"/>
      <style:text-properties officeooo:paragraph-rsid="07a70dc0"/>
    </style:style>
    <style:style style:name="P1300" style:family="paragraph" style:parent-style-name="Standard">
      <style:paragraph-properties fo:line-height="100%"/>
      <style:text-properties officeooo:paragraph-rsid="07a8a857"/>
    </style:style>
    <style:style style:name="P1301" style:family="paragraph" style:parent-style-name="Standard">
      <style:paragraph-properties fo:line-height="100%"/>
      <style:text-properties officeooo:paragraph-rsid="07c66353"/>
    </style:style>
    <style:style style:name="P1302" style:family="paragraph" style:parent-style-name="Standard">
      <style:paragraph-properties fo:line-height="100%"/>
      <style:text-properties officeooo:paragraph-rsid="07c936b1"/>
    </style:style>
    <style:style style:name="P1303" style:family="paragraph" style:parent-style-name="Standard">
      <style:paragraph-properties fo:line-height="100%"/>
      <style:text-properties officeooo:paragraph-rsid="02e7b1ff"/>
    </style:style>
    <style:style style:name="P1304" style:family="paragraph" style:parent-style-name="Standard">
      <style:paragraph-properties fo:line-height="100%"/>
      <style:text-properties officeooo:paragraph-rsid="07d6a1a9"/>
    </style:style>
    <style:style style:name="P1305" style:family="paragraph" style:parent-style-name="Standard">
      <style:paragraph-properties fo:line-height="100%"/>
      <style:text-properties officeooo:paragraph-rsid="07de105f"/>
    </style:style>
    <style:style style:name="P130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07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08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0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1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1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1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1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14" style:family="paragraph" style:parent-style-name="Standard">
      <style:paragraph-properties fo:line-height="100%"/>
      <style:text-properties officeooo:rsid="016b9044" officeooo:paragraph-rsid="016b9044"/>
    </style:style>
    <style:style style:name="P1315" style:family="paragraph" style:parent-style-name="Standard">
      <style:paragraph-properties fo:line-height="100%"/>
      <style:text-properties officeooo:rsid="01a2dcc2" officeooo:paragraph-rsid="01a2dcc2"/>
    </style:style>
    <style:style style:name="P1316" style:family="paragraph" style:parent-style-name="Standard">
      <style:paragraph-properties fo:line-height="100%"/>
      <style:text-properties officeooo:rsid="01a92b83" officeooo:paragraph-rsid="01abda5f"/>
    </style:style>
    <style:style style:name="P1317" style:family="paragraph" style:parent-style-name="Standard">
      <style:paragraph-properties fo:line-height="100%"/>
      <style:text-properties officeooo:rsid="01b78805" officeooo:paragraph-rsid="01b9977e"/>
    </style:style>
    <style:style style:name="P1318" style:family="paragraph" style:parent-style-name="Standard">
      <style:paragraph-properties fo:line-height="100%"/>
      <style:text-properties officeooo:rsid="01b78805" officeooo:paragraph-rsid="020d39a8"/>
    </style:style>
    <style:style style:name="P1319" style:family="paragraph" style:parent-style-name="Standard">
      <style:paragraph-properties fo:line-height="100%"/>
      <style:text-properties officeooo:rsid="01bcc73c" officeooo:paragraph-rsid="01bcc73c"/>
    </style:style>
    <style:style style:name="P1320" style:family="paragraph" style:parent-style-name="Standard">
      <style:paragraph-properties fo:line-height="100%"/>
      <style:text-properties officeooo:rsid="01cb0c6f" officeooo:paragraph-rsid="01cb0c6f"/>
    </style:style>
    <style:style style:name="P1321" style:family="paragraph" style:parent-style-name="Standard">
      <style:paragraph-properties fo:line-height="100%"/>
      <style:text-properties officeooo:rsid="01cd0839" officeooo:paragraph-rsid="01cd0839"/>
    </style:style>
    <style:style style:name="P1322" style:family="paragraph" style:parent-style-name="Standard">
      <style:paragraph-properties fo:line-height="100%"/>
      <style:text-properties officeooo:rsid="01e4a612" officeooo:paragraph-rsid="01e4a612"/>
    </style:style>
    <style:style style:name="P1323" style:family="paragraph" style:parent-style-name="Standard">
      <style:paragraph-properties fo:line-height="100%"/>
      <style:text-properties officeooo:rsid="022b7ea9" officeooo:paragraph-rsid="022b7ea9"/>
    </style:style>
    <style:style style:name="P1324" style:family="paragraph" style:parent-style-name="Standard">
      <style:paragraph-properties fo:line-height="100%"/>
      <style:text-properties officeooo:rsid="022dff2a" officeooo:paragraph-rsid="022dff2a"/>
    </style:style>
    <style:style style:name="P1325" style:family="paragraph" style:parent-style-name="Standard">
      <style:text-properties officeooo:paragraph-rsid="0275c15d"/>
    </style:style>
    <style:style style:name="P1326" style:family="paragraph" style:parent-style-name="Standard">
      <style:paragraph-properties fo:line-height="100%"/>
      <style:text-properties officeooo:rsid="02819040" officeooo:paragraph-rsid="028fc45c"/>
    </style:style>
    <style:style style:name="P1327" style:family="paragraph" style:parent-style-name="Standard">
      <style:paragraph-properties fo:line-height="100%"/>
      <style:text-properties officeooo:rsid="0285839b" officeooo:paragraph-rsid="0288fb00"/>
    </style:style>
    <style:style style:name="P1328" style:family="paragraph" style:parent-style-name="Standard">
      <style:paragraph-properties fo:line-height="100%"/>
      <style:text-properties officeooo:rsid="0297c923" officeooo:paragraph-rsid="0297c923"/>
    </style:style>
    <style:style style:name="P1329" style:family="paragraph" style:parent-style-name="Standard">
      <style:paragraph-properties fo:line-height="100%"/>
      <style:text-properties officeooo:rsid="029ac75f" officeooo:paragraph-rsid="029ac75f"/>
    </style:style>
    <style:style style:name="P1330" style:family="paragraph" style:parent-style-name="Standard">
      <style:text-properties officeooo:paragraph-rsid="00bfa17d"/>
    </style:style>
    <style:style style:name="P1331" style:family="paragraph" style:parent-style-name="Standard">
      <style:text-properties officeooo:paragraph-rsid="00bd11a0"/>
    </style:style>
    <style:style style:name="P1332" style:family="paragraph" style:parent-style-name="Standard">
      <style:paragraph-properties fo:line-height="100%"/>
      <style:text-properties officeooo:rsid="02540cb9" officeooo:paragraph-rsid="02bd01a2"/>
    </style:style>
    <style:style style:name="P133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3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3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3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37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38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39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40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41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4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4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4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4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48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49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50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55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officeooo:rsid="02da5175" officeooo:paragraph-rsid="02da5175"/>
    </style:style>
    <style:style style:name="P1357" style:family="paragraph" style:parent-style-name="Standard">
      <style:paragraph-properties fo:line-height="100%"/>
      <style:text-properties officeooo:rsid="02e4f960" officeooo:paragraph-rsid="02e4f960"/>
    </style:style>
    <style:style style:name="P1358" style:family="paragraph" style:parent-style-name="Standard">
      <style:paragraph-properties fo:line-height="100%"/>
      <style:text-properties officeooo:rsid="02eabaea" officeooo:paragraph-rsid="02eabaea"/>
    </style:style>
    <style:style style:name="P1359" style:family="paragraph" style:parent-style-name="Standard">
      <style:paragraph-properties fo:line-height="100%"/>
      <style:text-properties officeooo:rsid="02eac01d" officeooo:paragraph-rsid="02eac01d"/>
    </style:style>
    <style:style style:name="P1360" style:family="paragraph" style:parent-style-name="Standard">
      <style:paragraph-properties fo:line-height="100%"/>
      <style:text-properties officeooo:rsid="02eb27fd" officeooo:paragraph-rsid="02ec089f"/>
    </style:style>
    <style:style style:name="P1361" style:family="paragraph" style:parent-style-name="Standard">
      <style:text-properties officeooo:paragraph-rsid="02ecf51e"/>
    </style:style>
    <style:style style:name="P1362" style:family="paragraph" style:parent-style-name="Standard">
      <style:text-properties officeooo:paragraph-rsid="02f17ec6"/>
    </style:style>
    <style:style style:name="P1363" style:family="paragraph" style:parent-style-name="Standard">
      <style:paragraph-properties fo:line-height="100%"/>
      <style:text-properties officeooo:rsid="02e59398" officeooo:paragraph-rsid="03049b98"/>
    </style:style>
    <style:style style:name="P1364" style:family="paragraph" style:parent-style-name="Standard">
      <style:paragraph-properties fo:line-height="150%"/>
      <style:text-properties officeooo:rsid="02e59398" officeooo:paragraph-rsid="03049b98"/>
    </style:style>
    <style:style style:name="P1365" style:family="paragraph" style:parent-style-name="Standard">
      <style:paragraph-properties fo:line-height="100%"/>
      <style:text-properties officeooo:rsid="022ee1ec" officeooo:paragraph-rsid="022ee1ec"/>
    </style:style>
    <style:style style:name="P1366" style:family="paragraph" style:parent-style-name="Standard">
      <style:text-properties officeooo:paragraph-rsid="03061f93"/>
    </style:style>
    <style:style style:name="P1367" style:family="paragraph" style:parent-style-name="Standard">
      <style:paragraph-properties fo:line-height="100%"/>
      <style:text-properties officeooo:rsid="0346a444" officeooo:paragraph-rsid="0346a444"/>
    </style:style>
    <style:style style:name="P1368" style:family="paragraph" style:parent-style-name="Standard">
      <style:text-properties officeooo:paragraph-rsid="03733aab"/>
    </style:style>
    <style:style style:name="P1369" style:family="paragraph" style:parent-style-name="Standard">
      <style:paragraph-properties fo:line-height="100%"/>
      <style:text-properties officeooo:rsid="038a2c81" officeooo:paragraph-rsid="039e9821"/>
    </style:style>
    <style:style style:name="P1370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7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7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7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7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75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76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77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378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379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380" style:family="paragraph" style:parent-style-name="Standard">
      <style:paragraph-properties fo:line-height="100%"/>
      <style:text-properties officeooo:rsid="03a4e520" officeooo:paragraph-rsid="03a4e520"/>
    </style:style>
    <style:style style:name="P1381" style:family="paragraph" style:parent-style-name="Standard">
      <style:paragraph-properties fo:line-height="100%"/>
      <style:text-properties officeooo:rsid="03a073aa" officeooo:paragraph-rsid="03a073aa"/>
    </style:style>
    <style:style style:name="P1382" style:family="paragraph" style:parent-style-name="Standard">
      <style:text-properties officeooo:paragraph-rsid="00c0d7c6"/>
    </style:style>
    <style:style style:name="P1383" style:family="paragraph" style:parent-style-name="Standard">
      <style:text-properties officeooo:paragraph-rsid="03e93625"/>
    </style:style>
    <style:style style:name="P1384" style:family="paragraph" style:parent-style-name="Standard">
      <style:text-properties officeooo:rsid="0019f535" officeooo:paragraph-rsid="03e93625"/>
    </style:style>
    <style:style style:name="P1385" style:family="paragraph" style:parent-style-name="Standard">
      <style:paragraph-properties fo:line-height="100%"/>
      <style:text-properties officeooo:rsid="045a6b37" officeooo:paragraph-rsid="045a6b37"/>
    </style:style>
    <style:style style:name="P1386" style:family="paragraph" style:parent-style-name="Standard">
      <style:text-properties officeooo:paragraph-rsid="00118c4a"/>
    </style:style>
    <style:style style:name="P1387" style:family="paragraph" style:parent-style-name="Standard">
      <style:paragraph-properties fo:line-height="100%"/>
      <style:text-properties officeooo:rsid="048fe3f8" officeooo:paragraph-rsid="048ffd4a"/>
    </style:style>
    <style:style style:name="P1388" style:family="paragraph" style:parent-style-name="Standard">
      <style:paragraph-properties fo:line-height="100%"/>
      <style:text-properties officeooo:rsid="0494bc64" officeooo:paragraph-rsid="0494bc64"/>
    </style:style>
    <style:style style:name="P1389" style:family="paragraph" style:parent-style-name="Standard">
      <style:paragraph-properties fo:line-height="100%"/>
      <style:text-properties officeooo:rsid="0497dc28" officeooo:paragraph-rsid="0497dc28"/>
    </style:style>
    <style:style style:name="P1390" style:family="paragraph" style:parent-style-name="Standard">
      <style:paragraph-properties fo:line-height="150%"/>
      <style:text-properties officeooo:rsid="049a8a7e" officeooo:paragraph-rsid="049a8a7e"/>
    </style:style>
    <style:style style:name="P1391" style:family="paragraph" style:parent-style-name="Standard">
      <style:paragraph-properties fo:line-height="100%"/>
      <style:text-properties officeooo:rsid="049c223c" officeooo:paragraph-rsid="049c223c"/>
    </style:style>
    <style:style style:name="P1392" style:family="paragraph" style:parent-style-name="Standard">
      <style:paragraph-properties fo:line-height="100%"/>
      <style:text-properties officeooo:rsid="04a08898" officeooo:paragraph-rsid="04a08898"/>
    </style:style>
    <style:style style:name="P1393" style:family="paragraph" style:parent-style-name="Standard">
      <style:paragraph-properties fo:line-height="100%"/>
      <style:text-properties officeooo:rsid="04ad05fc" officeooo:paragraph-rsid="04b3c5c0"/>
    </style:style>
    <style:style style:name="P1394" style:family="paragraph" style:parent-style-name="Standard">
      <style:paragraph-properties fo:line-height="100%"/>
      <style:text-properties officeooo:rsid="04ba1b39" officeooo:paragraph-rsid="04ba1b39"/>
    </style:style>
    <style:style style:name="P139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9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9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9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9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0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0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0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03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04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05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06" style:family="paragraph" style:parent-style-name="Standard">
      <style:paragraph-properties fo:line-height="100%"/>
      <style:text-properties officeooo:rsid="04bc7059" officeooo:paragraph-rsid="04bc7059"/>
    </style:style>
    <style:style style:name="P1407" style:family="paragraph" style:parent-style-name="Standard">
      <style:paragraph-properties fo:line-height="100%"/>
      <style:text-properties officeooo:rsid="04a57ad8" officeooo:paragraph-rsid="04ba1b39"/>
    </style:style>
    <style:style style:name="P1408" style:family="paragraph" style:parent-style-name="Standard">
      <style:paragraph-properties fo:line-height="100%"/>
      <style:text-properties officeooo:rsid="051228a5" officeooo:paragraph-rsid="05270c2d"/>
    </style:style>
    <style:style style:name="P1409" style:family="paragraph" style:parent-style-name="Standard">
      <style:paragraph-properties fo:line-height="100%"/>
      <style:text-properties officeooo:rsid="05149db7" officeooo:paragraph-rsid="05149db7"/>
    </style:style>
    <style:style style:name="P1410" style:family="paragraph" style:parent-style-name="Standard">
      <style:paragraph-properties fo:line-height="100%"/>
      <style:text-properties officeooo:rsid="04f29906" officeooo:paragraph-rsid="051fdc2f"/>
    </style:style>
    <style:style style:name="P1411" style:family="paragraph" style:parent-style-name="Standard">
      <style:paragraph-properties fo:line-height="100%"/>
      <style:text-properties officeooo:rsid="052fd794" officeooo:paragraph-rsid="052fd794"/>
    </style:style>
    <style:style style:name="P1412" style:family="paragraph" style:parent-style-name="Standard">
      <style:paragraph-properties fo:line-height="100%"/>
      <style:text-properties officeooo:rsid="0569d9ca" officeooo:paragraph-rsid="0569d9ca"/>
    </style:style>
    <style:style style:name="P1413" style:family="paragraph" style:parent-style-name="Standard">
      <style:paragraph-properties fo:line-height="100%"/>
      <style:text-properties officeooo:rsid="058ba444" officeooo:paragraph-rsid="058ba444"/>
    </style:style>
    <style:style style:name="P1414" style:family="paragraph" style:parent-style-name="Standard">
      <style:paragraph-properties fo:line-height="100%"/>
      <style:text-properties officeooo:rsid="05e2db49" officeooo:paragraph-rsid="05ef59a4"/>
    </style:style>
    <style:style style:name="P1415" style:family="paragraph" style:parent-style-name="Standard">
      <style:paragraph-properties fo:line-height="100%"/>
      <style:text-properties officeooo:rsid="05e46ca0" officeooo:paragraph-rsid="05e5f887"/>
    </style:style>
    <style:style style:name="P1416" style:family="paragraph" style:parent-style-name="Standard">
      <style:paragraph-properties fo:line-height="100%"/>
      <style:text-properties officeooo:rsid="0620d52b" officeooo:paragraph-rsid="0620d52b"/>
    </style:style>
    <style:style style:name="P1417" style:family="paragraph" style:parent-style-name="Standard">
      <style:paragraph-properties fo:line-height="100%"/>
      <style:text-properties officeooo:rsid="06307d14" officeooo:paragraph-rsid="06307d14"/>
    </style:style>
    <style:style style:name="P1418" style:family="paragraph" style:parent-style-name="Standard">
      <style:paragraph-properties fo:line-height="100%"/>
      <style:text-properties officeooo:rsid="0630fb9a" officeooo:paragraph-rsid="0630fb9a"/>
    </style:style>
    <style:style style:name="P1419" style:family="paragraph" style:parent-style-name="Standard">
      <style:paragraph-properties fo:line-height="100%"/>
      <style:text-properties officeooo:rsid="0630fb9a" officeooo:paragraph-rsid="069290ce"/>
    </style:style>
    <style:style style:name="P1420" style:family="paragraph" style:parent-style-name="Standard">
      <style:paragraph-properties fo:line-height="100%"/>
      <style:text-properties officeooo:rsid="06321a8e" officeooo:paragraph-rsid="06321a8e"/>
    </style:style>
    <style:style style:name="P1421" style:family="paragraph" style:parent-style-name="Standard">
      <style:paragraph-properties fo:line-height="100%"/>
      <style:text-properties officeooo:rsid="06340678" officeooo:paragraph-rsid="06340678"/>
    </style:style>
    <style:style style:name="P1422" style:family="paragraph" style:parent-style-name="Standard">
      <style:paragraph-properties fo:line-height="100%"/>
      <style:text-properties officeooo:rsid="062f0400" officeooo:paragraph-rsid="06307d14"/>
    </style:style>
    <style:style style:name="P1423" style:family="paragraph" style:parent-style-name="Standard">
      <style:paragraph-properties fo:line-height="100%"/>
      <style:text-properties officeooo:rsid="063bda54" officeooo:paragraph-rsid="063bda54"/>
    </style:style>
    <style:style style:name="P1424" style:family="paragraph" style:parent-style-name="Standard">
      <style:paragraph-properties fo:line-height="100%"/>
      <style:text-properties officeooo:rsid="063bda54" officeooo:paragraph-rsid="069290ce"/>
    </style:style>
    <style:style style:name="P1425" style:family="paragraph" style:parent-style-name="Standard">
      <style:paragraph-properties fo:line-height="100%"/>
      <style:text-properties officeooo:rsid="063d933e" officeooo:paragraph-rsid="063d933e"/>
    </style:style>
    <style:style style:name="P1426" style:family="paragraph" style:parent-style-name="Standard">
      <style:paragraph-properties fo:line-height="100%"/>
      <style:text-properties officeooo:rsid="063e62c4" officeooo:paragraph-rsid="063e62c4"/>
    </style:style>
    <style:style style:name="P1427" style:family="paragraph" style:parent-style-name="Standard">
      <style:paragraph-properties fo:line-height="100%"/>
      <style:text-properties officeooo:rsid="063e62c4" officeooo:paragraph-rsid="06408df0"/>
    </style:style>
    <style:style style:name="P1428" style:family="paragraph" style:parent-style-name="Standard">
      <style:paragraph-properties fo:line-height="100%"/>
      <style:text-properties officeooo:rsid="063fe71c" officeooo:paragraph-rsid="06408df0"/>
    </style:style>
    <style:style style:name="P1429" style:family="paragraph" style:parent-style-name="Standard">
      <style:paragraph-properties fo:line-height="100%"/>
      <style:text-properties officeooo:rsid="06408df0" officeooo:paragraph-rsid="06408df0"/>
    </style:style>
    <style:style style:name="P1430" style:family="paragraph" style:parent-style-name="Standard">
      <style:paragraph-properties fo:line-height="150%"/>
      <style:text-properties officeooo:rsid="06408df0" officeooo:paragraph-rsid="06408df0"/>
    </style:style>
    <style:style style:name="P1431" style:family="paragraph" style:parent-style-name="Standard">
      <style:paragraph-properties fo:line-height="100%"/>
      <style:text-properties officeooo:rsid="06440517" officeooo:paragraph-rsid="06440517"/>
    </style:style>
    <style:style style:name="P1432" style:family="paragraph" style:parent-style-name="Standard">
      <style:paragraph-properties fo:line-height="100%"/>
      <style:text-properties officeooo:rsid="0646a7a3" officeooo:paragraph-rsid="0646a7a3"/>
    </style:style>
    <style:style style:name="P1433" style:family="paragraph" style:parent-style-name="Standard">
      <style:paragraph-properties fo:line-height="150%"/>
      <style:text-properties officeooo:rsid="0646a7a3" officeooo:paragraph-rsid="0646a7a3"/>
    </style:style>
    <style:style style:name="P1434" style:family="paragraph" style:parent-style-name="Standard">
      <style:paragraph-properties fo:line-height="100%"/>
      <style:text-properties officeooo:rsid="07353afe" officeooo:paragraph-rsid="07353afe"/>
    </style:style>
    <style:style style:name="P1435" style:family="paragraph" style:parent-style-name="Standard">
      <style:paragraph-properties fo:line-height="100%"/>
      <style:text-properties officeooo:rsid="075d0c99" officeooo:paragraph-rsid="075d0c99"/>
    </style:style>
    <style:style style:name="P1436" style:family="paragraph" style:parent-style-name="Standard">
      <style:text-properties officeooo:paragraph-rsid="0766ef94"/>
    </style:style>
    <style:style style:name="P1437" style:family="paragraph" style:parent-style-name="Standard">
      <style:text-properties officeooo:paragraph-rsid="07674e6b"/>
    </style:style>
    <style:style style:name="P1438" style:family="paragraph" style:parent-style-name="Standard">
      <style:text-properties officeooo:paragraph-rsid="076da30e"/>
    </style:style>
    <style:style style:name="P1439" style:family="paragraph" style:parent-style-name="Standard">
      <style:text-properties officeooo:paragraph-rsid="034f5b13"/>
    </style:style>
    <style:style style:name="P1440" style:family="paragraph" style:parent-style-name="Standard">
      <style:text-properties officeooo:paragraph-rsid="078f70dd"/>
    </style:style>
    <style:style style:name="P1441" style:family="paragraph" style:parent-style-name="Standard">
      <style:paragraph-properties fo:line-height="100%"/>
      <style:text-properties officeooo:rsid="06130d41" officeooo:paragraph-rsid="06130d41"/>
    </style:style>
    <style:style style:name="P1442" style:family="paragraph" style:parent-style-name="Standard">
      <style:paragraph-properties fo:line-height="100%"/>
      <style:text-properties officeooo:rsid="03de8421" officeooo:paragraph-rsid="0797538f"/>
    </style:style>
    <style:style style:name="P1443" style:family="paragraph" style:parent-style-name="Standard">
      <style:text-properties officeooo:paragraph-rsid="0486c03e"/>
    </style:style>
    <style:style style:name="P144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4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4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4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48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49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50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5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52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5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5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55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56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57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58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59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62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63" style:family="paragraph" style:parent-style-name="Table_20_Contents">
      <style:paragraph-properties fo:text-align="center" style:justify-single-word="false"/>
    </style:style>
    <style:style style:name="P1464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65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66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67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6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6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7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7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7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7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7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7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7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7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7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7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8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8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8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8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8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8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8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8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8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8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9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91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92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9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94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95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96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97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9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9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0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0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0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0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0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05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06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07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08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09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10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11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12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13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14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15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16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17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18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1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20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21" style:family="paragraph" style:parent-style-name="Table_20_Contents">
      <style:text-properties officeooo:rsid="0735889c" officeooo:paragraph-rsid="0735889c"/>
    </style:style>
    <style:style style:name="P1522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23" style:family="paragraph" style:parent-style-name="Table_20_Contents">
      <style:text-properties officeooo:paragraph-rsid="0735889c"/>
    </style:style>
    <style:style style:name="P1524" style:family="paragraph" style:parent-style-name="Table_20_Contents">
      <style:text-properties officeooo:rsid="0739531b" officeooo:paragraph-rsid="0739531b"/>
    </style:style>
    <style:style style:name="P1525" style:family="paragraph" style:parent-style-name="Table_20_Contents">
      <style:text-properties officeooo:paragraph-rsid="0739531b"/>
    </style:style>
    <style:style style:name="P1526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27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2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29" style:family="paragraph" style:parent-style-name="Standard">
      <style:paragraph-properties fo:line-height="100%" fo:break-before="page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530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31" style:family="paragraph" style:parent-style-name="Standard">
      <style:paragraph-properties fo:line-height="150%" fo:break-before="page"/>
      <style:text-properties officeooo:paragraph-rsid="02d98b08"/>
    </style:style>
    <style:style style:name="P1532" style:family="paragraph" style:parent-style-name="Standard">
      <style:paragraph-properties fo:line-height="150%" fo:break-before="page"/>
      <style:text-properties officeooo:paragraph-rsid="03fd5e01"/>
    </style:style>
    <style:style style:name="P1533" style:family="paragraph" style:parent-style-name="Standard">
      <style:paragraph-properties fo:line-height="150%" fo:break-before="page"/>
      <style:text-properties officeooo:paragraph-rsid="066d2ed4"/>
    </style:style>
    <style:style style:name="P1534" style:family="paragraph" style:parent-style-name="Standard">
      <style:paragraph-properties fo:break-before="page"/>
      <style:text-properties officeooo:paragraph-rsid="02be3c45"/>
    </style:style>
    <style:style style:name="P1535" style:family="paragraph" style:parent-style-name="Standard">
      <style:paragraph-properties fo:line-height="150%" fo:break-before="page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36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37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38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39" style:family="paragraph" style:parent-style-name="Standard">
      <style:paragraph-properties fo:line-height="100%" fo:break-before="page"/>
      <style:text-properties officeooo:paragraph-rsid="02ec4cc6"/>
    </style:style>
    <style:style style:name="P1540" style:family="paragraph" style:parent-style-name="Standard">
      <style:paragraph-properties fo:line-height="100%" fo:break-before="page"/>
      <style:text-properties fo:font-style="italic" officeooo:paragraph-rsid="04b2ffc5" style:font-style-asian="italic" style:font-style-complex="italic"/>
    </style:style>
    <style:style style:name="P1541" style:family="paragraph" style:parent-style-name="Standard">
      <style:paragraph-properties fo:line-height="100%" fo:break-before="page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5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43" style:family="paragraph" style:parent-style-name="Standard" style:list-style-name="L1">
      <style:text-properties officeooo:paragraph-rsid="0013268f"/>
    </style:style>
    <style:style style:name="P1544" style:family="paragraph" style:parent-style-name="Standard" style:list-style-name="L1">
      <style:text-properties officeooo:rsid="0013268f" officeooo:paragraph-rsid="0013268f"/>
    </style:style>
    <style:style style:name="P1545" style:family="paragraph" style:parent-style-name="Standard" style:list-style-name="L2">
      <style:text-properties style:use-window-font-color="true" officeooo:paragraph-rsid="00118c4a"/>
    </style:style>
    <style:style style:name="P1546" style:family="paragraph" style:parent-style-name="Standard" style:list-style-name="L2">
      <style:text-properties style:use-window-font-color="true" officeooo:rsid="0011b025" officeooo:paragraph-rsid="0011b025"/>
    </style:style>
    <style:style style:name="P1547" style:family="paragraph" style:parent-style-name="Standard" style:list-style-name="L4">
      <style:text-properties style:use-window-font-color="true" officeooo:rsid="00a8a4b1" officeooo:paragraph-rsid="02be3c45"/>
    </style:style>
    <style:style style:name="P1548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4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5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51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52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53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5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5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56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57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58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59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1561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62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63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64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65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66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67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68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56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57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2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3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57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76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7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7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7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8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81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82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83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84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8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8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8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8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8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0" style:family="paragraph" style:parent-style-name="Standard" style:list-style-name="L43">
      <style:text-properties style:use-window-font-color="true" officeooo:paragraph-rsid="07b3bfe3"/>
    </style:style>
    <style:style style:name="P15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59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593" style:family="paragraph" style:parent-style-name="Standard" style:list-style-name="L3">
      <style:text-properties officeooo:rsid="0012a0dc" officeooo:paragraph-rsid="0012a0dc"/>
    </style:style>
    <style:style style:name="P159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9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9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99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00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01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02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03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04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5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6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7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8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9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1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12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3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14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1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1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18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9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20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21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22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2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2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5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6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27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28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29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30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1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2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33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4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5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36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7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8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39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40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41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42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43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1644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1645" style:family="paragraph" style:parent-style-name="Standard">
      <style:paragraph-properties fo:line-height="100%"/>
      <style:text-properties fo:font-style="normal" fo:font-weight="normal" officeooo:rsid="0453216f" officeooo:paragraph-rsid="0815c3c7" style:font-style-asian="normal" style:font-weight-asian="normal" style:font-style-complex="normal" style:font-weight-complex="normal"/>
    </style:style>
    <style:style style:name="P164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1647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1648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1649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50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51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52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53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54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55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5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5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5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5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6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6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6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6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6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6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66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67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68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69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70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71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72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73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74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75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76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77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78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79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80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81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82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83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84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685" style:family="paragraph" style:parent-style-name="Standard" style:list-style-name="L7">
      <style:text-properties officeooo:rsid="0033fbdf" officeooo:paragraph-rsid="0033fbdf"/>
    </style:style>
    <style:style style:name="P1686" style:family="paragraph" style:parent-style-name="Standard" style:list-style-name="L11">
      <style:text-properties officeooo:rsid="0033fbdf" officeooo:paragraph-rsid="0106c767"/>
    </style:style>
    <style:style style:name="P1687" style:family="paragraph" style:parent-style-name="Standard" style:list-style-name="L8">
      <style:text-properties officeooo:paragraph-rsid="005b5cd3"/>
    </style:style>
    <style:style style:name="P1688" style:family="paragraph" style:parent-style-name="Standard" style:list-style-name="L9">
      <style:text-properties officeooo:paragraph-rsid="00367935"/>
    </style:style>
    <style:style style:name="P1689" style:family="paragraph" style:parent-style-name="Standard" style:list-style-name="L9">
      <style:text-properties officeooo:rsid="00367935" officeooo:paragraph-rsid="00367935"/>
    </style:style>
    <style:style style:name="P1690" style:family="paragraph" style:parent-style-name="Standard" style:list-style-name="L10">
      <style:text-properties officeooo:rsid="00386ddb" officeooo:paragraph-rsid="00386ddb"/>
    </style:style>
    <style:style style:name="P1691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92" style:family="paragraph" style:parent-style-name="Standard" style:list-style-name="L20">
      <style:text-properties officeooo:paragraph-rsid="00a4ce44"/>
    </style:style>
    <style:style style:name="P1693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94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95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96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97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98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1699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00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01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02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03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04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1705" style:family="paragraph" style:parent-style-name="Standard" style:list-style-name="L25">
      <style:text-properties officeooo:paragraph-rsid="00beb82f"/>
    </style:style>
    <style:style style:name="P1706" style:family="paragraph" style:parent-style-name="Standard" style:list-style-name="L26">
      <style:text-properties officeooo:paragraph-rsid="00d139a0"/>
    </style:style>
    <style:style style:name="P1707" style:family="paragraph" style:parent-style-name="Standard" style:list-style-name="L29">
      <style:text-properties officeooo:paragraph-rsid="00f2503e"/>
    </style:style>
    <style:style style:name="P1708" style:family="paragraph" style:parent-style-name="Standard" style:list-style-name="L30">
      <style:text-properties officeooo:rsid="00f3f4f5" officeooo:paragraph-rsid="00f5260b"/>
    </style:style>
    <style:style style:name="P1709" style:family="paragraph" style:parent-style-name="Standard" style:list-style-name="L30">
      <style:text-properties officeooo:rsid="00f3f4f5" officeooo:paragraph-rsid="00f3f4f5"/>
    </style:style>
    <style:style style:name="P1710" style:family="paragraph" style:parent-style-name="Standard" style:list-style-name="L33">
      <style:paragraph-properties fo:line-height="100%"/>
      <style:text-properties officeooo:paragraph-rsid="01b5c969"/>
    </style:style>
    <style:style style:name="P1711" style:family="paragraph" style:parent-style-name="Standard" style:list-style-name="L51">
      <style:paragraph-properties fo:line-height="100%"/>
      <style:text-properties officeooo:paragraph-rsid="02e657d4"/>
    </style:style>
    <style:style style:name="P1712" style:family="paragraph" style:parent-style-name="Standard" style:list-style-name="L58">
      <style:paragraph-properties fo:line-height="100%"/>
      <style:text-properties officeooo:paragraph-rsid="0346a444"/>
    </style:style>
    <style:style style:name="P1713" style:family="paragraph" style:parent-style-name="Standard" style:list-style-name="L63">
      <style:paragraph-properties fo:line-height="100%"/>
      <style:text-properties officeooo:paragraph-rsid="03ec3a95"/>
    </style:style>
    <style:style style:name="P1714" style:family="paragraph" style:parent-style-name="Standard" style:list-style-name="L64">
      <style:paragraph-properties fo:line-height="100%"/>
      <style:text-properties officeooo:paragraph-rsid="03ed0846"/>
    </style:style>
    <style:style style:name="P1715" style:family="paragraph" style:parent-style-name="Standard" style:list-style-name="L68">
      <style:paragraph-properties fo:line-height="100%"/>
      <style:text-properties officeooo:paragraph-rsid="04a57ad8"/>
    </style:style>
    <style:style style:name="P1716" style:family="paragraph" style:parent-style-name="Standard" style:list-style-name="L72">
      <style:paragraph-properties fo:line-height="100%"/>
      <style:text-properties officeooo:paragraph-rsid="04deac5d"/>
    </style:style>
    <style:style style:name="P1717" style:family="paragraph" style:parent-style-name="Standard" style:list-style-name="L83">
      <style:paragraph-properties fo:line-height="100%"/>
      <style:text-properties officeooo:paragraph-rsid="05cd3bc5"/>
    </style:style>
    <style:style style:name="P1718" style:family="paragraph" style:parent-style-name="Standard" style:list-style-name="L86">
      <style:paragraph-properties fo:line-height="100%"/>
      <style:text-properties officeooo:paragraph-rsid="05e7f406"/>
    </style:style>
    <style:style style:name="P1719" style:family="paragraph" style:parent-style-name="Standard" style:list-style-name="L93">
      <style:paragraph-properties fo:line-height="100%"/>
      <style:text-properties officeooo:paragraph-rsid="06176dd5"/>
    </style:style>
    <style:style style:name="P1720" style:family="paragraph" style:parent-style-name="Standard" style:list-style-name="L99">
      <style:paragraph-properties fo:line-height="100%"/>
      <style:text-properties officeooo:paragraph-rsid="06257b22"/>
    </style:style>
    <style:style style:name="P1721" style:family="paragraph" style:parent-style-name="Standard" style:list-style-name="L100">
      <style:paragraph-properties fo:line-height="100%"/>
      <style:text-properties officeooo:paragraph-rsid="0630fb9a"/>
    </style:style>
    <style:style style:name="P1722" style:family="paragraph" style:parent-style-name="Standard" style:list-style-name="L106">
      <style:paragraph-properties fo:line-height="100%"/>
      <style:text-properties officeooo:paragraph-rsid="065a8b52"/>
    </style:style>
    <style:style style:name="P1723" style:family="paragraph" style:parent-style-name="Standard">
      <style:paragraph-properties fo:line-height="100%"/>
      <style:text-properties officeooo:paragraph-rsid="034172a0"/>
    </style:style>
    <style:style style:name="P1724" style:family="paragraph" style:parent-style-name="Standard">
      <style:paragraph-properties fo:line-height="100%"/>
      <style:text-properties officeooo:paragraph-rsid="0171553b"/>
    </style:style>
    <style:style style:name="P1725" style:family="paragraph" style:parent-style-name="Standard">
      <style:paragraph-properties fo:line-height="100%"/>
      <style:text-properties officeooo:paragraph-rsid="01abda5f"/>
    </style:style>
    <style:style style:name="P1726" style:family="paragraph" style:parent-style-name="Standard">
      <style:paragraph-properties fo:line-height="100%"/>
      <style:text-properties officeooo:paragraph-rsid="079587a7"/>
    </style:style>
    <style:style style:name="P1727" style:family="paragraph" style:parent-style-name="Standard">
      <style:paragraph-properties fo:line-height="100%"/>
      <style:text-properties officeooo:paragraph-rsid="0744fff5"/>
    </style:style>
    <style:style style:name="P1728" style:family="paragraph" style:parent-style-name="Standard">
      <style:paragraph-properties fo:line-height="100%"/>
      <style:text-properties officeooo:paragraph-rsid="0815c3c7"/>
    </style:style>
    <style:style style:name="P1729" style:family="paragraph" style:parent-style-name="Standard">
      <style:paragraph-properties fo:line-height="100%"/>
      <style:text-properties officeooo:paragraph-rsid="0820d0ad"/>
    </style:style>
    <style:style style:name="P1730" style:family="paragraph" style:parent-style-name="Standard">
      <style:paragraph-properties fo:line-height="100%"/>
      <style:text-properties officeooo:paragraph-rsid="048bee3c"/>
    </style:style>
    <style:style style:name="P1731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32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33" style:family="paragraph" style:parent-style-name="Standard" style:list-style-name="L43">
      <style:text-properties officeooo:paragraph-rsid="07b3bfe3"/>
    </style:style>
    <style:style style:name="P1734" style:family="paragraph" style:parent-style-name="Standard" style:list-style-name="L44">
      <style:paragraph-properties fo:line-height="150%"/>
      <style:text-properties officeooo:paragraph-rsid="02df5c92"/>
    </style:style>
    <style:style style:name="P1735" style:family="paragraph" style:parent-style-name="Standard" style:list-style-name="L44">
      <style:paragraph-properties fo:line-height="150%"/>
      <style:text-properties officeooo:paragraph-rsid="02e142ec"/>
    </style:style>
    <style:style style:name="P1736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37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38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3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40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41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42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43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44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45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46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47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48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174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75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51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52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1753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1754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55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56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57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58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59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60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61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62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63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64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65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66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67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68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69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70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71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72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73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74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75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76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77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78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79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80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81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82" style:family="paragraph" style:parent-style-name="Standard">
      <style:text-properties officeooo:paragraph-rsid="009622c6"/>
    </style:style>
    <style:style style:name="P1783" style:family="paragraph" style:parent-style-name="Standard">
      <style:paragraph-properties fo:line-height="150%"/>
      <style:text-properties officeooo:rsid="00d5826a" officeooo:paragraph-rsid="00d5826a"/>
    </style:style>
    <style:style style:name="P1784" style:family="paragraph" style:parent-style-name="Standard">
      <style:text-properties officeooo:paragraph-rsid="078f70dd"/>
    </style:style>
    <style:style style:name="P1785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786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787" style:family="paragraph" style:parent-style-name="Standard">
      <style:paragraph-properties fo:line-height="100%"/>
      <style:text-properties officeooo:rsid="038d7d5e" officeooo:paragraph-rsid="03963307"/>
    </style:style>
    <style:style style:name="P1788" style:family="paragraph" style:parent-style-name="Standard">
      <style:paragraph-properties fo:line-height="100%"/>
      <style:text-properties officeooo:rsid="078c8253" officeooo:paragraph-rsid="07ee20f5"/>
    </style:style>
    <style:style style:name="P1789" style:family="paragraph" style:parent-style-name="Standard">
      <style:paragraph-properties fo:break-before="page"/>
      <style:text-properties officeooo:paragraph-rsid="009622c6"/>
    </style:style>
    <style:style style:name="P1790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791" style:family="paragraph" style:parent-style-name="Standard">
      <style:paragraph-properties fo:line-height="100%" fo:break-before="page"/>
      <style:text-properties officeooo:paragraph-rsid="01abda5f"/>
    </style:style>
    <style:style style:name="P1792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79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9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95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96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font-style-asian="italic" style:font-style-complex="italic"/>
    </style:style>
    <style:style style:name="T154" style:family="text">
      <style:text-properties style:use-window-font-color="true" fo:font-style="italic" officeooo:rsid="016778b3" style:font-style-asian="italic" style:font-style-complex="italic"/>
    </style:style>
    <style:style style:name="T155" style:family="text">
      <style:text-properties style:use-window-font-color="true" fo:font-style="italic" officeooo:rsid="01e504ba" style:font-style-asian="italic" style:font-style-complex="italic"/>
    </style:style>
    <style:style style:name="T156" style:family="text">
      <style:text-properties style:use-window-font-color="true" fo:font-style="italic" officeooo:rsid="02ce8a1b" style:font-style-asian="italic" style:font-style-complex="italic"/>
    </style:style>
    <style:style style:name="T15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font-style-asian="normal" style:font-style-complex="normal"/>
    </style:style>
    <style:style style:name="T241" style:family="text">
      <style:text-properties style:use-window-font-color="true" fo:font-style="normal" officeooo:rsid="016860b9" style:font-style-asian="normal" style:font-style-complex="normal"/>
    </style:style>
    <style:style style:name="T242" style:family="text">
      <style:text-properties style:use-window-font-color="true" fo:font-style="normal" officeooo:rsid="0171553b" style:font-style-asian="normal" style:font-style-complex="normal"/>
    </style:style>
    <style:style style:name="T243" style:family="text">
      <style:text-properties style:use-window-font-color="true" fo:font-style="normal" officeooo:rsid="016c9d08" style:font-style-asian="normal" style:font-style-complex="normal"/>
    </style:style>
    <style:style style:name="T244" style:family="text">
      <style:text-properties style:use-window-font-color="true" fo:font-style="normal" officeooo:rsid="016778b3" style:font-style-asian="normal" style:font-style-complex="normal"/>
    </style:style>
    <style:style style:name="T245" style:family="text">
      <style:text-properties style:use-window-font-color="true" fo:font-style="normal" officeooo:rsid="01e2b86d" style:font-style-asian="normal" style:font-style-complex="normal"/>
    </style:style>
    <style:style style:name="T246" style:family="text">
      <style:text-properties style:use-window-font-color="true" fo:font-style="normal" officeooo:rsid="01e504ba" style:font-style-asian="normal" style:font-style-complex="normal"/>
    </style:style>
    <style:style style:name="T24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style:font-style-asian="normal" style:font-style-complex="normal"/>
    </style:style>
    <style:style style:name="T334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5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38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39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0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weight="normal" style:font-weight-asian="normal" style:font-weight-complex="normal"/>
    </style:style>
    <style:style style:name="T342" style:family="text">
      <style:text-properties style:use-window-font-color="true" fo:font-weight="normal" officeooo:rsid="016aa5ac" style:font-weight-asian="normal" style:font-weight-complex="normal"/>
    </style:style>
    <style:style style:name="T343" style:family="text">
      <style:text-properties style:use-window-font-color="true" fo:font-weight="normal" officeooo:rsid="016a5b23" style:font-weight-asian="normal" style:font-weight-complex="normal"/>
    </style:style>
    <style:style style:name="T344" style:family="text">
      <style:text-properties style:use-window-font-color="true" fo:font-weight="normal" officeooo:rsid="0171553b" style:font-weight-asian="normal" style:font-weight-complex="normal"/>
    </style:style>
    <style:style style:name="T345" style:family="text">
      <style:text-properties style:use-window-font-color="true" fo:font-weight="normal" officeooo:rsid="01aaba73" style:font-weight-asian="normal" style:font-weight-complex="normal"/>
    </style:style>
    <style:style style:name="T346" style:family="text">
      <style:text-properties style:use-window-font-color="true" fo:font-weight="normal" officeooo:rsid="01b08253" style:font-weight-asian="normal" style:font-weight-complex="normal"/>
    </style:style>
    <style:style style:name="T347" style:family="text">
      <style:text-properties style:use-window-font-color="true" fo:font-weight="normal" officeooo:rsid="0226d9d6" style:font-weight-asian="normal" style:font-weight-complex="normal"/>
    </style:style>
    <style:style style:name="T348" style:family="text">
      <style:text-properties style:use-window-font-color="true" fo:font-weight="normal" officeooo:rsid="022c7d02" style:font-weight-asian="normal" style:font-weight-complex="normal"/>
    </style:style>
    <style:style style:name="T349" style:family="text">
      <style:text-properties style:use-window-font-color="true" fo:font-weight="normal" officeooo:rsid="023b3a5d" style:font-weight-asian="normal" style:font-weight-complex="normal"/>
    </style:style>
    <style:style style:name="T350" style:family="text">
      <style:text-properties style:use-window-font-color="true" fo:font-weight="normal" officeooo:rsid="023ce39d" style:font-weight-asian="normal" style:font-weight-complex="normal"/>
    </style:style>
    <style:style style:name="T351" style:family="text">
      <style:text-properties style:use-window-font-color="true" officeooo:rsid="016f0506"/>
    </style:style>
    <style:style style:name="T352" style:family="text">
      <style:text-properties style:use-window-font-color="true" fo:font-weight="bold" style:font-weight-asian="bold" style:font-weight-complex="bold"/>
    </style:style>
    <style:style style:name="T353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7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5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78" style:family="text">
      <style:text-properties style:use-window-font-color="true" officeooo:rsid="02efc49c"/>
    </style:style>
    <style:style style:name="T379" style:family="text">
      <style:text-properties style:use-window-font-color="true" officeooo:rsid="02ce8a1b"/>
    </style:style>
    <style:style style:name="T380" style:family="text">
      <style:text-properties style:use-window-font-color="true" officeooo:rsid="02d1510f"/>
    </style:style>
    <style:style style:name="T381" style:family="text">
      <style:text-properties style:use-window-font-color="true" officeooo:rsid="02f51e47"/>
    </style:style>
    <style:style style:name="T382" style:family="text">
      <style:text-properties style:use-window-font-color="true" officeooo:rsid="0069ae25"/>
    </style:style>
    <style:style style:name="T383" style:family="text">
      <style:text-properties style:use-window-font-color="true" officeooo:rsid="02f8c777"/>
    </style:style>
    <style:style style:name="T384" style:family="text">
      <style:text-properties style:use-window-font-color="true" fo:background-color="transparent" loext:char-shading-value="0"/>
    </style:style>
    <style:style style:name="T385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style:use-window-font-color="true" officeooo:rsid="05d5c10e"/>
    </style:style>
    <style:style style:name="T388" style:family="text">
      <style:text-properties style:use-window-font-color="true" officeooo:rsid="05d8cd62"/>
    </style:style>
    <style:style style:name="T389" style:family="text">
      <style:text-properties style:use-window-font-color="true" officeooo:rsid="04a2554c"/>
    </style:style>
    <style:style style:name="T390" style:family="text">
      <style:text-properties style:use-window-font-color="true" officeooo:rsid="05dd0a36"/>
    </style:style>
    <style:style style:name="T391" style:family="text">
      <style:text-properties style:use-window-font-color="true" officeooo:rsid="07b9799b"/>
    </style:style>
    <style:style style:name="T392" style:family="text">
      <style:text-properties fo:font-weight="normal" style:font-weight-asian="normal" style:font-weight-complex="normal"/>
    </style:style>
    <style:style style:name="T393" style:family="text">
      <style:text-properties fo:font-weight="normal" officeooo:rsid="003c27f0" style:font-weight-asian="normal" style:font-weight-complex="normal"/>
    </style:style>
    <style:style style:name="T394" style:family="text">
      <style:text-properties fo:font-weight="normal" officeooo:rsid="003cb407" style:font-weight-asian="normal" style:font-weight-complex="normal"/>
    </style:style>
    <style:style style:name="T395" style:family="text">
      <style:text-properties fo:font-weight="normal" officeooo:rsid="00205d85" style:font-weight-asian="normal" style:font-weight-complex="normal"/>
    </style:style>
    <style:style style:name="T396" style:family="text">
      <style:text-properties fo:font-weight="normal" officeooo:rsid="00beb82f" style:font-weight-asian="normal" style:font-weight-complex="normal"/>
    </style:style>
    <style:style style:name="T397" style:family="text">
      <style:text-properties fo:font-weight="normal" officeooo:rsid="016860b9" style:font-weight-asian="normal" style:font-weight-complex="normal"/>
    </style:style>
    <style:style style:name="T398" style:family="text">
      <style:text-properties fo:font-weight="normal" officeooo:rsid="0377ec6e" style:font-weight-asian="normal" style:font-weight-complex="normal"/>
    </style:style>
    <style:style style:name="T399" style:family="text">
      <style:text-properties fo:font-weight="normal" officeooo:rsid="03778af6" style:font-weight-asian="normal" style:font-weight-complex="normal"/>
    </style:style>
    <style:style style:name="T400" style:family="text">
      <style:text-properties fo:font-weight="normal" officeooo:rsid="03886cfc" style:font-weight-asian="normal" style:font-weight-complex="normal"/>
    </style:style>
    <style:style style:name="T401" style:family="text">
      <style:text-properties fo:font-weight="normal" officeooo:rsid="038a2c81" style:font-weight-asian="normal" style:font-weight-complex="normal"/>
    </style:style>
    <style:style style:name="T402" style:family="text">
      <style:text-properties fo:font-weight="normal" officeooo:rsid="038bbdf6" style:font-weight-asian="normal" style:font-weight-complex="normal"/>
    </style:style>
    <style:style style:name="T403" style:family="text">
      <style:text-properties fo:font-weight="normal" officeooo:rsid="038d7d5e" style:font-weight-asian="normal" style:font-weight-complex="normal"/>
    </style:style>
    <style:style style:name="T404" style:family="text">
      <style:text-properties fo:font-weight="normal" officeooo:rsid="038e531a" style:font-weight-asian="normal" style:font-weight-complex="normal"/>
    </style:style>
    <style:style style:name="T405" style:family="text">
      <style:text-properties fo:font-weight="normal" officeooo:rsid="03963307" style:font-weight-asian="normal" style:font-weight-complex="normal"/>
    </style:style>
    <style:style style:name="T406" style:family="text">
      <style:text-properties fo:font-weight="normal" officeooo:rsid="039c640b" style:font-weight-asian="normal" style:font-weight-complex="normal"/>
    </style:style>
    <style:style style:name="T407" style:family="text">
      <style:text-properties fo:font-weight="normal" officeooo:rsid="039e438c" style:font-weight-asian="normal" style:font-weight-complex="normal"/>
    </style:style>
    <style:style style:name="T408" style:family="text">
      <style:text-properties fo:font-weight="normal" officeooo:rsid="03a073aa" style:font-weight-asian="normal" style:font-weight-complex="normal"/>
    </style:style>
    <style:style style:name="T409" style:family="text">
      <style:text-properties fo:font-weight="normal" officeooo:rsid="03a15cc8" style:font-weight-asian="normal" style:font-weight-complex="normal"/>
    </style:style>
    <style:style style:name="T410" style:family="text">
      <style:text-properties fo:font-weight="normal" officeooo:rsid="03a31e81" style:font-weight-asian="normal" style:font-weight-complex="normal"/>
    </style:style>
    <style:style style:name="T411" style:family="text">
      <style:text-properties fo:font-weight="normal" officeooo:rsid="03ac69a7" style:font-weight-asian="normal" style:font-weight-complex="normal"/>
    </style:style>
    <style:style style:name="T412" style:family="text">
      <style:text-properties fo:font-weight="normal" officeooo:rsid="03af7bf7" style:font-weight-asian="normal" style:font-weight-complex="normal"/>
    </style:style>
    <style:style style:name="T413" style:family="text">
      <style:text-properties fo:font-weight="normal" officeooo:rsid="03b1fbc9" style:font-weight-asian="normal" style:font-weight-complex="normal"/>
    </style:style>
    <style:style style:name="T414" style:family="text">
      <style:text-properties fo:font-weight="normal" officeooo:rsid="03becfb9" style:font-weight-asian="normal" style:font-weight-complex="normal"/>
    </style:style>
    <style:style style:name="T415" style:family="text">
      <style:text-properties fo:font-weight="normal" officeooo:rsid="03bf675e" style:font-weight-asian="normal" style:font-weight-complex="normal"/>
    </style:style>
    <style:style style:name="T416" style:family="text">
      <style:text-properties fo:font-weight="normal" officeooo:rsid="03bf92cd" style:font-weight-asian="normal" style:font-weight-complex="normal"/>
    </style:style>
    <style:style style:name="T417" style:family="text">
      <style:text-properties fo:font-weight="normal" officeooo:rsid="03c2a4d1" style:font-weight-asian="normal" style:font-weight-complex="normal"/>
    </style:style>
    <style:style style:name="T418" style:family="text">
      <style:text-properties fo:font-weight="normal" officeooo:rsid="03c34d65" style:font-weight-asian="normal" style:font-weight-complex="normal"/>
    </style:style>
    <style:style style:name="T419" style:family="text">
      <style:text-properties fo:font-weight="normal" officeooo:rsid="03c39617" style:font-weight-asian="normal" style:font-weight-complex="normal"/>
    </style:style>
    <style:style style:name="T420" style:family="text">
      <style:text-properties fo:font-weight="normal" officeooo:rsid="03c44ca6" style:font-weight-asian="normal" style:font-weight-complex="normal"/>
    </style:style>
    <style:style style:name="T421" style:family="text">
      <style:text-properties fo:font-weight="normal" officeooo:rsid="03c51260" style:font-weight-asian="normal" style:font-weight-complex="normal"/>
    </style:style>
    <style:style style:name="T422" style:family="text">
      <style:text-properties fo:font-weight="normal" officeooo:rsid="03c51463" style:font-weight-asian="normal" style:font-weight-complex="normal"/>
    </style:style>
    <style:style style:name="T423" style:family="text">
      <style:text-properties fo:font-weight="normal" officeooo:rsid="03c51c71" style:font-weight-asian="normal" style:font-weight-complex="normal"/>
    </style:style>
    <style:style style:name="T424" style:family="text">
      <style:text-properties fo:font-weight="normal" officeooo:rsid="03c6f534" style:font-weight-asian="normal" style:font-weight-complex="normal"/>
    </style:style>
    <style:style style:name="T425" style:family="text">
      <style:text-properties fo:font-weight="normal" officeooo:rsid="03cb2c07" style:font-weight-asian="normal" style:font-weight-complex="normal"/>
    </style:style>
    <style:style style:name="T426" style:family="text">
      <style:text-properties fo:font-weight="normal" officeooo:rsid="03d088e0" style:font-weight-asian="normal" style:font-weight-complex="normal"/>
    </style:style>
    <style:style style:name="T427" style:family="text">
      <style:text-properties fo:font-weight="normal" officeooo:rsid="03d7a2a4" style:font-weight-asian="normal" style:font-weight-complex="normal"/>
    </style:style>
    <style:style style:name="T428" style:family="text">
      <style:text-properties fo:font-weight="normal" officeooo:rsid="03d9bd6c" style:font-weight-asian="normal" style:font-weight-complex="normal"/>
    </style:style>
    <style:style style:name="T429" style:family="text">
      <style:text-properties fo:font-weight="normal" officeooo:rsid="03db91db" style:font-weight-asian="normal" style:font-weight-complex="normal"/>
    </style:style>
    <style:style style:name="T430" style:family="text">
      <style:text-properties fo:font-weight="normal" officeooo:rsid="03e4514e" style:font-weight-asian="normal" style:font-weight-complex="normal"/>
    </style:style>
    <style:style style:name="T431" style:family="text">
      <style:text-properties fo:font-weight="normal" officeooo:rsid="03e90de3" style:font-weight-asian="normal" style:font-weight-complex="normal"/>
    </style:style>
    <style:style style:name="T432" style:family="text">
      <style:text-properties fo:font-weight="normal" officeooo:rsid="03e93625" style:font-weight-asian="normal" style:font-weight-complex="normal"/>
    </style:style>
    <style:style style:name="T433" style:family="text">
      <style:text-properties fo:font-weight="normal" officeooo:rsid="03ea64bf" style:font-weight-asian="normal" style:font-weight-complex="normal"/>
    </style:style>
    <style:style style:name="T434" style:family="text">
      <style:text-properties fo:font-weight="normal" officeooo:rsid="03eb005c" style:font-weight-asian="normal" style:font-weight-complex="normal"/>
    </style:style>
    <style:style style:name="T435" style:family="text">
      <style:text-properties fo:font-weight="normal" officeooo:rsid="03ec3a95" style:font-weight-asian="normal" style:font-weight-complex="normal"/>
    </style:style>
    <style:style style:name="T436" style:family="text">
      <style:text-properties fo:font-weight="normal" officeooo:rsid="03ed0846" style:font-weight-asian="normal" style:font-weight-complex="normal"/>
    </style:style>
    <style:style style:name="T437" style:family="text">
      <style:text-properties fo:font-weight="normal" officeooo:rsid="03ede337" style:font-weight-asian="normal" style:font-weight-complex="normal"/>
    </style:style>
    <style:style style:name="T438" style:family="text">
      <style:text-properties fo:font-weight="normal" officeooo:rsid="03ee7eb1" style:font-weight-asian="normal" style:font-weight-complex="normal"/>
    </style:style>
    <style:style style:name="T439" style:family="text">
      <style:text-properties fo:font-weight="normal" officeooo:rsid="03de8421" style:font-weight-asian="normal" style:font-weight-complex="normal"/>
    </style:style>
    <style:style style:name="T440" style:family="text">
      <style:text-properties fo:font-weight="normal" officeooo:rsid="03f27278" style:font-weight-asian="normal" style:font-weight-complex="normal"/>
    </style:style>
    <style:style style:name="T441" style:family="text">
      <style:text-properties fo:font-weight="normal" officeooo:rsid="03f4b1ba" style:font-weight-asian="normal" style:font-weight-complex="normal"/>
    </style:style>
    <style:style style:name="T442" style:family="text">
      <style:text-properties fo:font-weight="normal" officeooo:rsid="03f501e7" style:font-weight-asian="normal" style:font-weight-complex="normal"/>
    </style:style>
    <style:style style:name="T443" style:family="text">
      <style:text-properties fo:font-weight="normal" officeooo:rsid="03f56006" style:font-weight-asian="normal" style:font-weight-complex="normal"/>
    </style:style>
    <style:style style:name="T444" style:family="text">
      <style:text-properties fo:font-weight="normal" officeooo:rsid="03f8c064" style:font-weight-asian="normal" style:font-weight-complex="normal"/>
    </style:style>
    <style:style style:name="T445" style:family="text">
      <style:text-properties fo:font-weight="normal" officeooo:rsid="03fc17c3" style:font-weight-asian="normal" style:font-weight-complex="normal"/>
    </style:style>
    <style:style style:name="T446" style:family="text">
      <style:text-properties fo:font-weight="normal" officeooo:rsid="03fc65b4" style:font-weight-asian="normal" style:font-weight-complex="normal"/>
    </style:style>
    <style:style style:name="T447" style:family="text">
      <style:text-properties fo:font-weight="normal" officeooo:rsid="03fd5e01" style:font-weight-asian="normal" style:font-weight-complex="normal"/>
    </style:style>
    <style:style style:name="T448" style:family="text">
      <style:text-properties fo:font-weight="normal" officeooo:rsid="040aae1c" style:font-weight-asian="normal" style:font-weight-complex="normal"/>
    </style:style>
    <style:style style:name="T449" style:family="text">
      <style:text-properties fo:font-weight="normal" officeooo:rsid="040ce935" style:font-weight-asian="normal" style:font-weight-complex="normal"/>
    </style:style>
    <style:style style:name="T450" style:family="text">
      <style:text-properties fo:font-weight="normal" officeooo:rsid="0427ec09" style:font-weight-asian="normal" style:font-weight-complex="normal"/>
    </style:style>
    <style:style style:name="T451" style:family="text">
      <style:text-properties fo:font-weight="normal" officeooo:rsid="0424a315" style:font-weight-asian="normal" style:font-weight-complex="normal"/>
    </style:style>
    <style:style style:name="T452" style:family="text">
      <style:text-properties fo:font-weight="normal" officeooo:rsid="03c13113" style:font-weight-asian="normal" style:font-weight-complex="normal"/>
    </style:style>
    <style:style style:name="T453" style:family="text">
      <style:text-properties fo:font-weight="normal" officeooo:rsid="045e6749" style:font-weight-asian="normal" style:font-weight-complex="normal"/>
    </style:style>
    <style:style style:name="T454" style:family="text">
      <style:text-properties fo:font-weight="normal" officeooo:rsid="04602400" style:font-weight-asian="normal" style:font-weight-complex="normal"/>
    </style:style>
    <style:style style:name="T455" style:family="text">
      <style:text-properties fo:font-weight="normal" officeooo:rsid="04161d3e" style:font-weight-asian="normal" style:font-weight-complex="normal"/>
    </style:style>
    <style:style style:name="T456" style:family="text">
      <style:text-properties fo:font-weight="normal" officeooo:rsid="041746e7" style:font-weight-asian="normal" style:font-weight-complex="normal"/>
    </style:style>
    <style:style style:name="T457" style:family="text">
      <style:text-properties fo:font-weight="normal" officeooo:rsid="041d4261" style:font-weight-asian="normal" style:font-weight-complex="normal"/>
    </style:style>
    <style:style style:name="T458" style:family="text">
      <style:text-properties fo:font-weight="normal" officeooo:rsid="0419037b" style:font-weight-asian="normal" style:font-weight-complex="normal"/>
    </style:style>
    <style:style style:name="T459" style:family="text">
      <style:text-properties fo:font-weight="normal" officeooo:rsid="04226783" style:font-weight-asian="normal" style:font-weight-complex="normal"/>
    </style:style>
    <style:style style:name="T460" style:family="text">
      <style:text-properties fo:font-weight="normal" officeooo:rsid="04329278" style:font-weight-asian="normal" style:font-weight-complex="normal"/>
    </style:style>
    <style:style style:name="T461" style:family="text">
      <style:text-properties fo:font-weight="normal" officeooo:rsid="042d7117" style:font-weight-asian="normal" style:font-weight-complex="normal"/>
    </style:style>
    <style:style style:name="T462" style:family="text">
      <style:text-properties fo:font-weight="normal" officeooo:rsid="04253c68" style:font-weight-asian="normal" style:font-weight-complex="normal"/>
    </style:style>
    <style:style style:name="T463" style:family="text">
      <style:text-properties fo:font-weight="normal" officeooo:rsid="043c6125" style:font-weight-asian="normal" style:font-weight-complex="normal"/>
    </style:style>
    <style:style style:name="T464" style:family="text">
      <style:text-properties fo:font-weight="normal" officeooo:rsid="044401b2" style:font-weight-asian="normal" style:font-weight-complex="normal"/>
    </style:style>
    <style:style style:name="T465" style:family="text">
      <style:text-properties fo:font-weight="normal" officeooo:rsid="043a3360" style:font-weight-asian="normal" style:font-weight-complex="normal"/>
    </style:style>
    <style:style style:name="T466" style:family="text">
      <style:text-properties fo:font-weight="normal" officeooo:rsid="04438193" style:font-weight-asian="normal" style:font-weight-complex="normal"/>
    </style:style>
    <style:style style:name="T467" style:family="text">
      <style:text-properties fo:font-weight="normal" officeooo:rsid="043fc929" style:font-weight-asian="normal" style:font-weight-complex="normal"/>
    </style:style>
    <style:style style:name="T468" style:family="text">
      <style:text-properties fo:font-weight="normal" officeooo:rsid="04496025" style:font-weight-asian="normal" style:font-weight-complex="normal"/>
    </style:style>
    <style:style style:name="T469" style:family="text">
      <style:text-properties fo:font-weight="normal" officeooo:rsid="04592f7c" style:font-weight-asian="normal" style:font-weight-complex="normal"/>
    </style:style>
    <style:style style:name="T470" style:family="text">
      <style:text-properties fo:font-weight="normal" officeooo:rsid="048ffd4a" style:font-weight-asian="normal" style:font-weight-complex="normal"/>
    </style:style>
    <style:style style:name="T471" style:family="text">
      <style:text-properties fo:font-weight="normal" officeooo:rsid="048fe3f8" style:font-weight-asian="normal" style:font-weight-complex="normal"/>
    </style:style>
    <style:style style:name="T472" style:family="text">
      <style:text-properties fo:font-weight="normal" officeooo:rsid="0494bc64" style:font-weight-asian="normal" style:font-weight-complex="normal"/>
    </style:style>
    <style:style style:name="T473" style:family="text">
      <style:text-properties fo:font-weight="normal" officeooo:rsid="049a8a7e" style:font-weight-asian="normal" style:font-weight-complex="normal"/>
    </style:style>
    <style:style style:name="T474" style:family="text">
      <style:text-properties fo:font-weight="normal" officeooo:rsid="04a57ad8" style:font-weight-asian="normal" style:font-weight-complex="normal"/>
    </style:style>
    <style:style style:name="T475" style:family="text">
      <style:text-properties fo:font-weight="normal" officeooo:rsid="04b2ffc5" style:font-weight-asian="normal" style:font-weight-complex="normal"/>
    </style:style>
    <style:style style:name="T476" style:family="text">
      <style:text-properties fo:font-weight="normal" officeooo:rsid="04ba1b39" style:font-weight-asian="normal" style:font-weight-complex="normal"/>
    </style:style>
    <style:style style:name="T477" style:family="text">
      <style:text-properties fo:font-weight="normal" officeooo:rsid="04b3c5c0" style:font-weight-asian="normal" style:font-weight-complex="normal"/>
    </style:style>
    <style:style style:name="T478" style:family="text">
      <style:text-properties fo:font-weight="normal" officeooo:rsid="04cce5bf" style:font-weight-asian="normal" style:font-weight-complex="normal"/>
    </style:style>
    <style:style style:name="T479" style:family="text">
      <style:text-properties fo:font-weight="normal" officeooo:rsid="050199cb" style:font-weight-asian="normal" style:font-weight-complex="normal"/>
    </style:style>
    <style:style style:name="T480" style:family="text">
      <style:text-properties fo:font-weight="normal" officeooo:rsid="0502c86e" style:font-weight-asian="normal" style:font-weight-complex="normal"/>
    </style:style>
    <style:style style:name="T481" style:family="text">
      <style:text-properties fo:font-weight="normal" officeooo:rsid="04f1c42d" style:font-weight-asian="normal" style:font-weight-complex="normal"/>
    </style:style>
    <style:style style:name="T482" style:family="text">
      <style:text-properties fo:font-weight="normal" officeooo:rsid="04f0bfd5" style:font-weight-asian="normal" style:font-weight-complex="normal"/>
    </style:style>
    <style:style style:name="T483" style:family="text">
      <style:text-properties fo:font-weight="normal" officeooo:rsid="05319739" style:font-weight-asian="normal" style:font-weight-complex="normal"/>
    </style:style>
    <style:style style:name="T484" style:family="text">
      <style:text-properties fo:font-weight="normal" officeooo:rsid="05604a7a" style:font-weight-asian="normal" style:font-weight-complex="normal"/>
    </style:style>
    <style:style style:name="T485" style:family="text">
      <style:text-properties fo:font-weight="normal" officeooo:rsid="0560f59c" style:font-weight-asian="normal" style:font-weight-complex="normal"/>
    </style:style>
    <style:style style:name="T486" style:family="text">
      <style:text-properties fo:font-weight="normal" officeooo:rsid="0569d9ca" style:font-weight-asian="normal" style:font-weight-complex="normal"/>
    </style:style>
    <style:style style:name="T487" style:family="text">
      <style:text-properties fo:font-weight="normal" officeooo:rsid="056aa2db" style:font-weight-asian="normal" style:font-weight-complex="normal"/>
    </style:style>
    <style:style style:name="T488" style:family="text">
      <style:text-properties fo:font-weight="normal" officeooo:rsid="0573ee33" style:font-weight-asian="normal" style:font-weight-complex="normal"/>
    </style:style>
    <style:style style:name="T489" style:family="text">
      <style:text-properties fo:font-weight="normal" officeooo:rsid="0577776f" style:font-weight-asian="normal" style:font-weight-complex="normal"/>
    </style:style>
    <style:style style:name="T490" style:family="text">
      <style:text-properties fo:font-weight="normal" officeooo:rsid="0580d52a" style:font-weight-asian="normal" style:font-weight-complex="normal"/>
    </style:style>
    <style:style style:name="T491" style:family="text">
      <style:text-properties fo:font-weight="normal" officeooo:rsid="058bbc5e" style:font-weight-asian="normal" style:font-weight-complex="normal"/>
    </style:style>
    <style:style style:name="T492" style:family="text">
      <style:text-properties fo:font-weight="normal" officeooo:rsid="060fe20f" style:font-weight-asian="normal" style:font-weight-complex="normal"/>
    </style:style>
    <style:style style:name="T493" style:family="text">
      <style:text-properties fo:font-weight="normal" officeooo:rsid="065f9c0e" style:font-weight-asian="normal" style:font-weight-complex="normal"/>
    </style:style>
    <style:style style:name="T494" style:family="text">
      <style:text-properties fo:font-weight="normal" officeooo:rsid="06afcb9f" style:font-weight-asian="normal" style:font-weight-complex="normal"/>
    </style:style>
    <style:style style:name="T495" style:family="text">
      <style:text-properties fo:font-weight="normal" officeooo:rsid="06b3d3c8" style:font-weight-asian="normal" style:font-weight-complex="normal"/>
    </style:style>
    <style:style style:name="T496" style:family="text">
      <style:text-properties fo:font-weight="normal" officeooo:rsid="06d2db18" style:font-weight-asian="normal" style:font-weight-complex="normal"/>
    </style:style>
    <style:style style:name="T497" style:family="text">
      <style:text-properties fo:font-weight="normal" officeooo:rsid="06d0bb9d" style:font-weight-asian="normal" style:font-weight-complex="normal"/>
    </style:style>
    <style:style style:name="T498" style:family="text">
      <style:text-properties fo:font-weight="normal" officeooo:rsid="06d32270" style:font-weight-asian="normal" style:font-weight-complex="normal"/>
    </style:style>
    <style:style style:name="T499" style:family="text">
      <style:text-properties fo:font-weight="normal" officeooo:rsid="06d4c47e" style:font-weight-asian="normal" style:font-weight-complex="normal"/>
    </style:style>
    <style:style style:name="T500" style:family="text">
      <style:text-properties fo:font-weight="normal" officeooo:rsid="06d6e503" style:font-weight-asian="normal" style:font-weight-complex="normal"/>
    </style:style>
    <style:style style:name="T501" style:family="text">
      <style:text-properties fo:font-weight="normal" officeooo:rsid="07337436" style:font-weight-asian="normal" style:font-weight-complex="normal"/>
    </style:style>
    <style:style style:name="T502" style:family="text">
      <style:text-properties fo:font-weight="normal" officeooo:rsid="0785f435" style:font-weight-asian="normal" style:font-weight-complex="normal"/>
    </style:style>
    <style:style style:name="T503" style:family="text">
      <style:text-properties fo:font-weight="normal" officeooo:rsid="03f0c84b" style:font-weight-asian="normal" style:font-weight-complex="normal"/>
    </style:style>
    <style:style style:name="T504" style:family="text">
      <style:text-properties fo:font-weight="normal" officeooo:rsid="078609eb" style:font-weight-asian="normal" style:font-weight-complex="normal"/>
    </style:style>
    <style:style style:name="T505" style:family="text">
      <style:text-properties fo:font-weight="normal" officeooo:rsid="07e85883" style:font-weight-asian="normal" style:font-weight-complex="normal"/>
    </style:style>
    <style:style style:name="T506" style:family="text">
      <style:text-properties fo:font-weight="normal" officeooo:rsid="07ef09df" style:font-weight-asian="normal" style:font-weight-complex="normal"/>
    </style:style>
    <style:style style:name="T507" style:family="text">
      <style:text-properties fo:font-weight="normal" officeooo:rsid="07f08257" style:font-weight-asian="normal" style:font-weight-complex="normal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officeooo:rsid="00256ecc" style:font-style-asian="italic" style:font-style-complex="italic"/>
    </style:style>
    <style:style style:name="T510" style:family="text">
      <style:text-properties fo:font-style="italic" officeooo:rsid="006c1d47" style:font-style-asian="italic" style:font-style-complex="italic"/>
    </style:style>
    <style:style style:name="T511" style:family="text">
      <style:text-properties fo:font-style="italic" officeooo:rsid="00e09913" style:font-style-asian="italic" style:font-style-complex="italic"/>
    </style:style>
    <style:style style:name="T512" style:family="text">
      <style:text-properties fo:font-style="italic" officeooo:rsid="005b5cd3" style:font-style-asian="italic" style:font-style-complex="italic"/>
    </style:style>
    <style:style style:name="T513" style:family="text">
      <style:text-properties fo:font-style="italic" officeooo:rsid="0034ed8b" style:font-style-asian="italic" style:font-style-complex="italic"/>
    </style:style>
    <style:style style:name="T514" style:family="text">
      <style:text-properties fo:font-style="italic" officeooo:rsid="00367935" style:font-style-asian="italic" style:font-style-complex="italic"/>
    </style:style>
    <style:style style:name="T515" style:family="text">
      <style:text-properties fo:font-style="italic" officeooo:rsid="003b4e50" style:font-style-asian="italic" style:font-style-complex="italic"/>
    </style:style>
    <style:style style:name="T516" style:family="text">
      <style:text-properties fo:font-style="italic" officeooo:rsid="01758a0f" style:font-style-asian="italic" style:font-style-complex="italic"/>
    </style:style>
    <style:style style:name="T517" style:family="text">
      <style:text-properties fo:font-style="italic" officeooo:rsid="0080477a" style:font-style-asian="italic" style:font-style-complex="italic"/>
    </style:style>
    <style:style style:name="T518" style:family="text">
      <style:text-properties fo:font-style="italic" officeooo:rsid="01113d34" style:font-style-asian="italic" style:font-style-complex="italic"/>
    </style:style>
    <style:style style:name="T519" style:family="text">
      <style:text-properties fo:font-style="italic" officeooo:rsid="018c0d5b" style:font-style-asian="italic" style:font-style-complex="italic"/>
    </style:style>
    <style:style style:name="T520" style:family="text">
      <style:text-properties fo:font-style="italic" officeooo:rsid="01c64853" style:font-style-asian="italic" style:font-style-complex="italic"/>
    </style:style>
    <style:style style:name="T521" style:family="text">
      <style:text-properties fo:font-style="italic" officeooo:rsid="01d9cd4e" style:font-style-asian="italic" style:font-style-complex="italic"/>
    </style:style>
    <style:style style:name="T522" style:family="text">
      <style:text-properties fo:font-style="italic" officeooo:rsid="01dc67de" style:font-style-asian="italic" style:font-style-complex="italic"/>
    </style:style>
    <style:style style:name="T523" style:family="text">
      <style:text-properties fo:font-style="italic" officeooo:rsid="01ec8e18" style:font-style-asian="italic" style:font-style-complex="italic"/>
    </style:style>
    <style:style style:name="T524" style:family="text">
      <style:text-properties fo:font-style="italic" officeooo:rsid="019e70b3" style:font-style-asian="italic" style:font-style-complex="italic"/>
    </style:style>
    <style:style style:name="T525" style:family="text">
      <style:text-properties fo:font-style="italic" officeooo:rsid="02685e01" style:font-style-asian="italic" style:font-style-complex="italic"/>
    </style:style>
    <style:style style:name="T526" style:family="text">
      <style:text-properties fo:font-style="italic" officeooo:rsid="026b5506" style:font-style-asian="italic" style:font-style-complex="italic"/>
    </style:style>
    <style:style style:name="T527" style:family="text">
      <style:text-properties fo:font-style="italic" officeooo:rsid="0288fb00" style:font-style-asian="italic" style:font-style-complex="italic"/>
    </style:style>
    <style:style style:name="T528" style:family="text">
      <style:text-properties fo:font-style="italic" officeooo:rsid="02ccc8f6" style:font-style-asian="italic" style:font-style-complex="italic"/>
    </style:style>
    <style:style style:name="T529" style:family="text">
      <style:text-properties fo:font-style="italic" officeooo:rsid="0069ae25" style:font-style-asian="italic" style:font-style-complex="italic"/>
    </style:style>
    <style:style style:name="T530" style:family="text">
      <style:text-properties fo:font-style="italic" officeooo:rsid="0022c018" style:font-style-asian="italic" style:font-style-complex="italic"/>
    </style:style>
    <style:style style:name="T531" style:family="text">
      <style:text-properties fo:font-style="italic" officeooo:rsid="02efc49c" style:font-style-asian="italic" style:font-style-complex="italic"/>
    </style:style>
    <style:style style:name="T532" style:family="text">
      <style:text-properties fo:font-style="italic" officeooo:rsid="02ec089f" style:font-style-asian="italic" style:font-style-complex="italic"/>
    </style:style>
    <style:style style:name="T533" style:family="text">
      <style:text-properties fo:font-style="italic" officeooo:rsid="032c4fdc" style:font-style-asian="italic" style:font-style-complex="italic"/>
    </style:style>
    <style:style style:name="T534" style:family="text">
      <style:text-properties fo:font-style="italic" officeooo:rsid="0335ea2c" style:font-style-asian="italic" style:font-style-complex="italic"/>
    </style:style>
    <style:style style:name="T535" style:family="text">
      <style:text-properties fo:font-style="italic" officeooo:rsid="0346a444" style:font-style-asian="italic" style:font-style-complex="italic"/>
    </style:style>
    <style:style style:name="T536" style:family="text">
      <style:text-properties fo:font-style="italic" officeooo:rsid="03a24854" style:font-style-asian="italic" style:font-style-complex="italic"/>
    </style:style>
    <style:style style:name="T537" style:family="text">
      <style:text-properties fo:font-style="italic" officeooo:rsid="03804bbd" style:font-style-asian="italic" style:font-style-complex="italic"/>
    </style:style>
    <style:style style:name="T538" style:family="text">
      <style:text-properties fo:font-style="italic" officeooo:rsid="03aaef44" style:font-style-asian="italic" style:font-style-complex="italic"/>
    </style:style>
    <style:style style:name="T539" style:family="text">
      <style:text-properties fo:font-style="italic" officeooo:rsid="04a57ad8" style:font-style-asian="italic" style:font-style-complex="italic"/>
    </style:style>
    <style:style style:name="T540" style:family="text">
      <style:text-properties fo:font-style="italic" officeooo:rsid="04ba1b39" style:font-style-asian="italic" style:font-style-complex="italic"/>
    </style:style>
    <style:style style:name="T541" style:family="text">
      <style:text-properties fo:font-style="italic" officeooo:rsid="04a08898" style:font-style-asian="italic" style:font-style-complex="italic"/>
    </style:style>
    <style:style style:name="T542" style:family="text">
      <style:text-properties fo:font-style="italic" officeooo:rsid="051c4636" style:font-style-asian="italic" style:font-style-complex="italic"/>
    </style:style>
    <style:style style:name="T543" style:family="text">
      <style:text-properties fo:font-style="italic" officeooo:rsid="064d9acd" style:font-style-asian="italic" style:font-style-complex="italic"/>
    </style:style>
    <style:style style:name="T544" style:family="text">
      <style:text-properties fo:font-style="italic" officeooo:rsid="063fe71c" style:font-style-asian="italic" style:font-style-complex="italic"/>
    </style:style>
    <style:style style:name="T545" style:family="text">
      <style:text-properties fo:font-style="italic" officeooo:rsid="065a8b52" style:font-style-asian="italic" style:font-style-complex="italic"/>
    </style:style>
    <style:style style:name="T546" style:family="text">
      <style:text-properties fo:font-style="italic" officeooo:rsid="065bcfd1" style:font-style-asian="italic" style:font-style-complex="italic"/>
    </style:style>
    <style:style style:name="T547" style:family="text">
      <style:text-properties fo:font-style="italic" officeooo:rsid="065cd408" style:font-style-asian="italic" style:font-style-complex="italic"/>
    </style:style>
    <style:style style:name="T548" style:family="text">
      <style:text-properties fo:font-style="italic" officeooo:rsid="06130d41" style:font-style-asian="italic" style:font-style-complex="italic"/>
    </style:style>
    <style:style style:name="T549" style:family="text">
      <style:text-properties fo:font-style="italic" officeooo:rsid="0615b752" style:font-style-asian="italic" style:font-style-complex="italic"/>
    </style:style>
    <style:style style:name="T550" style:family="text">
      <style:text-properties fo:font-style="italic" officeooo:rsid="06191840" style:font-style-asian="italic" style:font-style-complex="italic"/>
    </style:style>
    <style:style style:name="T551" style:family="text">
      <style:text-properties fo:font-style="italic" officeooo:rsid="067e3ef2" style:font-style-asian="italic" style:font-style-complex="italic"/>
    </style:style>
    <style:style style:name="T552" style:family="text">
      <style:text-properties fo:font-style="italic" officeooo:rsid="063d933e" style:font-style-asian="italic" style:font-style-complex="italic"/>
    </style:style>
    <style:style style:name="T553" style:family="text">
      <style:text-properties fo:font-style="italic" officeooo:rsid="063bda54" style:font-style-asian="italic" style:font-style-complex="italic"/>
    </style:style>
    <style:style style:name="T554" style:family="text">
      <style:text-properties fo:font-style="italic" officeooo:rsid="06909dfa" style:font-style-asian="italic" style:font-style-complex="italic"/>
    </style:style>
    <style:style style:name="T555" style:family="text">
      <style:text-properties fo:font-style="italic" officeooo:rsid="06c5c5b6" style:font-style-asian="italic" style:font-style-complex="italic"/>
    </style:style>
    <style:style style:name="T556" style:family="text">
      <style:text-properties fo:font-style="italic" officeooo:rsid="0703136b" style:font-style-asian="italic" style:font-style-complex="italic"/>
    </style:style>
    <style:style style:name="T557" style:family="text">
      <style:text-properties fo:font-style="italic" officeooo:rsid="071f6f35" style:font-style-asian="italic" style:font-style-complex="italic"/>
    </style:style>
    <style:style style:name="T558" style:family="text">
      <style:text-properties fo:font-style="italic" officeooo:rsid="071a29dd" style:font-style-asian="italic" style:font-style-complex="italic"/>
    </style:style>
    <style:style style:name="T559" style:family="text">
      <style:text-properties fo:font-style="italic" officeooo:rsid="071be8ce" style:font-style-asian="italic" style:font-style-complex="italic"/>
    </style:style>
    <style:style style:name="T560" style:family="text">
      <style:text-properties fo:font-style="italic" officeooo:rsid="07353afe" style:font-style-asian="italic" style:font-style-complex="italic"/>
    </style:style>
    <style:style style:name="T561" style:family="text">
      <style:text-properties fo:font-style="italic" officeooo:rsid="073096a7" style:font-style-asian="italic" style:font-style-complex="italic"/>
    </style:style>
    <style:style style:name="T562" style:family="text">
      <style:text-properties fo:font-style="italic" officeooo:rsid="072f312a" style:font-style-asian="italic" style:font-style-complex="italic"/>
    </style:style>
    <style:style style:name="T563" style:family="text">
      <style:text-properties fo:font-style="italic" officeooo:rsid="071e417c" style:font-style-asian="italic" style:font-style-complex="italic"/>
    </style:style>
    <style:style style:name="T564" style:family="text">
      <style:text-properties fo:font-style="italic" officeooo:rsid="075dc6a9" style:font-style-asian="italic" style:font-style-complex="italic"/>
    </style:style>
    <style:style style:name="T565" style:family="text">
      <style:text-properties fo:font-style="italic" officeooo:rsid="07674e6b" style:font-style-asian="italic" style:font-style-complex="italic"/>
    </style:style>
    <style:style style:name="T566" style:family="text">
      <style:text-properties fo:font-style="italic" officeooo:rsid="0768a668" style:font-style-asian="italic" style:font-style-complex="italic"/>
    </style:style>
    <style:style style:name="T567" style:family="text">
      <style:text-properties fo:font-style="italic" officeooo:rsid="076da30e" style:font-style-asian="italic" style:font-style-complex="italic"/>
    </style:style>
    <style:style style:name="T568" style:family="text">
      <style:text-properties fo:font-style="italic" officeooo:rsid="075d0c99" style:font-style-asian="italic" style:font-style-complex="italic"/>
    </style:style>
    <style:style style:name="T569" style:family="text">
      <style:text-properties fo:font-style="italic" officeooo:rsid="076f11ac" style:font-style-asian="italic" style:font-style-complex="italic"/>
    </style:style>
    <style:style style:name="T570" style:family="text">
      <style:text-properties fo:font-style="italic" officeooo:rsid="077d0026" style:font-style-asian="italic" style:font-style-complex="italic"/>
    </style:style>
    <style:style style:name="T571" style:family="text">
      <style:text-properties fo:font-style="italic" officeooo:rsid="07fde910" style:font-style-asian="italic" style:font-style-complex="italic"/>
    </style:style>
    <style:style style:name="T572" style:family="text">
      <style:text-properties fo:font-style="italic" officeooo:rsid="0801b8c8" style:font-style-asian="italic" style:font-style-complex="italic"/>
    </style:style>
    <style:style style:name="T573" style:family="text">
      <style:text-properties fo:font-style="italic" officeooo:rsid="07a170b7" style:font-style-asian="italic" style:font-style-complex="italic"/>
    </style:style>
    <style:style style:name="T574" style:family="text">
      <style:text-properties fo:font-style="italic" officeooo:rsid="0815c3c7" style:font-style-asian="italic" style:font-style-complex="italic"/>
    </style:style>
    <style:style style:name="T575" style:family="text">
      <style:text-properties fo:font-style="italic" officeooo:rsid="08252b3b" style:font-style-asian="italic" style:font-style-complex="italic"/>
    </style:style>
    <style:style style:name="T576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99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00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1" style:family="text">
      <style:text-properties fo:font-style="italic" style:text-underline-style="none" style:font-style-asian="italic" style:font-style-complex="italic"/>
    </style:style>
    <style:style style:name="T602" style:family="text">
      <style:text-properties fo:font-style="italic" style:text-underline-style="none" officeooo:rsid="00baae4f" style:font-style-asian="italic" style:font-style-complex="italic"/>
    </style:style>
    <style:style style:name="T603" style:family="text">
      <style:text-properties fo:font-style="italic" style:text-underline-style="none" officeooo:rsid="00d708a6" style:font-style-asian="italic" style:font-style-complex="italic"/>
    </style:style>
    <style:style style:name="T604" style:family="text">
      <style:text-properties fo:font-style="italic" style:text-underline-style="none" officeooo:rsid="00beb82f" style:font-style-asian="italic" style:font-style-complex="italic"/>
    </style:style>
    <style:style style:name="T605" style:family="text">
      <style:text-properties fo:font-style="italic" style:text-underline-style="none" officeooo:rsid="00d9c9e4" style:font-style-asian="italic" style:font-style-complex="italic"/>
    </style:style>
    <style:style style:name="T606" style:family="text">
      <style:text-properties fo:font-style="italic" style:text-underline-style="none" officeooo:rsid="00f55bb2" style:font-style-asian="italic" style:font-style-complex="italic"/>
    </style:style>
    <style:style style:name="T607" style:family="text">
      <style:text-properties fo:font-style="italic" style:text-underline-style="none" officeooo:rsid="00f74e17" style:font-style-asian="italic" style:font-style-complex="italic"/>
    </style:style>
    <style:style style:name="T608" style:family="text">
      <style:text-properties fo:font-style="italic" style:text-underline-style="none" officeooo:rsid="00fde6f2" style:font-style-asian="italic" style:font-style-complex="italic"/>
    </style:style>
    <style:style style:name="T609" style:family="text">
      <style:text-properties fo:font-style="italic" style:text-underline-style="none" officeooo:rsid="0130fd48" style:font-style-asian="italic" style:font-style-complex="italic"/>
    </style:style>
    <style:style style:name="T610" style:family="text">
      <style:text-properties fo:font-style="italic" style:text-underline-style="none" officeooo:rsid="013401b3" style:font-style-asian="italic" style:font-style-complex="italic"/>
    </style:style>
    <style:style style:name="T611" style:family="text">
      <style:text-properties fo:font-style="italic" style:text-underline-style="none" officeooo:rsid="013f3c54" style:font-style-asian="italic" style:font-style-complex="italic"/>
    </style:style>
    <style:style style:name="T612" style:family="text">
      <style:text-properties fo:font-style="italic" style:text-underline-style="none" officeooo:rsid="00bfa17d" style:font-style-asian="italic" style:font-style-complex="italic"/>
    </style:style>
    <style:style style:name="T613" style:family="text">
      <style:text-properties fo:font-style="italic" style:text-underline-style="none" officeooo:rsid="02a94de9" style:font-style-asian="italic" style:font-style-complex="italic"/>
    </style:style>
    <style:style style:name="T614" style:family="text">
      <style:text-properties fo:font-style="italic" style:text-underline-style="none" officeooo:rsid="00bbbf73" style:font-style-asian="italic" style:font-style-complex="italic"/>
    </style:style>
    <style:style style:name="T615" style:family="text">
      <style:text-properties fo:font-style="italic" style:text-underline-style="none" officeooo:rsid="00a639f7" style:font-style-asian="italic" style:font-style-complex="italic"/>
    </style:style>
    <style:style style:name="T616" style:family="text">
      <style:text-properties fo:font-style="italic" style:text-underline-style="none" officeooo:rsid="00bd11a0" style:font-style-asian="italic" style:font-style-complex="italic"/>
    </style:style>
    <style:style style:name="T6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93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9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95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96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97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0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0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0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0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0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05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06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07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08" style:family="text">
      <style:text-properties officeooo:rsid="00205d85"/>
    </style:style>
    <style:style style:name="T709" style:family="text">
      <style:text-properties officeooo:rsid="0027fcfd"/>
    </style:style>
    <style:style style:name="T710" style:family="text">
      <style:text-properties officeooo:rsid="0029525d"/>
    </style:style>
    <style:style style:name="T711" style:family="text">
      <style:text-properties officeooo:rsid="0034ed8b"/>
    </style:style>
    <style:style style:name="T712" style:family="text">
      <style:text-properties officeooo:rsid="00367935"/>
    </style:style>
    <style:style style:name="T713" style:family="text">
      <style:text-properties officeooo:rsid="00398ddf"/>
    </style:style>
    <style:style style:name="T714" style:family="text">
      <style:text-properties officeooo:rsid="003b4e50"/>
    </style:style>
    <style:style style:name="T7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5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5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5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59" style:family="text">
      <style:text-properties fo:font-style="normal" style:text-underline-style="none" style:font-style-asian="normal" style:font-style-complex="normal"/>
    </style:style>
    <style:style style:name="T760" style:family="text">
      <style:text-properties fo:font-style="normal" style:text-underline-style="none" officeooo:rsid="00a8a4b1" style:font-style-asian="normal" style:font-style-complex="normal"/>
    </style:style>
    <style:style style:name="T761" style:family="text">
      <style:text-properties fo:font-style="normal" style:text-underline-style="none" officeooo:rsid="00ba4170" style:font-style-asian="normal" style:font-style-complex="normal"/>
    </style:style>
    <style:style style:name="T762" style:family="text">
      <style:text-properties fo:font-style="normal" style:text-underline-style="none" officeooo:rsid="00b1e303" style:font-style-asian="normal" style:font-style-complex="normal"/>
    </style:style>
    <style:style style:name="T763" style:family="text">
      <style:text-properties fo:font-style="normal" style:text-underline-style="none" officeooo:rsid="00baae4f" style:font-style-asian="normal" style:font-style-complex="normal"/>
    </style:style>
    <style:style style:name="T764" style:family="text">
      <style:text-properties fo:font-style="normal" style:text-underline-style="none" officeooo:rsid="00bbbf73" style:font-style-asian="normal" style:font-style-complex="normal"/>
    </style:style>
    <style:style style:name="T765" style:family="text">
      <style:text-properties fo:font-style="normal" style:text-underline-style="none" officeooo:rsid="00be4749" style:font-style-asian="normal" style:font-style-complex="normal"/>
    </style:style>
    <style:style style:name="T766" style:family="text">
      <style:text-properties fo:font-style="normal" style:text-underline-style="none" officeooo:rsid="00d139a0" style:font-style-asian="normal" style:font-style-complex="normal"/>
    </style:style>
    <style:style style:name="T767" style:family="text">
      <style:text-properties fo:font-style="normal" style:text-underline-style="none" officeooo:rsid="00d1487d" style:font-style-asian="normal" style:font-style-complex="normal"/>
    </style:style>
    <style:style style:name="T768" style:family="text">
      <style:text-properties fo:font-style="normal" style:text-underline-style="none" officeooo:rsid="00d2fc06" style:font-style-asian="normal" style:font-style-complex="normal"/>
    </style:style>
    <style:style style:name="T769" style:family="text">
      <style:text-properties fo:font-style="normal" style:text-underline-style="none" officeooo:rsid="00d40111" style:font-style-asian="normal" style:font-style-complex="normal"/>
    </style:style>
    <style:style style:name="T770" style:family="text">
      <style:text-properties fo:font-style="normal" style:text-underline-style="none" officeooo:rsid="00d4c5ce" style:font-style-asian="normal" style:font-style-complex="normal"/>
    </style:style>
    <style:style style:name="T771" style:family="text">
      <style:text-properties fo:font-style="normal" style:text-underline-style="none" officeooo:rsid="00d708a6" style:font-style-asian="normal" style:font-style-complex="normal"/>
    </style:style>
    <style:style style:name="T772" style:family="text">
      <style:text-properties fo:font-style="normal" style:text-underline-style="none" officeooo:rsid="00d77d7d" style:font-style-asian="normal" style:font-style-complex="normal"/>
    </style:style>
    <style:style style:name="T773" style:family="text">
      <style:text-properties fo:font-style="normal" style:text-underline-style="none" officeooo:rsid="00d83381" style:font-style-asian="normal" style:font-style-complex="normal"/>
    </style:style>
    <style:style style:name="T774" style:family="text">
      <style:text-properties fo:font-style="normal" style:text-underline-style="none" officeooo:rsid="00d75809" style:font-style-asian="normal" style:font-style-complex="normal"/>
    </style:style>
    <style:style style:name="T775" style:family="text">
      <style:text-properties fo:font-style="normal" style:text-underline-style="none" officeooo:rsid="00dd6c8d" style:font-style-asian="normal" style:font-style-complex="normal"/>
    </style:style>
    <style:style style:name="T776" style:family="text">
      <style:text-properties fo:font-style="normal" style:text-underline-style="none" officeooo:rsid="00dedcd7" style:font-style-asian="normal" style:font-style-complex="normal"/>
    </style:style>
    <style:style style:name="T777" style:family="text">
      <style:text-properties fo:font-style="normal" style:text-underline-style="none" officeooo:rsid="00beb82f" style:font-style-asian="normal" style:font-style-complex="normal"/>
    </style:style>
    <style:style style:name="T778" style:family="text">
      <style:text-properties fo:font-style="normal" style:text-underline-style="none" officeooo:rsid="00e4290b" style:font-style-asian="normal" style:font-style-complex="normal"/>
    </style:style>
    <style:style style:name="T779" style:family="text">
      <style:text-properties fo:font-style="normal" style:text-underline-style="none" officeooo:rsid="00eb50e0" style:font-style-asian="normal" style:font-style-complex="normal"/>
    </style:style>
    <style:style style:name="T780" style:family="text">
      <style:text-properties fo:font-style="normal" style:text-underline-style="none" officeooo:rsid="00d9c9e4" style:font-style-asian="normal" style:font-style-complex="normal"/>
    </style:style>
    <style:style style:name="T781" style:family="text">
      <style:text-properties fo:font-style="normal" style:text-underline-style="none" officeooo:rsid="00ec1e8c" style:font-style-asian="normal" style:font-style-complex="normal"/>
    </style:style>
    <style:style style:name="T782" style:family="text">
      <style:text-properties fo:font-style="normal" style:text-underline-style="none" officeooo:rsid="00f0f7f8" style:font-style-asian="normal" style:font-style-complex="normal"/>
    </style:style>
    <style:style style:name="T783" style:family="text">
      <style:text-properties fo:font-style="normal" style:text-underline-style="none" officeooo:rsid="00f2503e" style:font-style-asian="normal" style:font-style-complex="normal"/>
    </style:style>
    <style:style style:name="T784" style:family="text">
      <style:text-properties fo:font-style="normal" style:text-underline-style="none" officeooo:rsid="00f5260b" style:font-style-asian="normal" style:font-style-complex="normal"/>
    </style:style>
    <style:style style:name="T785" style:family="text">
      <style:text-properties fo:font-style="normal" style:text-underline-style="none" officeooo:rsid="00f55bb2" style:font-style-asian="normal" style:font-style-complex="normal"/>
    </style:style>
    <style:style style:name="T786" style:family="text">
      <style:text-properties fo:font-style="normal" style:text-underline-style="none" officeooo:rsid="00f74e17" style:font-style-asian="normal" style:font-style-complex="normal"/>
    </style:style>
    <style:style style:name="T787" style:family="text">
      <style:text-properties fo:font-style="normal" style:text-underline-style="none" officeooo:rsid="00fbef0d" style:font-style-asian="normal" style:font-style-complex="normal"/>
    </style:style>
    <style:style style:name="T788" style:family="text">
      <style:text-properties fo:font-style="normal" style:text-underline-style="none" officeooo:rsid="00fde6f2" style:font-style-asian="normal" style:font-style-complex="normal"/>
    </style:style>
    <style:style style:name="T789" style:family="text">
      <style:text-properties fo:font-style="normal" style:text-underline-style="none" officeooo:rsid="010185dc" style:font-style-asian="normal" style:font-style-complex="normal"/>
    </style:style>
    <style:style style:name="T790" style:family="text">
      <style:text-properties fo:font-style="normal" style:text-underline-style="none" officeooo:rsid="0103be48" style:font-style-asian="normal" style:font-style-complex="normal"/>
    </style:style>
    <style:style style:name="T791" style:family="text">
      <style:text-properties fo:font-style="normal" style:text-underline-style="none" officeooo:rsid="010c486e" style:font-style-asian="normal" style:font-style-complex="normal"/>
    </style:style>
    <style:style style:name="T792" style:family="text">
      <style:text-properties fo:font-style="normal" style:text-underline-style="none" officeooo:rsid="010db770" style:font-style-asian="normal" style:font-style-complex="normal"/>
    </style:style>
    <style:style style:name="T793" style:family="text">
      <style:text-properties fo:font-style="normal" style:text-underline-style="none" officeooo:rsid="011cabfd" style:font-style-asian="normal" style:font-style-complex="normal"/>
    </style:style>
    <style:style style:name="T794" style:family="text">
      <style:text-properties fo:font-style="normal" style:text-underline-style="none" officeooo:rsid="011d9595" style:font-style-asian="normal" style:font-style-complex="normal"/>
    </style:style>
    <style:style style:name="T795" style:family="text">
      <style:text-properties fo:font-style="normal" style:text-underline-style="none" officeooo:rsid="011fc384" style:font-style-asian="normal" style:font-style-complex="normal"/>
    </style:style>
    <style:style style:name="T796" style:family="text">
      <style:text-properties fo:font-style="normal" style:text-underline-style="none" officeooo:rsid="012dfde8" style:font-style-asian="normal" style:font-style-complex="normal"/>
    </style:style>
    <style:style style:name="T797" style:family="text">
      <style:text-properties fo:font-style="normal" style:text-underline-style="none" officeooo:rsid="0130fd48" style:font-style-asian="normal" style:font-style-complex="normal"/>
    </style:style>
    <style:style style:name="T798" style:family="text">
      <style:text-properties fo:font-style="normal" style:text-underline-style="none" officeooo:rsid="013282b3" style:font-style-asian="normal" style:font-style-complex="normal"/>
    </style:style>
    <style:style style:name="T799" style:family="text">
      <style:text-properties fo:font-style="normal" style:text-underline-style="none" officeooo:rsid="013401b3" style:font-style-asian="normal" style:font-style-complex="normal"/>
    </style:style>
    <style:style style:name="T800" style:family="text">
      <style:text-properties fo:font-style="normal" style:text-underline-style="none" officeooo:rsid="013a8584" style:font-style-asian="normal" style:font-style-complex="normal"/>
    </style:style>
    <style:style style:name="T801" style:family="text">
      <style:text-properties fo:font-style="normal" style:text-underline-style="none" officeooo:rsid="013f3c54" style:font-style-asian="normal" style:font-style-complex="normal"/>
    </style:style>
    <style:style style:name="T802" style:family="text">
      <style:text-properties fo:font-style="normal" style:text-underline-style="none" officeooo:rsid="013e347a" style:font-style-asian="normal" style:font-style-complex="normal"/>
    </style:style>
    <style:style style:name="T803" style:family="text">
      <style:text-properties fo:font-style="normal" style:text-underline-style="none" officeooo:rsid="01408f03" style:font-style-asian="normal" style:font-style-complex="normal"/>
    </style:style>
    <style:style style:name="T804" style:family="text">
      <style:text-properties fo:font-style="normal" style:text-underline-style="none" officeooo:rsid="013cc971" style:font-style-asian="normal" style:font-style-complex="normal"/>
    </style:style>
    <style:style style:name="T805" style:family="text">
      <style:text-properties fo:font-style="normal" style:text-underline-style="none" officeooo:rsid="0150aafa" style:font-style-asian="normal" style:font-style-complex="normal"/>
    </style:style>
    <style:style style:name="T806" style:family="text">
      <style:text-properties fo:font-style="normal" style:text-underline-style="none" officeooo:rsid="0152f194" style:font-style-asian="normal" style:font-style-complex="normal"/>
    </style:style>
    <style:style style:name="T807" style:family="text">
      <style:text-properties fo:font-style="normal" style:text-underline-style="none" officeooo:rsid="0157e2d4" style:font-style-asian="normal" style:font-style-complex="normal"/>
    </style:style>
    <style:style style:name="T808" style:family="text">
      <style:text-properties fo:font-style="normal" style:text-underline-style="none" officeooo:rsid="015c452a" style:font-style-asian="normal" style:font-style-complex="normal"/>
    </style:style>
    <style:style style:name="T809" style:family="text">
      <style:text-properties fo:font-style="normal" style:text-underline-style="none" officeooo:rsid="0176ee1b" style:font-style-asian="normal" style:font-style-complex="normal"/>
    </style:style>
    <style:style style:name="T810" style:family="text">
      <style:text-properties fo:font-style="normal" style:text-underline-style="none" officeooo:rsid="02b807dc" style:font-style-asian="normal" style:font-style-complex="normal"/>
    </style:style>
    <style:style style:name="T811" style:family="text">
      <style:text-properties fo:font-style="normal" style:text-underline-style="none" officeooo:rsid="00bd11a0" style:font-style-asian="normal" style:font-style-complex="normal"/>
    </style:style>
    <style:style style:name="T812" style:family="text">
      <style:text-properties fo:font-style="normal" style:text-underline-style="none" officeooo:rsid="02edc963" style:font-style-asian="normal" style:font-style-complex="normal"/>
    </style:style>
    <style:style style:name="T813" style:family="text">
      <style:text-properties fo:font-style="normal" style:text-underline-style="none" officeooo:rsid="07b3bfe3" style:font-style-asian="normal" style:font-style-complex="normal"/>
    </style:style>
    <style:style style:name="T814" style:family="text">
      <style:text-properties fo:font-style="normal" style:font-style-asian="normal" style:font-style-complex="normal"/>
    </style:style>
    <style:style style:name="T815" style:family="text">
      <style:text-properties fo:font-style="normal" officeooo:rsid="00524926" style:font-style-asian="normal" style:font-style-complex="normal"/>
    </style:style>
    <style:style style:name="T816" style:family="text">
      <style:text-properties fo:font-style="normal" officeooo:rsid="0033fbdf" style:font-style-asian="normal" style:font-style-complex="normal"/>
    </style:style>
    <style:style style:name="T817" style:family="text">
      <style:text-properties fo:font-style="normal" officeooo:rsid="0034ed8b" style:font-style-asian="normal" style:font-style-complex="normal"/>
    </style:style>
    <style:style style:name="T818" style:family="text">
      <style:text-properties fo:font-style="normal" officeooo:rsid="0052a33a" style:font-style-asian="normal" style:font-style-complex="normal"/>
    </style:style>
    <style:style style:name="T819" style:family="text">
      <style:text-properties fo:font-style="normal" officeooo:rsid="0092f82d" style:font-style-asian="normal" style:font-style-complex="normal"/>
    </style:style>
    <style:style style:name="T820" style:family="text">
      <style:text-properties fo:font-style="normal" officeooo:rsid="00c6421c" style:font-style-asian="normal" style:font-style-complex="normal"/>
    </style:style>
    <style:style style:name="T821" style:family="text">
      <style:text-properties fo:font-style="normal" officeooo:rsid="00cc5bce" style:font-style-asian="normal" style:font-style-complex="normal"/>
    </style:style>
    <style:style style:name="T822" style:family="text">
      <style:text-properties fo:font-style="normal" officeooo:rsid="0106c767" style:font-style-asian="normal" style:font-style-complex="normal"/>
    </style:style>
    <style:style style:name="T823" style:family="text">
      <style:text-properties fo:font-style="normal" officeooo:rsid="0164a6ee" style:font-style-asian="normal" style:font-style-complex="normal"/>
    </style:style>
    <style:style style:name="T824" style:family="text">
      <style:text-properties fo:font-style="normal" officeooo:rsid="0168d8d5" style:font-style-asian="normal" style:font-style-complex="normal"/>
    </style:style>
    <style:style style:name="T825" style:family="text">
      <style:text-properties fo:font-style="normal" officeooo:rsid="0179221f" style:font-style-asian="normal" style:font-style-complex="normal"/>
    </style:style>
    <style:style style:name="T826" style:family="text">
      <style:text-properties fo:font-style="normal" officeooo:rsid="017941db" style:font-style-asian="normal" style:font-style-complex="normal"/>
    </style:style>
    <style:style style:name="T827" style:family="text">
      <style:text-properties fo:font-style="normal" officeooo:rsid="017a7161" style:font-style-asian="normal" style:font-style-complex="normal"/>
    </style:style>
    <style:style style:name="T828" style:family="text">
      <style:text-properties fo:font-style="normal" officeooo:rsid="0288fb00" style:font-style-asian="normal" style:font-style-complex="normal"/>
    </style:style>
    <style:style style:name="T829" style:family="text">
      <style:text-properties fo:font-style="normal" officeooo:rsid="03355d74" style:font-style-asian="normal" style:font-style-complex="normal"/>
    </style:style>
    <style:style style:name="T830" style:family="text">
      <style:text-properties fo:font-style="normal" officeooo:rsid="0335ea2c" style:font-style-asian="normal" style:font-style-complex="normal"/>
    </style:style>
    <style:style style:name="T831" style:family="text">
      <style:text-properties fo:font-style="normal" officeooo:rsid="0346a444" style:font-style-asian="normal" style:font-style-complex="normal"/>
    </style:style>
    <style:style style:name="T832" style:family="text">
      <style:text-properties fo:font-style="normal" officeooo:rsid="0347bb43" style:font-style-asian="normal" style:font-style-complex="normal"/>
    </style:style>
    <style:style style:name="T833" style:family="text">
      <style:text-properties fo:font-style="normal" officeooo:rsid="03343ce6" style:font-style-asian="normal" style:font-style-complex="normal"/>
    </style:style>
    <style:style style:name="T834" style:family="text">
      <style:text-properties fo:font-style="normal" officeooo:rsid="034dbe4d" style:font-style-asian="normal" style:font-style-complex="normal"/>
    </style:style>
    <style:style style:name="T835" style:family="text">
      <style:text-properties fo:font-style="normal" officeooo:rsid="034f33b6" style:font-style-asian="normal" style:font-style-complex="normal"/>
    </style:style>
    <style:style style:name="T836" style:family="text">
      <style:text-properties fo:font-style="normal" officeooo:rsid="035051aa" style:font-style-asian="normal" style:font-style-complex="normal"/>
    </style:style>
    <style:style style:name="T837" style:family="text">
      <style:text-properties fo:font-style="normal" officeooo:rsid="035de550" style:font-style-asian="normal" style:font-style-complex="normal"/>
    </style:style>
    <style:style style:name="T838" style:family="text">
      <style:text-properties fo:font-style="normal" officeooo:rsid="0364e15d" style:font-style-asian="normal" style:font-style-complex="normal"/>
    </style:style>
    <style:style style:name="T839" style:family="text">
      <style:text-properties fo:font-style="normal" officeooo:rsid="033e56cf" style:font-style-asian="normal" style:font-style-complex="normal"/>
    </style:style>
    <style:style style:name="T840" style:family="text">
      <style:text-properties fo:font-style="normal" officeooo:rsid="0367f8e1" style:font-style-asian="normal" style:font-style-complex="normal"/>
    </style:style>
    <style:style style:name="T841" style:family="text">
      <style:text-properties fo:font-style="normal" officeooo:rsid="0369854f" style:font-style-asian="normal" style:font-style-complex="normal"/>
    </style:style>
    <style:style style:name="T842" style:family="text">
      <style:text-properties fo:font-style="normal" officeooo:rsid="040ce935" style:font-style-asian="normal" style:font-style-complex="normal"/>
    </style:style>
    <style:style style:name="T843" style:family="text">
      <style:text-properties fo:font-style="normal" officeooo:rsid="040ea9fd" style:font-style-asian="normal" style:font-style-complex="normal"/>
    </style:style>
    <style:style style:name="T844" style:family="text">
      <style:text-properties fo:font-style="normal" officeooo:rsid="041e6a3e" style:font-style-asian="normal" style:font-style-complex="normal"/>
    </style:style>
    <style:style style:name="T845" style:family="text">
      <style:text-properties fo:font-style="normal" officeooo:rsid="04a8203c" style:font-style-asian="normal" style:font-style-complex="normal"/>
    </style:style>
    <style:style style:name="T846" style:family="text">
      <style:text-properties fo:font-style="normal" officeooo:rsid="04b80b14" style:font-style-asian="normal" style:font-style-complex="normal"/>
    </style:style>
    <style:style style:name="T847" style:family="text">
      <style:text-properties fo:font-style="normal" officeooo:rsid="060fe20f" style:font-style-asian="normal" style:font-style-complex="normal"/>
    </style:style>
    <style:style style:name="T848" style:family="text">
      <style:text-properties fo:font-style="normal" officeooo:rsid="06125c09" style:font-style-asian="normal" style:font-style-complex="normal"/>
    </style:style>
    <style:style style:name="T849" style:family="text">
      <style:text-properties fo:font-style="normal" officeooo:rsid="06130d41" style:font-style-asian="normal" style:font-style-complex="normal"/>
    </style:style>
    <style:style style:name="T850" style:family="text">
      <style:text-properties fo:font-style="normal" officeooo:rsid="0613692a" style:font-style-asian="normal" style:font-style-complex="normal"/>
    </style:style>
    <style:style style:name="T851" style:family="text">
      <style:text-properties fo:font-style="normal" officeooo:rsid="06148669" style:font-style-asian="normal" style:font-style-complex="normal"/>
    </style:style>
    <style:style style:name="T852" style:family="text">
      <style:text-properties fo:font-style="normal" officeooo:rsid="0615b752" style:font-style-asian="normal" style:font-style-complex="normal"/>
    </style:style>
    <style:style style:name="T853" style:family="text">
      <style:text-properties fo:font-style="normal" officeooo:rsid="06191840" style:font-style-asian="normal" style:font-style-complex="normal"/>
    </style:style>
    <style:style style:name="T854" style:family="text">
      <style:text-properties fo:font-style="normal" officeooo:rsid="06196acd" style:font-style-asian="normal" style:font-style-complex="normal"/>
    </style:style>
    <style:style style:name="T855" style:family="text">
      <style:text-properties fo:font-style="normal" officeooo:rsid="0622a520" style:font-style-asian="normal" style:font-style-complex="normal"/>
    </style:style>
    <style:style style:name="T856" style:family="text">
      <style:text-properties fo:font-style="normal" officeooo:rsid="062535ed" style:font-style-asian="normal" style:font-style-complex="normal"/>
    </style:style>
    <style:style style:name="T857" style:family="text">
      <style:text-properties fo:font-style="normal" officeooo:rsid="06257b22" style:font-style-asian="normal" style:font-style-complex="normal"/>
    </style:style>
    <style:style style:name="T858" style:family="text">
      <style:text-properties fo:font-style="normal" officeooo:rsid="0626dd8c" style:font-style-asian="normal" style:font-style-complex="normal"/>
    </style:style>
    <style:style style:name="T859" style:family="text">
      <style:text-properties fo:font-style="normal" officeooo:rsid="06289f09" style:font-style-asian="normal" style:font-style-complex="normal"/>
    </style:style>
    <style:style style:name="T860" style:family="text">
      <style:text-properties fo:font-style="normal" officeooo:rsid="062ba32e" style:font-style-asian="normal" style:font-style-complex="normal"/>
    </style:style>
    <style:style style:name="T861" style:family="text">
      <style:text-properties fo:font-style="normal" officeooo:rsid="065a8b52" style:font-style-asian="normal" style:font-style-complex="normal"/>
    </style:style>
    <style:style style:name="T862" style:family="text">
      <style:text-properties fo:font-style="normal" officeooo:rsid="065d401a" style:font-style-asian="normal" style:font-style-complex="normal"/>
    </style:style>
    <style:style style:name="T863" style:family="text">
      <style:text-properties fo:font-style="normal" officeooo:rsid="065d9833" style:font-style-asian="normal" style:font-style-complex="normal"/>
    </style:style>
    <style:style style:name="T864" style:family="text">
      <style:text-properties fo:font-style="normal" officeooo:rsid="065e446d" style:font-style-asian="normal" style:font-style-complex="normal"/>
    </style:style>
    <style:style style:name="T865" style:family="text">
      <style:text-properties fo:font-style="normal" officeooo:rsid="0663741c" style:font-style-asian="normal" style:font-style-complex="normal"/>
    </style:style>
    <style:style style:name="T866" style:family="text">
      <style:text-properties fo:font-style="normal" officeooo:rsid="0663a1c9" style:font-style-asian="normal" style:font-style-complex="normal"/>
    </style:style>
    <style:style style:name="T867" style:family="text">
      <style:text-properties fo:font-style="normal" officeooo:rsid="06665ce0" style:font-style-asian="normal" style:font-style-complex="normal"/>
    </style:style>
    <style:style style:name="T868" style:family="text">
      <style:text-properties fo:font-style="normal" officeooo:rsid="067c6895" style:font-style-asian="normal" style:font-style-complex="normal"/>
    </style:style>
    <style:style style:name="T869" style:family="text">
      <style:text-properties fo:font-style="normal" officeooo:rsid="0682b523" style:font-style-asian="normal" style:font-style-complex="normal"/>
    </style:style>
    <style:style style:name="T870" style:family="text">
      <style:text-properties fo:font-style="normal" officeooo:rsid="06176dd5" style:font-style-asian="normal" style:font-style-complex="normal"/>
    </style:style>
    <style:style style:name="T871" style:family="text">
      <style:text-properties fo:font-style="normal" officeooo:rsid="06886957" style:font-style-asian="normal" style:font-style-complex="normal"/>
    </style:style>
    <style:style style:name="T872" style:family="text">
      <style:text-properties fo:font-style="normal" officeooo:rsid="069bb3bd" style:font-style-asian="normal" style:font-style-complex="normal"/>
    </style:style>
    <style:style style:name="T873" style:family="text">
      <style:text-properties fo:font-style="normal" officeooo:rsid="069befec" style:font-style-asian="normal" style:font-style-complex="normal"/>
    </style:style>
    <style:style style:name="T874" style:family="text">
      <style:text-properties fo:font-style="normal" officeooo:rsid="069f9907" style:font-style-asian="normal" style:font-style-complex="normal"/>
    </style:style>
    <style:style style:name="T875" style:family="text">
      <style:text-properties fo:font-style="normal" officeooo:rsid="06aaffd2" style:font-style-asian="normal" style:font-style-complex="normal"/>
    </style:style>
    <style:style style:name="T876" style:family="text">
      <style:text-properties fo:font-style="normal" officeooo:rsid="06b79ef0" style:font-style-asian="normal" style:font-style-complex="normal"/>
    </style:style>
    <style:style style:name="T877" style:family="text">
      <style:text-properties fo:font-style="normal" officeooo:rsid="06bf5f63" style:font-style-asian="normal" style:font-style-complex="normal"/>
    </style:style>
    <style:style style:name="T878" style:family="text">
      <style:text-properties fo:font-style="normal" officeooo:rsid="06c0c7e9" style:font-style-asian="normal" style:font-style-complex="normal"/>
    </style:style>
    <style:style style:name="T879" style:family="text">
      <style:text-properties fo:font-style="normal" officeooo:rsid="06c5c80d" style:font-style-asian="normal" style:font-style-complex="normal"/>
    </style:style>
    <style:style style:name="T880" style:family="text">
      <style:text-properties fo:font-style="normal" officeooo:rsid="069d3467" style:font-style-asian="normal" style:font-style-complex="normal"/>
    </style:style>
    <style:style style:name="T881" style:family="text">
      <style:text-properties fo:font-style="normal" officeooo:rsid="06ce71fd" style:font-style-asian="normal" style:font-style-complex="normal"/>
    </style:style>
    <style:style style:name="T882" style:family="text">
      <style:text-properties fo:font-style="normal" officeooo:rsid="06c5c5b6" style:font-style-asian="normal" style:font-style-complex="normal"/>
    </style:style>
    <style:style style:name="T883" style:family="text">
      <style:text-properties fo:font-style="normal" officeooo:rsid="06d92b57" style:font-style-asian="normal" style:font-style-complex="normal"/>
    </style:style>
    <style:style style:name="T884" style:family="text">
      <style:text-properties fo:font-style="normal" officeooo:rsid="06d9b7d5" style:font-style-asian="normal" style:font-style-complex="normal"/>
    </style:style>
    <style:style style:name="T885" style:family="text">
      <style:text-properties fo:font-style="normal" officeooo:rsid="06dce0b5" style:font-style-asian="normal" style:font-style-complex="normal"/>
    </style:style>
    <style:style style:name="T886" style:family="text">
      <style:text-properties fo:font-style="normal" officeooo:rsid="06de9ff5" style:font-style-asian="normal" style:font-style-complex="normal"/>
    </style:style>
    <style:style style:name="T887" style:family="text">
      <style:text-properties fo:font-style="normal" officeooo:rsid="06e17906" style:font-style-asian="normal" style:font-style-complex="normal"/>
    </style:style>
    <style:style style:name="T888" style:family="text">
      <style:text-properties fo:font-style="normal" officeooo:rsid="06e34718" style:font-style-asian="normal" style:font-style-complex="normal"/>
    </style:style>
    <style:style style:name="T889" style:family="text">
      <style:text-properties fo:font-style="normal" officeooo:rsid="06e9b05d" style:font-style-asian="normal" style:font-style-complex="normal"/>
    </style:style>
    <style:style style:name="T890" style:family="text">
      <style:text-properties fo:font-style="normal" officeooo:rsid="06ee4110" style:font-style-asian="normal" style:font-style-complex="normal"/>
    </style:style>
    <style:style style:name="T891" style:family="text">
      <style:text-properties fo:font-style="normal" officeooo:rsid="06fabfda" style:font-style-asian="normal" style:font-style-complex="normal"/>
    </style:style>
    <style:style style:name="T892" style:family="text">
      <style:text-properties fo:font-style="normal" officeooo:rsid="06fca8cd" style:font-style-asian="normal" style:font-style-complex="normal"/>
    </style:style>
    <style:style style:name="T893" style:family="text">
      <style:text-properties fo:font-style="normal" officeooo:rsid="06fe5f86" style:font-style-asian="normal" style:font-style-complex="normal"/>
    </style:style>
    <style:style style:name="T894" style:family="text">
      <style:text-properties fo:font-style="normal" officeooo:rsid="0703136b" style:font-style-asian="normal" style:font-style-complex="normal"/>
    </style:style>
    <style:style style:name="T895" style:family="text">
      <style:text-properties fo:font-style="normal" officeooo:rsid="0702273b" style:font-style-asian="normal" style:font-style-complex="normal"/>
    </style:style>
    <style:style style:name="T896" style:family="text">
      <style:text-properties fo:font-style="normal" officeooo:rsid="07057718" style:font-style-asian="normal" style:font-style-complex="normal"/>
    </style:style>
    <style:style style:name="T897" style:family="text">
      <style:text-properties fo:font-style="normal" officeooo:rsid="0709e8e0" style:font-style-asian="normal" style:font-style-complex="normal"/>
    </style:style>
    <style:style style:name="T898" style:family="text">
      <style:text-properties fo:font-style="normal" officeooo:rsid="070b4184" style:font-style-asian="normal" style:font-style-complex="normal"/>
    </style:style>
    <style:style style:name="T899" style:family="text">
      <style:text-properties fo:font-style="normal" officeooo:rsid="070c8d4a" style:font-style-asian="normal" style:font-style-complex="normal"/>
    </style:style>
    <style:style style:name="T900" style:family="text">
      <style:text-properties fo:font-style="normal" officeooo:rsid="070efc4d" style:font-style-asian="normal" style:font-style-complex="normal"/>
    </style:style>
    <style:style style:name="T901" style:family="text">
      <style:text-properties fo:font-style="normal" officeooo:rsid="071053d5" style:font-style-asian="normal" style:font-style-complex="normal"/>
    </style:style>
    <style:style style:name="T902" style:family="text">
      <style:text-properties fo:font-style="normal" officeooo:rsid="071240f6" style:font-style-asian="normal" style:font-style-complex="normal"/>
    </style:style>
    <style:style style:name="T903" style:family="text">
      <style:text-properties fo:font-style="normal" officeooo:rsid="07175761" style:font-style-asian="normal" style:font-style-complex="normal"/>
    </style:style>
    <style:style style:name="T904" style:family="text">
      <style:text-properties fo:font-style="normal" officeooo:rsid="071f6f35" style:font-style-asian="normal" style:font-style-complex="normal"/>
    </style:style>
    <style:style style:name="T905" style:family="text">
      <style:text-properties fo:font-style="normal" officeooo:rsid="07298684" style:font-style-asian="normal" style:font-style-complex="normal"/>
    </style:style>
    <style:style style:name="T906" style:family="text">
      <style:text-properties fo:font-style="normal" officeooo:rsid="072b8ac3" style:font-style-asian="normal" style:font-style-complex="normal"/>
    </style:style>
    <style:style style:name="T907" style:family="text">
      <style:text-properties fo:font-style="normal" officeooo:rsid="073096a7" style:font-style-asian="normal" style:font-style-complex="normal"/>
    </style:style>
    <style:style style:name="T908" style:family="text">
      <style:text-properties fo:font-style="normal" officeooo:rsid="072f312a" style:font-style-asian="normal" style:font-style-complex="normal"/>
    </style:style>
    <style:style style:name="T909" style:family="text">
      <style:text-properties fo:font-style="normal" officeooo:rsid="07317a4c" style:font-style-asian="normal" style:font-style-complex="normal"/>
    </style:style>
    <style:style style:name="T910" style:family="text">
      <style:text-properties fo:font-style="normal" officeooo:rsid="07337436" style:font-style-asian="normal" style:font-style-complex="normal"/>
    </style:style>
    <style:style style:name="T911" style:family="text">
      <style:text-properties fo:font-style="normal" officeooo:rsid="07349225" style:font-style-asian="normal" style:font-style-complex="normal"/>
    </style:style>
    <style:style style:name="T912" style:family="text">
      <style:text-properties fo:font-style="normal" officeooo:rsid="0734c99b" style:font-style-asian="normal" style:font-style-complex="normal"/>
    </style:style>
    <style:style style:name="T913" style:family="text">
      <style:text-properties fo:font-style="normal" officeooo:rsid="073a77c9" style:font-style-asian="normal" style:font-style-complex="normal"/>
    </style:style>
    <style:style style:name="T914" style:family="text">
      <style:text-properties fo:font-style="normal" officeooo:rsid="07496791" style:font-style-asian="normal" style:font-style-complex="normal"/>
    </style:style>
    <style:style style:name="T915" style:family="text">
      <style:text-properties fo:font-style="normal" officeooo:rsid="071e417c" style:font-style-asian="normal" style:font-style-complex="normal"/>
    </style:style>
    <style:style style:name="T916" style:family="text">
      <style:text-properties fo:font-style="normal" officeooo:rsid="074a9a44" style:font-style-asian="normal" style:font-style-complex="normal"/>
    </style:style>
    <style:style style:name="T917" style:family="text">
      <style:text-properties fo:font-style="normal" officeooo:rsid="075cae1c" style:font-style-asian="normal" style:font-style-complex="normal"/>
    </style:style>
    <style:style style:name="T918" style:family="text">
      <style:text-properties fo:font-style="normal" officeooo:rsid="075dbff1" style:font-style-asian="normal" style:font-style-complex="normal"/>
    </style:style>
    <style:style style:name="T919" style:family="text">
      <style:text-properties fo:font-style="normal" officeooo:rsid="075dc6a9" style:font-style-asian="normal" style:font-style-complex="normal"/>
    </style:style>
    <style:style style:name="T920" style:family="text">
      <style:text-properties fo:font-style="normal" officeooo:rsid="07605dc7" style:font-style-asian="normal" style:font-style-complex="normal"/>
    </style:style>
    <style:style style:name="T921" style:family="text">
      <style:text-properties fo:font-style="normal" officeooo:rsid="0763e3d5" style:font-style-asian="normal" style:font-style-complex="normal"/>
    </style:style>
    <style:style style:name="T922" style:family="text">
      <style:text-properties fo:font-style="normal" officeooo:rsid="0765c475" style:font-style-asian="normal" style:font-style-complex="normal"/>
    </style:style>
    <style:style style:name="T923" style:family="text">
      <style:text-properties fo:font-style="normal" officeooo:rsid="0766ef94" style:font-style-asian="normal" style:font-style-complex="normal"/>
    </style:style>
    <style:style style:name="T924" style:family="text">
      <style:text-properties fo:font-style="normal" officeooo:rsid="07674e6b" style:font-style-asian="normal" style:font-style-complex="normal"/>
    </style:style>
    <style:style style:name="T925" style:family="text">
      <style:text-properties fo:font-style="normal" officeooo:rsid="076b9c38" style:font-style-asian="normal" style:font-style-complex="normal"/>
    </style:style>
    <style:style style:name="T926" style:family="text">
      <style:text-properties fo:font-style="normal" officeooo:rsid="076fec72" style:font-style-asian="normal" style:font-style-complex="normal"/>
    </style:style>
    <style:style style:name="T927" style:family="text">
      <style:text-properties fo:font-style="normal" officeooo:rsid="079e4f56" style:font-style-asian="normal" style:font-style-complex="normal"/>
    </style:style>
    <style:style style:name="T928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29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30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31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7eb22a0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81a7fc6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9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9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98" style:family="text">
      <style:text-properties officeooo:rsid="004d4d0b"/>
    </style:style>
    <style:style style:name="T1099" style:family="text">
      <style:text-properties officeooo:rsid="0013268f"/>
    </style:style>
    <style:style style:name="T1100" style:family="text">
      <style:text-properties officeooo:rsid="004f4350"/>
    </style:style>
    <style:style style:name="T1101" style:family="text">
      <style:text-properties officeooo:rsid="00501b3c"/>
    </style:style>
    <style:style style:name="T1102" style:family="text">
      <style:text-properties officeooo:rsid="00147dd9"/>
    </style:style>
    <style:style style:name="T1103" style:family="text">
      <style:text-properties officeooo:rsid="005521a3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officeooo:rsid="005f7223" style:font-weight-asian="bold" style:font-weight-complex="bold"/>
    </style:style>
    <style:style style:name="T1106" style:family="text">
      <style:text-properties fo:font-weight="bold" officeooo:rsid="01871851" style:font-weight-asian="bold" style:font-weight-complex="bold"/>
    </style:style>
    <style:style style:name="T1107" style:family="text">
      <style:text-properties fo:font-weight="bold" officeooo:rsid="02070606" style:font-weight-asian="bold" style:font-weight-complex="bold"/>
    </style:style>
    <style:style style:name="T1108" style:family="text">
      <style:text-properties fo:font-weight="bold" officeooo:rsid="0206e857" style:font-weight-asian="bold" style:font-weight-complex="bold"/>
    </style:style>
    <style:style style:name="T1109" style:family="text">
      <style:text-properties fo:font-weight="bold" officeooo:rsid="03153caa" style:font-weight-asian="bold" style:font-weight-complex="bold"/>
    </style:style>
    <style:style style:name="T1110" style:family="text">
      <style:text-properties fo:font-weight="bold" officeooo:rsid="03429aa5" style:font-weight-asian="bold" style:font-weight-complex="bold"/>
    </style:style>
    <style:style style:name="T1111" style:family="text">
      <style:text-properties fo:font-weight="bold" officeooo:rsid="0356cf1b" style:font-weight-asian="bold" style:font-weight-complex="bold"/>
    </style:style>
    <style:style style:name="T1112" style:family="text">
      <style:text-properties fo:font-weight="bold" officeooo:rsid="03c34d65" style:font-weight-asian="bold" style:font-weight-complex="bold"/>
    </style:style>
    <style:style style:name="T1113" style:family="text">
      <style:text-properties fo:font-weight="bold" officeooo:rsid="03c39617" style:font-weight-asian="bold" style:font-weight-complex="bold"/>
    </style:style>
    <style:style style:name="T1114" style:family="text">
      <style:text-properties fo:font-weight="bold" officeooo:rsid="03c44ca6" style:font-weight-asian="bold" style:font-weight-complex="bold"/>
    </style:style>
    <style:style style:name="T1115" style:family="text">
      <style:text-properties fo:font-weight="bold" officeooo:rsid="03ea64bf" style:font-weight-asian="bold" style:font-weight-complex="bold"/>
    </style:style>
    <style:style style:name="T1116" style:family="text">
      <style:text-properties fo:font-weight="bold" officeooo:rsid="03f8c064" style:font-weight-asian="bold" style:font-weight-complex="bold"/>
    </style:style>
    <style:style style:name="T1117" style:family="text">
      <style:text-properties fo:font-weight="bold" officeooo:rsid="0411d16e" style:font-weight-asian="bold" style:font-weight-complex="bold"/>
    </style:style>
    <style:style style:name="T1118" style:family="text">
      <style:text-properties fo:font-weight="bold" officeooo:rsid="048fe3f8" style:font-weight-asian="bold" style:font-weight-complex="bold"/>
    </style:style>
    <style:style style:name="T1119" style:family="text">
      <style:text-properties fo:font-weight="bold" officeooo:rsid="048ffd4a" style:font-weight-asian="bold" style:font-weight-complex="bold"/>
    </style:style>
    <style:style style:name="T1120" style:family="text">
      <style:text-properties fo:font-weight="bold" officeooo:rsid="04a08898" style:font-weight-asian="bold" style:font-weight-complex="bold"/>
    </style:style>
    <style:style style:name="T1121" style:family="text">
      <style:text-properties fo:font-weight="bold" officeooo:rsid="063d933e" style:font-weight-asian="bold" style:font-weight-complex="bold"/>
    </style:style>
    <style:style style:name="T1122" style:family="text">
      <style:text-properties fo:font-weight="bold" officeooo:rsid="065f9c0e" style:font-weight-asian="bold" style:font-weight-complex="bold"/>
    </style:style>
    <style:style style:name="T1123" style:family="text">
      <style:text-properties fo:font-weight="bold" officeooo:rsid="06dc9bfd" style:font-weight-asian="bold" style:font-weight-complex="bold"/>
    </style:style>
    <style:style style:name="T1124" style:family="text">
      <style:text-properties fo:font-weight="bold" officeooo:rsid="06c0c7e9" style:font-weight-asian="bold" style:font-weight-complex="bold"/>
    </style:style>
    <style:style style:name="T1125" style:family="text">
      <style:text-properties fo:font-weight="bold" officeooo:rsid="06dff81f" style:font-weight-asian="bold" style:font-weight-complex="bold"/>
    </style:style>
    <style:style style:name="T1126" style:family="text">
      <style:text-properties fo:font-weight="bold" officeooo:rsid="071be8ce" style:font-weight-asian="bold" style:font-weight-complex="bold"/>
    </style:style>
    <style:style style:name="T1127" style:family="text">
      <style:text-properties fo:font-weight="bold" officeooo:rsid="072a3f72" style:font-weight-asian="bold" style:font-weight-complex="bold"/>
    </style:style>
    <style:style style:name="T1128" style:family="text">
      <style:text-properties fo:font-weight="bold" officeooo:rsid="07337436" style:font-weight-asian="bold" style:font-weight-complex="bold"/>
    </style:style>
    <style:style style:name="T1129" style:family="text">
      <style:text-properties fo:font-weight="bold" officeooo:rsid="0821abc7" style:font-weight-asian="bold" style:font-weight-complex="bold"/>
    </style:style>
    <style:style style:name="T1130" style:family="text">
      <style:text-properties officeooo:rsid="005b5f51"/>
    </style:style>
    <style:style style:name="T1131" style:family="text">
      <style:text-properties officeooo:rsid="005d12fa"/>
    </style:style>
    <style:style style:name="T1132" style:family="text">
      <style:text-properties officeooo:rsid="005f7223"/>
    </style:style>
    <style:style style:name="T1133" style:family="text">
      <style:text-properties style:text-underline-style="none"/>
    </style:style>
    <style:style style:name="T1134" style:family="text">
      <style:text-properties style:text-underline-style="none" fo:font-weight="normal" style:font-weight-asian="normal" style:font-weight-complex="normal"/>
    </style:style>
    <style:style style:name="T1135" style:family="text">
      <style:text-properties style:text-underline-style="none" fo:font-weight="normal" officeooo:rsid="00721e09" style:font-weight-asian="normal" style:font-weight-complex="normal"/>
    </style:style>
    <style:style style:name="T1136" style:family="text">
      <style:text-properties style:text-underline-style="none" fo:font-weight="normal" officeooo:rsid="00722a19" style:font-weight-asian="normal" style:font-weight-complex="normal"/>
    </style:style>
    <style:style style:name="T1137" style:family="text">
      <style:text-properties style:text-underline-style="none" fo:font-weight="normal" officeooo:rsid="006a9ead" style:font-weight-asian="normal" style:font-weight-complex="normal"/>
    </style:style>
    <style:style style:name="T1138" style:family="text">
      <style:text-properties style:text-underline-style="none" fo:font-weight="normal" officeooo:rsid="00a639f7" style:font-weight-asian="normal" style:font-weight-complex="normal"/>
    </style:style>
    <style:style style:name="T1139" style:family="text">
      <style:text-properties style:text-underline-style="none" fo:font-weight="normal" officeooo:rsid="00a69bec" style:font-weight-asian="normal" style:font-weight-complex="normal"/>
    </style:style>
    <style:style style:name="T1140" style:family="text">
      <style:text-properties style:text-underline-style="none" fo:font-weight="normal" officeooo:rsid="009e29ef" style:font-weight-asian="normal" style:font-weight-complex="normal"/>
    </style:style>
    <style:style style:name="T1141" style:family="text">
      <style:text-properties style:text-underline-style="none" fo:font-weight="normal" officeooo:rsid="00a75993" style:font-weight-asian="normal" style:font-weight-complex="normal"/>
    </style:style>
    <style:style style:name="T1142" style:family="text">
      <style:text-properties style:text-underline-style="none" fo:font-weight="normal" officeooo:rsid="00e7b674" style:font-weight-asian="normal" style:font-weight-complex="normal"/>
    </style:style>
    <style:style style:name="T1143" style:family="text">
      <style:text-properties style:text-underline-style="none" fo:font-weight="normal" officeooo:rsid="0123bb39" style:font-weight-asian="normal" style:font-weight-complex="normal"/>
    </style:style>
    <style:style style:name="T1144" style:family="text">
      <style:text-properties style:text-underline-style="none" fo:font-weight="normal" officeooo:rsid="02e59398" style:font-weight-asian="normal" style:font-weight-complex="normal"/>
    </style:style>
    <style:style style:name="T1145" style:family="text">
      <style:text-properties style:text-underline-style="none" fo:font-weight="normal" officeooo:rsid="0043121f" style:font-weight-asian="normal" style:font-weight-complex="normal"/>
    </style:style>
    <style:style style:name="T1146" style:family="text">
      <style:text-properties style:text-underline-style="none" fo:font-weight="normal" officeooo:rsid="04329278" style:font-weight-asian="normal" style:font-weight-complex="normal"/>
    </style:style>
    <style:style style:name="T1147" style:family="text">
      <style:text-properties style:text-underline-style="none" fo:font-weight="normal" officeooo:rsid="06b823a5" style:font-weight-asian="normal" style:font-weight-complex="normal"/>
    </style:style>
    <style:style style:name="T1148" style:family="text">
      <style:text-properties style:text-underline-style="none" fo:font-weight="normal" officeooo:rsid="06afcb9f" style:font-weight-asian="normal" style:font-weight-complex="normal"/>
    </style:style>
    <style:style style:name="T1149" style:family="text">
      <style:text-properties style:text-underline-style="none" fo:font-weight="bold" style:font-weight-asian="bold" style:font-weight-complex="bold"/>
    </style:style>
    <style:style style:name="T1150" style:family="text">
      <style:text-properties style:text-underline-style="none" fo:font-weight="bold" officeooo:rsid="00a75993" style:font-weight-asian="bold" style:font-weight-complex="bold"/>
    </style:style>
    <style:style style:name="T1151" style:family="text">
      <style:text-properties style:text-underline-style="none" fo:font-weight="bold" officeooo:rsid="013013d9" style:font-weight-asian="bold" style:font-weight-complex="bold"/>
    </style:style>
    <style:style style:name="T1152" style:family="text">
      <style:text-properties style:text-underline-style="none" fo:font-weight="bold" officeooo:rsid="01408f03" style:font-weight-asian="bold" style:font-weight-complex="bold"/>
    </style:style>
    <style:style style:name="T1153" style:family="text">
      <style:text-properties style:text-underline-style="none" officeooo:rsid="00bbbf73"/>
    </style:style>
    <style:style style:name="T1154" style:family="text">
      <style:text-properties style:text-underline-style="none" officeooo:rsid="00d40111"/>
    </style:style>
    <style:style style:name="T1155" style:family="text">
      <style:text-properties style:text-underline-style="none" officeooo:rsid="00d708a6"/>
    </style:style>
    <style:style style:name="T1156" style:family="text">
      <style:text-properties style:text-underline-style="none" officeooo:rsid="00d5826a"/>
    </style:style>
    <style:style style:name="T1157" style:family="text">
      <style:text-properties style:text-underline-style="none" officeooo:rsid="00fde6f2"/>
    </style:style>
    <style:style style:name="T1158" style:family="text">
      <style:text-properties style:text-underline-style="none" officeooo:rsid="013013d9"/>
    </style:style>
    <style:style style:name="T1159" style:family="text">
      <style:text-properties style:text-underline-style="none" officeooo:rsid="0137af9f"/>
    </style:style>
    <style:style style:name="T1160" style:family="text">
      <style:text-properties style:text-underline-style="none" officeooo:rsid="013282b3"/>
    </style:style>
    <style:style style:name="T1161" style:family="text">
      <style:text-properties style:text-underline-style="none" officeooo:rsid="01408f03"/>
    </style:style>
    <style:style style:name="T1162" style:family="text">
      <style:text-properties style:text-underline-style="none" officeooo:rsid="01416cb6"/>
    </style:style>
    <style:style style:name="T1163" style:family="text">
      <style:text-properties style:text-underline-style="none" officeooo:rsid="01435f2a"/>
    </style:style>
    <style:style style:name="T1164" style:family="text">
      <style:text-properties style:text-underline-style="none" officeooo:rsid="015f15fe"/>
    </style:style>
    <style:style style:name="T1165" style:family="text">
      <style:text-properties style:text-underline-style="none" officeooo:rsid="00ec1e8c"/>
    </style:style>
    <style:style style:name="T1166" style:family="text">
      <style:text-properties officeooo:rsid="00722a19"/>
    </style:style>
    <style:style style:name="T1167" style:family="text">
      <style:text-properties officeooo:rsid="0082538a"/>
    </style:style>
    <style:style style:name="T1168" style:family="text">
      <style:text-properties officeooo:rsid="008a06de"/>
    </style:style>
    <style:style style:name="T1169" style:family="text">
      <style:text-properties officeooo:rsid="00937b11"/>
    </style:style>
    <style:style style:name="T1170" style:family="text">
      <style:text-properties officeooo:rsid="0093b191"/>
    </style:style>
    <style:style style:name="T1171" style:family="text">
      <style:text-properties officeooo:rsid="00b502cc"/>
    </style:style>
    <style:style style:name="T1172" style:family="text">
      <style:text-properties officeooo:rsid="00ba4170"/>
    </style:style>
    <style:style style:name="T1173" style:family="text">
      <style:text-properties officeooo:rsid="00bbbf73"/>
    </style:style>
    <style:style style:name="T1174" style:family="text">
      <style:text-properties officeooo:rsid="00bd3f9d"/>
    </style:style>
    <style:style style:name="T1175" style:family="text">
      <style:text-properties officeooo:rsid="00beb82f"/>
    </style:style>
    <style:style style:name="T1176" style:family="text">
      <style:text-properties officeooo:rsid="00c2a166"/>
    </style:style>
    <style:style style:name="T1177" style:family="text">
      <style:text-properties officeooo:rsid="00c7406f"/>
    </style:style>
    <style:style style:name="T1178" style:family="text">
      <style:text-properties officeooo:rsid="00c93592"/>
    </style:style>
    <style:style style:name="T1179" style:family="text">
      <style:text-properties officeooo:rsid="00d83381"/>
    </style:style>
    <style:style style:name="T1180" style:family="text">
      <style:text-properties officeooo:rsid="00e09913"/>
    </style:style>
    <style:style style:name="T1181" style:family="text">
      <style:text-properties officeooo:rsid="00ed9297"/>
    </style:style>
    <style:style style:name="T1182" style:family="text">
      <style:text-properties officeooo:rsid="00ef4875"/>
    </style:style>
    <style:style style:name="T1183" style:family="text">
      <style:text-properties officeooo:rsid="00f0f7f8"/>
    </style:style>
    <style:style style:name="T1184" style:family="text">
      <style:text-properties officeooo:rsid="00f5260b"/>
    </style:style>
    <style:style style:name="T1185" style:family="text">
      <style:text-properties officeooo:rsid="010185dc"/>
    </style:style>
    <style:style style:name="T1186" style:family="text">
      <style:text-properties officeooo:rsid="01095847"/>
    </style:style>
    <style:style style:name="T1187" style:family="text">
      <style:text-properties officeooo:rsid="010f422a"/>
    </style:style>
    <style:style style:name="T1188" style:family="text">
      <style:text-properties officeooo:rsid="01113d34"/>
    </style:style>
    <style:style style:name="T1189" style:family="text">
      <style:text-properties officeooo:rsid="011bd541"/>
    </style:style>
    <style:style style:name="T1190" style:family="text">
      <style:text-properties style:text-line-through-style="none" style:text-line-through-type="none"/>
    </style:style>
    <style:style style:name="T1191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92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93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94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95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96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97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98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99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00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01" style:family="text">
      <style:text-properties style:text-line-through-style="none" style:text-line-through-type="none" fo:font-style="italic" style:font-style-asian="italic" style:font-style-complex="italic"/>
    </style:style>
    <style:style style:name="T120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03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04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0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0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0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0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09" style:family="text">
      <style:text-properties style:text-line-through-style="none" style:text-line-through-type="none" officeooo:rsid="03d52c7f"/>
    </style:style>
    <style:style style:name="T1210" style:family="text">
      <style:text-properties style:text-line-through-style="none" style:text-line-through-type="none" officeooo:rsid="03ef2dc7"/>
    </style:style>
    <style:style style:name="T1211" style:family="text">
      <style:text-properties style:text-line-through-style="none" style:text-line-through-type="none" officeooo:rsid="03ec3a95"/>
    </style:style>
    <style:style style:name="T1212" style:family="text">
      <style:text-properties style:text-line-through-style="none" style:text-line-through-type="none" officeooo:rsid="03f0c84b"/>
    </style:style>
    <style:style style:name="T1213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14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15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16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17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18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19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20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21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22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23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24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25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26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27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28" style:family="text">
      <style:text-properties style:text-line-through-style="none" style:text-line-through-type="none" officeooo:rsid="0557f31f"/>
    </style:style>
    <style:style style:name="T1229" style:family="text">
      <style:text-properties style:text-line-through-style="none" style:text-line-through-type="none" officeooo:rsid="05a9b5b8"/>
    </style:style>
    <style:style style:name="T1230" style:family="text">
      <style:text-properties style:text-line-through-style="none" style:text-line-through-type="none" officeooo:rsid="05bb08e9"/>
    </style:style>
    <style:style style:name="T1231" style:family="text">
      <style:text-properties officeooo:rsid="0152f194"/>
    </style:style>
    <style:style style:name="T1232" style:family="text">
      <style:text-properties officeooo:rsid="016860b9"/>
    </style:style>
    <style:style style:name="T1233" style:family="text">
      <style:text-properties officeooo:rsid="01758a0f"/>
    </style:style>
    <style:style style:name="T1234" style:family="text">
      <style:text-properties officeooo:rsid="01871851"/>
    </style:style>
    <style:style style:name="T1235" style:family="text">
      <style:text-properties officeooo:rsid="0188ed42"/>
    </style:style>
    <style:style style:name="T1236" style:family="text">
      <style:text-properties officeooo:rsid="018c0d5b"/>
    </style:style>
    <style:style style:name="T1237" style:family="text">
      <style:text-properties officeooo:rsid="019479eb"/>
    </style:style>
    <style:style style:name="T1238" style:family="text">
      <style:text-properties officeooo:rsid="0198a2ea"/>
    </style:style>
    <style:style style:name="T1239" style:family="text">
      <style:text-properties officeooo:rsid="01c64853"/>
    </style:style>
    <style:style style:name="T1240" style:family="text">
      <style:text-properties officeooo:rsid="01d80854"/>
    </style:style>
    <style:style style:name="T1241" style:family="text">
      <style:text-properties officeooo:rsid="01d90cf6"/>
    </style:style>
    <style:style style:name="T1242" style:family="text">
      <style:text-properties officeooo:rsid="01d9cd4e"/>
    </style:style>
    <style:style style:name="T1243" style:family="text">
      <style:text-properties officeooo:rsid="01dc67de"/>
    </style:style>
    <style:style style:name="T1244" style:family="text">
      <style:text-properties officeooo:rsid="01df8731"/>
    </style:style>
    <style:style style:name="T1245" style:family="text">
      <style:text-properties officeooo:rsid="01e917c9"/>
    </style:style>
    <style:style style:name="T1246" style:family="text">
      <style:text-properties officeooo:rsid="01e5182b"/>
    </style:style>
    <style:style style:name="T1247" style:family="text">
      <style:text-properties officeooo:rsid="01e966ec"/>
    </style:style>
    <style:style style:name="T1248" style:family="text">
      <style:text-properties officeooo:rsid="01eb88a9"/>
    </style:style>
    <style:style style:name="T1249" style:family="text">
      <style:text-properties officeooo:rsid="01ec8e18"/>
    </style:style>
    <style:style style:name="T1250" style:family="text">
      <style:text-properties officeooo:rsid="01f79ca2"/>
    </style:style>
    <style:style style:name="T1251" style:family="text">
      <style:text-properties officeooo:rsid="01f9794d"/>
    </style:style>
    <style:style style:name="T1252" style:family="text">
      <style:text-properties officeooo:rsid="01fb1d79"/>
    </style:style>
    <style:style style:name="T1253" style:family="text">
      <style:text-properties officeooo:rsid="01fde08a"/>
    </style:style>
    <style:style style:name="T1254" style:family="text">
      <style:text-properties officeooo:rsid="0200b58e"/>
    </style:style>
    <style:style style:name="T1255" style:family="text">
      <style:text-properties officeooo:rsid="01c48a9e"/>
    </style:style>
    <style:style style:name="T1256" style:family="text">
      <style:text-properties officeooo:rsid="020294d1"/>
    </style:style>
    <style:style style:name="T1257" style:family="text">
      <style:text-properties officeooo:rsid="019e70b3"/>
    </style:style>
    <style:style style:name="T1258" style:family="text">
      <style:text-properties officeooo:rsid="020131ae"/>
    </style:style>
    <style:style style:name="T1259" style:family="text">
      <style:text-properties officeooo:rsid="01b08253"/>
    </style:style>
    <style:style style:name="T1260" style:family="text">
      <style:text-properties officeooo:rsid="01ffec25"/>
    </style:style>
    <style:style style:name="T1261" style:family="text">
      <style:text-properties officeooo:rsid="0212a48a"/>
    </style:style>
    <style:style style:name="T1262" style:family="text">
      <style:text-properties officeooo:rsid="021d76dd"/>
    </style:style>
    <style:style style:name="T1263" style:family="text">
      <style:text-properties officeooo:rsid="022053cd"/>
    </style:style>
    <style:style style:name="T1264" style:family="text">
      <style:text-properties officeooo:rsid="01e2b86d"/>
    </style:style>
    <style:style style:name="T1265" style:family="text">
      <style:text-properties officeooo:rsid="022dff2a"/>
    </style:style>
    <style:style style:name="T1266" style:family="text">
      <style:text-properties officeooo:rsid="02540cb9"/>
    </style:style>
    <style:style style:name="T1267" style:family="text">
      <style:text-properties officeooo:rsid="025798af"/>
    </style:style>
    <style:style style:name="T1268" style:family="text">
      <style:text-properties officeooo:rsid="0259f4ad"/>
    </style:style>
    <style:style style:name="T1269" style:family="text">
      <style:text-properties officeooo:rsid="025b11c7"/>
    </style:style>
    <style:style style:name="T1270" style:family="text">
      <style:text-properties officeooo:rsid="02685e01"/>
    </style:style>
    <style:style style:name="T1271" style:family="text">
      <style:text-properties officeooo:rsid="024d9b01"/>
    </style:style>
    <style:style style:name="T1272" style:family="text">
      <style:text-properties officeooo:rsid="026b5506"/>
    </style:style>
    <style:style style:name="T1273" style:family="text">
      <style:text-properties officeooo:rsid="02727518"/>
    </style:style>
    <style:style style:name="T1274" style:family="text">
      <style:text-properties officeooo:rsid="02743cef"/>
    </style:style>
    <style:style style:name="T127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7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77" style:family="text">
      <style:text-properties officeooo:rsid="02abf8f2"/>
    </style:style>
    <style:style style:name="T1278" style:family="text">
      <style:text-properties officeooo:rsid="02ac7db0"/>
    </style:style>
    <style:style style:name="T1279" style:family="text">
      <style:text-properties officeooo:rsid="02b14a1d"/>
    </style:style>
    <style:style style:name="T1280" style:family="text">
      <style:text-properties officeooo:rsid="02b245f2"/>
    </style:style>
    <style:style style:name="T1281" style:family="text">
      <style:text-properties officeooo:rsid="02b807dc"/>
    </style:style>
    <style:style style:name="T1282" style:family="text">
      <style:text-properties officeooo:rsid="0063f3c5"/>
    </style:style>
    <style:style style:name="T1283" style:family="text">
      <style:text-properties officeooo:rsid="00c0d7c6"/>
    </style:style>
    <style:style style:name="T1284" style:family="text">
      <style:text-properties officeooo:rsid="02bfe198"/>
    </style:style>
    <style:style style:name="T1285" style:family="text">
      <style:text-properties officeooo:rsid="02ccc8f6"/>
    </style:style>
    <style:style style:name="T1286" style:family="text">
      <style:text-properties officeooo:rsid="02e142ec"/>
    </style:style>
    <style:style style:name="T1287" style:family="text">
      <style:text-properties officeooo:rsid="02ec089f"/>
    </style:style>
    <style:style style:name="T1288" style:family="text">
      <style:text-properties officeooo:rsid="008d7148"/>
    </style:style>
    <style:style style:name="T1289" style:family="text">
      <style:text-properties officeooo:rsid="0069ae25"/>
    </style:style>
    <style:style style:name="T1290" style:family="text">
      <style:text-properties officeooo:rsid="03049b98"/>
    </style:style>
    <style:style style:name="T1291" style:family="text">
      <style:text-properties officeooo:rsid="0304fd19"/>
    </style:style>
    <style:style style:name="T1292" style:family="text">
      <style:text-properties officeooo:rsid="030f0c9b"/>
    </style:style>
    <style:style style:name="T1293" style:family="text">
      <style:text-properties style:text-underline-style="solid" style:text-underline-width="auto" style:text-underline-color="font-color"/>
    </style:style>
    <style:style style:name="T1294" style:family="text">
      <style:text-properties style:text-underline-style="solid" style:text-underline-width="auto" style:text-underline-color="font-color" officeooo:rsid="030f0c9b"/>
    </style:style>
    <style:style style:name="T1295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96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297" style:family="text">
      <style:text-properties officeooo:rsid="0329fac1"/>
    </style:style>
    <style:style style:name="T1298" style:family="text">
      <style:text-properties officeooo:rsid="032c4fdc"/>
    </style:style>
    <style:style style:name="T1299" style:family="text">
      <style:text-properties officeooo:rsid="032e6032"/>
    </style:style>
    <style:style style:name="T1300" style:family="text">
      <style:text-properties officeooo:rsid="033f17a3"/>
    </style:style>
    <style:style style:name="T1301" style:family="text">
      <style:text-properties officeooo:rsid="03182d82"/>
    </style:style>
    <style:style style:name="T1302" style:family="text">
      <style:text-properties officeooo:rsid="03153caa"/>
    </style:style>
    <style:style style:name="T1303" style:family="text">
      <style:text-properties officeooo:rsid="03429aa5"/>
    </style:style>
    <style:style style:name="T1304" style:family="text">
      <style:text-properties officeooo:rsid="0346a444"/>
    </style:style>
    <style:style style:name="T1305" style:family="text">
      <style:text-properties officeooo:rsid="034adc9b"/>
    </style:style>
    <style:style style:name="T1306" style:family="text">
      <style:text-properties officeooo:rsid="034c7df6"/>
    </style:style>
    <style:style style:name="T1307" style:family="text">
      <style:text-properties officeooo:rsid="034f33b6"/>
    </style:style>
    <style:style style:name="T1308" style:family="text">
      <style:text-properties officeooo:rsid="034f5b13"/>
    </style:style>
    <style:style style:name="T1309" style:family="text">
      <style:text-properties officeooo:rsid="034f680a"/>
    </style:style>
    <style:style style:name="T1310" style:family="text">
      <style:text-properties officeooo:rsid="031fc4b1"/>
    </style:style>
    <style:style style:name="T1311" style:family="text">
      <style:text-properties officeooo:rsid="0354d22d"/>
    </style:style>
    <style:style style:name="T1312" style:family="text">
      <style:text-properties officeooo:rsid="0356cf1b"/>
    </style:style>
    <style:style style:name="T1313" style:family="text">
      <style:text-properties officeooo:rsid="035fe67f"/>
    </style:style>
    <style:style style:name="T1314" style:family="text">
      <style:text-properties officeooo:rsid="035ffaa8"/>
    </style:style>
    <style:style style:name="T1315" style:family="text">
      <style:text-properties officeooo:rsid="036197c0"/>
    </style:style>
    <style:style style:name="T1316" style:family="text">
      <style:text-properties officeooo:rsid="037541ab"/>
    </style:style>
    <style:style style:name="T1317" style:family="text">
      <style:text-properties officeooo:rsid="037607bd"/>
    </style:style>
    <style:style style:name="T1318" style:family="text">
      <style:text-properties officeooo:rsid="03804bbd"/>
    </style:style>
    <style:style style:name="T1319" style:family="text">
      <style:text-properties officeooo:rsid="03886cfc"/>
    </style:style>
    <style:style style:name="T1320" style:family="text">
      <style:text-properties officeooo:rsid="03a24854"/>
    </style:style>
    <style:style style:name="T1321" style:family="text">
      <style:text-properties officeooo:rsid="03a27e76"/>
    </style:style>
    <style:style style:name="T1322" style:family="text">
      <style:text-properties officeooo:rsid="03a4e520"/>
    </style:style>
    <style:style style:name="T1323" style:family="text">
      <style:text-properties officeooo:rsid="03778af6"/>
    </style:style>
    <style:style style:name="T1324" style:family="text">
      <style:text-properties officeooo:rsid="03aaef44"/>
    </style:style>
    <style:style style:name="T1325" style:family="text">
      <style:text-properties officeooo:rsid="03bf675e"/>
    </style:style>
    <style:style style:name="T1326" style:family="text">
      <style:text-properties officeooo:rsid="03d26e6d"/>
    </style:style>
    <style:style style:name="T1327" style:family="text">
      <style:text-properties fo:color="#008000"/>
    </style:style>
    <style:style style:name="T1328" style:family="text">
      <style:text-properties fo:color="#008000" fo:font-style="italic" style:font-style-asian="italic" style:font-style-complex="italic"/>
    </style:style>
    <style:style style:name="T1329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30" style:family="text">
      <style:text-properties fo:color="#008000" officeooo:rsid="03153caa" fo:background-color="transparent" loext:char-shading-value="0"/>
    </style:style>
    <style:style style:name="T1331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32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33" style:family="text">
      <style:text-properties fo:color="#008000" officeooo:rsid="03429aa5"/>
    </style:style>
    <style:style style:name="T1334" style:family="text">
      <style:text-properties fo:color="#008000" officeooo:rsid="03886cfc"/>
    </style:style>
    <style:style style:name="T1335" style:family="text">
      <style:text-properties fo:color="#008000" officeooo:rsid="05d5c10e"/>
    </style:style>
    <style:style style:name="T1336" style:family="text">
      <style:text-properties fo:color="#008000" fo:font-weight="normal" officeooo:rsid="065f9c0e" style:font-weight-asian="normal" style:font-weight-complex="normal"/>
    </style:style>
    <style:style style:name="T1337" style:family="text">
      <style:text-properties officeooo:rsid="03e718ea"/>
    </style:style>
    <style:style style:name="T1338" style:family="text">
      <style:text-properties officeooo:rsid="03e90de3"/>
    </style:style>
    <style:style style:name="T1339" style:family="text">
      <style:text-properties officeooo:rsid="0015f1ff"/>
    </style:style>
    <style:style style:name="T1340" style:family="text">
      <style:text-properties officeooo:rsid="03e93625"/>
    </style:style>
    <style:style style:name="T1341" style:family="text">
      <style:text-properties officeooo:rsid="0019f535"/>
    </style:style>
    <style:style style:name="T1342" style:family="text">
      <style:text-properties officeooo:rsid="03ec3a95"/>
    </style:style>
    <style:style style:name="T1343" style:family="text">
      <style:text-properties officeooo:rsid="03ed0846"/>
    </style:style>
    <style:style style:name="T1344" style:family="text">
      <style:text-properties officeooo:rsid="03ee7eb1"/>
    </style:style>
    <style:style style:name="T1345" style:family="text">
      <style:text-properties officeooo:rsid="03f7049e"/>
    </style:style>
    <style:style style:name="T1346" style:family="text">
      <style:text-properties officeooo:rsid="04045fb5"/>
    </style:style>
    <style:style style:name="T1347" style:family="text">
      <style:text-properties officeooo:rsid="0411d16e"/>
    </style:style>
    <style:style style:name="T1348" style:family="text">
      <style:text-properties officeooo:rsid="0437fd59"/>
    </style:style>
    <style:style style:name="T1349" style:family="text">
      <style:text-properties officeooo:rsid="043c6125"/>
    </style:style>
    <style:style style:name="T1350" style:family="text">
      <style:text-properties officeooo:rsid="045019c0"/>
    </style:style>
    <style:style style:name="T1351" style:family="text">
      <style:text-properties officeooo:rsid="0455d30c"/>
    </style:style>
    <style:style style:name="T1352" style:family="text">
      <style:text-properties officeooo:rsid="046a1124"/>
    </style:style>
    <style:style style:name="T1353" style:family="text">
      <style:text-properties officeooo:rsid="046a9d46"/>
    </style:style>
    <style:style style:name="T1354" style:family="text">
      <style:text-properties officeooo:rsid="046fb62d"/>
    </style:style>
    <style:style style:name="T1355" style:family="text">
      <style:text-properties officeooo:rsid="04719231"/>
    </style:style>
    <style:style style:name="T1356" style:family="text">
      <style:text-properties officeooo:rsid="040ce935"/>
    </style:style>
    <style:style style:name="T1357" style:family="text">
      <style:text-properties officeooo:rsid="048bee3c"/>
    </style:style>
    <style:style style:name="T1358" style:family="text">
      <style:text-properties officeooo:rsid="048df38c"/>
    </style:style>
    <style:style style:name="T1359" style:family="text">
      <style:text-properties officeooo:rsid="048ffd4a"/>
    </style:style>
    <style:style style:name="T1360" style:family="text">
      <style:text-properties officeooo:rsid="04915c32"/>
    </style:style>
    <style:style style:name="T1361" style:family="text">
      <style:text-properties officeooo:rsid="04a08898"/>
    </style:style>
    <style:style style:name="T1362" style:family="text">
      <style:text-properties officeooo:rsid="04a3c98b"/>
    </style:style>
    <style:style style:name="T1363" style:family="text">
      <style:text-properties officeooo:rsid="04a57ad8"/>
    </style:style>
    <style:style style:name="T1364" style:family="text">
      <style:text-properties officeooo:rsid="04a6595a"/>
    </style:style>
    <style:style style:name="T1365" style:family="text">
      <style:text-properties officeooo:rsid="04a6679a"/>
    </style:style>
    <style:style style:name="T1366" style:family="text">
      <style:text-properties officeooo:rsid="04bb11b5"/>
    </style:style>
    <style:style style:name="T1367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68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69" style:family="text">
      <style:text-properties officeooo:rsid="04bc7059"/>
    </style:style>
    <style:style style:name="T1370" style:family="text">
      <style:text-properties officeooo:rsid="04c36d3f"/>
    </style:style>
    <style:style style:name="T1371" style:family="text">
      <style:text-properties officeooo:rsid="04c627f1"/>
    </style:style>
    <style:style style:name="T1372" style:family="text">
      <style:text-properties officeooo:rsid="04cce5bf"/>
    </style:style>
    <style:style style:name="T1373" style:family="text">
      <style:text-properties officeooo:rsid="04cfcb47"/>
    </style:style>
    <style:style style:name="T1374" style:family="text">
      <style:text-properties officeooo:rsid="04e24210"/>
    </style:style>
    <style:style style:name="T1375" style:family="text">
      <style:text-properties officeooo:rsid="04ec533d"/>
    </style:style>
    <style:style style:name="T1376" style:family="text">
      <style:text-properties officeooo:rsid="04ed871b"/>
    </style:style>
    <style:style style:name="T1377" style:family="text">
      <style:text-properties officeooo:rsid="0508fe4c"/>
    </style:style>
    <style:style style:name="T1378" style:family="text">
      <style:text-properties officeooo:rsid="05115d8e"/>
    </style:style>
    <style:style style:name="T1379" style:family="text">
      <style:text-properties officeooo:rsid="051c4636"/>
    </style:style>
    <style:style style:name="T1380" style:family="text">
      <style:text-properties officeooo:rsid="0524ab2e"/>
    </style:style>
    <style:style style:name="T1381" style:family="text">
      <style:text-properties officeooo:rsid="05250d74"/>
    </style:style>
    <style:style style:name="T1382" style:family="text">
      <style:text-properties officeooo:rsid="052672fc"/>
    </style:style>
    <style:style style:name="T1383" style:family="text">
      <style:text-properties officeooo:rsid="0540f4db"/>
    </style:style>
    <style:style style:name="T1384" style:family="text">
      <style:text-properties officeooo:rsid="057b1a47"/>
    </style:style>
    <style:style style:name="T1385" style:family="text">
      <style:text-properties officeooo:rsid="057cbee6"/>
    </style:style>
    <style:style style:name="T1386" style:family="text">
      <style:text-properties officeooo:rsid="057e9023"/>
    </style:style>
    <style:style style:name="T1387" style:family="text">
      <style:text-properties officeooo:rsid="0585d555"/>
    </style:style>
    <style:style style:name="T1388" style:family="text">
      <style:text-properties officeooo:rsid="058a5955"/>
    </style:style>
    <style:style style:name="T1389" style:family="text">
      <style:text-properties officeooo:rsid="058bbc5e"/>
    </style:style>
    <style:style style:name="T1390" style:family="text">
      <style:text-properties officeooo:rsid="059df9ef"/>
    </style:style>
    <style:style style:name="T1391" style:family="text">
      <style:text-properties officeooo:rsid="05bc64d7"/>
    </style:style>
    <style:style style:name="T1392" style:family="text">
      <style:text-properties officeooo:rsid="05c413ac"/>
    </style:style>
    <style:style style:name="T1393" style:family="text">
      <style:text-properties officeooo:rsid="05ce73f5"/>
    </style:style>
    <style:style style:name="T1394" style:family="text">
      <style:text-properties officeooo:rsid="05d0a118"/>
    </style:style>
    <style:style style:name="T1395" style:family="text">
      <style:text-properties officeooo:rsid="05f3e7ac"/>
    </style:style>
    <style:style style:name="T1396" style:family="text">
      <style:text-properties officeooo:rsid="06063862"/>
    </style:style>
    <style:style style:name="T1397" style:family="text">
      <style:text-properties officeooo:rsid="0620bdc2"/>
    </style:style>
    <style:style style:name="T1398" style:family="text">
      <style:text-properties officeooo:rsid="06257b22"/>
    </style:style>
    <style:style style:name="T1399" style:family="text">
      <style:text-properties officeooo:rsid="0626dd8c"/>
    </style:style>
    <style:style style:name="T1400" style:family="text">
      <style:text-properties officeooo:rsid="062f0400"/>
    </style:style>
    <style:style style:name="T1401" style:family="text">
      <style:text-properties officeooo:rsid="0630fb9a"/>
    </style:style>
    <style:style style:name="T1402" style:family="text">
      <style:text-properties officeooo:rsid="06321a8e"/>
    </style:style>
    <style:style style:name="T1403" style:family="text">
      <style:text-properties officeooo:rsid="063d933e"/>
    </style:style>
    <style:style style:name="T1404" style:family="text">
      <style:text-properties officeooo:rsid="063fe71c"/>
    </style:style>
    <style:style style:name="T1405" style:family="text">
      <style:text-properties officeooo:rsid="06408df0"/>
    </style:style>
    <style:style style:name="T1406" style:family="text">
      <style:text-properties officeooo:rsid="06423390"/>
    </style:style>
    <style:style style:name="T1407" style:family="text">
      <style:text-properties officeooo:rsid="06440517"/>
    </style:style>
    <style:style style:name="T1408" style:family="text">
      <style:text-properties officeooo:rsid="0650c02a"/>
    </style:style>
    <style:style style:name="T1409" style:family="text">
      <style:text-properties officeooo:rsid="0652812f"/>
    </style:style>
    <style:style style:name="T1410" style:family="text">
      <style:text-properties officeooo:rsid="0655290f"/>
    </style:style>
    <style:style style:name="T1411" style:family="text">
      <style:text-properties officeooo:rsid="065a8b52"/>
    </style:style>
    <style:style style:name="T1412" style:family="text">
      <style:text-properties officeooo:rsid="065bcfd1"/>
    </style:style>
    <style:style style:name="T1413" style:family="text">
      <style:text-properties officeooo:rsid="066f3d61"/>
    </style:style>
    <style:style style:name="T1414" style:family="text">
      <style:text-properties officeooo:rsid="067106c6"/>
    </style:style>
    <style:style style:name="T1415" style:family="text">
      <style:text-properties officeooo:rsid="067e3ef2"/>
    </style:style>
    <style:style style:name="T1416" style:family="text">
      <style:text-properties officeooo:rsid="0680c4d5"/>
    </style:style>
    <style:style style:name="T1417" style:family="text">
      <style:text-properties officeooo:rsid="068e23f8"/>
    </style:style>
    <style:style style:name="T1418" style:family="text">
      <style:text-properties officeooo:rsid="068f8cfb"/>
    </style:style>
    <style:style style:name="T1419" style:family="text">
      <style:text-properties officeooo:rsid="063bda54"/>
    </style:style>
    <style:style style:name="T1420" style:family="text">
      <style:text-properties officeooo:rsid="069290ce"/>
    </style:style>
    <style:style style:name="T1421" style:family="text">
      <style:text-properties officeooo:rsid="069322af"/>
    </style:style>
    <style:style style:name="T1422" style:family="text">
      <style:text-properties officeooo:rsid="069bb3bd"/>
    </style:style>
    <style:style style:name="T1423" style:family="text">
      <style:text-properties officeooo:rsid="069e7007"/>
    </style:style>
    <style:style style:name="T1424" style:family="text">
      <style:text-properties officeooo:rsid="06afcb9f"/>
    </style:style>
    <style:style style:name="T1425" style:family="text">
      <style:text-properties officeooo:rsid="06c5c80d"/>
    </style:style>
    <style:style style:name="T1426" style:family="text">
      <style:text-properties officeooo:rsid="06d0b321"/>
    </style:style>
    <style:style style:name="T1427" style:family="text">
      <style:text-properties officeooo:rsid="06d92b57"/>
    </style:style>
    <style:style style:name="T1428" style:family="text">
      <style:text-properties officeooo:rsid="06d9b7d5"/>
    </style:style>
    <style:style style:name="T1429" style:family="text">
      <style:text-properties officeooo:rsid="06db2480"/>
    </style:style>
    <style:style style:name="T1430" style:family="text">
      <style:text-properties officeooo:rsid="06dc9bfd"/>
    </style:style>
    <style:style style:name="T1431" style:family="text">
      <style:text-properties officeooo:rsid="06dff81f"/>
    </style:style>
    <style:style style:name="T1432" style:family="text">
      <style:text-properties officeooo:rsid="06e34718"/>
    </style:style>
    <style:style style:name="T1433" style:family="text">
      <style:text-properties officeooo:rsid="06f2eb19"/>
    </style:style>
    <style:style style:name="T1434" style:family="text">
      <style:text-properties officeooo:rsid="06f4d25e"/>
    </style:style>
    <style:style style:name="T1435" style:family="text">
      <style:text-properties officeooo:rsid="07045199"/>
    </style:style>
    <style:style style:name="T1436" style:family="text">
      <style:text-properties officeooo:rsid="070b4184"/>
    </style:style>
    <style:style style:name="T1437" style:family="text">
      <style:text-properties officeooo:rsid="070c8d4a"/>
    </style:style>
    <style:style style:name="T1438" style:family="text">
      <style:text-properties officeooo:rsid="07140cfc"/>
    </style:style>
    <style:style style:name="T1439" style:family="text">
      <style:text-properties officeooo:rsid="071a29dd"/>
    </style:style>
    <style:style style:name="T1440" style:family="text">
      <style:text-properties officeooo:rsid="071be8ce"/>
    </style:style>
    <style:style style:name="T1441" style:family="text">
      <style:text-properties officeooo:rsid="072b8ac3"/>
    </style:style>
    <style:style style:name="T1442" style:family="text">
      <style:text-properties officeooo:rsid="0735889c"/>
    </style:style>
    <style:style style:name="T1443" style:family="text">
      <style:text-properties officeooo:rsid="0739531b"/>
    </style:style>
    <style:style style:name="T1444" style:family="text">
      <style:text-properties officeooo:rsid="073a77c9"/>
    </style:style>
    <style:style style:name="T1445" style:family="text">
      <style:text-properties officeooo:rsid="074a9a44"/>
    </style:style>
    <style:style style:name="T1446" style:family="text">
      <style:text-properties officeooo:rsid="075cae1c"/>
    </style:style>
    <style:style style:name="T1447" style:family="text">
      <style:text-properties officeooo:rsid="0764350e"/>
    </style:style>
    <style:style style:name="T1448" style:family="text">
      <style:text-properties officeooo:rsid="07674e6b"/>
    </style:style>
    <style:style style:name="T1449" style:family="text">
      <style:text-properties officeooo:rsid="076b9c38"/>
    </style:style>
    <style:style style:name="T1450" style:family="text">
      <style:text-properties officeooo:rsid="076fec72"/>
    </style:style>
    <style:style style:name="T1451" style:family="text">
      <style:text-properties officeooo:rsid="07730323"/>
    </style:style>
    <style:style style:name="T1452" style:family="text">
      <style:text-properties officeooo:rsid="0783fad4"/>
    </style:style>
    <style:style style:name="T1453" style:family="text">
      <style:text-properties officeooo:rsid="0785f435"/>
    </style:style>
    <style:style style:name="T1454" style:family="text">
      <style:text-properties officeooo:rsid="0428c8e2"/>
    </style:style>
    <style:style style:name="T1455" style:family="text">
      <style:text-properties officeooo:rsid="042824b8"/>
    </style:style>
    <style:style style:name="T1456" style:family="text">
      <style:text-properties officeooo:rsid="07f0a938"/>
    </style:style>
    <style:style style:name="T1457" style:family="text">
      <style:text-properties officeooo:rsid="07f1a180"/>
    </style:style>
    <style:style style:name="T1458" style:family="text">
      <style:text-properties officeooo:rsid="0801b8c8"/>
    </style:style>
    <style:style style:name="T1459" style:family="text">
      <style:text-properties style:text-line-through-style="solid" style:text-line-through-type="single" fo:font-style="italic" fo:font-weight="normal" officeooo:rsid="079587a7" style:font-style-asian="italic" style:font-weight-asian="normal" style:font-style-complex="italic" style:font-weight-complex="normal"/>
    </style:style>
    <style:style style:name="T1460" style:family="text">
      <style:text-properties style:text-line-through-style="solid" style:text-line-through-type="single" fo:font-style="italic" fo:font-weight="normal" officeooo:rsid="07a170b7" style:font-style-asian="italic" style:font-weight-asian="normal" style:font-style-complex="italic" style:font-weight-complex="normal"/>
    </style:style>
    <style:style style:name="T1461" style:family="text">
      <style:text-properties style:text-line-through-style="solid" style:text-line-through-type="single" fo:font-style="italic" fo:font-weight="normal" officeooo:rsid="07eb22a0" style:font-style-asian="italic" style:font-weight-asian="normal" style:font-style-complex="italic" style:font-weight-complex="normal"/>
    </style:style>
    <style:style style:name="T1462" style:family="text">
      <style:text-properties officeooo:rsid="079587a7"/>
    </style:style>
    <style:style style:name="T1463" style:family="text">
      <style:text-properties officeooo:rsid="07a170b7"/>
    </style:style>
    <style:style style:name="T1464" style:family="text">
      <style:text-properties officeooo:rsid="0820d0ad"/>
    </style:style>
    <style:style style:name="T1465" style:family="text">
      <style:text-properties officeooo:rsid="08252b3b"/>
    </style:style>
    <style:style style:name="T1466" style:family="text">
      <style:text-properties officeooo:rsid="08253733"/>
    </style:style>
    <style:style style:name="T1467" style:family="text">
      <style:text-properties officeooo:rsid="0825b5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5"><text:span text:style-name="T1103">А</text:span>нглийско<text:span text:style-name="T1103">е</text:span> предложени<text:span text:style-name="T1103">е</text:span></text:p>
      <text:p text:style-name="P1386"/>
      <text:p text:style-name="P737"><text:span text:style-name="T1099">Слова </text:span><text:span text:style-name="T1100">в предложении </text:span><text:span text:style-name="T1099">делятся на </text:span><text:span text:style-name="T1186">две</text:span><text:span text:style-name="T1099"> смысловые группы:</text:span></text:p>
      <text:list xml:id="list715148668" text:style-name="L1">
        <text:list-item>
          <text:p text:style-name="P1543"><text:span text:style-name="T1099">главные члены предложения — подлежащее и сказуемое </text:span><text:span text:style-name="T1316">(</text:span><text:span text:style-name="T1340">основа</text:span><text:span text:style-name="T1316"> предложения)</text:span><text:span text:style-name="T1099">;</text:span></text:p>
        </text:list-item>
        <text:list-item>
          <text:p text:style-name="P1544">второстепенные члены предложения — определение, дополнение и обстоятельтсво.</text:p>
        </text:list-item>
      </text:list>
      <text:p text:style-name="P250"/>
      <text:p text:style-name="P1382">Подлежащее — эт<text:span text:style-name="T1233">о</text:span> автор действия (существительное <text:span text:style-name="T1456">в именительном падеже</text:span>).</text:p>
      <text:p text:style-name="P1114">Сказуемое — это действие совершенное автором (<text:span text:style-name="T1457">смысловой </text:span>глагол).</text:p>
      <text:p text:style-name="P249"/>
      <text:p text:style-name="P1383"><text:span text:style-name="T1339">Дополнение — это то, на </text:span><text:span text:style-name="T1338">кого </text:span><text:span text:style-name="T1340">или на что</text:span><text:span text:style-name="T1339"> направлено действие. </text:span><text:span text:style-name="T1340">В</text:span><text:span text:style-name="T1339">ыражено существительным, </text:span>перед которым может <text:span text:style-name="T1340">быть</text:span> предлог или глаголом <text:span text:style-name="T1340">с</text:span> частиц<text:span text:style-name="T1340">ей</text:span> <text:span text:style-name="T508">to</text:span><text:span text:style-name="T721">. </text:span>Обычно стоит <text:span text:style-name="T1326">во второй половине предложения, после </text:span><text:span text:style-name="T1340">сказуемого</text:span><text:span text:style-name="T1326">.</text:span></text:p>
      <text:p text:style-name="P249"/>
      <text:p text:style-name="P1384">Обстоятельство — это слово или группа слов, отвечающая на вопросы: как? когда? </text:p>
      <text:p text:style-name="P1383"><text:span text:style-name="T1341">каким образом? </text:span><text:span text:style-name="T1340">О</text:span><text:span text:style-name="T1341">бозначает: время, место, способ или причину действия.</text:span></text:p>
      <text:p text:style-name="P249"/>
      <text:p text:style-name="P733"><text:span text:style-name="T1102">В английском </text:span><text:span text:style-name="T1103">языке</text:span><text:span text:style-name="T1102"> не бывает предложений без подлежащего и сказуемого.</text:span></text:p>
      <text:p text:style-name="P1115">Исключение составляют разговорные фразы: <text:span text:style-name="T508">nice to meet you</text:span><text:span text:style-name="T527">, come here, have fun </text:span><text:span text:style-name="T828">и пр</text:span><text:span text:style-name="T814">.</text:span></text:p>
      <text:p text:style-name="P1"/>
      <text:p text:style-name="P251"><text:span text:style-name="T1176">Порядок слов в у</text:span>тведрдительны<text:span text:style-name="T1176">х</text:span> и отрицательны<text:span text:style-name="T1176">х</text:span> предложения<text:span text:style-name="T1176">х</text:span>:</text:p>
      <text:list xml:id="list699114475" text:style-name="L2">
        <text:list-item>
          <text:p text:style-name="P1545"><text:span text:style-name="T14">подлежащее</text:span><text:span text:style-name="T1">;</text:span></text:p>
        </text:list-item>
        <text:list-item>
          <text:p text:style-name="P1545"><text:span text:style-name="T27">сказуемое</text:span><text:span text:style-name="T2">;</text:span></text:p>
        </text:list-item>
        <text:list-item>
          <text:p text:style-name="P1546"><text:span text:style-name="T1327">дополнение</text:span>;</text:p>
        </text:list-item>
        <text:list-item>
          <text:p text:style-name="P1546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6">do</text:span> <text:span text:style-name="T1327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27">their work</text:span> <text:span text:style-name="T10">in time</text:span> — <text:span text:style-name="T25">Они не закончили работу вовремя.</text:span></text:p>
      <text:p text:style-name="P24"><text:span text:style-name="T13">I</text:span> <text:span text:style-name="T3">will</text:span><text:span text:style-name="T26"> give</text:span> <text:span text:style-name="T1327">you money</text:span> — Я дам тебе деньги.</text:p>
      <text:p text:style-name="P22"/>
      <text:p text:style-name="P262"><text:span text:style-name="T1176">Порядок слов в в</text:span>опросительны<text:span text:style-name="T1176">х</text:span> предложения<text:span text:style-name="T1176">х</text:span>:</text:p>
      <text:list xml:id="list4140111266" text:style-name="L3">
        <text:list-item>
          <text:p text:style-name="P1593"><text:span text:style-name="T43">вопросительное слово</text:span>;</text:p>
        </text:list-item>
        <text:list-item>
          <text:p text:style-name="P1593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593"><text:span text:style-name="T13">подлежащее</text:span>;</text:p>
        </text:list-item>
        <text:list-item>
          <text:p text:style-name="P1593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593"><text:span text:style-name="T8">дополнение</text:span>;</text:p>
        </text:list-item>
        <text:list-item>
          <text:p text:style-name="P1593"><text:span text:style-name="T10">обстоятельство</text:span>.</text:p>
        </text:list-item>
      </text:list>
      <text:p text:style-name="P732"/>
      <text:p text:style-name="P25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08">—</text:span> Что ты здесь делаешь?</text:p>
      <text:p text:style-name="P734"><text:span text:style-name="T4">Do</text:span><text:span text:style-name="T508"> </text:span><text:span text:style-name="T15">you</text:span><text:span text:style-name="T508"> </text:span><text:span text:style-name="T29">want</text:span><text:span text:style-name="T9"> </text:span><text:span text:style-name="T1328">to live</text:span><text:span text:style-name="T9"> </text:span><text:span text:style-name="T11">in Spain</text:span><text:span text:style-name="T508">? — Ты хочешь жить в Испании?</text:span></text:p>
      <text:p text:style-name="P213"/>
      <text:p text:style-name="P640">Английское предложение, в большинстве случаем, удобнее переводить с конца.</text:p>
      <text:p text:style-name="P641">Для удобства можно использовать дополнительные, уточнаяющие слова.</text:p>
      <text:p text:style-name="P516"/>
      <text:p text:style-name="P1443"><text:span text:style-name="T685">I have something in my eye → in my eye (в моем глазу), something (что-то), I have (</text:span><text:span text:style-name="T686">есть</text:span><text:span text:style-name="T685">).</text:span></text:p>
      <text:p text:style-name="P1216"><text:span text:style-name="T150">There </text:span><text:span text:style-name="T151">was a cup on the table → on the table (на столе), was (была), a cup (чашка).</text:span></text:p>
      <text:p text:style-name="P1534"><text:span text:style-name="T1367">Глагол и </text:span><text:span text:style-name="T1368">времена</text:span></text:p>
      <text:p text:style-name="P643"/>
      <text:p text:style-name="P1081"><text:span text:style-name="T1282">С</text:span><text:span text:style-name="T709">казуемое </text:span><text:span text:style-name="T1282">п</text:span><text:span text:style-name="T709">очти всегда делится на </text:span><text:span text:style-name="T1186">две</text:span><text:span text:style-name="T709"> части: </text:span><text:span text:style-name="T1167">на </text:span><text:span text:style-name="T709">вспомогательный </text:span><text:span text:style-name="T1283">глагол </text:span><text:span text:style-name="T709">и смысловой.</text:span></text:p>
      <text:p text:style-name="P1081"><text:span text:style-name="T709">Вспомогательный глагол не переводится. Он </text:span><text:span text:style-name="T710">сообщает</text:span><text:span text:style-name="T709"> о том, в каком времени нужно переводить смысловой. Смысловой глогол передает суть действия.</text:span></text:p>
      <text:p text:style-name="P1081"/>
      <text:p text:style-name="P1080">Смысловой глагол имеет несколько форм:</text:p>
      <text:list xml:id="list2699558566" text:style-name="L4">
        <text:list-item>
          <text:p text:style-name="P1547">начальная форма (инфинитив) — форма глагола, как в словаре;</text:p>
        </text:list-item>
        <text:list-item>
          <text:p text:style-name="P1547">с окончанием <text:span text:style-name="T508">-s (-es)</text:span> — в утверждениях <text:span text:style-name="T814">Present Simple</text:span> после <text:span text:style-name="T508">he/she/it</text:span>;</text:p>
        </text:list-item>
        <text:list-item>
          <text:p text:style-name="P1547">с окончанием <text:span text:style-name="T508">-ing</text:span> (причастие) — в основном для образования <text:span text:style-name="T814">Present Continuous</text:span>;</text:p>
        </text:list-item>
        <text:list-item>
          <text:p text:style-name="P1547">2я форма <text:span text:style-name="T1180">(с окончанием </text:span><text:span text:style-name="T511">-ed</text:span><text:span text:style-name="T1180">)</text:span> — для образования <text:span text:style-name="T814">Past Simple</text:span>;</text:p>
        </text:list-item>
        <text:list-item>
          <text:p text:style-name="P1548">3я форма (прошедшее причастие) — для времен группы Perfect и пассивного залога.</text:p>
        </text:list-item>
      </text:list>
      <text:p text:style-name="P149"/>
      <text:p text:style-name="P481">Самыми распорстраненными являются 2 формы — инфинитив и глагол с окончанием -ing.</text:p>
      <text:p text:style-name="P481">Они входят в состав разных времен и используются в связке с модальными глаголами.</text:p>
      <text:p text:style-name="P483"/>
      <text:p text:style-name="P482">Инфинитив используется в след. ситуациях:</text:p>
      <text:list xml:id="list2634634304" text:style-name="L5">
        <text:list-item>
          <text:p text:style-name="P1594">после модальных глаголов;</text:p>
        </text:list-item>
        <text:list-item>
          <text:p text:style-name="P1594">после вспомогательных глаголов в Present <text:span text:style-name="T1297">Simple и </text:span>Past Simple;</text:p>
        </text:list-item>
        <text:list-item>
          <text:p text:style-name="P1594">в конструкциях going to, have to, used to, would like to.</text:p>
        </text:list-item>
      </text:list>
      <text:p text:style-name="P481"/>
      <text:p text:style-name="P482">Глагол с окончанием -ing используется:</text:p>
      <text:list xml:id="list3918386870" text:style-name="L6">
        <text:list-item>
          <text:p text:style-name="P1595">во временах группы Continuous;</text:p>
        </text:list-item>
        <text:list-item>
          <text:p text:style-name="P1596">в форме герундия.</text:p>
        </text:list-item>
      </text:list>
      <text:p text:style-name="P150"/>
      <text:p text:style-name="P1439"><text:span text:style-name="T1079">Г</text:span><text:span text:style-name="T1080">лагол с окончанием -ing грамматически является существительным.</text:span></text:p>
      <text:p text:style-name="P150"/>
      <text:p text:style-name="P5"><text:span text:style-name="T1182">Настоящее.</text:span> Present</text:p>
      <text:p text:style-name="P478"/>
      <text:p text:style-name="P478">Present Simple (я делаю это сейчас):</text:p>
      <text:p text:style-name="P152">I live in Spain — Я живу в испании (факт).</text:p>
      <text:p text:style-name="P479"/>
      <text:p text:style-name="P478">Present Continuous (я делаю это прямо сейчас):</text:p>
      <text:p text:style-name="P37">I am reading a book — Я читаю книгу (именно сейчас).</text:p>
      <text:p text:style-name="P480"/>
      <text:p text:style-name="P478">Present Perfect (я сделал это ранее, но именно сейчас это важно):</text:p>
      <text:p text:style-name="P151">I have lost the keys — Я потерял ключи (результат).</text:p>
      <text:p text:style-name="P151"/>
      <text:p text:style-name="P478">Present Perfect <text:span text:style-name="T1181">Continuous (я делаю это уже какое-то время):</text:span></text:p>
      <text:p text:style-name="P735"><text:span text:style-name="T509">I have been reading for 2 hours — </text:span><text:span text:style-name="T590">Я читаю уже 2 часа</text:span></text:p>
      <text:p text:style-name="P227"/>
      <text:p text:style-name="P396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1"/>
      <text:p text:style-name="P6">Present Simple</text:p>
      <text:p text:style-name="P668"/>
      <text:p text:style-name="P252">Используется чтобы:</text:p>
      <text:list xml:id="list928389497" text:style-name="L7">
        <text:list-item>
          <text:p text:style-name="P1685">сообщить факты настоящего, описать текущую реальность;</text:p>
        </text:list-item>
        <text:list-item>
          <text:p text:style-name="P1685">говорить о событиях, которые происходят с какой-то регулярностью.</text:p>
        </text:list-item>
      </text:list>
      <text:p text:style-name="P286"><text:soft-page-break/>В утверждениях глагол используется в 2х вариантах:</text:p>
      <text:list xml:id="list3947809728" text:style-name="L8">
        <text:list-item>
          <text:p text:style-name="P1687">без изменений, если подлежащее в первом лице или множеств<text:span text:style-name="T1167">ен.</text:span> числе <text:span text:style-name="T508">(</text:span><text:span text:style-name="T512">I</text:span><text:span text:style-name="T508">, </text:span><text:span text:style-name="T512">you</text:span><text:span text:style-name="T508">, </text:span><text:span text:style-name="T512">we,</text:span><text:span text:style-name="T508"> </text:span><text:span text:style-name="T512">they</text:span><text:span text:style-name="T508">)</text:span>;</text:p>
        </text:list-item>
        <text:list-item>
          <text:p text:style-name="P1687"><text:span text:style-name="T711">с окончанием </text:span><text:span text:style-name="T513">-s </text:span><text:span text:style-name="T514">(-es)</text:span><text:span text:style-name="T711">, если подлежащ</text:span><text:span text:style-name="T1130">ее</text:span><text:span text:style-name="T711"> в третьем лице, единств</text:span><text:span text:style-name="T1131">ен</text:span><text:span text:style-name="T1167">ном</text:span><text:span text:style-name="T711"> числе </text:span><text:span text:style-name="T513">(</text:span><text:span text:style-name="T512">he</text:span><text:span text:style-name="T513">, </text:span><text:span text:style-name="T512">she</text:span><text:span text:style-name="T513">, </text:span><text:span text:style-name="T512">it</text:span><text:span text:style-name="T513">)</text:span></text:p>
        </text:list-item>
      </text:list>
      <text:p text:style-name="P1333"/>
      <text:p text:style-name="P1126"><text:span text:style-name="T1191">I </text:span><text:span text:style-name="T33">live</text:span><text:span text:style-name="T1191"> in New York — Я живу в Нью Йорке.</text:span></text:p>
      <text:p text:style-name="P1128"><text:span text:style-name="T1191">Peter </text:span><text:span text:style-name="T33">work</text:span><text:span text:style-name="T34">s</text:span><text:span text:style-name="T1191"> in New York — Питер работает в Нью Йорке;</text:span></text:p>
      <text:p text:style-name="P254"/>
      <text:p text:style-name="P253">Окончание <text:span text:style-name="T508">-es</text:span> ставится, если глагол заканчивается: на гласную букву, </text:p>
      <text:p text:style-name="P255">на шипящий звук <text:span text:style-name="T508">(sh, ch)</text:span> <text:span text:style-name="T1101">или</text:span> на букву <text:span text:style-name="T508">s/x</text:span>:</text:p>
      <text:list xml:id="list616288773" text:style-name="L9">
        <text:list-item>
          <text:p text:style-name="P1689"><text:span text:style-name="T713">go — </text:span>goes;</text:p>
        </text:list-item>
        <text:list-item>
          <text:p text:style-name="P1689"><text:span text:style-name="T713">teach — </text:span>teaches;</text:p>
        </text:list-item>
        <text:list-item>
          <text:p text:style-name="P1688"><text:span text:style-name="T713">mix — </text:span><text:span text:style-name="T712">mixes.</text:span></text:p>
        </text:list-item>
      </text:list>
      <text:p text:style-name="P668"/>
      <text:p text:style-name="P257">Если глагол заканчивается на букву y, перед которой согласная, то вместо y </text:p>
      <text:p text:style-name="P256">пишется <text:span text:style-name="T508">i</text:span> <text:span text:style-name="T714">(помимо добавления </text:span><text:span text:style-name="T515">-es</text:span><text:span text:style-name="T714">)</text:span>:</text:p>
      <text:list xml:id="list4103306993" text:style-name="L10">
        <text:list-item>
          <text:p text:style-name="P1690">fly — flies; </text:p>
        </text:list-item>
        <text:list-item>
          <text:p text:style-name="P1690">cry — cries.</text:p>
        </text:list-item>
      </text:list>
      <text:p text:style-name="P668"/>
      <text:p text:style-name="P740"><text:span text:style-name="T815">П</text:span><text:span text:style-name="T816">еред сказуемым часто </text:span><text:span text:style-name="T818">стоят</text:span><text:span text:style-name="T816"> маячки времени </text:span><text:span text:style-name="T822">(</text:span><text:span text:style-name="T816">наречия частности</text:span><text:span text:style-name="T822">)</text:span><text:span text:style-name="T817">:</text:span></text:p>
      <text:list xml:id="list3432580508" text:style-name="L11">
        <text:list-item>
          <text:p text:style-name="P1686">always - <text:span text:style-name="T711">всегда</text:span>;</text:p>
        </text:list-item>
        <text:list-item>
          <text:p text:style-name="P1686">usually - <text:span text:style-name="T711">обычно</text:span>;</text:p>
        </text:list-item>
        <text:list-item>
          <text:p text:style-name="P1686">often - <text:span text:style-name="T711">часто</text:span>;</text:p>
        </text:list-item>
        <text:list-item>
          <text:p text:style-name="P1686">sometimes - <text:span text:style-name="T711">иногда</text:span>;</text:p>
        </text:list-item>
        <text:list-item>
          <text:p text:style-name="P1686">never — <text:span text:style-name="T711">никогда</text:span>.</text:p>
        </text:list-item>
      </text:list>
      <text:p text:style-name="P26"/>
      <text:p text:style-name="P669"><text:span text:style-name="T508">I </text:span><text:span text:style-name="T617">always</text:span><text:span text:style-name="T508"> wash my hands before eating — Я всегда мою руки перед едой.</text:span></text:p>
      <text:p text:style-name="P668"/>
      <text:p text:style-name="P2">Отрицания в Present Simple</text:p>
      <text:p text:style-name="P2"/>
      <text:p text:style-name="P738"><text:span text:style-name="T718">Использу</text:span><text:span text:style-name="T719">ю</text:span><text:span text:style-name="T718">тся чтобы сказать о том, что что-либо:</text:span></text:p>
      <text:list xml:id="list3233839858" text:style-name="L12">
        <text:list-item>
          <text:p text:style-name="P1691">не является фактом настоящего <text:span text:style-name="T1131">или истиной</text:span>;</text:p>
        </text:list-item>
        <text:list-item>
          <text:p text:style-name="P1691">не происходит с какой-то регулярностью.</text:p>
        </text:list-item>
      </text:list>
      <text:p text:style-name="P731"/>
      <text:p text:style-name="P730">За отрицание отвечает частица <text:span text:style-name="T508">not</text:span>, которая идет в паре со вспомогательным глаголом <text:span text:style-name="T508">do</text:span>.</text:p>
      <text:p text:style-name="P730">Если подлежащее <text:span text:style-name="T508">he/she/it</text:span>, то испольузется <text:span text:style-name="T508">does</text:span>. <text:span text:style-name="T1098">Смысловой глагол без изменений.</text:span></text:p>
      <text:p text:style-name="P729"/>
      <text:p text:style-name="P216">People <text:span text:style-name="T3">do </text:span><text:span text:style-name="T48">not</text:span> <text:span text:style-name="T26">live</text:span> in space — Люди не живут в космосе.</text:p>
      <text:p text:style-name="P216">Water <text:span text:style-name="T3">does </text:span><text:span text:style-name="T48">not</text:span> <text:span text:style-name="T26">boil</text:span> at 50 degrees Celsius — Вода не кипит при 50 грудусах.</text:p>
      <text:p text:style-name="P216"/>
      <text:p text:style-name="P1293"><text:span text:style-name="T716">Практически всегда </text:span><text:span text:style-name="T592">do/</text:span><text:span text:style-name="T593">does</text:span><text:span text:style-name="T592"> not</text:span><text:span text:style-name="T716"> использу</text:span><text:span text:style-name="T717">е</text:span><text:span text:style-name="T716">тся в сокращении: </text:span></text:p>
      <text:p text:style-name="P410"/>
      <text:p text:style-name="P218">We don`t drink whisky — Мы не пьем виски. </text:p>
      <text:p text:style-name="P230">He doesn`t drink tea — Он не пьет чай.</text:p>
      <text:p text:style-name="P418"/>
      <text:p text:style-name="P418">Вопросы в Present Simple</text:p>
      <text:p text:style-name="P217"/>
      <text:p text:style-name="P376">Используюся чтобы:</text:p>
      <text:list xml:id="list2632073503" text:style-name="L13">
        <text:list-item>
          <text:p text:style-name="P1649">узнать о фактах настоящего;</text:p>
        </text:list-item>
        <text:list-item>
          <text:p text:style-name="P1649">о событиях, которые происходят с какой-то регулярностью.</text:p>
        </text:list-item>
      </text:list>
      <text:p text:style-name="P375"><text:soft-page-break/>Вопрос задается с помощью вспомогательного глагола <text:span text:style-name="T508">do/</text:span><text:span text:style-name="T516">does</text:span>, который ставится перед подлежащим. Смысловой глагол без изменений (в начальной форме).</text:p>
      <text:p text:style-name="P1355"/>
      <text:p text:style-name="P736"><text:span text:style-name="T5">Do</text:span><text:span text:style-name="T715"> you </text:span><text:span text:style-name="T32">like</text:span><text:span text:style-name="T715"> action movies? </text:span><text:span text:style-name="T578">— </text:span><text:span text:style-name="T715">Тебе нравятся экшен фильмы? </text:span></text:p>
      <text:p text:style-name="P78"><text:span text:style-name="T1134">What books </text:span><text:span text:style-name="T6">do</text:span><text:span text:style-name="T1134"> you </text:span><text:span text:style-name="T36">read</text:span><text:span text:style-name="T1134">? </text:span><text:span text:style-name="T1145">—</text:span><text:span text:style-name="T1134"> Какие книги тебе нравятся?</text:span></text:p>
      <text:p text:style-name="P225"/>
      <text:p text:style-name="P412">Present Continuous</text:p>
      <text:p text:style-name="P377"/>
      <text:p text:style-name="P377">Указывает на событие, происходящее именно сейчас и которое еще не закончилось.</text:p>
      <text:p text:style-name="P381">Состоит из связки вспомогательного глагола <text:span text:style-name="T508">be</text:span> и смыслового с окончанием <text:span text:style-name="T508">-ing</text:span>:</text:p>
      <text:p text:style-name="P378"/>
      <text:p text:style-name="P219">She <text:span text:style-name="T1104">is</text:span> driv<text:span text:style-name="T1104">ing</text:span> to work. <text:span text:style-name="T1166">—</text:span> Она (сейчас) едет на работу.</text:p>
      <text:p text:style-name="P221">You <text:span text:style-name="T1104">are</text:span> do<text:span text:style-name="T1104">ing</text:span> great! <text:span text:style-name="T1166">—</text:span> У тебя отлично получается!</text:p>
      <text:p text:style-name="P377"/>
      <text:p text:style-name="P774"><text:span text:style-name="T722">Если глагол заканчивается на </text:span><text:span text:style-name="T584">-e</text:span><text:span text:style-name="T722">, то при добавлении </text:span><text:span text:style-name="T584">-ing</text:span><text:span text:style-name="T722"> она выпадает: </text:span><text:span text:style-name="T584">make → making.</text:span></text:p>
      <text:p text:style-name="P380">Если глагол заканчивается на <text:span text:style-name="T508">-ie</text:span>, то при добавлении <text:span text:style-name="T508">-ing</text:span> оно меняется на <text:span text:style-name="T508">-y</text:span>: <text:span text:style-name="T508">lie → lying. </text:span></text:p>
      <text:p text:style-name="P220"/>
      <text:p text:style-name="P380">Если глагол из 1 слога, с одной гласной буквой, после которой солгасная, то при </text:p>
      <text:p text:style-name="P774"><text:span text:style-name="T722">добавлении </text:span><text:span text:style-name="T584">-ing</text:span><text:span text:style-name="T722"> согласная удваивается: </text:span><text:span text:style-name="T584">hit → hitting, sit → sitting.</text:span></text:p>
      <text:p text:style-name="P379"/>
      <text:p text:style-name="P775"><text:span text:style-name="T722">В </text:span><text:span text:style-name="T715">окончании </text:span><text:span text:style-name="T577">-ing</text:span><text:span text:style-name="T715"> буква </text:span><text:span text:style-name="T577">g</text:span><text:span text:style-name="T715"> не произносится. Сочетание </text:span><text:span text:style-name="T577">ng</text:span><text:span text:style-name="T715"> образет необычный звук, которого нет в русском языке — носовой </text:span><text:span text:style-name="T577">n</text:span><text:span text:style-name="T715"> (при произнесении пускается воздух через нос).</text:span></text:p>
      <text:p text:style-name="P381"/>
      <text:p text:style-name="P382"><text:span text:style-name="T1171">Слова-м</text:span>аячки Present Continuous:</text:p>
      <text:list xml:id="list2920904046" text:style-name="L14">
        <text:list-item>
          <text:p text:style-name="P1650">look — смотри;</text:p>
        </text:list-item>
        <text:list-item>
          <text:p text:style-name="P1650">now — сейчас (обычно стоит в конце);</text:p>
        </text:list-item>
        <text:list-item>
          <text:p text:style-name="P1650">at the moment — в этот момент (обычно в конце).</text:p>
        </text:list-item>
      </text:list>
      <text:p text:style-name="P379"/>
      <text:p text:style-name="P221">I am working right <text:span text:style-name="T1104">now</text:span>. — Прямо сейчас я работаю.</text:p>
      <text:p text:style-name="P221"><text:span text:style-name="T1104">Look</text:span> out of the window! It`s raining. — Посмотри в окно. Идет дождь.</text:p>
      <text:p text:style-name="P383"/>
      <text:p text:style-name="P411">Отрицания в Present Continuous</text:p>
      <text:p text:style-name="P411"/>
      <text:p text:style-name="P384">Используется чтобы сказать, что что-то не происходит именно сейчас.</text:p>
      <text:p text:style-name="P384">Для этого к глаголу <text:span text:style-name="T508">be</text:span> добавляется частица <text:span text:style-name="T508">not</text:span>.</text:p>
      <text:p text:style-name="P384"/>
      <text:p text:style-name="P222">I`m not listening to you. <text:span text:style-name="T1168">—</text:span> Я не слушаю тебя.</text:p>
      <text:p text:style-name="P222">He isn`t cleaning the carpet. <text:span text:style-name="T1168">—</text:span> Он не чистит ковер.</text:p>
      <text:p text:style-name="P222"/>
      <text:p text:style-name="P415">Вопросы в Present Continuous</text:p>
      <text:p text:style-name="P223"/>
      <text:p text:style-name="P1542">Здесь использ<text:span text:style-name="T1170">уются</text:span> теже правила, что при составлении вопросов в </text:p>
      <text:p text:style-name="P1542">Present Simple, с глаголом <text:span text:style-name="T508">be</text:span>:</text:p>
      <text:p text:style-name="P1542"/>
      <text:p text:style-name="P223">Am I listening? <text:span text:style-name="T1168">—</text:span> Я слушаю?</text:p>
      <text:p text:style-name="P223">Are you playing? Yes, I am. <text:span text:style-name="T1168">—</text:span> Ты играешь? Да.</text:p>
      <text:p text:style-name="P223"/>
      <text:p text:style-name="P223">Where is he going? <text:span text:style-name="T1168">—</text:span> Куда он идет?</text:p>
      <text:p text:style-name="P224">What book is she reading? <text:span text:style-name="T1168">— </text:span>Какую книгу она читает? <text:span text:style-name="T1169">(сейчас)</text:span></text:p>
      <text:p text:style-name="P224"/>
      <text:p text:style-name="P1782"><text:span text:style-name="T755"/></text:p>
      <text:p text:style-name="P1789"><text:span text:style-name="T755">Глаголы, которые не использ</text:span><text:span text:style-name="T758">уются</text:span><text:span text:style-name="T755"> в </text:span><text:span text:style-name="T756">Continuous</text:span></text:p>
      <text:p text:style-name="P413"/>
      <text:p text:style-name="P385">Это глаголы, обозначающие состояние, которое не меняется под дейсвтием момента.</text:p>
      <text:p text:style-name="P1366"><text:span text:style-name="T727">Как правило это </text:span><text:span text:style-name="T728">описание</text:span><text:span text:style-name="T727"> чувств или мыслей. </text:span></text:p>
      <text:p text:style-name="P386"/>
      <text:p text:style-name="P1368"><text:span text:style-name="T72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44">(могут </text:span><text:span text:style-name="T745">встречаться </text:span><text:span text:style-name="T744">с </text:span><text:span text:style-name="T597">-ing </text:span><text:span text:style-name="T744">в форме герундия)</text:span><text:span text:style-name="T728">:</text:span></text:p>
      <text:p text:style-name="P387"/>
      <text:p text:style-name="P388">Глаголы восприятия:</text:p>
      <text:list xml:id="list726014252" text:style-name="L15">
        <text:list-item>
          <text:p text:style-name="P1651">see — видеть;</text:p>
        </text:list-item>
        <text:list-item>
          <text:p text:style-name="P1651">hear — слышать;</text:p>
        </text:list-item>
        <text:list-item>
          <text:p text:style-name="P1651">feel — чувствовать;</text:p>
        </text:list-item>
        <text:list-item>
          <text:p text:style-name="P1651">taste — чувствовать вкус (пробовать);</text:p>
        </text:list-item>
        <text:list-item>
          <text:p text:style-name="P1651">smell — чувствовать запах (нюхать).</text:p>
        </text:list-item>
      </text:list>
      <text:p text:style-name="P387"/>
      <text:p text:style-name="P388">Глаголы для выражения мнения:</text:p>
      <text:list xml:id="list198997735" text:style-name="L16">
        <text:list-item>
          <text:p text:style-name="P1652">belive — верить;</text:p>
        </text:list-item>
        <text:list-item>
          <text:p text:style-name="P1652">doubt — сомневаться;</text:p>
        </text:list-item>
        <text:list-item>
          <text:p text:style-name="P1652">think — думать.</text:p>
        </text:list-item>
      </text:list>
      <text:p text:style-name="P389"/>
      <text:p text:style-name="P388">Глаголы, показывающие состояние мыслей:</text:p>
      <text:list xml:id="list2166946577" text:style-name="L17">
        <text:list-item>
          <text:p text:style-name="P1653">forget — забывать;</text:p>
        </text:list-item>
        <text:list-item>
          <text:p text:style-name="P1653">imagine — представлять;</text:p>
        </text:list-item>
        <text:list-item>
          <text:p text:style-name="P1653">know — знать;</text:p>
        </text:list-item>
        <text:list-item>
          <text:p text:style-name="P1653">understand — понимать.</text:p>
        </text:list-item>
      </text:list>
      <text:p text:style-name="P387"/>
      <text:p text:style-name="P390">Глаголы, указывающие на эмоции и желания:</text:p>
      <text:list xml:id="list532624733" text:style-name="L18">
        <text:list-item>
          <text:p text:style-name="P1654">love — любить;</text:p>
        </text:list-item>
        <text:list-item>
          <text:p text:style-name="P1654">like — нравиться;</text:p>
        </text:list-item>
        <text:list-item>
          <text:p text:style-name="P1654">hate — ненавидеть;</text:p>
        </text:list-item>
        <text:list-item>
          <text:p text:style-name="P1654">hope — надеяться;</text:p>
        </text:list-item>
        <text:list-item>
          <text:p text:style-name="P1654">want — хотеть;</text:p>
        </text:list-item>
        <text:list-item>
          <text:p text:style-name="P1654">wish — желать.</text:p>
        </text:list-item>
      </text:list>
      <text:p text:style-name="P391"/>
      <text:p text:style-name="P390">Другие глаголы:</text:p>
      <text:list xml:id="list3189246354" text:style-name="L19">
        <text:list-item>
          <text:p text:style-name="P1655">look — выглядеть;</text:p>
        </text:list-item>
        <text:list-item>
          <text:p text:style-name="P1655">have — иметь.</text:p>
        </text:list-item>
      </text:list>
      <text:p text:style-name="P391"/>
      <text:p text:style-name="P228">I think Amy is a strange girl. - Я думаю, Эмми странная девушка.</text:p>
      <text:p text:style-name="P228">Do you know this man? - Вы знаете этого мужчину?</text:p>
      <text:p text:style-name="P228">You look great! - Ты выглядишь отлично!</text:p>
      <text:p text:style-name="P416"/>
      <text:p text:style-name="P416">Present Perfect</text:p>
      <text:p text:style-name="P392"/>
      <text:p text:style-name="P776"><text:span text:style-name="T735">У</text:span><text:span text:style-name="T731">казывает на дейсвтие совершенное когда-то в прошлом, но подчеркивает, что результат важен сейчас </text:span><text:span text:style-name="T732">(т. е. к какому результату в итоге это привело)</text:span><text:span text:style-name="T731">.</text:span></text:p>
      <text:p text:style-name="P393"/>
      <text:p text:style-name="P1361"><text:span text:style-name="T731">С</text:span><text:span text:style-name="T734">остоит и</text:span><text:span text:style-name="T736">з </text:span><text:span text:style-name="T737">2х частей:</text:span><text:span text:style-name="T734"> вспомогат</text:span><text:span text:style-name="T737">ельного</text:span><text:span text:style-name="T734"> глагола </text:span><text:span text:style-name="T594">have</text:span><text:span text:style-name="T734"> и смыслового глагола </text:span></text:p>
      <text:p text:style-name="P1361"><text:span text:style-name="T734">в 3й форме (</text:span><text:span text:style-name="T743">передает значение</text:span><text:span text:style-name="T738"> «сделанный»</text:span><text:span text:style-name="T734">).</text:span></text:p>
      <text:p text:style-name="P776"><text:soft-page-break/><text:span text:style-name="T731">На русский язык Present Perfect переводится в прошлом </text:span><text:span text:style-name="T733">(иногда настоящ</text:span><text:span text:style-name="T735">и</text:span><text:span text:style-name="T733">м, </text:span><text:span text:style-name="T735">для удобства</text:span><text:span text:style-name="T733">)</text:span><text:span text:style-name="T731">, </text:span></text:p>
      <text:p text:style-name="P394">а в английском принадлежит к катергории настоящих времен.</text:p>
      <text:p text:style-name="P394"/>
      <text:p text:style-name="P27"><text:span text:style-name="T1139">I </text:span><text:span text:style-name="T1149">have</text:span><text:span text:style-name="T1134"> already </text:span><text:span text:style-name="T1149">seen</text:span><text:span text:style-name="T1134"> this movie. </text:span><text:span text:style-name="T1140">—</text:span><text:span text:style-name="T1134"> Я уже видел этот фильм (просмотрел, т. е. опыт).</text:span></text:p>
      <text:p text:style-name="P27"><text:span text:style-name="T1134">You </text:span><text:span text:style-name="T1149">have</text:span><text:span text:style-name="T1134"> </text:span><text:span text:style-name="T1149">broken</text:span><text:span text:style-name="T1134"> the vase. </text:span><text:span text:style-name="T1140">— </text:span><text:span text:style-name="T1134">Ты разбил вазу. (есть очевидный результат, кот. случился ранее) </text:span></text:p>
      <text:p text:style-name="P28"><text:span text:style-name="T1141">It`s the fitst time I </text:span><text:span text:style-name="T1150">have</text:span><text:span text:style-name="T1141"> </text:span><text:span text:style-name="T1150">driven</text:span><text:span text:style-name="T1141"> a car — Это впервые, когда я веду машину. (в настоящем)</text:span></text:p>
      <text:p text:style-name="P401"/>
      <text:p text:style-name="P402">Как проявляется результат:</text:p>
      <text:list xml:id="list831154917" text:style-name="L20">
        <text:list-item>
          <text:p text:style-name="P1693"><text:span text:style-name="T760">это </text:span><text:span text:style-name="T759">очевидные изменения;</text:span></text:p>
        </text:list-item>
        <text:list-item>
          <text:p text:style-name="P1692"><text:span text:style-name="T732">полученный </text:span><text:span text:style-name="T736">ранее</text:span><text:span text:style-name="T732"> опыт или впечатления;</text:span></text:p>
        </text:list-item>
        <text:list-item>
          <text:p text:style-name="P1656">недавно произошедшие события или новая информация.</text:p>
        </text:list-item>
      </text:list>
      <text:p text:style-name="P395"/>
      <text:p text:style-name="P395">Также Present Perfect используют, если что-то произошло впервые:</text:p>
      <text:p text:style-name="P395"/>
      <text:p text:style-name="P226">It`s the first time something has happend. - Этой первый раз, когда что-то произошло.</text:p>
      <text:p text:style-name="P226">(вместо first можно указать любое порядковое число: second, third)</text:p>
      <text:p text:style-name="P395"/>
      <text:p text:style-name="P395">Present Perferct — яркий пример того, что нельзя переводить английские </text:p>
      <text:p text:style-name="P274"><text:span text:style-name="T1138">предложения слово в слово: </text:span><text:span text:style-name="T601">I have done. </text:span><text:span text:style-name="T595">—</text:span><text:span text:style-name="T601"> Я сделал (</text:span><text:span text:style-name="T615">досл. </text:span><text:span text:style-name="T601">Я имею сделанным).</text:span></text:p>
      <text:p text:style-name="P475"/>
      <text:p text:style-name="P476">Есть 2 варианта образования 3й формы глагола:</text:p>
      <text:list xml:id="list3450956306" text:style-name="L21">
        <text:list-item>
          <text:p text:style-name="P1657">если глагол правильный, то добавляем к его начальной форме окончание <text:span text:style-name="T508">-ed</text:span>;</text:p>
        </text:list-item>
        <text:list-item>
          <text:p text:style-name="P1657">если неправильный, то находим в таблице неправильных глаголов.</text:p>
        </text:list-item>
      </text:list>
      <text:p text:style-name="P426"/>
      <text:p text:style-name="P1110"><text:span text:style-name="T761">Н</text:span><text:span text:style-name="T762">еправильны</text:span><text:span text:style-name="T761">й</text:span><text:span text:style-name="T762"> глагол </text:span><text:span text:style-name="T761">это </text:span><text:span text:style-name="T762">тот, который во 2й или 3й форме </text:span><text:span text:style-name="T776">записывается</text:span><text:span text:style-name="T762"> </text:span><text:span text:style-name="T776">по особенному</text:span><text:span text:style-name="T762">. </text:span></text:p>
      <text:p text:style-name="P427">Самые популярные неправильные глаголы нужно заучить (см. таблицу ниже).</text:p>
      <text:p text:style-name="P426"/>
      <text:p text:style-name="P429">Слова-маячки Present Perfect:</text:p>
      <text:list xml:id="list1864291657" text:style-name="L22">
        <text:list-item>
          <text:p text:style-name="P1658">just — только что;</text:p>
        </text:list-item>
        <text:list-item>
          <text:p text:style-name="P1658">already — уже;</text:p>
        </text:list-item>
        <text:list-item>
          <text:p text:style-name="P1658">yet — еще не;</text:p>
        </text:list-item>
      </text:list>
      <text:p text:style-name="P431"/>
      <text:p text:style-name="P1111"><text:span text:style-name="T602">Just</text:span><text:span text:style-name="T763"> и </text:span><text:span text:style-name="T602">already</text:span><text:span text:style-name="T763"> используются в утверждениях. </text:span><text:span text:style-name="T602">Yet</text:span><text:span text:style-name="T763"> — в вопросах и отрицаниях</text:span><text:span text:style-name="T764">. </text:span></text:p>
      <text:p text:style-name="P1331"><text:span text:style-name="T764">(</text:span><text:span text:style-name="T616">already</text:span><text:span text:style-name="T811"> также </text:span><text:span text:style-name="T810">иногда можно встретить</text:span><text:span text:style-name="T811"> в вопросах).</text:span></text:p>
      <text:p text:style-name="P433"/>
      <text:p text:style-name="P432">Место <text:span text:style-name="T508">just</text:span>, <text:span text:style-name="T508">already</text:span> в предложении — между <text:span text:style-name="T508">have</text:span> и 3й формой глагола. </text:p>
      <text:p text:style-name="P432">Слово <text:span text:style-name="T508">yet</text:span> стоит <text:span text:style-name="T1281">всегда </text:span>в конце предложения.</text:p>
      <text:p text:style-name="P430"/>
      <text:p text:style-name="P231">I have <text:span text:style-name="T1104">just</text:span> eaten a sandwich. <text:span text:style-name="T1172">—</text:span> Я только что съел бутерброд.</text:p>
      <text:p text:style-name="P231">We have n<text:span text:style-name="T1175">o</text:span>t finished <text:span text:style-name="T1104">yet</text:span>. <text:span text:style-name="T1172">—</text:span> Мы еще не закончили.</text:p>
      <text:p text:style-name="P428"/>
      <text:p text:style-name="P434">Другие указатели времени:</text:p>
      <text:list xml:id="list2089184548" text:style-name="L23">
        <text:list-item>
          <text:p text:style-name="P1659">ever — когда либо;</text:p>
        </text:list-item>
        <text:list-item>
          <text:p text:style-name="P1659">never — никогда;</text:p>
        </text:list-item>
        <text:list-item>
          <text:p text:style-name="P1659">recently — в последнее время;</text:p>
        </text:list-item>
        <text:list-item>
          <text:p text:style-name="P1659">these days — в последние дни;</text:p>
        </text:list-item>
        <text:list-item>
          <text:p text:style-name="P1659">словосочетание с this (this mornig, this week).</text:p>
        </text:list-item>
      </text:list>
      <text:p text:style-name="P433"/>
      <text:p text:style-name="P433">Место <text:span text:style-name="T508">ever</text:span>, <text:span text:style-name="T508">never</text:span> — перед 3й формой глагола, <text:span text:style-name="T1174">а</text:span> <text:span text:style-name="T508">recently</text:span>, <text:span text:style-name="T508">these days</text:span> и </text:p>
      <text:p text:style-name="P433">словосочетания с <text:span text:style-name="T508">this</text:span> — в конце предложения.</text:p>
      <text:p text:style-name="P232"><text:soft-page-break/>I <text:span text:style-name="T1175">ha</text:span>ve <text:span text:style-name="T1104">never</text:span> been to New York. <text:span text:style-name="T1173">— </text:span>Я никогда не был в Нью Йорке.</text:p>
      <text:p text:style-name="P232">I <text:span text:style-name="T1175">ha</text:span>ve worked a lot <text:span text:style-name="T1104">these days</text:span>. <text:span text:style-name="T1173">—</text:span> Я много работал в эти дни.</text:p>
      <text:p text:style-name="P435"/>
      <text:p text:style-name="P424">Отрицания в Present Perfect</text:p>
      <text:p text:style-name="P436"/>
      <text:p text:style-name="P437">Используются, когда хотят сказать:</text:p>
      <text:list xml:id="list453963874" text:style-name="L24">
        <text:list-item>
          <text:p text:style-name="P1660">об отсутствии ожидаемого результата;</text:p>
        </text:list-item>
        <text:list-item>
          <text:p text:style-name="P1660">о том, чего автор никогда не делал или не испытывал.</text:p>
        </text:list-item>
      </text:list>
      <text:p text:style-name="P436"/>
      <text:p text:style-name="P436">Для этого ставится частица <text:span text:style-name="T508">not</text:span> после вспомогательного глагола <text:span text:style-name="T508">have</text:span>.</text:p>
      <text:p text:style-name="P436"/>
      <text:p text:style-name="P436">Также отрицательным считается предложение со словом <text:span text:style-name="T508">never</text:span>, которое передает отрицательный контекст.</text:p>
      <text:p text:style-name="P436"/>
      <text:p text:style-name="P1112"><text:span text:style-name="T765">В </text:span><text:span text:style-name="T759">отрицаниях почти всегда используется сокращенная форма глагола </text:span><text:span text:style-name="T601">haven`t</text:span><text:span text:style-name="T759">.</text:span></text:p>
      <text:p text:style-name="P1113"><text:span text:style-name="T777">Сокращени</text:span><text:span text:style-name="T809">е</text:span><text:span text:style-name="T777"> </text:span><text:span text:style-name="T604">`ve not</text:span><text:span text:style-name="T777"> не используется.</text:span></text:p>
      <text:p text:style-name="P438"/>
      <text:p text:style-name="P233">I have<text:span text:style-name="T392">n</text:span><text:span text:style-name="T396">`</text:span><text:span text:style-name="T392">t</text:span> expected that. <text:span text:style-name="T1173">—</text:span> Я этого не ожидал.</text:p>
      <text:p text:style-name="P233">I<text:span text:style-name="T1175">`</text:span>ve <text:span text:style-name="T392">never</text:span> seen this movie before. <text:span text:style-name="T1173">— </text:span>Я до этого не видел этот фильм. </text:p>
      <text:p text:style-name="P423"/>
      <text:p text:style-name="P423">Вопросы в Present Perfect</text:p>
      <text:p text:style-name="P234"/>
      <text:p text:style-name="P439">Используются, если хоят узнать:</text:p>
      <text:list xml:id="list2152616639" text:style-name="L25">
        <text:list-item>
          <text:p text:style-name="P1661">сделано ли дело к этом моменту, каким образом оно сделано;</text:p>
        </text:list-item>
        <text:list-item>
          <text:p text:style-name="P1705"><text:span text:style-name="T777">имеет ли человек определенный опыт </text:span><text:span text:style-name="T775">или совершил ли он </text:span><text:span text:style-name="T778">нужное</text:span><text:span text:style-name="T775"> действие</text:span><text:span text:style-name="T777">;</text:span></text:p>
        </text:list-item>
      </text:list>
      <text:p text:style-name="P438"/>
      <text:p text:style-name="P1113">Для этого используется уже знакомая схема. Глагол <text:span text:style-name="T508">have</text:span> ставится перед по<text:span text:style-name="T1179">д</text:span>л<text:span text:style-name="T1179">е</text:span>ж<text:span text:style-name="T1179">а</text:span>щим.</text:p>
      <text:p text:style-name="P1113"/>
      <text:p text:style-name="P235">Why have you done it? <text:span text:style-name="T1173">—</text:span> Зачем ты это сделал?</text:p>
      <text:p text:style-name="P1330"><text:span text:style-name="T612">Ha</text:span><text:span text:style-name="T613">s</text:span><text:span text:style-name="T612"> </text:span><text:span text:style-name="T613">he</text:span><text:span text:style-name="T612"> ever been to Rome? </text:span><text:span text:style-name="T614">—</text:span><text:span text:style-name="T612"> </text:span><text:span text:style-name="T613">Он</text:span><text:span text:style-name="T612"> бывал в Риме?</text:span></text:p>
      <text:p text:style-name="P235"/>
      <text:p text:style-name="P414">Present Perfect Continuous</text:p>
      <text:p text:style-name="P440"/>
      <text:p text:style-name="P442">Для того, чтобы использовать, нужно чтобы совпало сразу несколько условий:</text:p>
      <text:list xml:id="list4018752786" text:style-name="L26">
        <text:list-item>
          <text:p text:style-name="P1706"><text:span text:style-name="T766">действие не закончено либо закончено не</text:span><text:span text:style-name="T770">давно</text:span><text:span text:style-name="T766">;</text:span></text:p>
        </text:list-item>
        <text:list-item>
          <text:p text:style-name="P1706"><text:span text:style-name="T766">известн</text:span><text:span text:style-name="T770">а его продолжительность </text:span><text:span text:style-name="T784">(обычно из контекста предложения)</text:span><text:span text:style-name="T770">.</text:span></text:p>
        </text:list-item>
      </text:list>
      <text:p text:style-name="P441"/>
      <text:p text:style-name="P446">Схема состоит из 3х частей: вспомогательного глагола <text:span text:style-name="T508">have</text:span>, слова <text:span text:style-name="T508">been</text:span> <text:span text:style-name="T1285">(особая форма </text:span></text:p>
      <text:p text:style-name="P446"><text:span text:style-name="T1285">глагола </text:span><text:span text:style-name="T528">be</text:span><text:span text:style-name="T1285">) </text:span>и смыслового глагола с окончанием <text:span text:style-name="T508">-ing</text:span>. </text:p>
      <text:p text:style-name="P444"/>
      <text:p text:style-name="P1123"><text:span text:style-name="T759">На русский </text:span><text:span text:style-name="T768">язык </text:span><text:span text:style-name="T740">Present Perfect Continuous</text:span><text:span text:style-name="T757"> </text:span><text:span text:style-name="T759">переводится настоящим временем</text:span></text:p>
      <text:p text:style-name="P1116"><text:span text:style-name="T767">(редко в прошлом). </text:span><text:span text:style-name="T768">При этом все 3 части </text:span><text:span text:style-name="T769">переводятся</text:span><text:span text:style-name="T768"> одним словом.</text:span></text:p>
      <text:p text:style-name="P443"/>
      <text:p text:style-name="P29"><text:span text:style-name="T1133">I </text:span><text:span text:style-name="T1149">have been learning</text:span><text:span text:style-name="T1133"> English for 2 years. </text:span><text:span text:style-name="T1153">—</text:span><text:span text:style-name="T1133"> Я </text:span><text:span text:style-name="T1149">учу</text:span><text:span text:style-name="T1133"> английский уже 2 года (и еще не закончил).</text:span></text:p>
      <text:p text:style-name="P29"><text:span text:style-name="T1133">We </text:span><text:span text:style-name="T1149">have been cleaning</text:span><text:span text:style-name="T1133"> the flat the whole morning. </text:span><text:span text:style-name="T1153">— </text:span><text:span text:style-name="T1133">Мы </text:span><text:span text:style-name="T1149">убирали</text:span><text:span text:style-name="T1133"> </text:span><text:span text:style-name="T1154">квартиру все утро.</text:span></text:p>
      <text:p text:style-name="P445"/>
      <text:p text:style-name="P447">Формы глагола <text:span text:style-name="T508">have</text:span> <text:span text:style-name="T508">verb-ing</text:span> (подобно <text:span text:style-name="T508">am/is/are verb-ing</text:span>, как в Continuous) не существует.</text:p>
      <text:p text:style-name="P447">Если у смыслового глагола окончание<text:span text:style-name="T508"> -ing</text:span>, то <text:span text:style-name="T508">have</text:span> применяется только с <text:span text:style-name="T508">been</text:span>.</text:p>
      <text:p text:style-name="P447"/>
      <text:p text:style-name="P1783"><text:span text:style-name="T770">С</text:span><text:span text:style-name="T759">лова-маячки Present Perfect Continuous:</text:span></text:p>
      <text:list xml:id="list138244690" text:style-name="L27">
        <text:list-item>
          <text:p text:style-name="P1662"><text:soft-page-break/>for — в течении;</text:p>
        </text:list-item>
        <text:list-item>
          <text:p text:style-name="P1662">since — с какого-то времени;</text:p>
        </text:list-item>
        <text:list-item>
          <text:p text:style-name="P1662">how long — как долго.</text:p>
        </text:list-item>
      </text:list>
      <text:p text:style-name="P449"/>
      <text:p text:style-name="P448">Дополнительно могут использоваться указатели периода:</text:p>
      <text:list xml:id="list696177342" text:style-name="L28">
        <text:list-item>
          <text:p text:style-name="P1663">all — весь (день/год);</text:p>
        </text:list-item>
        <text:list-item>
          <text:p text:style-name="P1663">the whole — целый (день/вечер); </text:p>
        </text:list-item>
      </text:list>
      <text:p text:style-name="P443"/>
      <text:p text:style-name="P30"><text:span text:style-name="T1133">He</text:span><text:span text:style-name="T1155">`</text:span><text:span text:style-name="T1134">s been playing</text:span><text:span text:style-name="T1133"> for an hour. — Он </text:span><text:span text:style-name="T1134">играет</text:span><text:span text:style-name="T1133"> уже час </text:span><text:span text:style-name="T1155">(в течении часа).</text:span></text:p>
      <text:p text:style-name="P31"><text:span text:style-name="T1155">W</text:span><text:span text:style-name="T1133">e`</text:span><text:span text:style-name="T1134">ve been staying</text:span><text:span text:style-name="T1133"> in this hotel since Tuesday. </text:span><text:span text:style-name="T1156">— </text:span><text:span text:style-name="T1133">Мы </text:span><text:span text:style-name="T1134">находимся</text:span><text:span text:style-name="T1133"> в этом отеле со вторника.</text:span></text:p>
      <text:p text:style-name="P450"/>
      <text:p text:style-name="P1119"><text:span text:style-name="T771">В утверждениях глагол </text:span><text:span text:style-name="T603">have</text:span><text:span text:style-name="T771"> </text:span><text:span text:style-name="T772">часто</text:span><text:span text:style-name="T771"> сокращают до </text:span><text:span text:style-name="T603">`ve</text:span><text:span text:style-name="T771">, а </text:span><text:span text:style-name="T603">has</text:span><text:span text:style-name="T771"> — до </text:span><text:span text:style-name="T603">`s</text:span><text:span text:style-name="T771"> (лего перепутать с </text:span><text:span text:style-name="T603">is</text:span><text:span text:style-name="T771">, посему здесь вспомогательный глагол можно понять только по контексту).</text:span></text:p>
      <text:p text:style-name="P451"/>
      <text:p text:style-name="P1118"><text:span text:style-name="T771">Е</text:span><text:span text:style-name="T759">сли используется глагол </text:span><text:span text:style-name="T601">be</text:span><text:span text:style-name="T759"> или глаголы состояния, которые не стоят в Continuous</text:span><text:span text:style-name="T781">,</text:span><text:span text:style-name="T759"> </text:span></text:p>
      <text:p text:style-name="P452">то предложение будет в Present Perfect. </text:p>
      <text:p text:style-name="P452"/>
      <text:p text:style-name="P33"><text:span text:style-name="T1134">I </text:span><text:span text:style-name="T1149">have known </text:span><text:span text:style-name="T1134">(</text:span><text:span text:style-name="T1142">а </text:span><text:span text:style-name="T1134">не have been knowing)</text:span><text:span text:style-name="T1133"> Alice for 3 years. </text:span><text:span text:style-name="T771">—</text:span><text:span text:style-name="T1133"> Я </text:span><text:span text:style-name="T1149">знаю</text:span><text:span text:style-name="T1133"> Алису уже 3 года </text:span></text:p>
      <text:p text:style-name="P35"><text:span text:style-name="T1133">I </text:span><text:span text:style-name="T1149">haven`t seen</text:span><text:span text:style-name="T1133"> Mary for years. </text:span><text:span text:style-name="T1155">— </text:span><text:span text:style-name="T1133">Я н</text:span><text:span text:style-name="T1149">е видел</text:span><text:span text:style-name="T1133"> Мэри много лет. </text:span></text:p>
      <text:p text:style-name="P452"/>
      <text:p text:style-name="P1120"><text:span text:style-name="T780">Present Perfect Continuous можно упрощать до Present Perfect с пом</text:span><text:span text:style-name="T779">.</text:span><text:span text:style-name="T780"> глаголов </text:span><text:span text:style-name="T605">live</text:span><text:span text:style-name="T780"> </text:span><text:span text:style-name="T779">и</text:span><text:span text:style-name="T780"> </text:span><text:span text:style-name="T605">work</text:span><text:span text:style-name="T780">:</text:span></text:p>
      <text:p text:style-name="P34"><text:span text:style-name="T1133">I`ve </text:span><text:span text:style-name="T1149">been working</text:span><text:span text:style-name="T1133"> here for 2 years → I`ve </text:span><text:span text:style-name="T1149">worked</text:span><text:span text:style-name="T1133"> here for 2 years. </text:span><text:span text:style-name="T1165">(смысл одинаковый)</text:span></text:p>
      <text:p text:style-name="P451"/>
      <text:p text:style-name="P3"><text:span text:style-name="T771">О</text:span><text:span text:style-name="T759">трицания в Present Perfect Continuous</text:span></text:p>
      <text:p text:style-name="P453"/>
      <text:p text:style-name="P1117"><text:span text:style-name="T772">Использу</text:span><text:span text:style-name="T773">ю</text:span><text:span text:style-name="T772">тся, чтобы сказать, что что-то не происходит в течении указанного времени.</text:span></text:p>
      <text:p text:style-name="P454">Для этого добавляется частица <text:span text:style-name="T508">not</text:span> после вспомогательного глагола <text:span text:style-name="T508">have</text:span>.</text:p>
      <text:p text:style-name="P454"/>
      <text:p text:style-name="P32"><text:span text:style-name="T1133">I </text:span><text:span text:style-name="T1134">have not been waiting</text:span><text:span text:style-name="T1133"> long. </text:span><text:span text:style-name="T1156">—</text:span><text:span text:style-name="T1133"> Я </text:span><text:span text:style-name="T1134">не жду</text:span><text:span text:style-name="T1133"> долго.</text:span></text:p>
      <text:p text:style-name="P443"/>
      <text:p text:style-name="P4"><text:span text:style-name="T759">Вопросы </text:span><text:span text:style-name="T774">в Present Perfect Continuous</text:span><text:span text:style-name="T759"> </text:span></text:p>
      <text:p text:style-name="P443"/>
      <text:p text:style-name="P45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55"/>
      <text:p text:style-name="P148"><text:span text:style-name="T1133">Have you been waiting long? </text:span><text:span text:style-name="T1156">— </text:span><text:span text:style-name="T1133">Вы давно ждете? </text:span></text:p>
      <text:p text:style-name="P148"><text:span text:style-name="T1133">How long have you been waiting? </text:span><text:span text:style-name="T1156">—</text:span><text:span text:style-name="T1133"> Как долго вы ждете?</text:span></text:p>
      <text:p text:style-name="P419"/>
      <text:p text:style-name="P419"><text:span text:style-name="T1182">Прошедшее. </text:span>Past</text:p>
      <text:p text:style-name="P456"/>
      <text:p text:style-name="P467">Past Perfect и Past Perfect Continuous относительно редки и <text:span text:style-name="T1189">в</text:span> рамках начального курса </text:p>
      <text:p text:style-name="P467">не проходятся. <text:span text:style-name="T1183">В художественной литературе почти всегда используется Past Simple.</text:span></text:p>
      <text:p text:style-name="P456"/>
      <text:p text:style-name="P417">Past Simple</text:p>
      <text:p text:style-name="P457"/>
      <text:p text:style-name="P459">Используется, чтобы:</text:p>
      <text:list xml:id="list20858010" text:style-name="L29">
        <text:list-item>
          <text:p text:style-name="P1707"><text:span text:style-name="T782">сообщить факты </text:span><text:span text:style-name="T783">прошлого,</text:span><text:span text:style-name="T782"> рассказать историю, </text:span><text:span text:style-name="T790">биографию</text:span><text:span text:style-name="T782">; </text:span></text:p>
        </text:list-item>
        <text:list-item>
          <text:p text:style-name="P1664">описать действие из прошлого, результат которого не важен в настоящем.</text:p>
        </text:list-item>
      </text:list>
      <text:p text:style-name="P458"/>
      <text:p text:style-name="P1124"><text:span text:style-name="T784">Для этого использются глаголы во 2й форме. </text:span><text:span text:style-name="T785">Вторая форма правильного глагола образуется добавлением окончания </text:span><text:span text:style-name="T606">-ed</text:span><text:span text:style-name="T785">. </text:span><text:span text:style-name="T793">Ф</text:span><text:span text:style-name="T785">орма </text:span><text:span text:style-name="T793">неправильного глагола </text:span><text:span text:style-name="T785">находится в таблице.</text:span></text:p>
      <text:p text:style-name="P36"><text:soft-page-break/><text:span text:style-name="T1133">Mozart </text:span><text:span text:style-name="T1149">lived</text:span><text:span text:style-name="T1133"> from 1756 to 1791 — Моцарт </text:span><text:span text:style-name="T1149">жил</text:span><text:span text:style-name="T1133"> с 1756 по 1791 год (факт прошлого). </text:span></text:p>
      <text:p text:style-name="P36"><text:span text:style-name="T1133">I </text:span><text:span text:style-name="T1149">visited</text:span><text:span text:style-name="T1133"> my parents yesterday — Вчера я </text:span><text:span text:style-name="T1149">навещал</text:span><text:span text:style-name="T1133"> родителей (действие из прошлого).</text:span></text:p>
      <text:p text:style-name="P778"/>
      <text:p text:style-name="P779">Если глагол заканчивается на глухой звук, то <text:span text:style-name="T508">-ed</text:span> читается как <text:span text:style-name="T508">t</text:span>, а если на звконкий </text:p>
      <text:p text:style-name="P779">согласный или на гласный звук — то как <text:span text:style-name="T508">d</text:span>: <text:span text:style-name="T508">worked [воркт], played [плэйд]</text:span>.</text:p>
      <text:p text:style-name="P1122"/>
      <text:p text:style-name="P777">Если глагол заканчивается на <text:span text:style-name="T508">d </text:span>или <text:span text:style-name="T508">t</text:span>, то <text:span text:style-name="T508">-ed</text:span> читается как <text:span text:style-name="T508">id</text:span>: <text:span text:style-name="T508">recorded [рикодид]</text:span>. </text:p>
      <text:p text:style-name="P780">Если глагол заканчивается на <text:span text:style-name="T508">-e</text:span>, то её не надо писать 2 раза: <text:span text:style-name="T508">chase</text:span> → <text:span text:style-name="T508">chased</text:span>.</text:p>
      <text:p text:style-name="P1122"/>
      <text:p text:style-name="P1121">Слова-маячки Past Simple:</text:p>
      <text:list xml:id="list2732437155" text:style-name="L30">
        <text:list-item>
          <text:p text:style-name="P1708">ago — <text:span text:style-name="T1184">тому назад</text:span>;</text:p>
        </text:list-item>
        <text:list-item>
          <text:p text:style-name="P1709">last — <text:span text:style-name="T1184">прошлый</text:span>;</text:p>
        </text:list-item>
        <text:list-item>
          <text:p text:style-name="P1665">yesterday — вчера;</text:p>
        </text:list-item>
      </text:list>
      <text:p text:style-name="P477"/>
      <text:p text:style-name="P1125"><text:span text:style-name="T791">Past Simple часто путают с Present Perfect, потому что на русский они переводятся </text:span><text:span text:style-name="T792">почти</text:span><text:span text:style-name="T791"> одинаково. Главное отличие в том, что Present Perfect всегда будет сообщать доп</text:span><text:span text:style-name="T792">олнительную</text:span><text:span text:style-name="T791"> информацию, указывающ</text:span><text:span text:style-name="T792">ую </text:span><text:span text:style-name="T791">на настоящее время </text:span><text:span text:style-name="T792">(</text:span><text:span text:style-name="T793">чтобы сообщить</text:span><text:span text:style-name="T792"> результат).</text:span></text:p>
      <text:p text:style-name="P464"/>
      <text:p text:style-name="P465">Past Simple используется когда известен момент в прошлом. Если мы знаешь, </text:p>
      <text:p text:style-name="P465">когда произошло событие, то Present Perfect использовать нельзя.</text:p>
      <text:p text:style-name="P465"/>
      <text:p text:style-name="P241">Tom has lost his key — Том потерал ключ </text:p>
      <text:p text:style-name="P241">(у него сейчас нет ключа, потому что он его потерян).</text:p>
      <text:p text:style-name="P240"/>
      <text:p text:style-name="P240">Tom lost his key last weak — Том потерял ключ на прошлой неделе </text:p>
      <text:p text:style-name="P240">(не важно, есть у него ключ или нет).</text:p>
      <text:p text:style-name="P461"/>
      <text:p text:style-name="P462">В английском, если вопрос задается в настоящем, то и ответ должен быть в настоящем. </text:p>
      <text:p text:style-name="P462">Если вопрос в прошлом, то ответ также должен быть в прошлом.</text:p>
      <text:p text:style-name="P462"/>
      <text:p text:style-name="P462">Но если вопрос был в Present Perfect, а в ответе дается информация, когда именно это случилось, тогда необходимо отвечать в Past Simple.</text:p>
      <text:p text:style-name="P462"/>
      <text:p text:style-name="P238">Have you already started to learn English? Yes, I started to learn it 3 month ago — </text:p>
      <text:p text:style-name="P238">Ты уже начал учить английский? Да, 3 месяца назад (информация о времени).</text:p>
      <text:p text:style-name="P237"/>
      <text:p text:style-name="P463">Если вопрос содержит слово <text:span text:style-name="T508">when</text:span>, то он автоматически привязывает нас к моменту </text:p>
      <text:p text:style-name="P463">в прошлом. <text:span text:style-name="T1188">Поэтому Present Perfect в вопросах с </text:span><text:span text:style-name="T518">when</text:span><text:span text:style-name="T1188"> не используется.</text:span></text:p>
      <text:p text:style-name="P463"/>
      <text:p text:style-name="P239">Have you met him before? <text:span text:style-name="T1187">—</text:span> Вы раньше с ним встречались?</text:p>
      <text:p text:style-name="P239">When did you meet him? <text:span text:style-name="T1187">—</text:span> Когда вы встречались с ним?</text:p>
      <text:p text:style-name="P461"/>
      <text:p text:style-name="P420">Отрицания и вопросы в Past Simple</text:p>
      <text:p text:style-name="P460"/>
      <text:p text:style-name="P1127"><text:span text:style-name="T785">Отрицание представляет связку </text:span><text:span text:style-name="T606">did</text:span><text:span text:style-name="T785"> с частицей </text:span><text:span text:style-name="T606">not</text:span><text:span text:style-name="T785">, </text:span><text:span text:style-name="T795">которая ставится перед смысловым глаголом в начальной форме. </text:span><text:span text:style-name="T786">Обычно </text:span><text:span text:style-name="T795">эта связка</text:span><text:span text:style-name="T786"> сокращается до </text:span><text:span text:style-name="T607">didn`t</text:span><text:span text:style-name="T786">.</text:span></text:p>
      <text:p text:style-name="P470"/>
      <text:p text:style-name="P1127"><text:span text:style-name="T794">В вопросах </text:span><text:span text:style-name="T785">вспомогательный глагол </text:span><text:span text:style-name="T606">did</text:span><text:span text:style-name="T785"> используется </text:span><text:span text:style-name="T795">по тем же грамматическим </text:span></text:p>
      <text:p text:style-name="P1440"><text:span text:style-name="T795">правилам</text:span><text:span text:style-name="T785">, </text:span><text:span text:style-name="T786">как</text:span><text:span text:style-name="T785"> </text:span><text:span text:style-name="T606">do</text:span><text:span text:style-name="T785"> для Present Simple. </text:span></text:p>
      <text:p text:style-name="P1440"><text:span text:style-name="T785"/></text:p>
      <text:p text:style-name="P1440"><text:span text:style-name="T600">Did</text:span><text:span text:style-name="T607"> you </text:span><text:span text:style-name="T600">go</text:span><text:span text:style-name="T607"> to Los Angeles last week? - Ты </text:span><text:span text:style-name="T600">ездил</text:span><text:span text:style-name="T607"> в Лос Анжелес на прошлой неделе?</text:span></text:p>
      <text:p text:style-name="P236">I <text:span text:style-name="T1104">didn`t go</text:span> to Los Angeles, I <text:span text:style-name="T1104">went</text:span> to Bostom — Я <text:span text:style-name="T1104">не ездил</text:span> в Лос Анжелес, я <text:span text:style-name="T1104">ездил</text:span> в Бостон.</text:p>
      <text:p text:style-name="P425"><text:soft-page-break/>Past Continuous</text:p>
      <text:p text:style-name="P466"/>
      <text:p text:style-name="P1130"><text:span text:style-name="T797">О</text:span><text:span text:style-name="T796">значает процесс или незаконченное действие, которое привязано к точному моменту </text:span></text:p>
      <text:p text:style-name="P1130"><text:span text:style-name="T796">в </text:span><text:span text:style-name="T929">прошлом</text:span><text:span text:style-name="T796"> (т. е. действие происходило и не было закончено).</text:span></text:p>
      <text:p text:style-name="P468"/>
      <text:p text:style-name="P1129"><text:span text:style-name="T79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00">обсуждаемая ситуация</text:span><text:span text:style-name="T796">).</text:span></text:p>
      <text:p text:style-name="P468"/>
      <text:p text:style-name="P1131"><text:span text:style-name="T797">Состоит из 2х частей: вспомогательного глагола </text:span><text:span text:style-name="T609">be</text:span><text:span text:style-name="T797"> (</text:span><text:span text:style-name="T798">формы как в Past Simple</text:span><text:span text:style-name="T797">) и смыслового глагола с окончанием </text:span><text:span text:style-name="T609">-ing</text:span><text:span text:style-name="T797">. </text:span><text:span text:style-name="T796">На русский переводится глаголом в прошедшем времени.</text:span></text:p>
      <text:p text:style-name="P469"/>
      <text:p text:style-name="P242">Last Sunday at 5 I <text:span text:style-name="T1104">was having</text:span> dinner with my friends — В прошлое воскресенье в 5 </text:p>
      <text:p text:style-name="P242">я <text:span text:style-name="T1104">ужинал</text:span> со своими друзьями (привязка к точному моменту в прошлом).</text:p>
      <text:p text:style-name="P243"/>
      <text:p text:style-name="P38"><text:span text:style-name="T1158">My parents </text:span><text:span text:style-name="T1151">were watching</text:span><text:span text:style-name="T1158"> TV when I came home yesterday — Мои родители </text:span><text:span text:style-name="T1151">смотрели</text:span><text:span text:style-name="T1158"> телевизор, когда я пришел вчера домой (незаконченное действие </text:span><text:span text:style-name="T1159">в тот момент</text:span><text:span text:style-name="T1158">).</text:span></text:p>
      <text:p text:style-name="P243"/>
      <text:p text:style-name="P1131"><text:span text:style-name="T798">В отрицаниях и вопросах </text:span><text:span text:style-name="T799">глагол </text:span><text:span text:style-name="T610">be</text:span><text:span text:style-name="T798"> ведет себя точно так же, как и </text:span><text:span text:style-name="T799">для</text:span><text:span text:style-name="T798"> Past Simple:</text:span></text:p>
      <text:p text:style-name="P39"><text:span text:style-name="T1160">W</text:span><text:span text:style-name="T1133">e weren`t reading — Мы не читали (именно тогда). Was I running? — Я бежал?</text:span></text:p>
      <text:p text:style-name="P245"/>
      <text:p text:style-name="P473">В одном предложении часто используются Past Continuous и Past Simple одновременно.</text:p>
      <text:p text:style-name="P1134"><text:span text:style-name="T801">Действие, длящееся какое-то время (</text:span><text:span text:style-name="T802">Past Continuous</text:span><text:span text:style-name="T801">) может прерываться более коротким действием (</text:span><text:span text:style-name="T802">Past Simple</text:span><text:span text:style-name="T807">)</text:span><text:span text:style-name="T801"> </text:span><text:span text:style-name="T805">либо другим Past Continuous </text:span><text:span text:style-name="T808">(смотреть по контексту)</text:span><text:span text:style-name="T805">.</text:span></text:p>
      <text:p text:style-name="P471"/>
      <text:p text:style-name="P1132"><text:span text:style-name="T801">В этом случае предложение может содержать слово </text:span><text:span text:style-name="T611">while</text:span><text:span text:style-name="T801"> </text:span><text:span text:style-name="T803">(в то время, как)</text:span><text:span text:style-name="T801"> в той части, которая относится к <text:s/></text:span><text:span text:style-name="T802">Past Continuous, </text:span><text:span text:style-name="T801">либо </text:span><text:span text:style-name="T611">when</text:span><text:span text:style-name="T801">, там, где используется Past Simple.</text:span></text:p>
      <text:p text:style-name="P471"/>
      <text:p text:style-name="P40"><text:span text:style-name="T1152">While</text:span><text:span text:style-name="T1161"> I was working in the garden, I </text:span><text:span text:style-name="T1162">kicked</text:span><text:span text:style-name="T1161"> my leg — Пока я работал в саду, я </text:span><text:span text:style-name="T1163">пнул</text:span><text:span text:style-name="T1161"> ногу.</text:span></text:p>
      <text:p text:style-name="P41"><text:span text:style-name="T1133">I was working in the garden </text:span><text:span text:style-name="T1149">when</text:span><text:span text:style-name="T1133"> I kicked my leg — </text:span><text:span text:style-name="T1162">Я работал в саду, когда </text:span><text:span text:style-name="T1163">пнул</text:span><text:span text:style-name="T1162"> ногу</text:span><text:span text:style-name="T1133">.</text:span></text:p>
      <text:p text:style-name="P246"/>
      <text:p text:style-name="P42"><text:span text:style-name="T1149">While</text:span><text:span text:style-name="T1133"> Tom was reading, Amely was watching a documentary on TV — Пока </text:span><text:span text:style-name="T1164">Т</text:span><text:span text:style-name="T1133">ом читал, </text:span></text:p>
      <text:p text:style-name="P247">Эмили смотрела документальный фильм по телевизору.</text:p>
      <text:p text:style-name="P474"/>
      <text:p text:style-name="P1133"><text:span text:style-name="T806">Если действия происходят не одновременно, а следуют одно за другим</text:span><text:span text:style-name="T804">, то в этом </text:span></text:p>
      <text:p text:style-name="P472">случае нужно использовать <text:span text:style-name="T1231">только</text:span> Past Simple.</text:p>
      <text:p text:style-name="P472"/>
      <text:p text:style-name="P244">I saw Jane in the street yesterday. I stopped and said hello — Я увидел Джейн вчера на улице. </text:p>
      <text:p text:style-name="P244">Я остановился и поздоровался (сказал «привет»).</text:p>
      <text:p text:style-name="P422"/>
      <text:p text:style-name="P422">Будущие. Future</text:p>
      <text:p text:style-name="P259"/>
      <text:p text:style-name="P264">В английском языке о будущем можно говорить не только с помощью формы Future, но и </text:p>
      <text:p text:style-name="P1139"><text:span text:style-name="T823">с помощью </text:span><text:span text:style-name="T827">формы</text:span><text:span text:style-name="T823"> </text:span><text:span text:style-name="T825">Present</text:span><text:span text:style-name="T82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3"/>
      <text:p text:style-name="P1138"><text:span text:style-name="T824">Другие варианты Future (кроме </text:span><text:span text:style-name="T826">Future </text:span><text:span text:style-name="T824">Simple) используются редко, </text:span><text:span text:style-name="T826">т. к.</text:span><text:span text:style-name="T824"> они громоздкие и довольно неудобные. В современном английском можно обойтись без них.</text:span></text:p>
      <text:p text:style-name="P263"/>
      <text:p text:style-name="P1724"><text:span text:style-name="T241">На будущ</text:span><text:span text:style-name="T242">и</text:span><text:span text:style-name="T241">е могут также указы</text:span><text:span text:style-name="T242">вать</text:span><text:span text:style-name="T241"> модальные глаголы </text:span><text:span text:style-name="T243">и оборот </text:span><text:span text:style-name="T154">be going to</text:span><text:span text:style-name="T244">, </text:span><text:span text:style-name="T243">который </text:span></text:p>
      <text:p text:style-name="P1295"><text:span text:style-name="T243">в основном</text:span><text:span text:style-name="T244"> встречается </text:span><text:span text:style-name="T243">в разговорной речи и нередко используется вместо Future Simple.</text:span></text:p>
      <text:p text:style-name="P890"/>
      <text:p text:style-name="P1684"/>
      <text:p text:style-name="P1790">Present Continuous в значении будущего</text:p>
      <text:p text:style-name="P265"/>
      <text:p text:style-name="P265">Используется, чтобы сказать о личных планах. В предложении обычно указывается дата </text:p>
      <text:p text:style-name="P265">или время, связанные с будущим. Переводить можно как будущим так и настоящим.</text:p>
      <text:p text:style-name="P265"/>
      <text:p text:style-name="P979">What are you doing on Satureday? <text:span text:style-name="T397">—</text:span> Что ты делаешь в субботу? (какие у тебя планы?)</text:p>
      <text:p text:style-name="P989">I am flying to London tomorrow — <text:span text:style-name="T1232">Завтра я лечу в Лондон (личный план)</text:span></text:p>
      <text:p text:style-name="P989"/>
      <text:p text:style-name="P880">Present Simple в значении будущего</text:p>
      <text:p text:style-name="P990"/>
      <text:p text:style-name="P266"><text:span text:style-name="T342">Используется, чтобы сказать о том, что </text:span><text:span text:style-name="T344">что-то </text:span><text:span text:style-name="T342">должно произойти по рассписанию, либо </text:span></text:p>
      <text:p text:style-name="P266"><text:span text:style-name="T342">о собственном графике. </text:span><text:span text:style-name="T343">Переводить можно как будущим так и настоящим.</text:span></text:p>
      <text:p text:style-name="P892"/>
      <text:p text:style-name="P892">Ключевое отличие от Present Continuous в том, что расписание не зависит от говорящего, </text:p>
      <text:p text:style-name="P1135"><text:span text:style-name="T162">т. е. речь может идти </text:span><text:span text:style-name="T163">о </text:span><text:span text:style-name="T162">рассписании транспорта, сеансов в кино и т. </text:span><text:span text:style-name="T163">п</text:span><text:span text:style-name="T162">.</text:span></text:p>
      <text:p text:style-name="P892"/>
      <text:p text:style-name="P991">My airplane flies at 6 o`clock tomorrow — Мой самолет летит завтра в 6 (рассписание)</text:p>
      <text:p text:style-name="P1314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993"/>
      <text:p text:style-name="P881">Оборот <text:span text:style-name="T508">be going to</text:span></text:p>
      <text:p text:style-name="P893"/>
      <text:p text:style-name="P1136"><text:span text:style-name="T164">Подразумевает, что человек говорит не о спонтанном решении что-либо сделать, </text:span><text:span text:style-name="T167">а о заранее </text:span><text:span text:style-name="T168">продуманных</text:span><text:span text:style-name="T167"> действиях. </text:span><text:span text:style-name="T164">На русский переводится как «собираюсь сделать».</text:span></text:p>
      <text:p text:style-name="P893"/>
      <text:p text:style-name="P268"><text:span text:style-name="T341">Чтобы использовать, нужно поставить глагол </text:span><text:span text:style-name="T112">be</text:span><text:span text:style-name="T341"> в форму </text:span><text:span text:style-name="T112">am/is/are</text:span><text:span text:style-name="T341">, а смысловой глагол оставить в начальной форме, после </text:span><text:span text:style-name="T112">going to</text:span><text:span text:style-name="T341">.</text:span></text:p>
      <text:p text:style-name="P893"/>
      <text:p text:style-name="P992">I`m going to meet my friends tomorrow — Я собираюсь встретиться с друзьями завтра.</text:p>
      <text:p text:style-name="P1306"><text:span text:style-name="T46">I`m going to go</text:span><text:span text:style-name="T351"> out after I finish my work — Я собираюсь погулять после, как закончу работу.</text:span></text:p>
      <text:p text:style-name="P893"/>
      <text:p text:style-name="P1137"><text:span text:style-name="T164">В разговорной </text:span><text:span text:style-name="T168">стиле</text:span><text:span text:style-name="T165"> </text:span><text:span text:style-name="T166">этот </text:span><text:span text:style-name="T165">оборот </text:span><text:span text:style-name="T164">очень часто </text:span><text:span text:style-name="T168">записывается</text:span><text:span text:style-name="T164"> как </text:span><text:span text:style-name="T114">gonna</text:span><text:span text:style-name="T164"> </text:span><text:span text:style-name="T114">[гона].</text:span></text:p>
      <text:p text:style-name="P994"/>
      <text:p text:style-name="P269"><text:span text:style-name="T341">Также его используют, когда очевидно, что вот-вот случится какое-то действие. В этом случае </text:span><text:span text:style-name="T112">be goin to </text:span><text:span text:style-name="T341">передает оттенок неизбежности происходящего и применяется по отношению </text:span></text:p>
      <text:p text:style-name="P894">к постороннему человеку или объетку.</text:p>
      <text:p text:style-name="P894"/>
      <text:p text:style-name="P995">Look! He`s going to fall — Смотри! Он сейчас упадет.</text:p>
      <text:p text:style-name="P995">The sky is dark. It`s going to rain — Небо темное. Сейчас пойдет дождь.</text:p>
      <text:p text:style-name="P883"/>
      <text:p text:style-name="P882">Future Simple</text:p>
      <text:p text:style-name="P895"/>
      <text:p text:style-name="P1140"><text:span text:style-name="T169">Сообщает о будущих, еще не случившихся событиях. </text:span><text:span text:style-name="T170">Эта форма говорит о том, что человек сделает что-то в будущем, но решение он принял в момент речи, </text:span><text:span text:style-name="T171">т. е. описывает не спланированные, а спонтанные дейсвтия. </text:span></text:p>
      <text:p text:style-name="P898"/>
      <text:p text:style-name="P1140"><text:span text:style-name="T172">В</text:span><text:span text:style-name="T171"> предложени</text:span><text:span text:style-name="T172">ях</text:span><text:span text:style-name="T171"> </text:span><text:span text:style-name="T172">будут </text:span><text:span text:style-name="T171">часто </text:span><text:span text:style-name="T172">попадаться слова</text:span><text:span text:style-name="T171">, </text:span><text:span text:style-name="T172">выражающие</text:span><text:span text:style-name="T171"> мнение: <text:s/></text:span><text:span text:style-name="T115">I think </text:span><text:span text:style-name="T116">(я думаю)</text:span><text:span text:style-name="T115">, </text:span></text:p>
      <text:p text:style-name="P1140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02"/>
      <text:p text:style-name="P897">Схема состоит из 2х частей: вспомогательного глагола <text:span text:style-name="T508">will </text:span><text:span text:style-name="T1236">(заменяет </text:span><text:span text:style-name="T519">do</text:span><text:span text:style-name="T1236">)</text:span> </text:p>
      <text:p text:style-name="P897">и смыслового глагола в начальной форме. </text:p>
      <text:p text:style-name="P897"><text:span text:style-name="T508"/></text:p>
      <text:p text:style-name="P897"><text:soft-page-break/><text:span text:style-name="T508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08">not</text:span>.</text:p>
      <text:p text:style-name="P896"/>
      <text:p text:style-name="P896">В речи и на письме <text:span text:style-name="T508">will</text:span> обычно сокращается до <text:span text:style-name="T508">`ll</text:span>, а отрицание <text:span text:style-name="T508">will</text:span> <text:span text:style-name="T508">not</text:span> д<text:span text:style-name="T1235">о</text:span> <text:span text:style-name="T508">won`t</text:span>.</text:p>
      <text:p text:style-name="P896"/>
      <text:p text:style-name="P996">We <text:span text:style-name="T1104">will</text:span> proobably <text:span text:style-name="T1104">meet</text:span> soon — Мы, возможно, скоро <text:span text:style-name="T1104">встретимся</text:span>.</text:p>
      <text:p text:style-name="P996">I hope everything <text:span text:style-name="T1104">will be</text:span> fine — Надеюсь, все <text:span text:style-name="T1104">будет </text:span>хорошо.</text:p>
      <text:p text:style-name="P996"><text:span text:style-name="T1104">Will</text:span> you <text:span text:style-name="T1104">be</text:span> at home toworrow? No, I won`t — <text:span text:style-name="T1234">Ты </text:span><text:span text:style-name="T1106">будешь</text:span><text:span text:style-name="T1234"> завтра дома? Нет</text:span>.</text:p>
      <text:p text:style-name="P896"/>
      <text:p text:style-name="P901">Чтобы правильно подобрать нужную форму, нужно отталкиваться от контекста:</text:p>
      <text:list xml:id="list2100925010" text:style-name="L31">
        <text:list-item>
          <text:p text:style-name="P1549">I will do — я сделаю (считаю/верю, что сделаю это);</text:p>
        </text:list-item>
        <text:list-item>
          <text:p text:style-name="P1550">I am doing — я сделаю (потому что уже спланировал это);</text:p>
        </text:list-item>
        <text:list-item>
          <text:p text:style-name="P1550">I am going to do — я собираюсь сделать (ключевое слово «собираюсь»).</text:p>
        </text:list-item>
      </text:list>
      <text:p text:style-name="P899"/>
      <text:p text:style-name="P900">Нередко, вместо <text:span text:style-name="T508">will</text:span> используется модальный глагол <text:span text:style-name="T508">might</text:span>:</text:p>
      <text:p text:style-name="P998">I might do it — Наверное, я сделаю это.</text:p>
      <text:p text:style-name="P997"/>
      <text:p text:style-name="P1101">Модальные глаголы</text:p>
      <text:p text:style-name="P999"/>
      <text:p text:style-name="P905">Это особенные глаголы, которые одновременно:</text:p>
      <text:list xml:id="list303033722" text:style-name="L32">
        <text:list-item>
          <text:p text:style-name="P1551">передают смысл (используются как смысловые глаголы);</text:p>
        </text:list-item>
        <text:list-item>
          <text:p text:style-name="P1551">передают время (привязывают дейсвтие к какому-то времени);</text:p>
        </text:list-item>
        <text:list-item>
          <text:p text:style-name="P1551">используются по тем же правилами, что и вспомогательные глаголы.</text:p>
        </text:list-item>
      </text:list>
      <text:p text:style-name="P903"/>
      <text:p text:style-name="P90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03">а в отрицаниях используются вместе с частицей <text:span text:style-name="T508">not</text:span>.</text:p>
      <text:p text:style-name="P903"/>
      <text:p text:style-name="P1147"><text:span text:style-name="T175">Модальные глаголы не имеют окончаний и дополнительных форм. </text:span><text:span text:style-name="T197">Т. е. </text:span><text:span text:style-name="T175">не меняются в зависимости от подлежащего </text:span><text:span text:style-name="T197">(нет окончания -s, если подлежащее he/she/it и </text:span><text:span text:style-name="T198">пр</text:span><text:span text:style-name="T197">)</text:span><text:span text:style-name="T175">. </text:span></text:p>
      <text:p text:style-name="P904"/>
      <text:p text:style-name="P91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11"/>
      <text:p text:style-name="P912"><text:span text:style-name="T1257">После модального глагола почти всегда </text:span><text:span text:style-name="T1259">идет</text:span><text:span text:style-name="T1257"> смысловой глагол в начальной форме, </text:span><text:span text:style-name="T1260">но </text:span><text:span text:style-name="T1257">без частицы </text:span><text:span text:style-name="T524">to. </text:span><text:span text:style-name="T1258">Также смысловой глагол в начальной форме идет после модальных кострукций.</text:span></text:p>
      <text:p text:style-name="P911"/>
      <text:p text:style-name="P1315"><text:span text:style-name="T197">М</text:span><text:span text:style-name="T161">одальные глаголы: </text:span><text:span text:style-name="T112">can, could, must, might, may, should, would, will, shall</text:span><text:span text:style-name="T161">.</text:span></text:p>
      <text:p text:style-name="P1172"><text:span text:style-name="T187">М</text:span><text:span text:style-name="T233">одальные конструкции: </text:span><text:span text:style-name="T146">be able to, have to, used to</text:span><text:span text:style-name="T233">.</text:span></text:p>
      <text:p text:style-name="P913"/>
      <text:p text:style-name="P1172"><text:span text:style-name="T338">Глаголы </text:span><text:span text:style-name="T157">w</text:span><text:span text:style-name="T158">ill</text:span><text:span text:style-name="T339"> и </text:span><text:span text:style-name="T157">s</text:span><text:span text:style-name="T158">hall</text:span></text:p>
      <text:p text:style-name="P914"/>
      <text:p text:style-name="P1316"><text:span text:style-name="T161">В Future Simple </text:span><text:span text:style-name="T112">will</text:span><text:span text:style-name="T161"> используется как вспомогательный глагол. Но иногда он также</text:span></text:p>
      <text:p text:style-name="P1316"><text:span text:style-name="T161">используется как модальный глагол. Это касается ситуац</text:span><text:span text:style-name="T173">и</text:span><text:span text:style-name="T161">й, когда нужно предложить свою помощь либо обратиться за помощью самому.</text:span></text:p>
      <text:p text:style-name="P915"/>
      <text:p text:style-name="P1000">You luggage is heavy. I`ll help you — У вас тяжелый багаж. Я помогу вам.</text:p>
      <text:p text:style-name="P1000">Will you help me? — Ты мне поможешь?</text:p>
      <text:p text:style-name="P907"/>
      <text:p text:style-name="P1725"><text:span text:style-name="T173"/></text:p>
      <text:p text:style-name="P1791"><text:span text:style-name="T173">Ситуации с </text:span><text:span text:style-name="T117">will</text:span><text:span text:style-name="T173"> переводятся будущим, а с </text:span><text:span text:style-name="T117">won`t </text:span><text:span text:style-name="T173">— настоящим. </text:span><text:span text:style-name="T117">Won`t</text:span><text:span text:style-name="T173"> означает </text:span></text:p>
      <text:p text:style-name="P907">«отказывается» (не смотря на мои ожидание, действие не происходит).</text:p>
      <text:p text:style-name="P906"/>
      <text:p text:style-name="P1001">What`s wrong? My Car won`t start — Что случилось? Моя машина не заводится. </text:p>
      <text:p text:style-name="P1001">(отказывается заводиться)</text:p>
      <text:p text:style-name="P906"/>
      <text:p text:style-name="P1141"><text:span text:style-name="T174">Модальный глагол </text:span><text:span text:style-name="T118">shall</text:span><text:span text:style-name="T17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4">.</text:span></text:p>
      <text:p text:style-name="P908"/>
      <text:p text:style-name="P1141"><text:span text:style-name="T17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4"> или </text:span><text:span text:style-name="T118">we</text:span><text:span text:style-name="T174">.</text:span></text:p>
      <text:p text:style-name="P908"/>
      <text:p text:style-name="P1002">Shall I close the door? - Я закрою дверь? (вы не против, если я закрою дверь?)</text:p>
      <text:p text:style-name="P43"><text:span text:style-name="T345">S</text:span><text:span text:style-name="T341">hall we dance? - Потанцуем? (вы не против потанцевать?)</text:span></text:p>
      <text:p text:style-name="P906"/>
      <text:p text:style-name="P884"><text:span text:style-name="T1242">Глаголы </text:span><text:span text:style-name="T521">c</text:span><text:span text:style-name="T508">an</text:span> и <text:span text:style-name="T521">c</text:span><text:span text:style-name="T508">ould</text:span></text:p>
      <text:p text:style-name="P908"/>
      <text:p text:style-name="P1146"><text:span text:style-name="T130">Can</text:span><text:span text:style-name="T176"> переводится как «умею», «могу», «смогу». </text:span><text:span text:style-name="T195">С</text:span><text:span text:style-name="T176"> частицей </text:span><text:span text:style-name="T130">not</text:span><text:span text:style-name="T176"> в пишется либо </text:span></text:p>
      <text:p text:style-name="P742"><text:span text:style-name="T176">слитно — </text:span><text:span text:style-name="T130">cannot</text:span><text:span text:style-name="T176">, либо сокращенно — </text:span><text:span text:style-name="T130">can`t</text:span><text:span text:style-name="T176">. </text:span><text:span text:style-name="T195">М</text:span><text:span text:style-name="T177">ожет передавать следующие значения:</text:span></text:p>
      <text:list xml:id="list609321794" text:style-name="L33">
        <text:list-item>
          <text:p text:style-name="P1710"><text:span text:style-name="T176">у</text:span><text:span text:style-name="T177">мственные или физические возможности, умение что-то сделать;</text:span></text:p>
        </text:list-item>
        <text:list-item>
          <text:p text:style-name="P1552">разрешение или запрет что-то cделать;</text:p>
        </text:list-item>
        <text:list-item>
          <text:p text:style-name="P1552">просьба или предложение о помощи;</text:p>
        </text:list-item>
        <text:list-item>
          <text:p text:style-name="P1552">неуверенность в совершении действия (в вопросах).</text:p>
        </text:list-item>
      </text:list>
      <text:p text:style-name="P910"/>
      <text:p text:style-name="P44"><text:span text:style-name="T346">H</text:span><text:span text:style-name="T341">e can understand my English — Он может понимать мой английский.</text:span></text:p>
      <text:p text:style-name="P1003">You can`t smoke here — Ты не можешь сдесь курить.</text:p>
      <text:p text:style-name="P1003">Can I help you? - Я могу вам помочь?</text:p>
      <text:p text:style-name="P916"/>
      <text:p text:style-name="P1317"><text:span text:style-name="T176">В </text:span><text:span text:style-name="T161">разговорной речи </text:span><text:span text:style-name="T112">can</text:span><text:span text:style-name="T161"> широко используется именно, когда нужно спросить разрешение </text:span></text:p>
      <text:p text:style-name="P1318"><text:span text:style-name="T161">что-то сделать. </text:span><text:span text:style-name="T201">Е</text:span><text:span text:style-name="T199">сли нужно спросить разрешение вежливо, то используется may.</text:span></text:p>
      <text:p text:style-name="P950"/>
      <text:p text:style-name="P1148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48"><text:span text:style-name="T132">твоим/</text:span><text:span text:style-name="T133">вашим телефоном?</text:span></text:p>
      <text:p text:style-name="P909"/>
      <text:p text:style-name="P1319"><text:span text:style-name="T112">Could [куд] </text:span><text:span text:style-name="T161">переводится как «мог», «мог бы» и является прошедшей формой от </text:span><text:span text:style-name="T112">can</text:span><text:span text:style-name="T161">. </text:span></text:p>
      <text:p text:style-name="P917">Его следует использовать, когда мы говорим о том, что что-то умели или могли в прошлом.</text:p>
      <text:p text:style-name="P949">Также <text:span text:style-name="T508">could</text:span> <text:span text:style-name="T1261">применяется</text:span> в качестве официальной формы обращения.</text:p>
      <text:p text:style-name="P917"/>
      <text:p text:style-name="P1004">I could read at the age of 4 — Я мог читать в 4 года.</text:p>
      <text:p text:style-name="P1004">This story could be true — Эта история могла бы быть правдой.</text:p>
      <text:p text:style-name="P888"/>
      <text:p text:style-name="P888"><text:span text:style-name="T1240">К</text:span>онструкция <text:span text:style-name="T508">be able to</text:span></text:p>
      <text:p text:style-name="P918"/>
      <text:p text:style-name="P919">Дублирует по значению модальные глаголы <text:span text:style-name="T508">can/could</text:span>. Говорит о возможности </text:p>
      <text:p text:style-name="P919">соверишить действие. <text:span text:style-name="T1255">В настоящем времени </text:span><text:span text:style-name="T1239">заменяется модальным глаголом </text:span><text:span text:style-name="T520">can</text:span><text:span text:style-name="T1255">.</text:span></text:p>
      <text:p text:style-name="P919"/>
      <text:p text:style-name="P920">В этой конструкции глагол <text:span text:style-name="T508">be</text:span> передает время:</text:p>
      <text:list xml:id="list3705906797" text:style-name="L34">
        <text:list-item>
          <text:p text:style-name="P1553">am/is/are able to — могу/может/могут (есть возможность);</text:p>
        </text:list-item>
        <text:list-item>
          <text:p text:style-name="P1553">was/were able to — смог/смогли;</text:p>
        </text:list-item>
        <text:list-item>
          <text:p text:style-name="P1553">will be able to — смогу/сможет/смогут.</text:p>
        </text:list-item>
      </text:list>
      <text:p text:style-name="P921"/>
      <text:p text:style-name="P1142"><text:soft-page-break/><text:span text:style-name="T119">B</text:span><text:span text:style-name="T120">e able to</text:span><text:span text:style-name="T178"> передает оттенок </text:span><text:span text:style-name="T179">того, что </text:span><text:span text:style-name="T182">человек</text:span><text:span text:style-name="T179"> обычно не может сделать, но именно тогда </text:span></text:p>
      <text:p text:style-name="P1142"><text:span text:style-name="T179">смог (в прошедшем) или сможет (в будущем).</text:span><text:span text:style-name="T178"> </text:span><text:span text:style-name="T179">Т</text:span><text:span text:style-name="T178">. е. не «мог</text:span><text:span text:style-name="T179">у</text:span><text:span text:style-name="T178">», а «</text:span><text:span text:style-name="T179">смогу</text:span><text:span text:style-name="T178">».</text:span></text:p>
      <text:p text:style-name="P1005"/>
      <text:p text:style-name="P1006">Stacey talked rather quickly, but I was able to understand her — </text:p>
      <text:p text:style-name="P1006">Стэйси говорила довольно быстро, но я смог понять её.</text:p>
      <text:p text:style-name="P1005"/>
      <text:p text:style-name="P1006">If I learn French, I will be able to understand it — </text:p>
      <text:p text:style-name="P1006">Если я буду учить французский, я смогу понимать его.</text:p>
      <text:p text:style-name="P1005"/>
      <text:p text:style-name="P885"><text:span text:style-name="T1242">Глаголы </text:span><text:span text:style-name="T521">m</text:span><text:span text:style-name="T508">ight</text:span> и <text:span text:style-name="T521">m</text:span><text:span text:style-name="T508">ay</text:span></text:p>
      <text:p text:style-name="P1005"/>
      <text:p text:style-name="P1299"><text:span text:style-name="T196">M</text:span><text:span text:style-name="T123">ight [майт]</text:span><text:span text:style-name="T180"> переводится как «может» или «мог бы», </text:span><text:span text:style-name="T187">а</text:span><text:span text:style-name="T1244"> т</text:span>акже <text:span text:style-name="T180">наречием </text:span></text:p>
      <text:p text:style-name="P1299"><text:span text:style-name="T185">«возможно», «вероятно», </text:span><text:span text:style-name="T186">«должно быть», </text:span><text:span text:style-name="T185">«наверное»</text:span><text:span text:style-name="T180">. </text:span></text:p>
      <text:p text:style-name="P946"/>
      <text:p text:style-name="P922">Он указывает на вероятность того, что ситуация может происходить сейчас или произойти </text:p>
      <text:p text:style-name="P922">в ближайшем будущем. Является синонимом фразе <text:span text:style-name="T508">it is possible that</text:span> (возможно, что).</text:p>
      <text:p text:style-name="P1023"/>
      <text:p text:style-name="P1320"><text:span text:style-name="T112">Look at the sky. It might rain — Посмотри на небо. Возможно </text:span><text:span text:style-name="T122">пойдет дождь.</text:span></text:p>
      <text:p text:style-name="P1321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05"/>
      <text:p text:style-name="P1179"><text:span text:style-name="T196">Отрицание</text:span><text:span text:style-name="T181"> </text:span><text:span text:style-name="T121">might</text:span><text:span text:style-name="T181"> </text:span><text:span text:style-name="T121">not</text:span><text:span text:style-name="T181"> </text:span><text:span text:style-name="T196">сокращается до</text:span><text:span text:style-name="T181"> </text:span><text:span text:style-name="T121">mightn`t [майтэнт]</text:span><text:span text:style-name="T181">.</text:span></text:p>
      <text:p text:style-name="P947"/>
      <text:p text:style-name="P1179"><text:span text:style-name="T180">Модальный глагол </text:span><text:span text:style-name="T123">may</text:span><text:span text:style-name="T180"> в современном английском используется </text:span><text:span text:style-name="T181">редко</text:span><text:span text:style-name="T180">. Но его часто применяют, когда нужно предложить помощь незнакомому человеку. </text:span><text:span text:style-name="T200">Он п</text:span><text:span text:style-name="T180">ереводится как «иметь возможность» и по сути </text:span><text:span text:style-name="T181">взаимозаменяем с</text:span><text:span text:style-name="T180"> </text:span><text:span text:style-name="T123">might</text:span><text:span text:style-name="T180">.</text:span></text:p>
      <text:p text:style-name="P1007"/>
      <text:p text:style-name="P1007">May I help you, sir? Я могу вам помочь, сэр? (имею ли я возможность вам помочь?)</text:p>
      <text:p text:style-name="P948"/>
      <text:p text:style-name="P886"><text:span text:style-name="T1243">Глагол </text:span><text:span text:style-name="T522">m</text:span><text:span text:style-name="T508">ust</text:span></text:p>
      <text:p text:style-name="P923"/>
      <text:p text:style-name="P1149"><text:span text:style-name="T202">О</text:span><text:span text:style-name="T186">дин из самых распространенных в речи модальных глаголов. </text:span><text:span text:style-name="T203">И</text:span><text:span text:style-name="T186">спользуется в настоящем времени. Переводится как «должен», «обязан» или «должно быть», «</text:span><text:span text:style-name="T183">наверное»</text:span><text:span text:style-name="T186">.</text:span></text:p>
      <text:p text:style-name="P924"/>
      <text:p text:style-name="P741"><text:span text:style-name="T183">П</text:span><text:span text:style-name="T177">ереда</text:span><text:span text:style-name="T183">ет</text:span><text:span text:style-name="T177"> следующие значения</text:span><text:span text:style-name="T184">:</text:span></text:p>
      <text:list xml:id="list1405954219" text:style-name="L35">
        <text:list-item>
          <text:p text:style-name="P1554">необходимость, обязанность, долг;</text:p>
        </text:list-item>
        <text:list-item>
          <text:p text:style-name="P1555">настойчивый совет, приказ, запрет (в отрицаниях);</text:p>
        </text:list-item>
      </text:list>
      <text:p text:style-name="P1024"/>
      <text:p text:style-name="P1024">I must go — Я должен идти. </text:p>
      <text:p text:style-name="P1010">He must not be at home now — <text:s/><text:span text:style-name="T1254">О</text:span>н не должен сейчас быть дома.</text:p>
      <text:p text:style-name="P1172"><text:span text:style-name="T147">Must we hurry? — Нам нужно торопиться? </text:span><text:span text:style-name="T148">(должны ли мы торопиться?)</text:span></text:p>
      <text:p text:style-name="P1010"/>
      <text:p text:style-name="P1294"><text:span text:style-name="T184">Отрицание </text:span><text:span text:style-name="T131">must not</text:span><text:span text:style-name="T184"> </text:span><text:span text:style-name="T196">означает</text:span><text:span text:style-name="T184"> «нельзя», «запрещено». </text:span></text:p>
      <text:p text:style-name="P1294"><text:span text:style-name="T184">Сокращается до </text:span><text:span text:style-name="T131">musn`t [мазнт]</text:span><text:span text:style-name="T184">.</text:span></text:p>
      <text:p text:style-name="P1008"/>
      <text:p text:style-name="P1008">You musn`t park here — Здесь нельзя парковаться.</text:p>
      <text:p text:style-name="P924"/>
      <text:p text:style-name="P925">Когда <text:span text:style-name="T508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09"/>
      <text:p text:style-name="P1009">She has worked so hard these days. She must<text:span text:style-name="T1104"> </text:span>be very tired — </text:p>
      <text:p text:style-name="P1009">Она так много работала в эти дни. Она, наверное, очень <text:span text:style-name="T1241">уставшая.</text:span></text:p>
      <text:p text:style-name="P891"/>
      <text:p text:style-name="P891"><text:soft-page-break/>Конструкция <text:span text:style-name="T508">have to</text:span></text:p>
      <text:p text:style-name="P926"/>
      <text:p text:style-name="P928">Дублирует по значению модальный глагол <text:span text:style-name="T508">must</text:span>. Говорит об обязанностях, </text:p>
      <text:p text:style-name="P928">которые человек вынежден выполнять <text:span text:style-name="T1256">не по свое воле</text:span>. </text:p>
      <text:p text:style-name="P927"/>
      <text:p text:style-name="P927">В настоящем времени <text:span text:style-name="T508">have to</text:span> и <text:span text:style-name="T508">must</text:span> взаимозаменяемы и часто разницы между ними нет.</text:p>
      <text:p text:style-name="P927">Однако <text:span text:style-name="T508">must</text:span> означает необходимость, которая исходит от самого человека, </text:p>
      <text:p text:style-name="P927">а <text:span text:style-name="T508">have to</text:span> говорит о необходимости, исходящей извне.</text:p>
      <text:p text:style-name="P927"/>
      <text:p text:style-name="P1011">I must do it — Я должен это сделать (это мой долг).</text:p>
      <text:p text:style-name="P1011">I have to do it — Я должен это сделать (того требуют обстоятельства).</text:p>
      <text:p text:style-name="P927"/>
      <text:p text:style-name="P1143"><text:span text:style-name="T125">Have to</text:span><text:span text:style-name="T188">, в отличие от </text:span><text:span text:style-name="T125">must</text:span><text:span text:style-name="T188">, может употребляться во всех временах. Форма в будущем </text:span></text:p>
      <text:p text:style-name="P929">времени используется редко и ее предпочитают заменять на форму настоящего.</text:p>
      <text:p text:style-name="P929"/>
      <text:p text:style-name="P929">Отрицательная и вопросительная форма образуется с помощью вспомогательных </text:p>
      <text:p text:style-name="P1143"><text:span text:style-name="T188">глаголов </text:span><text:span text:style-name="T125">do/did/will</text:span><text:span text:style-name="T188">. (</text:span><text:span text:style-name="T204">здесь </text:span><text:span text:style-name="T125">have</text:span><text:span text:style-name="T188"> ведет себя как смысловой глагол).</text:span></text:p>
      <text:p text:style-name="P1013"/>
      <text:p text:style-name="P1012"><text:span text:style-name="T1264">I </text:span><text:span text:style-name="T341">had to go — Я должен был идти.</text:span></text:p>
      <text:p text:style-name="P1011">He doesn`t have to go — Он не должен идти.</text:p>
      <text:p text:style-name="P1025">Will they have to go? — Они должны будут идти?</text:p>
      <text:p text:style-name="P930"/>
      <text:p text:style-name="P1322"><text:span text:style-name="T188">В </text:span><text:span text:style-name="T161">отрицательных предложениях </text:span><text:span text:style-name="T112">have to</text:span><text:span text:style-name="T161"> и </text:span><text:span text:style-name="T112">must</text:span><text:span text:style-name="T161"> передают разный смысл. </text:span></text:p>
      <text:p text:style-name="P1322"><text:span text:style-name="T112">Must not</text:span><text:span text:style-name="T161"> выражает запрет, а </text:span><text:span text:style-name="T112">heve to</text:span><text:span text:style-name="T161"> — отсутсвие обязанности.</text:span></text:p>
      <text:p text:style-name="P974"/>
      <text:p text:style-name="P1011">You mustn`t tell anyone — Ты не должен рассказывать никому.</text:p>
      <text:p text:style-name="P1011">You don`t have to tell me everything — Можешь не рассказывать мне всего.</text:p>
      <text:p text:style-name="P929"/>
      <text:p text:style-name="P1150"><text:span text:style-name="T126">Have</text:span><text:span text:style-name="T189"> в значении «должен» всегда используется с частицей </text:span><text:span text:style-name="T126">to</text:span><text:span text:style-name="T189">. Если не поставить </text:span><text:span text:style-name="T126">to</text:span><text:span text:style-name="T189"> </text:span></text:p>
      <text:p text:style-name="P1150"><text:span text:style-name="T189">после </text:span><text:span text:style-name="T126">have</text:span><text:span text:style-name="T189">, то этот глагол будет ознать «иметь». </text:span></text:p>
      <text:p text:style-name="P929"/>
      <text:p text:style-name="P7"><text:span text:style-name="T245">Г</text:span><text:span text:style-name="T246">лагол </text:span><text:span text:style-name="T155">should</text:span></text:p>
      <text:p text:style-name="P931"/>
      <text:p text:style-name="P1151"><text:span text:style-name="T134">Should [шуд] </text:span><text:span text:style-name="T205">подходит</text:span><text:span text:style-name="T189">, чтобы дать</text:span><text:span text:style-name="T205"> вежливый</text:span><text:span text:style-name="T189"> совет. Переводится как «</text:span><text:span text:style-name="T206">следует сделать</text:span><text:span text:style-name="T189">» </text:span></text:p>
      <text:p text:style-name="P1151"><text:span text:style-name="T206">или «нужно (так поступить)». </text:span><text:span text:style-name="T208">С</text:span><text:span text:style-name="T206">вязан с на</text:span><text:span text:style-name="T208">с</text:span><text:span text:style-name="T206">тоящим и будущим временем. Грамматически использ</text:span><text:span text:style-name="T205">уется</text:span><text:span text:style-name="T206"> по тем же правилами, что и другие модальные глаголы.</text:span></text:p>
      <text:p text:style-name="P934"/>
      <text:p text:style-name="P67">You should be more attentive — Вам следует быть более внимательным.</text:p>
      <text:p text:style-name="P932"/>
      <text:p text:style-name="P1152"><text:span text:style-name="T207">Для</text:span><text:span text:style-name="T206"> совет</text:span><text:span text:style-name="T207">а</text:span><text:span text:style-name="T206">, помимо </text:span><text:span text:style-name="T134">should,</text:span><text:span text:style-name="T206"> можно также использовать обороты, помогающие </text:span></text:p>
      <text:p text:style-name="P1152"><text:span text:style-name="T206">выразить мненеие, например </text:span><text:span text:style-name="T134">I think, I don`t think</text:span><text:span text:style-name="T206">.</text:span></text:p>
      <text:p text:style-name="P933"/>
      <text:p text:style-name="P1014">I think you should leave — Думаю, вам пора уйти.</text:p>
      <text:p text:style-name="P1015"/>
      <text:p text:style-name="P1144"><text:span text:style-name="T127">Should</text:span><text:span text:style-name="T190"> также выражает: недоумение, удивление, возмущение. В этом случае </text:span><text:span text:style-name="T207">он</text:span><text:span text:style-name="T190"> передает эмоциональную окраску высказыванию. Отрицательная форма говорит о плохой зате</text:span><text:span text:style-name="T191">е</text:span><text:span text:style-name="T190">.</text:span></text:p>
      <text:p text:style-name="P932"/>
      <text:p text:style-name="P1014">Why should I go there? - Скакой стати мне туда идти?</text:p>
      <text:p text:style-name="P1014">You shouldn`t go there — Не нужно туда идти <text:span text:style-name="T1262">(это плохая идея)</text:span>.</text:p>
      <text:p text:style-name="P1785"><text:span text:style-name="T240"/></text:p>
      <text:p text:style-name="P1785"><text:span text:style-name="T240"/></text:p>
      <text:p text:style-name="P1792"><text:span text:style-name="T240">Глагол </text:span><text:span text:style-name="T153">would</text:span></text:p>
      <text:p text:style-name="P978"/>
      <text:p text:style-name="P93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46">Грамматически использ</text:span><text:span text:style-name="T1247">уется</text:span><text:span text:style-name="T1246"> по тем же правилами, что и другие модальные глаголы.</text:span></text:p>
      <text:p text:style-name="P935"/>
      <text:p text:style-name="P939">При переводе <text:span text:style-name="T508">would</text:span>, <text:span text:style-name="T1247">по сути, </text:span>выпадает, а идущий после него смысловой глагол, используется с частицей<text:span text:style-name="T523"> </text:span><text:span text:style-name="T508">to</text:span>. <text:span text:style-name="T523">Would</text:span><text:span text:style-name="T1249"> часто сокращается до </text:span><text:span text:style-name="T523">`d</text:span><text:span text:style-name="T1249"> и произносится как одна буква (поэтому поначалу расслышать </text:span><text:span text:style-name="T523">would</text:span><text:span text:style-name="T1249"> в предложении довольно сложно).</text:span></text:p>
      <text:p text:style-name="P935"/>
      <text:p text:style-name="P937"><text:span text:style-name="T1245">В</text:span>стречается в вариантах, <text:span text:style-name="T1263">когда</text:span>:</text:p>
      <text:list xml:id="list3515862468" text:style-name="L36">
        <text:list-item>
          <text:p text:style-name="P1556">соответствует русской частице «бы» (когда представляют ситуацию);</text:p>
        </text:list-item>
        <text:list-item>
          <text:p text:style-name="P1556">сообщает о привычках прошлого (в этом случае может заменяться на <text:span text:style-name="T508">used to</text:span>).</text:p>
        </text:list-item>
      </text:list>
      <text:p text:style-name="P938"/>
      <text:p text:style-name="P1016">I would like to live in New Your — Я бы хотел жить в Нью Йорке <text:span text:style-name="T1245">(представил)</text:span>.</text:p>
      <text:p text:style-name="P1017">I wouldn`t watch this film with my child — Я бы не смотрела этот фильм с моим ребенком.</text:p>
      <text:p text:style-name="P1018">Would you like to go <text:span text:style-name="T1248">to the party with us? </text:span>—<text:span text:style-name="T1248"> Ты бы хотел пойти с нами на вечеринку?</text:span></text:p>
      <text:p text:style-name="P940"/>
      <text:p text:style-name="P1180"><text:span text:style-name="T192">Фраза </text:span><text:span text:style-name="T128">would you like</text:span><text:span text:style-name="T192"> часто используется, когда хотят предложить человеку услугу</text:span><text:span text:style-name="T210">, </text:span><text:span text:style-name="T192">предмет </text:span></text:p>
      <text:p text:style-name="P1180"><text:span text:style-name="T192">и т. п. Если человек согласен, то он отвечает </text:span><text:span text:style-name="T128">I`d like to</text:span><text:span text:style-name="T192"> (</text:span><text:span text:style-name="T209">я бы хотел</text:span><text:span text:style-name="T192">) </text:span><text:span text:style-name="T209">или </text:span><text:span text:style-name="T136">I`d love to</text:span></text:p>
      <text:p text:style-name="P1180"><text:span text:style-name="T192">(с удовольствием). <text:s/></text:span><text:span text:style-name="T128">I`d like to </text:span><text:span text:style-name="T232">можно использовать вместо</text:span><text:span text:style-name="T145"> I want </text:span><text:span text:style-name="T149">(уточнить)</text:span><text:span text:style-name="T145">.</text:span></text:p>
      <text:p text:style-name="P941"/>
      <text:p text:style-name="P1153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41"/>
      <text:p text:style-name="P1019">What would you like, coffee or tea? I`d like some cofee — Чтобы вы хотели, </text:p>
      <text:p text:style-name="P1019">кофе или чай? Я бы хотел кофе.</text:p>
      <text:p text:style-name="P941"/>
      <text:p text:style-name="P977"><text:span text:style-name="T508">Would</text:span> — это <text:span text:style-name="T508">will</text:span> в прошедшей форме. Поэтому и предложения с ним как бы </text:p>
      <text:p text:style-name="P977">в прошедшем времени (хочу → хотел бы).</text:p>
      <text:p text:style-name="P941"/>
      <text:p text:style-name="P887">Конструкция <text:span text:style-name="T508">used to</text:span></text:p>
      <text:p text:style-name="P941"/>
      <text:p text:style-name="P942">Используется, когда говорят о регулярных вещах, происходящих в прошлом. </text:p>
      <text:p text:style-name="P1145"><text:span text:style-name="T193">Британцы </text:span><text:span text:style-name="T194">предпочитают</text:span><text:span text:style-name="T193"> </text:span><text:span text:style-name="T129">used to</text:span><text:span text:style-name="T193">, американцы чаще использую </text:span><text:span text:style-name="T129">would</text:span><text:span text:style-name="T193">.</text:span></text:p>
      <text:p text:style-name="P942"/>
      <text:p text:style-name="P942">На русский <text:span text:style-name="T508">would/used to</text:span> можно перевести как «имел привычку делать» <text:span text:style-name="T1251">или</text:span> «раньше».</text:p>
      <text:p text:style-name="P943"><text:span text:style-name="T1251">Также </text:span><text:span text:style-name="T508">would/used to</text:span> <text:span text:style-name="T1251">подразумевает, что сейчас человек уже не делает того, что делал раньше.</text:span></text:p>
      <text:p text:style-name="P943"/>
      <text:p text:style-name="P944">Как правило <text:span text:style-name="T508">would</text:span> используется в ситуациях, когда указан период во время которого </text:p>
      <text:p text:style-name="P944">человек так не поступал. </text:p>
      <text:p text:style-name="P944"/>
      <text:p text:style-name="P945">После <text:span text:style-name="T508">used to</text:span> стоит глагол в начальной форме. В настоящем времени эта констуркция </text:p>
      <text:p text:style-name="P945">не используется <text:span text:style-name="T1252">(для этого есть Present Simple) </text:span>и<text:span text:style-name="T1250"> </text:span>часто <text:span text:style-name="T1250">выпадает при переводе.</text:span></text:p>
      <text:p text:style-name="P945"/>
      <text:p text:style-name="P1020">I used to live in Bristol — Раньше я жил <text:span text:style-name="T1253">в Бристоле (а сейчас нет).</text:span></text:p>
      <text:p text:style-name="P1021">I didn`t use to drink tea — Раньше я не пил чай (а теперь пью).</text:p>
      <text:p text:style-name="P1022">Did you use to play tennis? — Ты раньше играл в теннис?</text:p>
      <text:p text:style-name="P889"/>
      <text:p text:style-name="P1103"/>
      <text:p text:style-name="P1536">Повелительно наклонение. Imperative</text:p>
      <text:p text:style-name="P951"/>
      <text:p text:style-name="P952">Это способ озвучить распоряжение, приказ, <text:span text:style-name="T1265">просьбу</text:span> или призыв к действию.</text:p>
      <text:p text:style-name="P952">В речи очень часто используются предложения в форме повелительного наклонения.</text:p>
      <text:p text:style-name="P952"/>
      <text:p text:style-name="P1154"><text:span text:style-name="T211">Чтобы выразить приказ или просьбу (</text:span><text:span text:style-name="T212">настойчиво</text:span><text:span text:style-name="T211">), нужно начать предложение с глагола </text:span></text:p>
      <text:p text:style-name="P953">в начальной форме (форма повелительного наклонения только одна).</text:p>
      <text:p text:style-name="P952"/>
      <text:p text:style-name="P68"><text:span text:style-name="T347">C</text:span><text:span text:style-name="T341">ome here — Подойдите сюда ( призыв к действию).</text:span></text:p>
      <text:p text:style-name="P1026">Put your gun down! — Опусти оружие! (приказ).</text:p>
      <text:p text:style-name="P1026">Help! — Помогите! (настойчивая просьба).</text:p>
      <text:p text:style-name="P954"/>
      <text:p text:style-name="P1323"><text:span text:style-name="T161">Чтобы просьба звучала вежливее, </text:span><text:span text:style-name="T213">используют слово please: </text:span><text:span text:style-name="T137">Come here, please</text:span><text:span text:style-name="T213">.</text:span></text:p>
      <text:p text:style-name="P1324"><text:span text:style-name="T213">Е</text:span><text:span text:style-name="T161">сли </text:span><text:span text:style-name="T214">человеку предлагают угоститься едой, то часто начинают предложение с </text:span><text:span text:style-name="T138">have</text:span><text:span text:style-name="T214">.</text:span></text:p>
      <text:p text:style-name="P956"/>
      <text:p text:style-name="P1027">Have a cake, please — Угощайтесь тортом, пожалуйста.</text:p>
      <text:p text:style-name="P955"/>
      <text:p text:style-name="P1365"><text:span text:style-name="T161">Глагол </text:span><text:span text:style-name="T112">have</text:span><text:span text:style-name="T161"> может входить в устойчивые обороты, связанные с пожеланием. </text:span></text:p>
      <text:p text:style-name="P955">В этом случае он обычно выпадает при переводе.</text:p>
      <text:p text:style-name="P957"/>
      <text:p text:style-name="P69"><text:span text:style-name="T348">H</text:span><text:span text:style-name="T341">ave a nice time — Приятно провести время.</text:span></text:p>
      <text:p text:style-name="P1028">Have fun — Повеселитесь.</text:p>
      <text:p text:style-name="P1028"/>
      <text:p text:style-name="P270"><text:span text:style-name="T341">Если нужно призвать человека или группу людей совершить что-то вместе, то нужно использовать </text:span><text:span text:style-name="T112">let`s (let us)</text:span><text:span text:style-name="T341"> перед глаголом. Это еще один способ говорить вежливее </text:span></text:p>
      <text:p text:style-name="P958">в повелительном наклонении.</text:p>
      <text:p text:style-name="P958"/>
      <text:p text:style-name="P1028">Let`s do it — Давай сделаем это (досл. Позволь нам сделать это).</text:p>
      <text:p text:style-name="P1028">Let`s not watch this movie — Давай не будем смотреть этот фильм.</text:p>
      <text:p text:style-name="P958"/>
      <text:p text:style-name="P270"><text:span text:style-name="T341">Если нужно попросить человека не делать что-либо, то нужно начать с </text:span><text:span text:style-name="T112">don`t</text:span><text:span text:style-name="T341">.</text:span></text:p>
      <text:p text:style-name="P1028"/>
      <text:p text:style-name="P1030">Don`t do it — Не делай этого.</text:p>
      <text:p text:style-name="P1029">Don`t come here — Не подходи сюда. </text:p>
      <text:p text:style-name="P1029"/>
      <text:p text:style-name="P1102">Пассивный<text:span text:style-name="T1273"> </text:span>залог. <text:span text:style-name="T1274">Passive Voice</text:span></text:p>
      <text:p text:style-name="P959"/>
      <text:p text:style-name="P271"><text:span text:style-name="T341">В английском языке, как и в русском, </text:span><text:span text:style-name="T349">есть 2</text:span><text:span text:style-name="T341"> вида залога: активный и пассивный.</text:span></text:p>
      <text:p text:style-name="P1155"><text:span text:style-name="T215">Активный залог </text:span><text:span text:style-name="T216">по другому</text:span><text:span text:style-name="T215"> называется действительным (я сам совершаю действие), </text:span></text:p>
      <text:p text:style-name="P960">а пассивный — страдательным (надо мной совершают действие.)</text:p>
      <text:p text:style-name="P961"/>
      <text:p text:style-name="P962">Порядок слов у предложения в пассивном залоге: </text:p>
      <text:list xml:id="list4193334720" text:style-name="L37">
        <text:list-item>
          <text:p text:style-name="P1557">подлежащее;</text:p>
        </text:list-item>
        <text:list-item>
          <text:p text:style-name="P1557">сказуемое в пассивном залоге (что сделано?);</text:p>
        </text:list-item>
        <text:list-item>
          <text:p text:style-name="P1557">дополнение;</text:p>
        </text:list-item>
        <text:list-item>
          <text:p text:style-name="P1557">обстоятельство.</text:p>
        </text:list-item>
      </text:list>
      <text:p text:style-name="P963"/>
      <text:p text:style-name="P1156"><text:span text:style-name="T217">Сказуемое в пассивном залоге состоит из 2х частей: вспомогательного глагола </text:span><text:span text:style-name="T142">be</text:span><text:span text:style-name="T217"> </text:span></text:p>
      <text:p text:style-name="P1156"><text:span text:style-name="T217">и смыслового глагола в 3й форме </text:span><text:span text:style-name="T230">(для </text:span><text:span text:style-name="T231">группы </text:span><text:span text:style-name="T230">Simple)</text:span><text:span text:style-name="T217">.</text:span></text:p>
      <text:p text:style-name="P964"/>
      <text:p text:style-name="P70"><text:span text:style-name="T352">I finished my work</text:span><text:span text:style-name="T341"> yesterday — </text:span><text:span text:style-name="T352">Я закончил работу</text:span><text:span text:style-name="T341"> вчера (активный залог).</text:span></text:p>
      <text:p text:style-name="P70"><text:soft-page-break/><text:span text:style-name="T352">The work was finished</text:span><text:span text:style-name="T341"> yesterday — </text:span><text:span text:style-name="T352">Работа была закончена</text:span><text:span text:style-name="T341"> вчера (пассивный залог).</text:span></text:p>
      <text:p text:style-name="P975"/>
      <text:p text:style-name="P1161"><text:span text:style-name="T228">П</text:span><text:span text:style-name="T227">ассивный залог </text:span><text:span text:style-name="T228">обычно </text:span><text:span text:style-name="T227">используется, когда автор действия неизвестен, не важен </text:span></text:p>
      <text:p text:style-name="P272"><text:span text:style-name="T341">или намеренно скрыт. </text:span><text:span text:style-name="T350">Пассивный залог часто применяется в деловой речи.</text:span></text:p>
      <text:p text:style-name="P1031"/>
      <text:p text:style-name="P1032">This house is quite old. It was buil in 1990 — Дом старый. Он был простроен в 1990 году.</text:p>
      <text:p text:style-name="P1032">(кто построил дом — неизвестно; известен только дом, и что с ним сделали — построили).</text:p>
      <text:p text:style-name="P1033"/>
      <text:p text:style-name="P1157"><text:span text:style-name="T218">Если нужно указать </text:span><text:span text:style-name="T219">автора</text:span><text:span text:style-name="T218"> действи</text:span><text:span text:style-name="T219">я</text:span><text:span text:style-name="T218">, то это можно сделать в дополнении с использованием предлога </text:span><text:span text:style-name="T143">by</text:span><text:span text:style-name="T218"> (кем). </text:span><text:span text:style-name="T239">Автор действия стоит в конце предложения.</text:span></text:p>
      <text:p text:style-name="P965"/>
      <text:p text:style-name="P1032">Ann Karenina was written by Leo Tolstoy — Анна Каренина была написана Львом Толстым.</text:p>
      <text:p text:style-name="P1158"><text:span text:style-name="T139">(</text:span><text:span text:style-name="T140">над книгой совершили действие — ее написали</text:span><text:span text:style-name="T139">)</text:span></text:p>
      <text:p text:style-name="P1034"/>
      <text:p text:style-name="P1300"><text:span text:style-name="T220">Подлежащие </text:span><text:span text:style-name="T141">I</text:span><text:span text:style-name="T220">, в предложении с пассивным залогом, часто переводится не как «я», </text:span></text:p>
      <text:p text:style-name="P967">а как «мне/мной/меня».</text:p>
      <text:p text:style-name="P966"/>
      <text:p text:style-name="P1035">I am ignored all the time — Меня игнорируют все время.</text:p>
      <text:p text:style-name="P1035">I was born in 1990 — Я родился в 1990 году (Меня родили в 1990 году).</text:p>
      <text:p text:style-name="P1035"/>
      <text:p text:style-name="P1162"><text:span text:style-name="T220">При переводе </text:span><text:span text:style-name="T141">I was born</text:span><text:span text:style-name="T220">, не совсем понятно, что это пассивный залог </text:span><text:span text:style-name="T226">(</text:span><text:span text:style-name="T144">I</text:span><text:span text:style-name="T226"> переводится как «я»)</text:span><text:span text:style-name="T220">.</text:span></text:p>
      <text:p text:style-name="P743"><text:span text:style-name="T220">В английском таких фраз мног. </text:span><text:span text:style-name="T229">Их</text:span><text:span text:style-name="T220"> нужно просто </text:span><text:span text:style-name="T229">запомнить</text:span><text:span text:style-name="T220">, </text:span><text:span text:style-name="T221">например:</text:span></text:p>
      <text:list xml:id="list3217654108" text:style-name="L38">
        <text:list-item>
          <text:p text:style-name="P1558">be born — родился (в Past Simple);</text:p>
        </text:list-item>
        <text:list-item>
          <text:p text:style-name="P1558">be gone — умер (в Present Simple).</text:p>
        </text:list-item>
      </text:list>
      <text:p text:style-name="P968"/>
      <text:p text:style-name="P971">Present Simple Passive: </text:p>
      <text:p text:style-name="P1038">Children are taught at school — Детей учат в школе.</text:p>
      <text:p text:style-name="P969"/>
      <text:p text:style-name="P971">Past Simple Passive: </text:p>
      <text:p text:style-name="P1038">I was taught to ride a bike by my dadschool — Меня научил ездить на велосипеде папа.</text:p>
      <text:p text:style-name="P969"/>
      <text:p text:style-name="P971">Future Simple Passive: </text:p>
      <text:p text:style-name="P1038">I will be taught English at university — Меня будут учить английскому в универе.</text:p>
      <text:p text:style-name="P1036"/>
      <text:p text:style-name="P970">Present Perfect Passive <text:span text:style-name="T1270">требует дополнительно</text:span><text:span text:style-name="T1272">го</text:span><text:span text:style-name="T1270"> слов</text:span><text:span text:style-name="T1272">а</text:span><text:span text:style-name="T1270"> </text:span><text:span text:style-name="T525">been, </text:span><text:span text:style-name="T1272">после</text:span><text:span text:style-name="T526"> have</text:span><text:span text:style-name="T1270">. </text:span></text:p>
      <text:p text:style-name="P972"><text:span text:style-name="T1311">Е</text:span>сли его не указать, то предложение будет в форме активного залога (Present Perfect).</text:p>
      <text:p text:style-name="P1037"/>
      <text:p text:style-name="P1037">I have been taught an important lesson — Мне преподали важный урок.</text:p>
      <text:p text:style-name="P1039">I have <text:span text:style-name="T1271">taught an important lesson — </text:span>Я преподал важный урок.</text:p>
      <text:p text:style-name="P973"/>
      <text:p text:style-name="P969">Предложение в Present Perfect Passive можно перепутать с Present Perfect Continuous.</text:p>
      <text:p text:style-name="P969">Здесь главное в том, что в Passive смысловой глагол стоит в 3й форме, </text:p>
      <text:p text:style-name="P273"><text:span text:style-name="T341">а в Continuous — с окончанием </text:span><text:span text:style-name="T112">ing</text:span><text:span text:style-name="T341">.</text:span></text:p>
      <text:p text:style-name="P969"/>
      <text:p text:style-name="P1159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59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42"/>
      <text:p text:style-name="P1160"><text:span text:style-name="T248">Т</text:span><text:span text:style-name="T249">акже можно легко перепутать ситуации, когда be используется с прилагательным </text:span><text:span text:style-name="T250">и</text:span><text:span text:style-name="T249"> когда </text:span></text:p>
      <text:p text:style-name="P1160"><text:span text:style-name="T250">с</text:span><text:span text:style-name="T249"> пассивн</text:span><text:span text:style-name="T250">ым</text:span><text:span text:style-name="T249"> залог</text:span><text:span text:style-name="T250">ом</text:span><text:span text:style-name="T249">. Здесь важно отлич</text:span><text:span text:style-name="T250">а</text:span><text:span text:style-name="T249">ть прилагательное от глагола.</text:span></text:p>
      <text:p text:style-name="P1043"/>
      <text:p text:style-name="P670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32"><text:span text:style-name="T74">I </text:span><text:span text:style-name="T71">am ignored all the time — Меня игнорируют все время (ignored — глагол в 3й форме).</text:span></text:p>
      <text:p text:style-name="P1106"><text:soft-page-break/>Вопросительные предложения</text:p>
      <text:p text:style-name="P781"/>
      <text:p text:style-name="P783">Чтобы задать вопрос, нужно придерживаться обратного порядка слов, когда </text:p>
      <text:p text:style-name="P783">вспомогательный глагол стоит перед подлежащим (см. выше).</text:p>
      <text:p text:style-name="P783"/>
      <text:p text:style-name="P783">В вопросе может не быть вопросительного слова, смыслового глагола, дополнения, </text:p>
      <text:p text:style-name="P783">но в нем всегда есть вспомогательный глагол и подлежащее.</text:p>
      <text:p text:style-name="P783"/>
      <text:p text:style-name="P1225">В английском есть 5 типов вопросов: <text:span text:style-name="T1366">общий, разделительный, </text:span><text:span text:style-name="T1369">специальный, </text:span></text:p>
      <text:p text:style-name="P1406">вопрос к подлежащему и вопрос с альтернативой.</text:p>
      <text:p text:style-name="P785"/>
      <text:p text:style-name="P873">Общий вопрос</text:p>
      <text:p text:style-name="P784"/>
      <text:p text:style-name="P78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84"/>
      <text:p text:style-name="P1325"><text:span text:style-name="T251">Чтобы коротко ответить на </text:span><text:span text:style-name="T252">такой </text:span><text:span text:style-name="T251">вопрос, недостаточно просто написать </text:span><text:span text:style-name="T77">yes/no</text:span><text:span text:style-name="T251">. Нужно также добавить корешок — местоимение со вспомогательным глаголом. </text:span><text:span text:style-name="T253">Корешок</text:span><text:span text:style-name="T251"> будет указыват</text:span><text:span text:style-name="T253">ь</text:span><text:span text:style-name="T251"> на мысль, которая была сказана в предыдушем предложении:</text:span></text:p>
      <text:p text:style-name="P1079"/>
      <text:p text:style-name="P1075"><text:span text:style-name="T1104">Do you play</text:span> the piano? <text:span text:style-name="T708">—</text:span> Yes, <text:span text:style-name="T1105">I do</text:span><text:span text:style-name="T1132">.</text:span></text:p>
      <text:p text:style-name="P1076"><text:span text:style-name="T1105">Does Rita play</text:span><text:span text:style-name="T1132"> football? </text:span><text:span text:style-name="T708">— </text:span><text:span text:style-name="T1132">No, </text:span><text:span text:style-name="T1105">she doesn`t</text:span><text:span text:style-name="T1132">.</text:span> </text:p>
      <text:p text:style-name="P782"/>
      <text:p text:style-name="P873">Разделительный вопрос</text:p>
      <text:p text:style-name="P784"/>
      <text:p text:style-name="P1165"><text:span text:style-name="T254">Вопрос, который часто используется в разговорной речи, когда собеседник пытается </text:span><text:span text:style-name="T260">начать или поддержать беседу. Также с помощью таких вопросов можно </text:span><text:span text:style-name="T254">выяснить какую-то информацию на основе имеющихся фактов.</text:span></text:p>
      <text:p text:style-name="P786"/>
      <text:p text:style-name="P1163"><text:span text:style-name="T254">С</text:span><text:span text:style-name="T255">остоит из 2х частей, разделенных запятой: утверждения и противоположного корешка. </text:span></text:p>
      <text:p text:style-name="P787">Корешок можно переводить словами: «правда?» «да?», «не так ли?», «верно?»</text:p>
      <text:p text:style-name="P71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787"/>
      <text:p text:style-name="P1163"><text:span text:style-name="T255">В </text:span><text:span text:style-name="T256">корешке </text:span><text:span text:style-name="T25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88"/>
      <text:p text:style-name="P789">Если в главной части отрицание, то в корешке должно быть утверждение (и наоборот). </text:p>
      <text:p text:style-name="P45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789"/>
      <text:p text:style-name="P1295"><text:span text:style-name="T257">Если в гланой части используется </text:span><text:span text:style-name="T78">I am</text:span><text:span text:style-name="T257">, то в корешке нужно говорить </text:span><text:span text:style-name="T78">aren`t I</text:span><text:span text:style-name="T257">, а не </text:span><text:span text:style-name="T78">amn`t I</text:span><text:span text:style-name="T322">.</text:span></text:p>
      <text:p text:style-name="P147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789"/>
      <text:p text:style-name="P79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90"/>
      <text:p text:style-name="P1164"><text:span text:style-name="T258">П</text:span><text:span text:style-name="T259">осему на такие вопросы лучше отвечать так, чтобы ответ отражал реальное </text:span></text:p>
      <text:p text:style-name="P791">положение дел, а не форму вопроса.</text:p>
      <text:p text:style-name="P791"/>
      <text:p text:style-name="P46"><text:span text:style-name="T55">T</text:span><text:span text:style-name="T50">hat isn`t your car, is it? Yes, it is — Это не твоя машина, да? Нет, моя</text:span></text:p>
      <text:p text:style-name="P1171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75"><text:soft-page-break/>Специальный вопрос</text:p>
      <text:p text:style-name="P792"/>
      <text:p text:style-name="P793">Самый популярный тип вопроса. Используется для получения доп. информации, </text:p>
      <text:p text:style-name="P1326"><text:span text:style-name="T247">поэтому всегда начинается с вопросительного слова </text:span><text:span text:style-name="T262">или связки</text:span><text:span text:style-name="T247">.</text:span></text:p>
      <text:p text:style-name="P794"/>
      <text:p text:style-name="P795">Вопросительные слова:</text:p>
      <text:list xml:id="list716257333" text:style-name="L39">
        <text:list-item>
          <text:p text:style-name="P1731"><text:span text:style-name="T247">who [ху] — </text:span><text:span text:style-name="T261">кто</text:span><text:span text:style-name="T247">;</text:span></text:p>
        </text:list-item>
        <text:list-item>
          <text:p text:style-name="P1731"><text:span text:style-name="T247">whom [хум] — </text:span><text:span text:style-name="T261">кого</text:span><text:span text:style-name="T247">;</text:span></text:p>
        </text:list-item>
        <text:list-item>
          <text:p text:style-name="P1731"><text:span text:style-name="T247">whose [хуз] — </text:span><text:span text:style-name="T261">чей</text:span><text:span text:style-name="T247">;</text:span></text:p>
        </text:list-item>
        <text:list-item>
          <text:p text:style-name="P1731"><text:span text:style-name="T247">what — </text:span><text:span text:style-name="T261">что, какой</text:span><text:span text:style-name="T247">;</text:span></text:p>
        </text:list-item>
        <text:list-item>
          <text:p text:style-name="P1731"><text:span text:style-name="T247">which — </text:span><text:span text:style-name="T261">который</text:span><text:span text:style-name="T247">;</text:span></text:p>
        </text:list-item>
        <text:list-item>
          <text:p text:style-name="P1731"><text:span text:style-name="T247">where [</text:span><text:span text:style-name="T261">вэа</text:span><text:span text:style-name="T247">] — </text:span><text:span text:style-name="T261">где, куда</text:span><text:span text:style-name="T247">;</text:span></text:p>
        </text:list-item>
        <text:list-item>
          <text:p text:style-name="P1731"><text:span text:style-name="T247">when — </text:span><text:span text:style-name="T261">когда</text:span><text:span text:style-name="T247">;</text:span></text:p>
        </text:list-item>
        <text:list-item>
          <text:p text:style-name="P1731"><text:span text:style-name="T247">why [</text:span><text:span text:style-name="T261">вай</text:span><text:span text:style-name="T247">] — </text:span><text:span text:style-name="T261">зачем, почему</text:span><text:span text:style-name="T247">;</text:span></text:p>
        </text:list-item>
        <text:list-item>
          <text:p text:style-name="P1561">how [хау] — как;</text:p>
        </text:list-item>
        <text:list-item>
          <text:p text:style-name="P1731"><text:span text:style-name="T247">how often [хау офэн] — </text:span><text:span text:style-name="T261">как часто</text:span><text:span text:style-name="T247">;</text:span></text:p>
        </text:list-item>
        <text:list-item>
          <text:p text:style-name="P1731"><text:span text:style-name="T247">how many — </text:span><text:span text:style-name="T261">сколько (исчисляемые существительные)</text:span><text:span text:style-name="T247">;</text:span></text:p>
        </text:list-item>
        <text:list-item>
          <text:p text:style-name="P1731"><text:span text:style-name="T247">how much — </text:span><text:span text:style-name="T261">сколько (неисчесляемые существительные)</text:span><text:span text:style-name="T247">;</text:span></text:p>
        </text:list-item>
        <text:list-item>
          <text:p text:style-name="P1731"><text:span text:style-name="T247">how long [хау лон] — </text:span><text:span text:style-name="T261">как долго</text:span><text:span text:style-name="T247">;</text:span></text:p>
        </text:list-item>
        <text:list-item>
          <text:p text:style-name="P1731"><text:span text:style-name="T247">how long ago — </text:span><text:span text:style-name="T261">как давно</text:span><text:span text:style-name="T247">;</text:span></text:p>
        </text:list-item>
        <text:list-item>
          <text:p text:style-name="P1731"><text:span text:style-name="T247">how old — </text:span><text:span text:style-name="T261">сколько лет</text:span><text:span text:style-name="T247">.</text:span></text:p>
        </text:list-item>
      </text:list>
      <text:p text:style-name="P788"/>
      <text:p text:style-name="P1327"><text:span text:style-name="T79">W</text:span><text:span text:style-name="T71">hat</text:span><text:span text:style-name="T247"> и </text:span><text:span text:style-name="T71">which</text:span><text:span text:style-name="T247"> могут использоваться отдельно или с уточняющим словом, обычно, существительным, и тогда переводятся как «какой» и «какой из» </text:span><text:span text:style-name="T262">соотв</text:span><text:span text:style-name="T247">. </text:span></text:p>
      <text:p text:style-name="P796"/>
      <text:p text:style-name="P1044">What do you like? — Что ты любишь?</text:p>
      <text:p text:style-name="P1044">What car have you got? — Какая у тебя машина?</text:p>
      <text:p text:style-name="P1044">Which car is yours? — Какая из машин твоя? </text:p>
      <text:p text:style-name="P1044"/>
      <text:p text:style-name="P1290"><text:span text:style-name="T99">Which</text:span><text:span text:style-name="T262"> подразумевает выбор из нескольких вариантов. </text:span><text:span text:style-name="T263">Слово </text:span><text:span text:style-name="T80">how</text:span><text:span text:style-name="T263"> чаще присутствует в </text:span><text:span text:style-name="T265">связке</text:span><text:span text:style-name="T263"> с прилагательным или наречием, но может употребляться и самостоятельно.</text:span></text:p>
      <text:p text:style-name="P797"/>
      <text:p text:style-name="P1045">How old are you? — Сколько тебе лет?</text:p>
      <text:p text:style-name="P1045">How are you? — Как ты?</text:p>
      <text:p text:style-name="P798"/>
      <text:p text:style-name="P72"><text:span text:style-name="T247">Вопрос с </text:span><text:span text:style-name="T50">how much</text:span><text:span text:style-name="T247"> задают, когда спрашивают о веществах, жидкостях или абстрактных понятиях </text:span><text:span text:style-name="T264">(что нельзя количественно посчитать)</text:span><text:span text:style-name="T247">. А с </text:span><text:span text:style-name="T50">how many</text:span><text:span text:style-name="T247">, когда спрашивают </text:span></text:p>
      <text:p text:style-name="P798">о нескольких предметах. </text:p>
      <text:p text:style-name="P797"/>
      <text:p text:style-name="P1045">How much money have you got? — Сколько у тебя денег? (<text:span text:style-name="T1277">много, </text:span>абстракция).</text:p>
      <text:p text:style-name="P1045">How many friends have you got? — Сколько у тебя друзей? (<text:span text:style-name="T1278">10, </text:span>количество).</text:p>
      <text:p text:style-name="P1045"/>
      <text:p text:style-name="P874">Вопрос к подлежащему</text:p>
      <text:p text:style-name="P799"/>
      <text:p text:style-name="P1166"><text:span text:style-name="T266">Задается, когда хотят узнать кто или что совершает действие. Начинается со слова </text:span><text:span text:style-name="T81">who</text:span><text:span text:style-name="T266"> </text:span></text:p>
      <text:p text:style-name="P1166"><text:span text:style-name="T266">или </text:span><text:span text:style-name="T81">what</text:span><text:span text:style-name="T266">, которое заменяют собой подлежащее. При этом порядок слов остается таким же, что и в утрверждении. В</text:span><text:span text:style-name="T267">спомогательный глагол часто отсутсвует в таком вопросе.</text:span></text:p>
      <text:p text:style-name="P800"/>
      <text:p text:style-name="P1047">Who is in the Room? — Кто в комнате?</text:p>
      <text:p text:style-name="P1046">What was that? — Что это было?</text:p>
      <text:p text:style-name="P1046"/>
      <text:p text:style-name="P1172"><text:span text:style-name="T323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7"> </text:span><text:span text:style-name="T268">условно </text:span><text:span text:style-name="T247">являются 3м лицом единственного числа — т. е. </text:span><text:span text:style-name="T71">he/she/it</text:span><text:span text:style-name="T247">.</text:span></text:p>
      <text:p text:style-name="P1167"><text:soft-page-break/><text:span text:style-name="T247">Если подлежащее предполагается во множественном числе, то </text:span><text:span text:style-name="T267">в форму множественного числа нужно поставить глагол.</text:span></text:p>
      <text:p text:style-name="P801"/>
      <text:p text:style-name="P73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01"/>
      <text:p text:style-name="P876">Вопрос с альтернативой</text:p>
      <text:p text:style-name="P802"/>
      <text:p text:style-name="P1328"><text:span text:style-name="T24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7"> (в подлежащем, сказуемоем, дополнении или даже в слове </text:span><text:span text:style-name="T71">not</text:span><text:span text:style-name="T247">).</text:span></text:p>
      <text:p text:style-name="P1082"/>
      <text:p text:style-name="P1168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68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168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168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05"/>
      <text:p text:style-name="P645"><text:span text:style-name="T70">В</text:span><text:span text:style-name="T49">опросы с предлогами</text:span></text:p>
      <text:p text:style-name="P803"/>
      <text:p text:style-name="P806">По началу вызывают много трудностей, т. к. в русском языке предлог и вопросительное </text:p>
      <text:p text:style-name="P806">слово стоят рядом, а в английском они находятся в разных местах. </text:p>
      <text:p text:style-name="P807"/>
      <text:p text:style-name="P807">В английском вопросе предлог стоит в самом конце, но при переводе </text:p>
      <text:p text:style-name="P807">относится к началу предложения.</text:p>
      <text:p text:style-name="P807"/>
      <text:p text:style-name="P1329"><text:span text:style-name="T45">W</text:span><text:span text:style-name="T44">ho</text:span><text:span text:style-name="T247"> do you meet </text:span><text:span text:style-name="T1275">with</text:span><text:span text:style-name="T247">? — </text:span><text:span text:style-name="T1275">С</text:span><text:span text:style-name="T247"> </text:span><text:span text:style-name="T44">кем</text:span><text:span text:style-name="T247"> ты встречаешься?</text:span></text:p>
      <text:p text:style-name="P1329"><text:span text:style-name="T45">W</text:span><text:span text:style-name="T44">hat</text:span><text:span text:style-name="T247"> are you looking </text:span><text:span text:style-name="T1275">at</text:span><text:span text:style-name="T247">? — </text:span><text:span text:style-name="T1275">На</text:span><text:span text:style-name="T247"> </text:span><text:span text:style-name="T44">что</text:span><text:span text:style-name="T247"> ты смотришь?</text:span></text:p>
      <text:p text:style-name="P808"/>
      <text:p text:style-name="P1169"><text:span text:style-name="T270">Ч</text:span><text:span text:style-name="T269">асто логика использования предлогов в русском и английском не совпадают. </text:span></text:p>
      <text:p text:style-name="P809">Поэтому лучше запомнить некоторые устойчивые сочетания предлогов с глаголами, </text:p>
      <text:p text:style-name="P810">которые встречаются достаточно часто:</text:p>
      <text:list xml:id="list1103223971" text:style-name="L40">
        <text:list-item>
          <text:p text:style-name="P1732"><text:span text:style-name="T247">what … like — на что похож (здесь </text:span><text:span text:style-name="T71">like</text:span><text:span text:style-name="T247"> не глагол, а предлог);</text:span></text:p>
        </text:list-item>
        <text:list-item>
          <text:p text:style-name="P1562">look at — стмотреть на;</text:p>
        </text:list-item>
        <text:list-item>
          <text:p text:style-name="P1562">look for — искать;</text:p>
        </text:list-item>
        <text:list-item>
          <text:p text:style-name="P1562">listen to — слушать;</text:p>
        </text:list-item>
        <text:list-item>
          <text:p text:style-name="P1562">wait for — ждать;</text:p>
        </text:list-item>
        <text:list-item>
          <text:p text:style-name="P1562">stay at — останавливаться (например, в отеле).</text:p>
        </text:list-item>
      </text:list>
      <text:p text:style-name="P1329"/>
      <text:p text:style-name="P1048">What does he look like? — Как он выглядит?</text:p>
      <text:p text:style-name="P1048">What are you looking at? — На что ты смотришь?</text:p>
      <text:p text:style-name="P808"/>
      <text:p text:style-name="P1170"><text:span text:style-name="T269">П</text:span><text:span text:style-name="T272">римеры </text:span><text:span text:style-name="T271">5</text:span><text:span text:style-name="T272"> типов вопросов во всех временах, а также с модальными глаголами </text:span></text:p>
      <text:p text:style-name="P812">можно найти на стр. 146.</text:p>
      <text:p text:style-name="P811"/>
      <text:p text:style-name="P1104"/>
      <text:p text:style-name="P1537">Отрицательные предложения</text:p>
      <text:p text:style-name="P804"/>
      <text:p text:style-name="P814">Чтобы придать мысли отрицательное значение, используются 2 способа:</text:p>
      <text:list xml:id="list817144743" text:style-name="L41">
        <text:list-item>
          <text:p text:style-name="P1563">отрицательная частица <text:span text:style-name="T508">not</text:span>;</text:p>
        </text:list-item>
        <text:list-item>
          <text:p text:style-name="P1563">слово <text:span text:style-name="T508">never</text:span> (и другие слова, придающие отрицательное значение).</text:p>
        </text:list-item>
      </text:list>
      <text:p text:style-name="P813"/>
      <text:p text:style-name="P815">Частица <text:span text:style-name="T508">not</text:span> стоит всегда в связке либо со вспомогательным глаголом, либо с модальным.</text:p>
      <text:p text:style-name="P815">Она является частью сказуемого. Переводится как «не».</text:p>
      <text:p text:style-name="P815"/>
      <text:p text:style-name="P1049">I not like horror movies (неправильно, остуствует вспомогательный глагол)</text:p>
      <text:p text:style-name="P1049">I do n<text:span text:style-name="T1279">o</text:span>t like horror movies (правильно <text:span text:style-name="T1280">для простых предложений</text:span>)</text:p>
      <text:p text:style-name="P815"/>
      <text:p text:style-name="P816">В сложных предложениях, где несколько глаголов, используются другие правила.</text:p>
      <text:p text:style-name="P818"><text:span text:style-name="T1284">C</text:span>казуемым обычно является самый первый глагол. Если отрицатульную мысль сообщить </text:p>
      <text:p text:style-name="P818">в дополнении, то not будет стоять самостоятельно.</text:p>
      <text:p text:style-name="P817"/>
      <text:p text:style-name="P1078">It`s quite impolite not to call me back — Очень не вежливо не перезванивать мне.</text:p>
      <text:p text:style-name="P1078">(здесь сказуемым является первый глагол — is)</text:p>
      <text:p text:style-name="P819"/>
      <text:p text:style-name="P1396"><text:span text:style-name="T334">С</text:span><text:span text:style-name="T333">амые важные глаголы</text:span></text:p>
      <text:p text:style-name="P820"/>
      <text:p text:style-name="P821">Это <text:span text:style-name="T508">be</text:span>, <text:span text:style-name="T508">do</text:span>, <text:span text:style-name="T508">have</text:span> и <text:span text:style-name="T508">get</text:span>. Они могут быть как смысловыми, так и вспомогательными <text:span text:style-name="T1287">(кроме </text:span><text:span text:style-name="T532">get</text:span><text:span text:style-name="T1287">)</text:span>.</text:p>
      <text:p text:style-name="P821">Они могут входить в устойчивые сочетания, где меняют свое значение.</text:p>
      <text:p text:style-name="P821"/>
      <text:p text:style-name="P866">Глагол <text:span text:style-name="T508">be</text:span></text:p>
      <text:p text:style-name="P821"/>
      <text:p text:style-name="P750"><text:span text:style-name="T354">Э</text:span><text:span text:style-name="T355">то начальная форма глагола</text:span><text:span text:style-name="T356"> «быть». </text:span><text:span text:style-name="T361">В </text:span><text:span text:style-name="T354">Present Simple </text:span><text:span text:style-name="T372">be</text:span><text:span text:style-name="T354"> </text:span><text:span text:style-name="T353">изменяется</text:span><text:span text:style-name="T354"> на</text:span><text:span text:style-name="T356">: </text:span></text:p>
      <text:list xml:id="list2093699471" text:style-name="L42">
        <text:list-item>
          <text:p text:style-name="P1585"><text:span text:style-name="T720">a</text:span><text:span text:style-name="T715">m — если подлежащее в первом лице (</text:span><text:span text:style-name="T577">I</text:span><text:span text:style-name="T715">);</text:span></text:p>
        </text:list-item>
        <text:list-item>
          <text:p text:style-name="P1586">is — если подлежащее в третьем лице, единственном числе (<text:span text:style-name="T508">he/she/it</text:span>);</text:p>
        </text:list-item>
        <text:list-item>
          <text:p text:style-name="P1586">are — если подлежащее во множественном числе (<text:span text:style-name="T508">you/we/they</text:span>).</text:p>
        </text:list-item>
      </text:list>
      <text:p text:style-name="P1084"/>
      <text:p text:style-name="P1309"><text:span text:style-name="T378">Г</text:span><text:span text:style-name="T379">лагол </text:span><text:span text:style-name="T156">be</text:span><text:span text:style-name="T379"> в форме </text:span><text:span text:style-name="T156">am/is/are</text:span><text:span text:style-name="T379"> является смысловым, но при переводе на русский выпадает. </text:span></text:p>
      <text:p text:style-name="P1296"><text:span text:style-name="T364">После </text:span><text:span text:style-name="T373">be</text:span><text:span text:style-name="T364"> обычно указывается характеристика (</text:span><text:span text:style-name="T365">какой</text:span><text:span text:style-name="T364">) или место (где).</text:span></text:p>
      <text:p text:style-name="P1084"/>
      <text:p text:style-name="P1083"><text:span text:style-name="T510">This dress is blue — </text:span><text:span text:style-name="T531">Это платье синие.</text:span></text:p>
      <text:p text:style-name="P1176"><text:span text:style-name="T366">I</text:span><text:span text:style-name="T367"> </text:span><text:span text:style-name="T366">am</text:span><text:span text:style-name="T367"> in </text:span><text:span text:style-name="T366">my</text:span><text:span text:style-name="T367"> office now — </text:span><text:span text:style-name="T366">Я</text:span><text:span text:style-name="T368"> у себя в офисе сейчас.</text:span></text:p>
      <text:p text:style-name="P1085"/>
      <text:p text:style-name="P1362"><text:span text:style-name="T358">В русском языке предложение может </text:span><text:span text:style-name="T357">не иметь</text:span><text:span text:style-name="T358"> сказуемого. </text:span><text:span text:style-name="T357">Там где в русском сказуемое отсутсвует, в английском будет стоять глагол </text:span><text:span text:style-name="T366">be</text:span><text:span text:style-name="T357"> в форме </text:span><text:span text:style-name="T371">am/is/are</text:span><text:span text:style-name="T354"> </text:span><text:span text:style-name="T357">(т. к. для английского не характерно, когда в предложении нет сказуемого)</text:span><text:span text:style-name="T354">. </text:span></text:p>
      <text:p text:style-name="P1084"/>
      <text:p text:style-name="P1094"><text:span text:style-name="T596">I </text:span><text:span text:style-name="T579">am a doctor — Я (</text:span><text:span text:style-name="T580">есть</text:span><text:span text:style-name="T579">) доктор.</text:span></text:p>
      <text:p text:style-name="P1095"><text:span text:style-name="T1134">We are happy </text:span><text:span text:style-name="T1137">— </text:span><text:span text:style-name="T1134">Мы (есть) счастливы.</text:span></text:p>
      <text:p text:style-name="P1093"/>
      <text:p text:style-name="P1092">Глагол be в связке с прилагательным может переводиться глаголом:</text:p>
      <text:p text:style-name="P1088"/>
      <text:p text:style-name="P1099"><text:span text:style-name="T581">I </text:span><text:span text:style-name="T598">am interested</text:span><text:span text:style-name="T581"> in art — Я</text:span><text:span text:style-name="T582"> </text:span><text:span text:style-name="T599">интересуюсь</text:span><text:span text:style-name="T591"> </text:span><text:span text:style-name="T582">искусством </text:span><text:span text:style-name="T591">(есть заинтересованный)</text:span><text:span text:style-name="T582">.</text:span></text:p>
      <text:p text:style-name="P1099"><text:span text:style-name="T582">My hands </text:span><text:span text:style-name="T599">are cold</text:span><text:span text:style-name="T582"> — Мои руки</text:span><text:span text:style-name="T583"> </text:span><text:span text:style-name="T599">замерзли </text:span><text:span text:style-name="T591">(есть замерзшие)</text:span><text:span text:style-name="T583">.</text:span></text:p>
      <text:p text:style-name="P1050"/>
      <text:p text:style-name="P847">В вопросительных предложениях глагол <text:span text:style-name="T508">be</text:span> меняется местами с подлежащим, </text:p>
      <text:p text:style-name="P847">а в отрицательных, используется с частицей <text:span text:style-name="T508">not</text:span>:</text:p>
      <text:p text:style-name="P980"><text:soft-page-break/><text:span text:style-name="T1135">I </text:span><text:span text:style-name="T1134">am not a student — Я не студент.</text:span></text:p>
      <text:p text:style-name="P1051">We are not English speakers — Они не англоговорящие люди.</text:p>
      <text:p text:style-name="P1051"/>
      <text:p text:style-name="P980"><text:span text:style-name="T1135">I</text:span><text:span text:style-name="T1134">s it dark? — Сейчас темно?</text:span></text:p>
      <text:p text:style-name="P1051">Are they hungry? — Они голодны?</text:p>
      <text:p text:style-name="P1051"/>
      <text:p text:style-name="P848">Если перед <text:span text:style-name="T517">am/is/are</text:span> нет вопросительного слова, то это общий вопрос. </text:p>
      <text:p text:style-name="P848">В корешке ответа вместо <text:span text:style-name="T508">do/does</text:span> используется <text:span text:style-name="T508">am/is/are</text:span>:</text:p>
      <text:p text:style-name="P848"/>
      <text:p text:style-name="P981"><text:span text:style-name="T1134">Am I in danger? Yes, you are. </text:span><text:span text:style-name="T1136">—</text:span><text:span text:style-name="T1134"> Я в опасности? Да.</text:span></text:p>
      <text:p text:style-name="P982"><text:span text:style-name="T1134">Is John married? No, he isn`t. </text:span><text:span text:style-name="T1136">— </text:span><text:span text:style-name="T1134">Джон женат? Нет.</text:span></text:p>
      <text:p text:style-name="P848"/>
      <text:p text:style-name="P1052"><text:span text:style-name="T814">Специальный вопрос начинается с вопросительного слова </text:span><text:span text:style-name="T819">или связки</text:span><text:span text:style-name="T814">:</text:span> </text:p>
      <text:p text:style-name="P1052">Where is Jill?<text:span text:style-name="T1166"> </text:span>She is at school <text:span text:style-name="T1166">— </text:span>Где Джил? Она в школе.</text:p>
      <text:p text:style-name="P1052"/>
      <text:p text:style-name="P1109"><text:span text:style-name="T723">Очень часто </text:span><text:span text:style-name="T585">am/is/are</text:span><text:span text:style-name="T723"> сокращаются: </text:span></text:p>
      <text:p text:style-name="P1109"><text:span text:style-name="T585">I am → I`m, he is → he`s, <text:s/>you are → you`re, John is → John`s, </text:span><text:span text:style-name="T587">t</text:span><text:span text:style-name="T585">hey are → </text:span><text:span text:style-name="T587">t</text:span><text:span text:style-name="T585">hey`re</text:span><text:span text:style-name="T586">. </text:span></text:p>
      <text:p text:style-name="P1053"/>
      <text:p text:style-name="P1099"><text:span text:style-name="T724">С</text:span><text:span text:style-name="T725">окращать можно как по </text:span><text:span text:style-name="T726">вспом.</text:span><text:span text:style-name="T725"> глаголу, так и по частице </text:span><text:span text:style-name="T588">not</text:span><text:span text:style-name="T725">: </text:span><text:span text:style-name="T588">he is not → he`s not</text:span><text:span text:style-name="T589"> или</text:span><text:span text:style-name="T588"> he isn`t.</text:span></text:p>
      <text:p text:style-name="P1086"><text:span text:style-name="T1288">П</text:span>ри этом <text:span text:style-name="T508">am</text:span> сокращается только по <text:span text:style-name="T508">am</text:span> → <text:span text:style-name="T508">I`m not (I amn`t не существует).</text:span></text:p>
      <text:p text:style-name="P879"/>
      <text:p text:style-name="P1100"><text:span text:style-name="T787">Глагол be</text:span><text:span text:style-name="T789"> </text:span><text:span text:style-name="T787">в Past Simple имеет 2 формы: </text:span></text:p>
      <text:list xml:id="list1334484151" text:style-name="L43">
        <text:list-item>
          <text:p text:style-name="P1733"><text:span text:style-name="T335">was — </text:span><text:span text:style-name="T336">если подлежащее </text:span><text:span text:style-name="T337">в единственном числе</text:span><text:span text:style-name="T336"> (</text:span><text:span text:style-name="T110">I/he/she/it</text:span><text:span text:style-name="T336">);</text:span></text:p>
        </text:list-item>
        <text:list-item>
          <text:p text:style-name="P1590"><text:span text:style-name="T788">were <text:s/>— если подлежащее в</text:span><text:span text:style-name="T813">о множественном числе</text:span><text:span text:style-name="T812"> </text:span><text:span text:style-name="T788">(</text:span><text:span text:style-name="T608">you/we/they</text:span><text:span text:style-name="T788">).</text:span></text:p>
        </text:list-item>
      </text:list>
      <text:p text:style-name="P877"/>
      <text:p text:style-name="P983"><text:span text:style-name="T1157">I </text:span><text:span text:style-name="T1134">was</text:span><text:span text:style-name="T1133"> satisfied with my work — Я </text:span><text:span text:style-name="T1134">был</text:span><text:span text:style-name="T1133"> доволен своей работой.</text:span></text:p>
      <text:p text:style-name="P983"><text:span text:style-name="T1134">Was</text:span><text:span text:style-name="T1133"> the weather good? No, it </text:span><text:span text:style-name="T1134">wasn`t</text:span><text:span text:style-name="T1133"> — </text:span><text:span text:style-name="T1134">Погода была хорош</text:span><text:span text:style-name="T1143">ая</text:span><text:span text:style-name="T1134">? Нет.</text:span></text:p>
      <text:p text:style-name="P822"/>
      <text:p text:style-name="P864">В Future Simple принимает только одну форму <text:span text:style-name="T508">will be</text:span>.</text:p>
      <text:p text:style-name="P1200"><text:span text:style-name="T97">I will be happy to eat — Я буду </text:span><text:span text:style-name="T98">рад </text:span><text:span text:style-name="T97">поесть.</text:span></text:p>
      <text:p text:style-name="P822"/>
      <text:p text:style-name="P868">Глагол <text:span text:style-name="T508">do</text:span></text:p>
      <text:p text:style-name="P823"/>
      <text:p text:style-name="P1098"><text:span text:style-name="T934">Переводится как </text:span><text:span text:style-name="T933">«делать». В </text:span><text:span text:style-name="T935">одном предложении </text:span><text:span text:style-name="T933">может встречаться несколько раз, </text:span></text:p>
      <text:p text:style-name="P1310"><text:span text:style-name="T382">в качестве вспомогательного </text:span><text:span text:style-name="T383">глагола </text:span><text:span text:style-name="T382">и смыслового.</text:span><text:span text:style-name="T1289"> </text:span><text:span text:style-name="T380">Вспомогательным глаголом </text:span><text:span text:style-name="T381">он </text:span><text:span text:style-name="T380">может быть только в отрицаниях и вопросах, времен группы Simple.</text:span></text:p>
      <text:p text:style-name="P1312"/>
      <text:p text:style-name="P1087"><text:span text:style-name="T529">What do you do? </text:span><text:span text:style-name="T530">— </text:span><text:span text:style-name="T529">Что ты делаешь?</text:span></text:p>
      <text:p text:style-name="P1311"><text:span text:style-name="T380">D</text:span><text:span text:style-name="T46">o you like pets? No, I don`t — </text:span><text:span text:style-name="T391">Ты любишь домашних животних? Нет.</text:span></text:p>
      <text:p text:style-name="P1313"/>
      <text:p text:style-name="P267"><text:span text:style-name="T374">В</text:span><text:span text:style-name="T375"> </text:span><text:span text:style-name="T376">прошедшем времени</text:span><text:span text:style-name="T377"> преорбазуется в </text:span><text:span text:style-name="T370">did</text:span><text:span text:style-name="T377"> — «</text:span><text:span text:style-name="T375">делал» (2я форма </text:span><text:span text:style-name="T369">do</text:span><text:span text:style-name="T375">)</text:span><text:span text:style-name="T377">.</text:span></text:p>
      <text:p text:style-name="P878">Если в предложении появляется <text:span text:style-name="T508">was/were</text:span>, <text:span text:style-name="T1202">то </text:span><text:span text:style-name="T1192">did</text:span><text:span text:style-name="T1202"> уже не нужно использовать.</text:span></text:p>
      <text:p text:style-name="P870"/>
      <text:p text:style-name="P869">Глагол <text:span text:style-name="T508">have</text:span></text:p>
      <text:p text:style-name="P849"/>
      <text:p text:style-name="P1302"><text:span text:style-name="T287">Переводится как «иметь», «</text:span><text:span text:style-name="T324">владеть</text:span><text:span text:style-name="T287">». </text:span><text:span text:style-name="T289">Д</text:span><text:span text:style-name="T287">ля времен группы Perfect </text:span><text:span text:style-name="T289">выступает в </text:span></text:p>
      <text:p text:style-name="P1302"><text:span text:style-name="T289">роли вспомогательного глагола</text:span><text:span text:style-name="T287">. </text:span><text:span text:style-name="T273">Также </text:span><text:span text:style-name="T287">может быть</text:span><text:span text:style-name="T273"> частью устойчивых словосотечаний. </text:span></text:p>
      <text:p text:style-name="P1301"><text:span text:style-name="T273">В </text:span><text:span text:style-name="T290">прошедшем времени</text:span><text:span text:style-name="T273"> преобразуется в </text:span><text:span text:style-name="T85">had</text:span><text:span text:style-name="T273"> </text:span><text:span text:style-name="T370">—</text:span><text:span text:style-name="T273"> «</text:span><text:span text:style-name="T290">имел</text:span><text:span text:style-name="T273">».</text:span></text:p>
      <text:p text:style-name="P851"/>
      <text:p text:style-name="P1173"><text:span text:style-name="T273">В некоторых ситуациях его можно не переводить (когда он смысловой). </text:span><text:span text:style-name="T274">Но при этом в предложении он обязан быть. </text:span><text:span text:style-name="T287">Это </text:span><text:span text:style-name="T274">из-за особенностей английской грамматики, которая требует, обязательного наличия подлежащего и сказуемого.</text:span></text:p>
      <text:p text:style-name="P1054"><text:soft-page-break/>I have a lot of friends — У меня (есть) много друзей.</text:p>
      <text:p text:style-name="P1055">We heave a big house — У нас (есть) большой дом.</text:p>
      <text:p text:style-name="P850"/>
      <text:p text:style-name="P1177"><text:span text:style-name="T291">Когда </text:span><text:span text:style-name="T88">have</text:span><text:span text:style-name="T291"> является смысловым глаголом, он </text:span><text:span text:style-name="T277">работает по тем же правилам что и </text:span><text:span text:style-name="T278">другие</text:span><text:span text:style-name="T277"> </text:span><text:span text:style-name="T291">смысловые </text:span><text:span text:style-name="T277">глаголы, т. е. требует вспомогательного </text:span><text:span text:style-name="T86">do</text:span><text:span text:style-name="T277"> для отрицаний и вопросов. </text:span></text:p>
      <text:p text:style-name="P1177"><text:span text:style-name="T289">В утверждениях </text:span><text:span text:style-name="T88">have</text:span><text:span text:style-name="T291"> </text:span><text:span text:style-name="T289">не пишется с окончанием </text:span><text:span text:style-name="T87">-s</text:span><text:span text:style-name="T289">, а преобразуется в </text:span><text:span text:style-name="T87">has</text:span><text:span text:style-name="T289">.</text:span></text:p>
      <text:p text:style-name="P824"/>
      <text:p text:style-name="P47"><text:span text:style-name="T57">Mike has </text:span><text:span text:style-name="T58">many friends</text:span><text:span text:style-name="T57"> — У Майка много друзей.</text:span></text:p>
      <text:p text:style-name="P48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4"><text:span text:style-name="T50">Do you have many friends? </text:span><text:span text:style-name="T59">—</text:span><text:span text:style-name="T50"> У тебя много друзей?</text:span></text:p>
      <text:p text:style-name="P1064"/>
      <text:p text:style-name="P275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5">He hasn`t lost his keys — Он не потерял свои ключи <text:span text:style-name="T1290">(has в отрицании)</text:span>.</text:p>
      <text:p text:style-name="P1065"/>
      <text:p text:style-name="P825">Have в значении «иметь» не употребляется во временах группы Continuous.</text:p>
      <text:p text:style-name="P825"/>
      <text:p text:style-name="P1056">I am having many friends now <text:span text:style-name="T1397">(н</text:span>еправильно<text:span text:style-name="T1397">)</text:span></text:p>
      <text:p text:style-name="P1056">I have many friends <text:span text:style-name="T1397">(п</text:span>равильно<text:span text:style-name="T1397">)</text:span></text:p>
      <text:p text:style-name="P824"/>
      <text:p text:style-name="P1356"><text:span text:style-name="T247">В разговорной речи очесть часто используется оборот </text:span><text:span text:style-name="T71">have got</text:span><text:span text:style-name="T247">. </text:span><text:span text:style-name="T275">Он обозначает тоже самое, что и </text:span><text:span text:style-name="T89">have</text:span><text:span text:style-name="T275"> </text:span><text:span text:style-name="T247">(иметь/владеть)</text:span><text:span text:style-name="T275">, но используется только в настоящем времени.</text:span></text:p>
      <text:p text:style-name="P831"/>
      <text:p text:style-name="P1356"><text:span text:style-name="T275">Г</text:span><text:span text:style-name="T247">рамматически, </text:span><text:span text:style-name="T71">have got</text:span><text:span text:style-name="T247"> — это Present Perfect, т. е. </text:span><text:span text:style-name="T71">have</text:span><text:span text:style-name="T247"> здесь вспомогательный глагол, </text:span></text:p>
      <text:p text:style-name="P1201"><text:span text:style-name="T288">а основное значение «</text:span><text:span text:style-name="T325">иметь</text:span><text:span text:style-name="T288">» передает </text:span><text:span text:style-name="T90">got</text:span><text:span text:style-name="T288"> </text:span><text:span text:style-name="T276">(3я форма get)</text:span><text:span text:style-name="T288">. </text:span></text:p>
      <text:p text:style-name="P826"/>
      <text:p text:style-name="P1057">Have you got a Mercedes? / Do you have a Mercedes? — У тебя есть мерседес?</text:p>
      <text:p text:style-name="P1057">I haven`t got a Mercedes / I don`t have a Mercedes — У меня нет мерседеса.</text:p>
      <text:p text:style-name="P827"/>
      <text:p text:style-name="P1178"><text:span text:style-name="T279">Глагол </text:span><text:span text:style-name="T91">have</text:span><text:span text:style-name="T280"> может входить в состав устойчивых выражений и словосочетаний. </text:span></text:p>
      <text:p text:style-name="P829">В этом случае он может переводится по другому. Также здесь отменяется правило, </text:p>
      <text:p text:style-name="P828">по которому <text:span text:style-name="T508">have</text:span> нельзя употребять в Continuous:</text:p>
      <text:p text:style-name="P828"/>
      <text:list xml:id="list2213308321" text:style-name="L44">
        <text:list-item>
          <text:p text:style-name="P1564"><text:span text:style-name="T1312">в</text:span>ыражения, связанные с приемом пищи:</text:p>
        </text:list-item>
      </text:list>
      <text:list xml:id="list741012346" text:style-name="L45">
        <text:list-item>
          <text:list>
            <text:list-item>
              <text:p text:style-name="P1565">have a coffee/tea/<text:span text:style-name="T1286">drink</text:span> — пить кофе/чай/<text:span text:style-name="T1286">напиток</text:span>;</text:p>
            </text:list-item>
            <text:list-item>
              <text:p text:style-name="P1565">have a meal — принимать пищу;</text:p>
            </text:list-item>
            <text:list-item>
              <text:p text:style-name="P1565">have a breakfast/luch/dinner — завтракать/обедать/ужинать.</text:p>
            </text:list-item>
          </text:list>
        </text:list-item>
      </text:list>
      <text:p text:style-name="P828"/>
      <text:list xml:id="list214453968069147" text:continue-list="list2213308321" text:style-name="L44">
        <text:list-item>
          <text:p text:style-name="P1734"><text:span text:style-name="T315">в</text:span><text:span text:style-name="T280">ыражения, связанные с времяпровождением:</text:span></text:p>
        </text:list-item>
      </text:list>
      <text:list xml:id="list2583081825" text:style-name="L46">
        <text:list-item>
          <text:list>
            <text:list-item>
              <text:p text:style-name="P1566">have a date — ходить на свидание;</text:p>
            </text:list-item>
            <text:list-item>
              <text:p text:style-name="P1566">have a good time — хорошо проводить время;</text:p>
            </text:list-item>
            <text:list-item>
              <text:p text:style-name="P1566">have a meeting / an appointment — назначать встречу;</text:p>
            </text:list-item>
            <text:list-item>
              <text:p text:style-name="P1566">have a nice day — удачного дня (пожелание);</text:p>
            </text:list-item>
            <text:list-item>
              <text:p text:style-name="P1566">have fun — веселиться.</text:p>
            </text:list-item>
          </text:list>
        </text:list-item>
      </text:list>
      <text:p text:style-name="P828"/>
      <text:list xml:id="list214452676368577" text:continue-list="list214453968069147" text:style-name="L44">
        <text:list-item>
          <text:p text:style-name="P1734"><text:span text:style-name="T315">в</text:span><text:span text:style-name="T280">ыражения, связанные </text:span><text:span text:style-name="T316">с внешностью:</text:span></text:p>
        </text:list-item>
      </text:list>
      <text:list xml:id="list306004403" text:style-name="L47">
        <text:list-item>
          <text:list>
            <text:list-item>
              <text:p text:style-name="P1567">have a bath/shower— принимать ванну/душ;</text:p>
            </text:list-item>
            <text:list-item>
              <text:p text:style-name="P1568">have a <text:s/>shave — побриться;</text:p>
            </text:list-item>
            <text:list-item>
              <text:p text:style-name="P1567">have a haircat — постричься.</text:p>
            </text:list-item>
          </text:list>
        </text:list-item>
      </text:list>
      <text:p text:style-name="P830"/>
      <text:list xml:id="list214453603945949" text:continue-list="list214452676368577" text:style-name="L44">
        <text:list-item>
          <text:p text:style-name="P1735"><text:span text:style-name="T315">в</text:span><text:span text:style-name="T316">ыражения, связанные с общением:</text:span></text:p>
        </text:list-item>
      </text:list>
      <text:list xml:id="list3270145188" text:style-name="L48">
        <text:list-item>
          <text:list>
            <text:list-item>
              <text:p text:style-name="P1569"><text:soft-page-break/>have a guess — угадывать, догадываться;</text:p>
            </text:list-item>
            <text:list-item>
              <text:p text:style-name="P1570">have a talk/discussion/chat — беседовать/обсуждать/болтать;</text:p>
            </text:list-item>
            <text:list-item>
              <text:p text:style-name="P1569">have a call — позвонить.</text:p>
            </text:list-item>
          </text:list>
        </text:list-item>
      </text:list>
      <text:p text:style-name="P830"/>
      <text:list xml:id="list214454123016975" text:continue-list="list214453603945949" text:style-name="L44">
        <text:list-item>
          <text:p text:style-name="P1735"><text:span text:style-name="T315">в</text:span><text:span text:style-name="T316">ыражения связанные со здоровьем:</text:span></text:p>
        </text:list-item>
      </text:list>
      <text:list xml:id="list2939148076" text:style-name="L49">
        <text:list-item>
          <text:list>
            <text:list-item>
              <text:p text:style-name="P1571">have a baby — родить;</text:p>
            </text:list-item>
            <text:list-item>
              <text:p text:style-name="P1571">have a cold — простудиться;</text:p>
            </text:list-item>
            <text:list-item>
              <text:p text:style-name="P1571">have a cough — кашлять;</text:p>
            </text:list-item>
            <text:list-item>
              <text:p text:style-name="P1571">have a headache — болит голова.</text:p>
            </text:list-item>
          </text:list>
        </text:list-item>
      </text:list>
      <text:p text:style-name="P830"/>
      <text:list xml:id="list214453652640476" text:continue-list="list214454123016975" text:style-name="L44">
        <text:list-item>
          <text:p text:style-name="P1735"><text:span text:style-name="T315">в</text:span><text:span text:style-name="T316">ыражения, связанные с отдыхом:</text:span></text:p>
          <text:list>
            <text:list-item>
              <text:p text:style-name="P1572">have a day off — взять выходной;</text:p>
            </text:list-item>
            <text:list-item>
              <text:p text:style-name="P1573">have a dream/nightmare — видеть сон/кошмар;</text:p>
            </text:list-item>
            <text:list-item>
              <text:p text:style-name="P1572">have a rest — отдыхать;</text:p>
            </text:list-item>
            <text:list-item>
              <text:p text:style-name="P1572">have a sleep — спать.</text:p>
            </text:list-item>
          </text:list>
        </text:list-item>
      </text:list>
      <text:p text:style-name="P830"/>
      <text:list xml:id="list214453440526640" text:continue-numbering="true" text:style-name="L44">
        <text:list-item>
          <text:p text:style-name="P1735"><text:span text:style-name="T315">в</text:span><text:span text:style-name="T316">ыражения, свяханые с физической активностью:</text:span></text:p>
        </text:list-item>
      </text:list>
      <text:list xml:id="list836474267" text:style-name="L50">
        <text:list-item>
          <text:list>
            <text:list-item>
              <text:p text:style-name="P1574">have a good journey — добраться без проблем (пожелание);</text:p>
            </text:list-item>
            <text:list-item>
              <text:p text:style-name="P1574">have a good flight — хорошо долететь (пожелание);</text:p>
            </text:list-item>
            <text:list-item>
              <text:p text:style-name="P1574">have a lift — подвести (на машине);</text:p>
            </text:list-item>
            <text:list-item>
              <text:p text:style-name="P1575">have a ride — проехаться;</text:p>
            </text:list-item>
            <text:list-item>
              <text:p text:style-name="P1575">have a walk — пройтись (прогуляться);</text:p>
            </text:list-item>
            <text:list-item>
              <text:p text:style-name="P1575">have a swim — поплавать;</text:p>
            </text:list-item>
            <text:list-item>
              <text:p text:style-name="P1575">have a hug — обняться;</text:p>
            </text:list-item>
            <text:list-item>
              <text:p text:style-name="P1575">have a kiss — поцеловаться.</text:p>
            </text:list-item>
          </text:list>
        </text:list-item>
      </text:list>
      <text:p text:style-name="P830"/>
      <text:p text:style-name="P871">Глагол <text:span text:style-name="T508">get</text:span></text:p>
      <text:p text:style-name="P832"/>
      <text:p text:style-name="P1174"><text:span text:style-name="T282">Один и самых запутанных глаголов, который может переводится по разному,</text:span><text:span text:style-name="T281"> в записимости </text:span></text:p>
      <text:p text:style-name="P833">от слов, идущих после него. Поэтому его нужно переводить в связке с соседними словами.</text:p>
      <text:p text:style-name="P834"/>
      <text:p text:style-name="P1174"><text:span text:style-name="T282">Если после </text:span><text:span text:style-name="T92">get</text:span><text:span text:style-name="T282"> идет существительное, то он передает значение </text:span><text:span text:style-name="T281">«</text:span><text:span text:style-name="T282">получать, покупать</text:span><text:span text:style-name="T281">».</text:span></text:p>
      <text:p text:style-name="P833"/>
      <text:p text:style-name="P76"><text:span text:style-name="T60">I </text:span><text:span text:style-name="T50">got a new car — Я купил новую машину.</text:span></text:p>
      <text:p text:style-name="P1058">I got an A today — Я получил пятерку сегодня. (A — <text:span text:style-name="T1290">это </text:span>оценка)</text:p>
      <text:p text:style-name="P833"/>
      <text:p text:style-name="P1357"><text:span text:style-name="T281">Е</text:span><text:span text:style-name="T247">сли </text:span><text:span text:style-name="T71">get</text:span><text:span text:style-name="T247"> используется со средством передвижения, то он приобретает значение </text:span></text:p>
      <text:p text:style-name="P835">«сесть в транспорт». В этом случае он может использоваться с предлогом <text:span text:style-name="T508">on</text:span>.</text:p>
      <text:p text:style-name="P835"/>
      <text:p text:style-name="P1058">I got on a bus at 5 o`clock — Я сел в автобус в 5 часов.</text:p>
      <text:p text:style-name="P1058">I got a taxi — Я взял такси.</text:p>
      <text:p text:style-name="P833"/>
      <text:p text:style-name="P1357"><text:span text:style-name="T281">Е</text:span><text:span text:style-name="T247">сли после get идет прилагательное, то это означает «прийти к этому состоянию», </text:span></text:p>
      <text:p text:style-name="P835">например: <text:span text:style-name="T508">get hungry (проголодаться), get better (стать лучше), get cold (замерзнуть)</text:span> и т. д.</text:p>
      <text:p text:style-name="P835"/>
      <text:p text:style-name="P1058">He got dressed quickly and left — Он оделся быстро и ушел.</text:p>
      <text:p text:style-name="P835"/>
      <text:p text:style-name="P836">Если <text:span text:style-name="T508">get</text:span> используется с частицей <text:span text:style-name="T508">to</text:span>, то это означает «прибывать в такое-то место».</text:p>
      <text:p text:style-name="P835"/>
      <text:p text:style-name="P1058">I got to work late — Я приехал на работу поздно.</text:p>
      <text:p text:style-name="P1058">I got to the airport by train — Я приехал в аэропорт на поезде.</text:p>
      <text:p text:style-name="P833"><text:soft-page-break/>В пассивном залоге может заменять глагол <text:span text:style-name="T508">be</text:span>. </text:p>
      <text:p text:style-name="P833"/>
      <text:p text:style-name="P833">Если <text:span text:style-name="T508">be</text:span> означает «быть в состоянии / обладать качеством», то <text:span text:style-name="T508">get</text:span> означает </text:p>
      <text:p text:style-name="P834">«входить в состояние / приобретать качество».</text:p>
      <text:p text:style-name="P834"/>
      <text:p text:style-name="P834">В отличии от <text:span text:style-name="T508">be, do, have</text:span>, этот глагол не может быть вспомогательным.</text:p>
      <text:p text:style-name="P837">Почти для любого предложения с <text:span text:style-name="T508">get</text:span> можно найти замену с другим глаголом.</text:p>
      <text:p text:style-name="P834"/>
      <text:p text:style-name="P1363"><text:span text:style-name="T247">После </text:span><text:span text:style-name="T71">get</text:span><text:span text:style-name="T247"> могут стоять разные предлоги, в зависимости от которых он может сильно</text:span></text:p>
      <text:p text:style-name="P1364"><text:span text:style-name="T247">меняться. Такие измененя не всегда поддаются логике</text:span><text:span text:style-name="T283">:</text:span></text:p>
      <text:list xml:id="list703653001" text:style-name="L51">
        <text:list-item>
          <text:p text:style-name="P1576">get along — ладить друг с другом;</text:p>
        </text:list-item>
        <text:list-item>
          <text:p text:style-name="P1711"><text:span text:style-name="T283">get away — </text:span><text:span text:style-name="T326">удирать</text:span><text:span text:style-name="T283">;</text:span></text:p>
        </text:list-item>
        <text:list-item>
          <text:p text:style-name="P1576">get back — вернуться;</text:p>
        </text:list-item>
        <text:list-item>
          <text:p text:style-name="P1576">get in — попасть внутрь;</text:p>
        </text:list-item>
        <text:list-item>
          <text:p text:style-name="P1576">get on — справиться с ситуацией.</text:p>
        </text:list-item>
      </text:list>
      <text:p text:style-name="P838"/>
      <text:p text:style-name="P984"><text:span text:style-name="T1144">W</text:span><text:span text:style-name="T1134">e get along well — Мы хорошо ладим.</text:span></text:p>
      <text:p text:style-name="P1303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59">Get in the car quickly! — Быстро садись в машину!</text:p>
      <text:p text:style-name="P1060">How are you getting on with your new job? — Как дела на новой работе?</text:p>
      <text:p text:style-name="P1308"/>
      <text:p text:style-name="P1308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07">Такие сочетания нельзя переводить по отдельности, а только в связке.</text:p>
      <text:p text:style-name="P1307">Один и тот же фразовый глагол может иметь несколько значений.</text:p>
      <text:p text:style-name="P834"/>
      <text:p text:style-name="P867">Глаголы, в которых все путаются</text:p>
      <text:p text:style-name="P839"/>
      <text:p text:style-name="P840"><text:span text:style-name="T692">Tell и say</text:span> можно перевести как «сказать». Только первый означатает «рассказать», </text:p>
      <text:p text:style-name="P840">а второй - «сказать/говорить». </text:p>
      <text:p text:style-name="P840"/>
      <text:p text:style-name="P840">После <text:span text:style-name="T508">tell</text:span> нужно обязательно указать, кому адресована фраза, либо что именно </text:p>
      <text:p text:style-name="P840">говорится. После <text:span text:style-name="T508">tell</text:span> не нужен предлог.</text:p>
      <text:p text:style-name="P840"/>
      <text:p text:style-name="P1061">Tell me the truth — Скажи мне правду.</text:p>
      <text:p text:style-name="P1061">Tell Michael that I will be late — Скажи Майклу, что я опоздаю.</text:p>
      <text:p text:style-name="P840"/>
      <text:p text:style-name="P1304"><text:span text:style-name="T327">После </text:span><text:span text:style-name="T105">say</text:span><text:span text:style-name="T327"> можно ничего не указывать, либо указать того, </text:span><text:span text:style-name="T328">кому</text:span><text:span text:style-name="T327"> </text:span><text:span text:style-name="T328">принадлежит </text:span><text:span text:style-name="T327">фраз</text:span><text:span text:style-name="T328">а</text:span><text:span text:style-name="T327">.</text:span></text:p>
      <text:p text:style-name="P840">Если мы говорим, кому адресована фраза, то после <text:span text:style-name="T508">say</text:span> нужен предлог <text:span text:style-name="T508">to</text:span>.</text:p>
      <text:p text:style-name="P840"/>
      <text:p text:style-name="P1061">«You deserve more than this», I said to myself — Ты заслуживаешь большего, я сказал себе.</text:p>
      <text:p text:style-name="P840"/>
      <text:p text:style-name="P1358"><text:span text:style-name="T160">See, l</text:span><text:span text:style-name="T159">ook, watch</text:span><text:span text:style-name="T247"> передают значение «видеть», но с разными смысловыми оттенками.</text:span></text:p>
      <text:p text:style-name="P840"/>
      <text:p text:style-name="P841">Глагол <text:span text:style-name="T508">see</text:span> означает «видеть», как физическую возможность. </text:p>
      <text:p text:style-name="P841">Обычно <text:span text:style-name="T1291">он </text:span>не употребляется во временах Continuous.</text:p>
      <text:p text:style-name="P840"/>
      <text:p text:style-name="P1061">I see a bird in the tree — Я вижу птицу на дереве.</text:p>
      <text:p text:style-name="P1061"/>
      <text:p text:style-name="P1305"><text:span text:style-name="T105">Look</text:span><text:span text:style-name="T327"> означает «смотреть». Если мы хотим </text:span><text:span text:style-name="T330">указать</text:span><text:span text:style-name="T327"> </text:span><text:span text:style-name="T340">на</text:span><text:span text:style-name="T327"> какой объе</text:span><text:span text:style-name="T331">к</text:span><text:span text:style-name="T327">т смотрим, </text:span><text:span text:style-name="T329">то </text:span><text:span text:style-name="T327">используе</text:span><text:span text:style-name="T329">м</text:span><text:span text:style-name="T327"> предлог </text:span><text:span text:style-name="T105">at</text:span><text:span text:style-name="T327">. В отличии от </text:span><text:span text:style-name="T105">see</text:span><text:span text:style-name="T327">, можно использовать в Continuous.</text:span></text:p>
      <text:p text:style-name="P840"/>
      <text:p text:style-name="P1061"><text:soft-page-break/>Don`t worry, I`m not looking — Не волнуйся, я не смотрю.</text:p>
      <text:p text:style-name="P1061">I`m looking at the dog — Я смотрю на собаку.</text:p>
      <text:p text:style-name="P840"/>
      <text:p text:style-name="P1175"><text:span text:style-name="T71">Watch</text:span><text:span text:style-name="T247"> означает «</text:span><text:span text:style-name="T285">следить (взором)</text:span><text:span text:style-name="T247">» или «наблюдать» </text:span><text:span text:style-name="T284">за объектом</text:span><text:span text:style-name="T247">.</text:span></text:p>
      <text:p text:style-name="P842"/>
      <text:p text:style-name="P49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77"><text:span text:style-name="T63">I </text:span><text:span text:style-name="T50">like watching birds — Мне нравится наблюдать за птицами.</text:span></text:p>
      <text:p text:style-name="P842"/>
      <text:p text:style-name="P1175"><text:span text:style-name="T159">Hear, listen</text:span><text:span text:style-name="T247"> можно перевести как «слышать» и «слушать». Первый означает физическую возможность, а второй — осознанное действие </text:span><text:span text:style-name="T332">(подобно see/look)</text:span><text:span text:style-name="T247">.</text:span></text:p>
      <text:p text:style-name="P842"/>
      <text:p text:style-name="P1062">Can you hear some noise? — Ты слышишь шум?</text:p>
      <text:p text:style-name="P1062">I think I heard something — Кажется, я что-то слышал.</text:p>
      <text:p text:style-name="P842"/>
      <text:p text:style-name="P1359"><text:span text:style-name="T285">Когда мы говорим о том, что именно слушаем, то</text:span><text:span text:style-name="T247"> </text:span><text:span text:style-name="T285">п</text:span><text:span text:style-name="T247">осле </text:span><text:span text:style-name="T71">listen</text:span><text:span text:style-name="T247"> </text:span><text:span text:style-name="T285">ставится предлог </text:span><text:span text:style-name="T93">to</text:span><text:span text:style-name="T285">.</text:span></text:p>
      <text:p text:style-name="P843">При переводе на русский предлог выпадает.</text:p>
      <text:p text:style-name="P843"/>
      <text:p text:style-name="P1062">Listen to me, please — Пожалуйста, послушай меня.</text:p>
      <text:p text:style-name="P1062">What music do you listen to? - Какую музыку ты слушает?</text:p>
      <text:p text:style-name="P843"/>
      <text:p text:style-name="P1360"><text:span text:style-name="T159">Do, make</text:span><text:span text:style-name="T24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43"/>
      <text:p text:style-name="P844">Устойчивые выражения с do:</text:p>
      <text:list xml:id="list3380272849" text:style-name="L52">
        <text:list-item>
          <text:p text:style-name="P1577">do an exam/test — сдавать экзамен/тест;</text:p>
        </text:list-item>
        <text:list-item>
          <text:p text:style-name="P1577">do a course — пройти курс;</text:p>
        </text:list-item>
        <text:list-item>
          <text:p text:style-name="P1577">do work/homework/housework — делать работу / домашнюю работу / работу по дому;</text:p>
        </text:list-item>
        <text:list-item>
          <text:p text:style-name="P1577">do a favour — оказывать услугу;</text:p>
        </text:list-item>
        <text:list-item>
          <text:p text:style-name="P1577">do business — заниматься бизнесом;</text:p>
        </text:list-item>
        <text:list-item>
          <text:p text:style-name="P1577">do right/wrong — поступать правильно/неправильно;</text:p>
        </text:list-item>
        <text:list-item>
          <text:p text:style-name="P1579">do the shopping — делать покупки;</text:p>
        </text:list-item>
        <text:list-item>
          <text:p text:style-name="P1577">do the wassing up — мыть посуду;</text:p>
        </text:list-item>
      </text:list>
      <text:p text:style-name="P843"/>
      <text:p text:style-name="P844">Устойчивые выражения с make:</text:p>
      <text:list xml:id="list3871446106" text:style-name="L53">
        <text:list-item>
          <text:p text:style-name="P1578">make a noise — шуметь;</text:p>
        </text:list-item>
        <text:list-item>
          <text:p text:style-name="P1578">make a bed — застилать постель;</text:p>
        </text:list-item>
        <text:list-item>
          <text:p text:style-name="P1578">make a cake/tea/dinner — приготовить торт/чай/ужин;</text:p>
        </text:list-item>
        <text:list-item>
          <text:p text:style-name="P1736"><text:span text:style-name="T247">make a choice — сделать </text:span><text:span text:style-name="T286">выбор;</text:span></text:p>
        </text:list-item>
        <text:list-item>
          <text:p text:style-name="P1580">make a scision — принять решение;</text:p>
        </text:list-item>
        <text:list-item>
          <text:p text:style-name="P1580">make a promise — обещать, дать обещание;</text:p>
        </text:list-item>
        <text:list-item>
          <text:p text:style-name="P1580">make a friends — подружиться.</text:p>
        </text:list-item>
      </text:list>
      <text:p text:style-name="P845"/>
      <text:p text:style-name="P1063">Could you do me a favour — Не мог бы ты оказать мне услугу? </text:p>
      <text:p text:style-name="P1063">I belive she`ll make the right choice — Я верю, что она сделает правильный выбор.</text:p>
      <text:p text:style-name="P845"/>
      <text:p text:style-name="P1105"/>
      <text:p text:style-name="P1539"><text:span text:style-name="T385">Про и</text:span><text:span text:style-name="T386">нфинитив и герундий</text:span></text:p>
      <text:p text:style-name="P846"/>
      <text:p text:style-name="P853">Когда в английском предложении идет несколько глаголов <text:span text:style-name="T1293">подря</text:span><text:span text:style-name="T1294">д</text:span>, то первый является сказуемым<text:span text:style-name="T1292">, а следующий, свободный от времени, стоит в форме инфинитива </text:span></text:p>
      <text:p text:style-name="P1182"><text:span text:style-name="T305">или герундия </text:span><text:span text:style-name="T306">(</text:span><text:span text:style-name="T317">после сказуемоего</text:span><text:span text:style-name="T307"> </text:span><text:span text:style-name="T305">может быть несколько </text:span><text:span text:style-name="T317">глаголов</text:span><text:span text:style-name="T306">)</text:span><text:span text:style-name="T305">.</text:span></text:p>
      <text:p text:style-name="P852"/>
      <text:p text:style-name="P1072">What do you want <text:span text:style-name="T1104">to do</text:span>? — Что ты хочешь <text:span text:style-name="T1104">делать</text:span>?</text:p>
      <text:p text:style-name="P1072">I like <text:span text:style-name="T1104">playing</text:span> cards — Я люблю <text:span text:style-name="T1104">играть</text:span> в карты.</text:p>
      <text:p text:style-name="P1073">Please don`t make me <text:span text:style-name="T1104">worry</text:span> — Пожалуйста, не заставляй меня <text:span text:style-name="T1104">волноваться</text:span>.</text:p>
      <text:p text:style-name="P1074">I don`t mind <text:span text:style-name="T1104">doing</text:span> it on my own — Я не против <text:span text:style-name="T1104">сделать</text:span> это в одиночку.</text:p>
      <text:p text:style-name="P854"/>
      <text:p text:style-name="P1183"><text:span text:style-name="T292">И</text:span><text:span text:style-name="T293">нфинитив и герундий дополняют по смыслу </text:span><text:span text:style-name="T308">сказуемое</text:span><text:span text:style-name="T293">. </text:span><text:span text:style-name="T294">Они являются взаимозаменяемы </text:span></text:p>
      <text:p text:style-name="P1183"><text:span text:style-name="T301">и</text:span><text:span text:style-name="T294"> </text:span><text:span text:style-name="T301">в</text:span><text:span text:style-name="T294"> основном </text:span><text:span text:style-name="T301">и</text:span><text:span text:style-name="T294">спользуют</text:span><text:span text:style-name="T301">ся</text:span><text:span text:style-name="T294"> по наитию </text:span><text:span text:style-name="T308">либо</text:span><text:span text:style-name="T294"> в зависимости от диалекта.</text:span></text:p>
      <text:p text:style-name="P855"/>
      <text:p text:style-name="P856">На русский инфинитив и герундий переводятся несколькими способами:</text:p>
      <text:list xml:id="list119807313" text:style-name="L54">
        <text:list-item>
          <text:p text:style-name="P1581">начальной формой глагола (делать);</text:p>
        </text:list-item>
        <text:list-item>
          <text:p text:style-name="P1581">причастием (делая);</text:p>
        </text:list-item>
        <text:list-item>
          <text:p text:style-name="P1581">придаточным предложением (чтобы сделать).</text:p>
        </text:list-item>
      </text:list>
      <text:p text:style-name="P855"/>
      <text:p text:style-name="P872">Инфинитив </text:p>
      <text:p text:style-name="P862"/>
      <text:p text:style-name="P1188"><text:span text:style-name="T314">Э</text:span><text:span text:style-name="T301">то глагол в начальной форме, </text:span><text:span text:style-name="T308">который </text:span><text:span text:style-name="T309">обычно </text:span><text:span text:style-name="T310">идет</text:span><text:span text:style-name="T308"> </text:span><text:span text:style-name="T301">с частицей </text:span><text:span text:style-name="T95">to</text:span><text:span text:style-name="T301">.</text:span></text:p>
      <text:p text:style-name="P1067"><text:span text:style-name="T69">I don`t want </text:span><text:span text:style-name="T1310">to interface</text:span><text:span text:style-name="T69"> — Я не хочу </text:span><text:span text:style-name="T1310">вмешиваться</text:span><text:span text:style-name="T69">.</text:span></text:p>
      <text:p text:style-name="P863"/>
      <text:p text:style-name="P745"><text:span text:style-name="T301">Г</text:span><text:span text:style-name="T295">лаголы, после которых инфинитив всегда </text:span><text:span text:style-name="T302">с частицей </text:span><text:span text:style-name="T94">to</text:span><text:span text:style-name="T295">:</text:span></text:p>
      <text:list xml:id="list487950558" text:style-name="L55">
        <text:list-item>
          <text:p text:style-name="P1582">want — хотеть;</text:p>
        </text:list-item>
        <text:list-item>
          <text:p text:style-name="P1582">need — нуждаться;</text:p>
        </text:list-item>
        <text:list-item>
          <text:p text:style-name="P1582">plan — планировать;</text:p>
        </text:list-item>
        <text:list-item>
          <text:p text:style-name="P1582">decide — принимать решение;</text:p>
        </text:list-item>
        <text:list-item>
          <text:p text:style-name="P1582">offer — предлагать;</text:p>
        </text:list-item>
        <text:list-item>
          <text:p text:style-name="P1582">hope — надеяться;</text:p>
        </text:list-item>
        <text:list-item>
          <text:p text:style-name="P1582">promise — обещать;</text:p>
        </text:list-item>
        <text:list-item>
          <text:p text:style-name="P1582">try — пытаться;</text:p>
        </text:list-item>
        <text:list-item>
          <text:p text:style-name="P1582">forget — забывать;</text:p>
        </text:list-item>
        <text:list-item>
          <text:p text:style-name="P1582">learn — изучать;</text:p>
        </text:list-item>
        <text:list-item>
          <text:p text:style-name="P1582">would like — хотел бы.</text:p>
        </text:list-item>
      </text:list>
      <text:p text:style-name="P1066"/>
      <text:p text:style-name="P1066">We promise <text:span text:style-name="T1104">to get</text:span> the money — Мы обещали <text:span text:style-name="T1104">достать</text:span> денег.</text:p>
      <text:p text:style-name="P1066">Don`t forget <text:span text:style-name="T1104">to write</text:span> importang things — Не забывай <text:span text:style-name="T1104">записывать</text:span> самое главное.</text:p>
      <text:p text:style-name="P857"/>
      <text:p text:style-name="P1181"><text:span text:style-name="T296">Между смысловым глаголом и идущим за ним инфинитивом часто </text:span><text:span text:style-name="T312">стоит</text:span><text:span text:style-name="T296"> дополнение.</text:span></text:p>
      <text:p text:style-name="P746"><text:span text:style-name="T312">Обычно</text:span><text:span text:style-name="T313"> </text:span><text:span text:style-name="T299">дополнение указывает</text:span><text:span text:style-name="T300">ся</text:span><text:span text:style-name="T299"> после </text:span><text:span text:style-name="T312">следующих </text:span><text:span text:style-name="T299">глаголов:</text:span></text:p>
      <text:list xml:id="list3399670699" text:style-name="L56">
        <text:list-item>
          <text:p text:style-name="P1583">ask — спрашивать;</text:p>
        </text:list-item>
        <text:list-item>
          <text:p text:style-name="P1583">tell — говорить;</text:p>
        </text:list-item>
        <text:list-item>
          <text:p text:style-name="P1583">advice — советовать;</text:p>
        </text:list-item>
        <text:list-item>
          <text:p text:style-name="P1583">expect — ожидать;</text:p>
        </text:list-item>
        <text:list-item>
          <text:p text:style-name="P1583">pesuade — убеждать;</text:p>
        </text:list-item>
        <text:list-item>
          <text:p text:style-name="P1583">teach — обучать.</text:p>
        </text:list-item>
      </text:list>
      <text:p text:style-name="P860"/>
      <text:p text:style-name="P1071"><text:span text:style-name="T1301">I </text:span><text:span text:style-name="T38">asked</text:span><text:span text:style-name="T1302"> </text:span><text:span text:style-name="T1330">Mike</text:span><text:span text:style-name="T1302"> </text:span><text:span text:style-name="T1109">to come</text:span><text:span text:style-name="T1302"> in — Я просила Майка войти.</text:span></text:p>
      <text:p text:style-name="P79"><text:span text:style-name="T36">Tell</text:span><text:span text:style-name="T50"> </text:span><text:span text:style-name="T1331">them</text:span><text:span text:style-name="T50"> </text:span><text:span text:style-name="T67">to leave</text:span><text:span text:style-name="T50"> us alone — Попроси их оставить нас в покое.</text:span></text:p>
      <text:p text:style-name="P1184"><text:soft-page-break/><text:span text:style-name="T296">Если после смыслового глагола </text:span><text:span text:style-name="T311">указано</text:span><text:span text:style-name="T297"> </text:span><text:span text:style-name="T296">дополне</text:span><text:span text:style-name="T297">ние, </text:span><text:span text:style-name="T298">то такие предложения удобней переводить с использованием придаточного предложения </text:span><text:span text:style-name="T318">(о них позже)</text:span><text:span text:style-name="T298">.</text:span></text:p>
      <text:p text:style-name="P861"/>
      <text:p text:style-name="P83"><text:span text:style-name="T64">I </text:span><text:span text:style-name="T37">promise</text:span><text:span text:style-name="T64"> </text:span><text:span text:style-name="T1332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68"/>
      <text:p text:style-name="P1184"><text:span text:style-name="T298">Т</text:span><text:span text:style-name="T303">акже придаточное предложение используется, когда вторая часть объясняет причину действия из главной части. </text:span><text:span text:style-name="T304">В этом случае инфинитив всегда используется с </text:span><text:span text:style-name="T96">to</text:span><text:span text:style-name="T304">.</text:span></text:p>
      <text:p text:style-name="P858"/>
      <text:p text:style-name="P84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5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69"/>
      <text:p text:style-name="P284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59"/>
      <text:p text:style-name="P1070">I <text:span text:style-name="T26">went out</text:span> <text:span text:style-name="T1104">for food</text:span> — Я <text:span text:style-name="T26">вышел</text:span><text:span text:style-name="T1300"> </text:span><text:span text:style-name="T1104">за едой</text:span>.</text:p>
      <text:p text:style-name="P278"/>
      <text:p text:style-name="P278">Ес<text:span text:style-name="T1300">ть</text:span> глаголы, после которых инфинитив используется без частицы <text:span text:style-name="T508">to</text:span> («голый» инфитив). Таких глаголов немного. Самыми распространенные: <text:span text:style-name="T508">let </text:span>(позволять) и <text:span text:style-name="T508">make</text:span>.</text:p>
      <text:p text:style-name="P276"/>
      <text:p text:style-name="P81"><text:span text:style-name="T26">Let</text:span> <text:span text:style-name="T1327">Peter</text:span> <text:span text:style-name="T1104">explain</text:span> himself — Позволь Питеру объясниться.</text:p>
      <text:p text:style-name="P82"><text:span text:style-name="T26">Let</text:span> <text:span text:style-name="T1327">us</text:span> (let`s) <text:span text:style-name="T1104">watch</text:span> this movie — Давай<text:span text:style-name="T1297"> </text:span>посмотрим этот фильм.</text:p>
      <text:p text:style-name="P277"/>
      <text:p text:style-name="P279">Если после <text:span text:style-name="T508">make</text:span> стоит еще один глагол, то в этом случае <text:span text:style-name="T508">make</text:span> переводится не как «делать», </text:p>
      <text:p text:style-name="P279">а как «заставлять». После <text:span text:style-name="T508">make</text:span> нужно также указать дополнение.</text:p>
      <text:p text:style-name="P279"/>
      <text:p text:style-name="P248">I <text:span text:style-name="T3">can`t</text:span> <text:span text:style-name="T26">make</text:span> <text:span text:style-name="T1327">John</text:span> <text:span text:style-name="T1104">work</text:span> — Я не могу заставить Джона работать.</text:p>
      <text:p text:style-name="P280"/>
      <text:p text:style-name="P282"><text:span text:style-name="T1298">Если инфинитив стоит после связки </text:span><text:span text:style-name="T536">it</text:span><text:span text:style-name="T1320"> + </text:span><text:span text:style-name="T533">be </text:span><text:span text:style-name="T1298">+ прилагательно</text:span><text:span text:style-name="T1299">е</text:span><text:span text:style-name="T1298">, то </text:span><text:span text:style-name="T1320">он </text:span><text:span text:style-name="T1298">используется </text:span></text:p>
      <text:p text:style-name="P282"><text:span text:style-name="T1298">с частицей </text:span><text:span text:style-name="T533">to</text:span><text:span text:style-name="T1298">. </text:span><text:span text:style-name="T1320">Такая связка выражает отношение к делу.</text:span></text:p>
      <text:p text:style-name="P281"/>
      <text:p text:style-name="P80">It <text:span text:style-name="T384">is difficult</text:span> to understand him — Его<text:span text:style-name="T1320"> </text:span>сложно понять.</text:p>
      <text:p text:style-name="P88">It was difficult to find a good job — Было трудно найти хорошую работу.</text:p>
      <text:p text:style-name="P51"><text:span text:style-name="T1320">It is nice to live here — Здесь </text:span><text:span text:style-name="T1321">приятно жить.</text:span></text:p>
      <text:p text:style-name="P281"/>
      <text:p text:style-name="P1374">По правилам английского языка после <text:span text:style-name="T508">be</text:span> всегда используется прилалагательное, при этом на русский, <text:span text:style-name="T508">be</text:span> + прилагательное будет переводиться наречием (где, куда, зачем, как).</text:p>
      <text:p text:style-name="P283"/>
      <text:p text:style-name="P1188"><text:span text:style-name="T1096">Г</text:span><text:span text:style-name="T1097">ерундий</text:span><text:span text:style-name="T833"> </text:span></text:p>
      <text:p text:style-name="P287"/>
      <text:p text:style-name="P1188"><text:span text:style-name="T836">Э</text:span><text:span text:style-name="T829">то нечно среднее между глаголом и существительным, </text:span><text:span text:style-name="T834">потому что м</text:span><text:span text:style-name="T829">ожет переводит</text:span><text:span text:style-name="T834">ь</text:span><text:span text:style-name="T829">ся </text:span></text:p>
      <text:p text:style-name="P1188"><text:span text:style-name="T834">и так и этак </text:span><text:span text:style-name="T837">(в зависимости от места)</text:span><text:span text:style-name="T829">.</text:span><text:span text:style-name="T835"> </text:span><text:span text:style-name="T830">Выглядит как глагол c окончанием </text:span><text:span text:style-name="T534">-ing</text:span><text:span text:style-name="T830">.</text:span></text:p>
      <text:p text:style-name="P290"/>
      <text:p text:style-name="P1189"><text:span text:style-name="T838">Герундий используется после предлогов </text:span><text:span text:style-name="T841">и</text:span><text:span text:style-name="T838"> некоторых глаголов. </text:span><text:span text:style-name="T840">Т</text:span><text:span text:style-name="T841">акже</text:span><text:span text:style-name="T838"> е</text:span><text:span text:style-name="T839">сли после </text:span></text:p>
      <text:p text:style-name="P291">первого глагола идет предлог, то второй всегда пишется в форме герундия.</text:p>
      <text:p text:style-name="P292"/>
      <text:p text:style-name="P289">Если герундий стоит в конце предложения, то он переводится глаголом.</text:p>
      <text:p text:style-name="P1089"/>
      <text:p text:style-name="P985"><text:span text:style-name="T1206">I </text:span><text:span text:style-name="T35">ran</text:span><text:span text:style-name="T1205"> for a long time </text:span><text:span text:style-name="T1276">without</text:span><text:span text:style-name="T1205"> </text:span><text:span text:style-name="T1208">stopping</text:span><text:span text:style-name="T1205"> — Я долго бежал, не останавливаясь.</text:span></text:p>
      <text:p text:style-name="P985"><text:span text:style-name="T1206">D</text:span><text:span text:style-name="T1205">on`t stop. </text:span><text:span text:style-name="T35">Keep</text:span><text:span text:style-name="T1205"> </text:span><text:span text:style-name="T1276">on</text:span><text:span text:style-name="T1205"> </text:span><text:span text:style-name="T1208">running</text:span><text:span text:style-name="T1205">! </text:span><text:span text:style-name="T1207">— </text:span><text:span text:style-name="T1205">Не останавливайся. Продолжай бежать!</text:span></text:p>
      <text:p text:style-name="P986"><text:span text:style-name="T1276">Before</text:span><text:span text:style-name="T1205"> </text:span><text:span text:style-name="T1208">going</text:span><text:span text:style-name="T1205"> </text:span><text:span text:style-name="T1208">out</text:span><text:span text:style-name="T1205">, I phoned Jerry — Перед выходом я позвонил Джерри.</text:span></text:p>
      <text:p text:style-name="P1089"/>
      <text:p text:style-name="P1723"><text:span text:style-name="T359">Глаголы, после которых </text:span><text:span text:style-name="T360">принято использовать</text:span><text:span text:style-name="T359"> герундий:</text:span></text:p>
      <text:list xml:id="list1856647262" text:style-name="L57">
        <text:list-item>
          <text:p text:style-name="P1587"><text:soft-page-break/>обозначающие начало, продолжительность или конец процесса:</text:p>
          <text:list>
            <text:list-item>
              <text:p text:style-name="P1588">stop — прекращать;</text:p>
            </text:list-item>
            <text:list-item>
              <text:p text:style-name="P1588">finish — заканчивать;</text:p>
            </text:list-item>
            <text:list-item>
              <text:p text:style-name="P1588">give up — прекращать;</text:p>
            </text:list-item>
            <text:list-item>
              <text:p text:style-name="P1588">carry on / go on / keep on — продолжать;</text:p>
            </text:list-item>
          </text:list>
        </text:list-item>
      </text:list>
      <text:p text:style-name="P1091"/>
      <text:list xml:id="list214453529605639" text:continue-numbering="true" text:style-name="L57">
        <text:list-item>
          <text:p text:style-name="P1587">обозначающие отношение к чему-то:</text:p>
          <text:list>
            <text:list-item>
              <text:p text:style-name="P1588">dislike — нелюбить;</text:p>
            </text:list-item>
            <text:list-item>
              <text:p text:style-name="P1588">enjoy — нравиться;</text:p>
            </text:list-item>
          </text:list>
        </text:list-item>
      </text:list>
      <text:p text:style-name="P1091"/>
      <text:list xml:id="list214452196022772" text:continue-numbering="true" text:style-name="L57">
        <text:list-item>
          <text:p text:style-name="P1587">глаголы чувственного восприятия:</text:p>
          <text:list>
            <text:list-item>
              <text:p text:style-name="P1588">see — видеть;</text:p>
            </text:list-item>
            <text:list-item>
              <text:p text:style-name="P1588">watch — смотреть;</text:p>
            </text:list-item>
            <text:list-item>
              <text:p text:style-name="P1588">hear — слышать;</text:p>
            </text:list-item>
            <text:list-item>
              <text:p text:style-name="P1588">listen to — слушать.</text:p>
            </text:list-item>
          </text:list>
        </text:list-item>
      </text:list>
      <text:p text:style-name="P1091"/>
      <text:list xml:id="list214452162672610" text:continue-numbering="true" text:style-name="L57">
        <text:list-item>
          <text:p text:style-name="P1587">другие глаголы и словосочетания:</text:p>
          <text:list>
            <text:list-item>
              <text:p text:style-name="P1588">suggest — предлагать;</text:p>
            </text:list-item>
            <text:list-item>
              <text:p text:style-name="P1588">mind — иметь ввиду, возражать;</text:p>
            </text:list-item>
            <text:list-item>
              <text:p text:style-name="P1588">avoid — избегать;</text:p>
            </text:list-item>
            <text:list-item>
              <text:p text:style-name="P1588">practice — практиковаться;</text:p>
            </text:list-item>
            <text:list-item>
              <text:p text:style-name="P1588">can`t help — не мочь не делать;</text:p>
            </text:list-item>
            <text:list-item>
              <text:p text:style-name="P1588">can`t stand — не выносить, ненавидеть;</text:p>
            </text:list-item>
            <text:list-item>
              <text:p text:style-name="P1588">look forward to — ждать с нетерпением.</text:p>
            </text:list-item>
          </text:list>
        </text:list-item>
      </text:list>
      <text:p text:style-name="P1090"/>
      <text:p text:style-name="P987">I enjoy <text:span text:style-name="T1104">reading</text:span> very much — Я очень люблю читать.</text:p>
      <text:p text:style-name="P987">I can`t help <text:span text:style-name="T1104">feeling</text:span> responsible — Я не могу не чувствовать ответственности.</text:p>
      <text:p text:style-name="P987">I look forward to <text:span text:style-name="T1104">meeting</text:span> John — Я жд<text:span text:style-name="T1313">у</text:span> с нетерпением встечи с Джоном.</text:p>
      <text:p text:style-name="P285"/>
      <text:p text:style-name="P285">Сочетание сказуемого и герундия можно расш<text:span text:style-name="T1314">и</text:span>рить, добавив между ними дополнение.</text:p>
      <text:p text:style-name="P285"/>
      <text:p text:style-name="P50"><text:span text:style-name="T1303">I </text:span><text:span text:style-name="T39">saw</text:span><text:span text:style-name="T1303"> </text:span><text:span text:style-name="T1333">John</text:span><text:span text:style-name="T1303"> </text:span><text:span text:style-name="T1110">working</text:span><text:span text:style-name="T1303"> in the garden — Я видел, как Джон работает в саду.</text:span></text:p>
      <text:p text:style-name="P86">He <text:span text:style-name="T3">can`t</text:span> <text:span text:style-name="T26">stand</text:span> <text:span text:style-name="T1327">his father</text:span> <text:span text:style-name="T1104">drinking</text:span> — Он не может вынести того, что его отец пьет.</text:p>
      <text:p text:style-name="P276"/>
      <text:p text:style-name="P288">Когда нужно сказать про дейсвтие, которое регулярно совершается, то для этого используется</text:p>
      <text:p text:style-name="P747"><text:span text:style-name="T831">связка </text:span><text:span text:style-name="T535">go</text:span><text:span text:style-name="T831"> + герундий. Глагол </text:span><text:span text:style-name="T535">go</text:span><text:span text:style-name="T831"> в этом случае переводится как «занимаюсь этим делом»:</text:span></text:p>
      <text:list xml:id="list1434243530" text:style-name="L58">
        <text:list-item>
          <text:p text:style-name="P1712"><text:span text:style-name="T831">go swimming — занима</text:span><text:span text:style-name="T832">ться</text:span><text:span text:style-name="T831"> плаваньем;</text:span></text:p>
        </text:list-item>
        <text:list-item>
          <text:p text:style-name="P1666">go running — бегать;</text:p>
        </text:list-item>
        <text:list-item>
          <text:p text:style-name="P1666">go fishing — рыбачить;</text:p>
        </text:list-item>
        <text:list-item>
          <text:p text:style-name="P1712">go skiing — кататься на лыжах;</text:p>
        </text:list-item>
        <text:list-item>
          <text:p text:style-name="P1737">go shopping — ходить по магазинам.</text:p>
        </text:list-item>
      </text:list>
      <text:p text:style-name="P1367"/>
      <text:p text:style-name="P1185"><text:span text:style-name="T1304">А связка </text:span><text:span text:style-name="T535">like</text:span><text:span text:style-name="T1304"> + герундий означает «</text:span><text:span text:style-name="T1305">люблю</text:span><text:span text:style-name="T1304"> заниматься этим </text:span><text:span text:style-name="T1305">делом</text:span><text:span text:style-name="T1304">».</text:span></text:p>
      <text:p text:style-name="P1367"/>
      <text:p text:style-name="P87">Would you like to <text:span text:style-name="T1104">go skiing</text:span> this weekend? — Ты хочешь <text:span text:style-name="T1104">покататься на лыжах</text:span> на выходных?</text:p>
      <text:p text:style-name="P87">I would rather <text:span text:style-name="T1104">go shopp</text:span><text:span text:style-name="T1111">i</text:span><text:span text:style-name="T1104">ng</text:span> — Нет, я лучше <text:span text:style-name="T1104">пойду по магазинам</text:span>.</text:p>
      <text:p text:style-name="P87">I <text:span text:style-name="T1104">like shopping</text:span> with my girlfriends! — Я <text:span text:style-name="T1104">люблю ходить по магазинам</text:span> с подру<text:span text:style-name="T1315">ж</text:span>ками!</text:p>
      <text:p text:style-name="P1367"/>
      <text:p text:style-name="P1187"><text:span text:style-name="T1307">Если герундий стоит в начале предложения, то он </text:span><text:span text:style-name="T1309">переводится не как глагол, а</text:span><text:span text:style-name="T1308"> как сущестительное </text:span><text:span text:style-name="T1309">(т. е. в этом случае он является подлежащим)</text:span><text:span text:style-name="T1307">.</text:span></text:p>
      <text:p text:style-name="P1186"><text:soft-page-break/></text:p>
      <text:p text:style-name="P153">Swimming is very good for your health — Плаванье хорошо для здоровья</text:p>
      <text:p text:style-name="P153"><text:span text:style-name="T1306">L</text:span>earning English is not easy — Изучение английского — это нелегко.</text:p>
      <text:p text:style-name="P1186"/>
      <text:p text:style-name="P671">Глаголы, после который можно использовать как инфинитив так и герундий:</text:p>
      <text:p text:style-name="P671"/>
      <text:list xml:id="list1682262794" text:style-name="L59">
        <text:list-item>
          <text:p text:style-name="P1694">обозначающие процесс:</text:p>
          <text:list>
            <text:list-item>
              <text:p text:style-name="P1695">start, begin — начинать;</text:p>
            </text:list-item>
            <text:list-item>
              <text:p text:style-name="P1695">continue — продолжать;</text:p>
            </text:list-item>
          </text:list>
        </text:list-item>
      </text:list>
      <text:p text:style-name="P671"/>
      <text:list xml:id="list214453101827188" text:continue-numbering="true" text:style-name="L59">
        <text:list-item>
          <text:p text:style-name="P1694">обозначающие отношение к чему-то:</text:p>
          <text:list>
            <text:list-item>
              <text:p text:style-name="P1696">love — любить;</text:p>
            </text:list-item>
            <text:list-item>
              <text:p text:style-name="P1696">like — нравиться;</text:p>
            </text:list-item>
            <text:list-item>
              <text:p text:style-name="P1696">hate — ненавидеть;</text:p>
            </text:list-item>
            <text:list-item>
              <text:p text:style-name="P1696">prefer — предпочитать;</text:p>
            </text:list-item>
          </text:list>
        </text:list-item>
      </text:list>
      <text:p text:style-name="P672"/>
      <text:p text:style-name="P154">I started to leart English at school / I started learning English at school.</text:p>
      <text:p text:style-name="P154">I love to play the piano / I love playing the piano.</text:p>
      <text:p text:style-name="P673"/>
      <text:p text:style-name="P1397">Формальное подлежащее. <text:span text:style-name="T1317">Dummy subject</text:span></text:p>
      <text:p text:style-name="P674"/>
      <text:p text:style-name="P675">В английском предложении обязательно должно присутствовать подлежащее и сказуемое.</text:p>
      <text:p text:style-name="P676">Это его грамматическая основа. В русском предложении подлежащее может отсутствовать.</text:p>
      <text:p text:style-name="P675">Из-за этого могут возн<text:span text:style-name="T1317">и</text:span>кать некоторые трудности при переводе.</text:p>
      <text:p text:style-name="P675"/>
      <text:p text:style-name="P677">Когда в русском предложении подлежащее отсутствует, в английском используется формальное подлежащее. Их всего 2: <text:span text:style-name="T508">there</text:span> и <text:span text:style-name="T508">it</text:span>, <text:span text:style-name="T1318">но </text:span><text:span text:style-name="T1322">еще </text:span><text:span text:style-name="T1318">могут</text:span><text:span text:style-name="T1322"> </text:span><text:span text:style-name="T1318">встретиться: </text:span><text:span text:style-name="T537">t</text:span><text:span text:style-name="T508">hey</text:span>, <text:span text:style-name="T508">this</text:span>, <text:span text:style-name="T508">that</text:span>.</text:p>
      <text:p text:style-name="P1215"><text:span text:style-name="T400">Т</text:span><text:span text:style-name="T401">акие предложения удобнее </text:span><text:span text:style-name="T505">всего </text:span><text:span text:style-name="T401">переводить с конца. </text:span></text:p>
      <text:p text:style-name="P678"/>
      <text:p text:style-name="P1193"><text:span text:style-name="T408">П</text:span><text:span text:style-name="T406">одлежащее </text:span><text:span text:style-name="T619">there</text:span><text:span text:style-name="T406"> </text:span><text:span text:style-name="T408">всегда идет</text:span><text:span text:style-name="T406"> в связке с глаголом </text:span><text:span text:style-name="T619">be</text:span><text:span text:style-name="T406">. Оно необходимо, чтобы сказать </text:span></text:p>
      <text:p text:style-name="P1193"><text:span text:style-name="T406">о местоположении </text:span><text:span text:style-name="T1296">существительного</text:span><text:span text:style-name="T406">, которое идет после </text:span><text:span text:style-name="T619">be</text:span><text:span text:style-name="T406"> </text:span><text:span text:style-name="T408">(как указатель)</text:span><text:span text:style-name="T406">.</text:span></text:p>
      <text:p text:style-name="P681"/>
      <text:p text:style-name="P155"><text:span text:style-name="T24">There</text:span><text:span text:style-name="T1319"> </text:span><text:span text:style-name="T41">is</text:span><text:span text:style-name="T1319"> </text:span><text:span text:style-name="T1334">a new restaurant</text:span><text:span text:style-name="T1319"> </text:span><text:span text:style-name="T12">in King Street</text:span><text:span text:style-name="T1319"> — На Кинг-стрит есть новый ресторан.</text:span></text:p>
      <text:p text:style-name="P156"><text:span text:style-name="T13">There</text:span> <text:span text:style-name="T26">was</text:span> <text:span text:style-name="T1327">a fight</text:span> <text:span text:style-name="T10">in the street today</text:span> — На улице сегодня была драка.</text:p>
      <text:p text:style-name="P682"/>
      <text:p text:style-name="P1191"><text:span text:style-name="T406">Иногда с помощью </text:span><text:span text:style-name="T619">there</text:span><text:span text:style-name="T406"> + </text:span><text:span text:style-name="T619">be</text:span><text:span text:style-name="T406"> говорят о существительном, которое не может совершать действий, но с которым связана дополнительная информация.</text:span></text:p>
      <text:p text:style-name="P682"/>
      <text:p text:style-name="P89"><text:span text:style-name="T400">T</text:span><text:span text:style-name="T406">here is something I want to tell you — Есть, кое-что, что я должен сказать тебе.</text:span></text:p>
      <text:p text:style-name="P683"/>
      <text:p text:style-name="P1192"><text:span text:style-name="T401">Связка </text:span><text:span text:style-name="T620">there</text:span><text:span text:style-name="T401"> + </text:span><text:span text:style-name="T620">be</text:span><text:span text:style-name="T401"> переводится по глаголу </text:span><text:span text:style-name="T620">be</text:span><text:span text:style-name="T401">, либо полностью выпадает при переводе.</text:span></text:p>
      <text:p text:style-name="P1369"><text:span text:style-name="T402">В Present Perfect, </text:span><text:span text:style-name="T621">be</text:span><text:span text:style-name="T402"> преобразуется в </text:span><text:span text:style-name="T621">have been</text:span><text:span text:style-name="T402">.</text:span></text:p>
      <text:p text:style-name="P683"/>
      <text:p text:style-name="P1190"><text:span text:style-name="T402">В вопросах </text:span><text:span text:style-name="T621">be</text:span><text:span text:style-name="T402"> </text:span><text:span text:style-name="T403">ставится</text:span><text:span text:style-name="T402"> перед </text:span><text:span text:style-name="T621">there</text:span><text:span text:style-name="T402">. Вопрос не обязательно </text:span><text:span text:style-name="T407">должен быть </text:span><text:span text:style-name="T402">общи</text:span><text:span text:style-name="T407">м</text:span><text:span text:style-name="T402">. </text:span></text:p>
      <text:p text:style-name="P680">Он может начинаться и с вопросительного слова. </text:p>
      <text:p text:style-name="P685"/>
      <text:p text:style-name="P157">What is there in the box? — Что находится в коробке? (Что есть в коробке?)</text:p>
      <text:p text:style-name="P685"/>
      <text:p text:style-name="P1726"><text:span text:style-name="T403">Отрицание образуется</text:span><text:span text:style-name="T402"> </text:span><text:span text:style-name="T403">с помощью частицы </text:span><text:span text:style-name="T622">not</text:span><text:span text:style-name="T403"> после </text:span><text:span text:style-name="T622">be</text:span><text:span text:style-name="T403">. Также </text:span><text:span text:style-name="T405">можно</text:span><text:span text:style-name="T403"> использовать отрицательное местоимение </text:span><text:span text:style-name="T622">no </text:span><text:span text:style-name="T1459">(</text:span><text:span text:style-name="T1460">это тоже артикль; </text:span><text:span text:style-name="T1461">он </text:span><text:span text:style-name="T1460">усиливает отрицание, например, фразу «ты мне не брат» он перефрозирует на «не брат ты мне»</text:span><text:span text:style-name="T1459">)</text:span><text:span text:style-name="T403">.</text:span></text:p>
      <text:p text:style-name="P1787"><text:soft-page-break/><text:span text:style-name="T617">There aren`t any challenges in his life / T</text:span><text:span text:style-name="T687">here are no challenges in his life</text:span><text:span text:style-name="T617"> — </text:span></text:p>
      <text:p text:style-name="P157">В его жизни нет испытаний.</text:p>
      <text:p text:style-name="P685"/>
      <text:p text:style-name="P1193"><text:span text:style-name="T408">Подлежащее </text:span><text:span text:style-name="T623">it</text:span><text:span text:style-name="T408"> </text:span><text:span text:style-name="T417">обычно </text:span><text:span text:style-name="T408">используется, когда надо сообщить время или сказать о погоде.</text:span></text:p>
      <text:p text:style-name="P689"/>
      <text:p text:style-name="P1194"><text:span text:style-name="T411">После </text:span><text:span text:style-name="T624">it</text:span><text:span text:style-name="T411"> может идти не только существительное </text:span><text:span text:style-name="T413">(в отличие от </text:span><text:span text:style-name="T626">there</text:span><text:span text:style-name="T413">)</text:span><text:span text:style-name="T411">, но </text:span><text:span text:style-name="T413">также </text:span><text:span text:style-name="T411">прилагательное </text:span><text:span text:style-name="T413">или глагол</text:span><text:span text:style-name="T411"> </text:span><text:span text:style-name="T413">(обычно идет прилагательное).</text:span></text:p>
      <text:p text:style-name="P158"/>
      <text:p text:style-name="P688"><text:span text:style-name="T538">It</text:span><text:span text:style-name="T1324"> может идти в связке с любым глаголом, а не только с </text:span><text:span text:style-name="T538">be</text:span><text:span text:style-name="T1324">.</text:span></text:p>
      <text:p text:style-name="P689"/>
      <text:p text:style-name="P1381"><text:span text:style-name="T17">It</text:span><text:span text:style-name="T617"> </text:span><text:span text:style-name="T31">is</text:span><text:span text:style-name="T617"> 5 o`clock — Сейчас 5 часов.</text:span></text:p>
      <text:p text:style-name="P90"><text:span text:style-name="T18">It</text:span><text:span text:style-name="T392"> </text:span><text:span text:style-name="T40">is</text:span><text:span text:style-name="T392"> warm — Тепло.</text:span></text:p>
      <text:p text:style-name="P90"><text:span text:style-name="T18">It</text:span><text:span text:style-name="T392"> often </text:span><text:span text:style-name="T40">snows</text:span><text:span text:style-name="T392"> </text:span><text:span text:style-name="T409">in the winter — Зимой часто идет снег.</text:span></text:p>
      <text:p text:style-name="P1698"/>
      <text:p text:style-name="P748"><text:span text:style-name="T409">Е</text:span><text:span text:style-name="T412">ще </text:span><text:span text:style-name="T625">it</text:span><text:span text:style-name="T412"> является подлежащим в таких конструкциях:</text:span></text:p>
      <text:list xml:id="list2315029459" text:style-name="L60">
        <text:list-item>
          <text:p text:style-name="P1738"><text:span text:style-name="T617">It`s time</text:span><text:span text:style-name="T392"> — пора (после используется инфинитив для указания действия, </text:span></text:p>
          <text:p text:style-name="P1697">которое пришло время сделать);</text:p>
        </text:list-item>
        <text:list-item>
          <text:p text:style-name="P1739"><text:span text:style-name="T622">I</text:span><text:span text:style-name="T617">t</text:span><text:span text:style-name="T392"> + </text:span><text:span text:style-name="T617">be</text:span><text:span text:style-name="T392"> + прилагательное + инфинитив</text:span><text:span text:style-name="T410"> (отношение к делу);</text:span></text:p>
        </text:list-item>
        <text:list-item>
          <text:p text:style-name="P1740"><text:span text:style-name="T410">в </text:span><text:span text:style-name="T392">пассивном залоге, в оборотах </text:span><text:span text:style-name="T617">it is known</text:span><text:span text:style-name="T392"> (известно) и </text:span><text:span text:style-name="T617">it is said</text:span><text:span text:style-name="T392"> (говорят).</text:span></text:p>
        </text:list-item>
      </text:list>
      <text:p text:style-name="P686"/>
      <text:p text:style-name="P1204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86"/>
      <text:p text:style-name="P1379"><text:span text:style-name="T416">It — </text:span><text:span text:style-name="T450">переводится как «</text:span><text:span text:style-name="T416">это» </text:span><text:span text:style-name="T451">(</text:span><text:span text:style-name="T416">I</text:span><text:span text:style-name="T452">t</text:span><text:span text:style-name="T416"> is in the garden — Это в саду</text:span><text:span text:style-name="T451">)</text:span><text:span text:style-name="T416">.</text:span></text:p>
      <text:p text:style-name="P1377">(<text:span text:style-name="T1454">после it может стоять указание на место, где происходит ситуация, стр. 192</text:span><text:span text:style-name="T1455">)</text:span></text:p>
      <text:p text:style-name="P686"/>
      <text:p text:style-name="P1380"><text:span text:style-name="T404">Т</text:span><text:span text:style-name="T392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87"/>
      <text:p text:style-name="P1096"><text:span text:style-name="T399">They say this film is interesting / </text:span><text:span text:style-name="T398">This film is said to be interesting</text:span><text:span text:style-name="T399"> — </text:span></text:p>
      <text:p text:style-name="P1097">Говорят, этот фильминтересный.</text:p>
      <text:p text:style-name="P1370"/>
      <text:p text:style-name="P1341"><text:span text:style-name="T1323">М</text:span>естоимение. Pronoun</text:p>
      <text:p text:style-name="P684"/>
      <text:p text:style-name="P1340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90"/>
      <text:p text:style-name="P691">Все местоимения можно разбить на несколько группы:</text:p>
      <text:list xml:id="list1036497" text:style-name="L61">
        <text:list-item>
          <text:p text:style-name="P1699">личные местоимения (Personal Pronouns);</text:p>
        </text:list-item>
        <text:list-item>
          <text:p text:style-name="P1699">притяжательные местоимения (Possessive Pronouns);</text:p>
        </text:list-item>
        <text:list-item>
          <text:p text:style-name="P1699">возвратные местоимения (Reflexive Pronouns);</text:p>
        </text:list-item>
        <text:list-item>
          <text:p text:style-name="P1699">указательные местоимения (Demonstrative Pronouns);</text:p>
        </text:list-item>
        <text:list-item>
          <text:p text:style-name="P1699"><text:span text:style-name="T1350">неопределенные </text:span>местоимения <text:span text:style-name="T1354">(</text:span>some, any, no и их производные<text:span text:style-name="T1354">)</text:span>.</text:p>
        </text:list-item>
      </text:list>
      <text:p text:style-name="P679"/>
      <text:p text:style-name="P1786">Личные местоимения</text:p>
      <text:p text:style-name="P692"/>
      <text:p text:style-name="P1292"><text:span text:style-name="T414">Имеют только 2 формы: </text:span>именительный паде<text:span text:style-name="T1355">ж и </text:span><text:span text:style-name="T414">объектные падеж.</text:span></text:p>
      <text:p text:style-name="P693"/>
      <text:p text:style-name="P1788"><text:span text:style-name="T414">В </text:span><text:span text:style-name="T392">английском всего 2 падежа: именительный и объектный. </text:span><text:span text:style-name="T414">Объектный падеж соответсвует любому косвенному падежу русского языка </text:span><text:span text:style-name="T506">(</text:span><text:span text:style-name="T507">косвенные — </text:span><text:span text:style-name="T506">это все, кроме именительного)</text:span><text:span text:style-name="T414">.</text:span></text:p>
      <text:p text:style-name="P770"><text:soft-page-break/><text:span text:style-name="T414">Личные местоимения в именительном падеже </text:span><text:span text:style-name="T427">заменяют</text:span><text:span text:style-name="T423"> подлежащее </text:span><text:span text:style-name="T431">(кто/</text:span><text:span text:style-name="T432">что</text:span><text:span text:style-name="T431">)</text:span><text:span text:style-name="T423">:</text:span></text:p>
      <text:p text:style-name="P726">I — я;</text:p>
      <text:p text:style-name="P726">you — ты/вы;</text:p>
      <text:p text:style-name="P726">he — он;</text:p>
      <text:p text:style-name="P726">she — она;</text:p>
      <text:p text:style-name="P726">it — он/она/оно;</text:p>
      <text:p text:style-name="P726">we — мы;</text:p>
      <text:p text:style-name="P726">they — они.</text:p>
      <text:p text:style-name="P725"/>
      <text:p text:style-name="P1291"><text:span text:style-name="T320">Местоимение </text:span><text:span text:style-name="T100">I</text:span><text:span text:style-name="T321"> заменяет первое лицо. В</text:span><text:span text:style-name="T320">сегда пишется с большой буквы.</text:span></text:p>
      <text:p text:style-name="P695"/>
      <text:p text:style-name="P1704">Местоимения <text:span text:style-name="T508">he</text:span> и <text:span text:style-name="T508">she</text:span> заменяют <text:span text:style-name="T1293">человека</text:span>. Они не могут заменить неодушевленный </text:p>
      <text:p text:style-name="P1704">предмет или животное.</text:p>
      <text:p text:style-name="P694"/>
      <text:p text:style-name="P1198">Местоимение you <text:span text:style-name="T1453">заменяет второе лицо.</text:span> <text:span text:style-name="T1453">П</text:span>о умолчанию означает «вы» <text:span text:style-name="T415">и лишь </text:span></text:p>
      <text:p text:style-name="P1198"><text:span text:style-name="T415">по тону и </text:span><text:span text:style-name="T416">словам</text:span><text:span text:style-name="T415"> можно догадаться что вместо «вы», хотят сказать «ты».</text:span></text:p>
      <text:p text:style-name="P694"/>
      <text:p text:style-name="P159">Hey you, kid! Come to me — Эй ты, пацан, подойди сюда. (грубо)</text:p>
      <text:p text:style-name="P159">Would you like some tea? — Не хотите ли вы чаю? (вежливо)</text:p>
      <text:p text:style-name="P694"/>
      <text:p text:style-name="P1291"><text:span text:style-name="T416">Местоимение </text:span><text:span text:style-name="T684">it</text:span><text:span text:style-name="T416"> </text:span><text:span text:style-name="T502">з</text:span><text:span text:style-name="T416">аменяет все неодушевленный предметы </text:span><text:span text:style-name="T503">(</text:span><text:span text:style-name="T416">независимо от их рода</text:span><text:span text:style-name="T503">)</text:span><text:span text:style-name="T416">, </text:span></text:p>
      <text:p text:style-name="P698">а также животных.</text:p>
      <text:p text:style-name="P696"/>
      <text:p text:style-name="P160">Where is the <text:span text:style-name="T1104">book</text:span>? <text:span text:style-name="T1104">It</text:span> is on the table — Где <text:span text:style-name="T1104">книга</text:span>? <text:span text:style-name="T1104">Она</text:span> на столе.</text:p>
      <text:p text:style-name="P160">My <text:span text:style-name="T1104">cat</text:span> is funny. <text:span text:style-name="T1104">It</text:span> plays all day long — Мой <text:span text:style-name="T1104">кот</text:span> смешной. <text:span text:style-name="T1104">Он</text:span> играет целый день.</text:p>
      <text:p text:style-name="P696"/>
      <text:p text:style-name="P1727"><text:span text:style-name="T416">Местоимение </text:span><text:span text:style-name="T684">they</text:span><text:span text:style-name="T416"> </text:span><text:span text:style-name="T504">м</text:span><text:span text:style-name="T418">ожет заменять как людей,</text:span><text:span text:style-name="T416"> </text:span><text:span text:style-name="T418">так и </text:span><text:span text:style-name="T416">неодушевленные предметы.</text:span></text:p>
      <text:p text:style-name="P214">Where are the <text:span text:style-name="T1104">keys</text:span>? <text:span text:style-name="T1104">They</text:span> are on the table — Где <text:span text:style-name="T1104">ключи</text:span>? <text:span text:style-name="T1104">Они</text:span> на столе.</text:p>
      <text:p text:style-name="P697"/>
      <text:p text:style-name="P1297"><text:span text:style-name="T421">И </text:span><text:span text:style-name="T627">they</text:span><text:span text:style-name="T421">, и </text:span><text:span text:style-name="T627">we</text:span><text:span text:style-name="T418"> </text:span><text:span text:style-name="T421">могут </text:span><text:span text:style-name="T418">заменять связки из нескольких слов, которые </text:span></text:p>
      <text:p text:style-name="P701">используются как одно подлежащее.</text:p>
      <text:p text:style-name="P700"/>
      <text:p text:style-name="P52"><text:span text:style-name="T1112">S</text:span><text:span text:style-name="T1113">ue and I</text:span><text:span text:style-name="T419"> are good friends — </text:span><text:span text:style-name="T1114">Мы со Сью</text:span><text:span text:style-name="T420"> хорошие друзья </text:span><text:span text:style-name="T422">(</text:span><text:span text:style-name="T424">я</text:span><text:span text:style-name="T422"> </text:span><text:span text:style-name="T424">+</text:span><text:span text:style-name="T422"> Сью = we)</text:span><text:span text:style-name="T419">.</text:span></text:p>
      <text:p text:style-name="P212">Where are <text:span text:style-name="T1104">Tom and Jerry</text:span>? <text:span text:style-name="T1104">They</text:span> are in the garden — Где <text:span text:style-name="T1104">Том и Джерри</text:span>? <text:span text:style-name="T1104">Они</text:span> в саду.</text:p>
      <text:p text:style-name="P212"/>
      <text:p text:style-name="P1107"><text:span text:style-name="T394">В предложениях, которые используют глаголы: </text:span><text:span text:style-name="T618">like, have, enjoy, need</text:span><text:span text:style-name="T393">, </text:span><text:span text:style-name="T394">подлежащие </text:span></text:p>
      <text:p text:style-name="P1107"><text:span text:style-name="T394">не переводятся на русский в именительном падеже</text:span><text:span text:style-name="T395">:</text:span></text:p>
      <text:p text:style-name="P1108"/>
      <text:p text:style-name="P1041">I like my job — Мне нравится моя работа (а не «Я нравится моя работа»).</text:p>
      <text:p text:style-name="P727"/>
      <text:p text:style-name="P749"><text:span text:style-name="T425">Личные местоимения в объектном падеже </text:span><text:span text:style-name="T427">заменяют</text:span><text:span text:style-name="T425"> дополнени</text:span><text:span text:style-name="T426">е </text:span><text:span text:style-name="T431">(кого, кому, кем)</text:span><text:span text:style-name="T425">:</text:span></text:p>
      <text:list xml:id="list685677964" text:style-name="L62">
        <text:list-item>
          <text:p text:style-name="P1793">me — меня, мне, мной;</text:p>
        </text:list-item>
        <text:list-item>
          <text:p text:style-name="P1793">you — тебя, тебе, тобой / вас, вам, вами;</text:p>
        </text:list-item>
        <text:list-item>
          <text:p text:style-name="P1794">him — его, ему, <text:span text:style-name="T1342">им;</text:span></text:p>
        </text:list-item>
        <text:list-item>
          <text:p text:style-name="P1794">her — ее, ей;</text:p>
        </text:list-item>
        <text:list-item>
          <text:p text:style-name="P1795"><text:span text:style-name="T1209">it — </text:span><text:span text:style-name="T1210">этого</text:span><text:span text:style-name="T1209">, </text:span><text:span text:style-name="T1210">этому, этим </text:span><text:span text:style-name="T1212">(неодушевлен.)</text:span><text:span text:style-name="T1211">;</text:span></text:p>
        </text:list-item>
        <text:list-item>
          <text:p text:style-name="P1794">us — нас, нам, нами;</text:p>
        </text:list-item>
        <text:list-item>
          <text:p text:style-name="P1794">them — их, им, ими.</text:p>
          <text:p text:style-name="P1796"/>
        </text:list-item>
      </text:list>
      <text:p text:style-name="P161"><text:span text:style-name="T13">I</text:span> <text:span text:style-name="T26">love</text:span> <text:span text:style-name="T1327">Jave</text:span> — Я люблю Джейн</text:p>
      <text:p text:style-name="P161"><text:span text:style-name="T13">Jane</text:span> <text:span text:style-name="T26">loves</text:span> <text:span text:style-name="T1327">me</text:span> — Джейн любит меня</text:p>
      <text:p text:style-name="P702"><text:soft-page-break/></text:p>
      <text:p text:style-name="P8">Притяжательные местоимения</text:p>
      <text:p text:style-name="P703"/>
      <text:p text:style-name="P1196"><text:span text:style-name="T428">Овечают на вопрос «чей?». </text:span><text:span text:style-name="T429">И</text:span><text:span text:style-name="T439">х особенность </text:span><text:span text:style-name="T438">в</text:span><text:span text:style-name="T439"> то</text:span><text:span text:style-name="T438">м</text:span><text:span text:style-name="T439">, что они заменяют артикли.</text:span></text:p>
      <text:p text:style-name="P162">The dress is blue →<text:span text:style-name="T1346"> </text:span>Her dress is blue.</text:p>
      <text:p text:style-name="P704"/>
      <text:p text:style-name="P1442"><text:span text:style-name="T23">А</text:span><text:span text:style-name="T18">ртикли и местоимения претендуют на одну и ту же позицию в предложении, </text:span></text:p>
      <text:p text:style-name="P1378">т. к. передают, по сути, один вид информации — краткую характеристику предмета.</text:p>
      <text:p text:style-name="P709"/>
      <text:p text:style-name="P1195"><text:span text:style-name="T434">П</text:span><text:span text:style-name="T430">ритяжательные местоимения первого типа — это местоимен</text:span><text:span text:style-name="T433">ия</text:span><text:span text:style-name="T430">, </text:span><text:span text:style-name="T433">которые </text:span><text:span text:style-name="T428">употребляются</text:span><text:span text:style-name="T433"> </text:span></text:p>
      <text:p text:style-name="P711">в связке с существительным (существительное идет после, обязательно!):</text:p>
      <text:list xml:id="list861603886" text:style-name="L63">
        <text:list-item>
          <text:p text:style-name="P1700">my — <text:span text:style-name="T1337">мо</text:span><text:span text:style-name="T1338">й</text:span>; </text:p>
        </text:list-item>
        <text:list-item>
          <text:p text:style-name="P1700">your — <text:span text:style-name="T1337">твой/ваш</text:span>; </text:p>
        </text:list-item>
        <text:list-item>
          <text:p text:style-name="P1700">his — <text:span text:style-name="T1338">его</text:span>;</text:p>
        </text:list-item>
        <text:list-item>
          <text:p text:style-name="P1700">her — <text:span text:style-name="T1338">ее</text:span>;</text:p>
        </text:list-item>
        <text:list-item>
          <text:p text:style-name="P1713"><text:span text:style-name="T430">its — </text:span><text:span text:style-name="T443">этого</text:span><text:span text:style-name="T430">.</text:span></text:p>
        </text:list-item>
        <text:list-item>
          <text:p text:style-name="P1701">our — <text:span text:style-name="T1337">наш</text:span>; </text:p>
        </text:list-item>
        <text:list-item>
          <text:p text:style-name="P1700">their — <text:span text:style-name="T1338">их</text:span>; </text:p>
        </text:list-item>
      </text:list>
      <text:p text:style-name="P706"/>
      <text:p text:style-name="P53"><text:span text:style-name="T1115">I</text:span><text:span text:style-name="T433"> like </text:span><text:span text:style-name="T1115">my</text:span><text:span text:style-name="T433"> </text:span><text:span text:style-name="T446">work</text:span><text:span text:style-name="T433"> — Мне нравится моя </text:span><text:span text:style-name="T446">работа</text:span><text:span text:style-name="T433">.</text:span></text:p>
      <text:p text:style-name="P54"><text:span text:style-name="T1115">He</text:span><text:span text:style-name="T433"> likes </text:span><text:span text:style-name="T1115">his</text:span><text:span text:style-name="T433"> </text:span><text:span text:style-name="T446">work</text:span><text:span text:style-name="T433"> — Ему нравится его </text:span><text:span text:style-name="T446">работа</text:span><text:span text:style-name="T433">.</text:span></text:p>
      <text:p text:style-name="P713"/>
      <text:p text:style-name="P1199"><text:span text:style-name="T445">С</text:span><text:span text:style-name="T447">ледует обратить внимание, в каком контексте используется </text:span><text:span text:style-name="T628">its</text:span><text:span text:style-name="T447">.</text:span></text:p>
      <text:p text:style-name="P714"/>
      <text:p text:style-name="P91"><text:span text:style-name="T442">T</text:span><text:span text:style-name="T392">he </text:span><text:span text:style-name="T1116">plant</text:span><text:span text:style-name="T444"> likes </text:span><text:span text:style-name="T1116">its</text:span><text:span text:style-name="T444"> soil — Растению нравится его почва.</text:span></text:p>
      <text:p text:style-name="P1214"><text:span text:style-name="T642">The</text:span><text:span text:style-name="T699"> </text:span><text:span text:style-name="T700">dog</text:span><text:span text:style-name="T643"> likes </text:span><text:span text:style-name="T699">his</text:span><text:span text:style-name="T643"> food — </text:span><text:span text:style-name="T644">Собаке</text:span><text:span text:style-name="T643"> нратися е</text:span><text:span text:style-name="T644">е</text:span><text:span text:style-name="T643"> </text:span><text:span text:style-name="T645">корм </text:span><text:span text:style-name="T646">(так выдает google-переводчик)</text:span><text:span text:style-name="T643">.</text:span></text:p>
      <text:p text:style-name="P705"/>
      <text:p text:style-name="P1197"><text:span text:style-name="T431">Иногда </text:span><text:span text:style-name="T440">такие</text:span><text:span text:style-name="T433"> местоимения удобнее переводить словом «свой» </text:span><text:span text:style-name="T434">и его вариантами</text:span><text:span text:style-name="T433">.</text:span></text:p>
      <text:p text:style-name="P708"/>
      <text:p text:style-name="P163">I love <text:span text:style-name="T1104">my</text:span> native town — Я люблю <text:span text:style-name="T1104">свой</text:span> родной город.</text:p>
      <text:p text:style-name="P163">He loves <text:span text:style-name="T1104">his</text:span> native town — Он любит <text:span text:style-name="T1104">свой</text:span> родной город.</text:p>
      <text:p text:style-name="P707"/>
      <text:p text:style-name="P709">Бывают ситуации, когда после притяжательного местоимения существительного нет.</text:p>
      <text:p text:style-name="P710">В этом случае используются притяжательные местоимения второго типа. </text:p>
      <text:p text:style-name="P710"/>
      <text:p text:style-name="P715">Они употребляются самостоятельно, в конце предложения:</text:p>
      <text:list xml:id="list755451817" text:style-name="L64">
        <text:list-item>
          <text:p text:style-name="P1702"><text:span text:style-name="T1343">m</text:span>ine — <text:span text:style-name="T1343">мой</text:span>;</text:p>
        </text:list-item>
        <text:list-item>
          <text:p text:style-name="P1702">yours — <text:span text:style-name="T1343">твой/ваш</text:span>;</text:p>
        </text:list-item>
        <text:list-item>
          <text:p text:style-name="P1702">his — <text:span text:style-name="T1343">его</text:span>;</text:p>
        </text:list-item>
        <text:list-item>
          <text:p text:style-name="P1702">hers — <text:span text:style-name="T1343">ее</text:span>;</text:p>
        </text:list-item>
        <text:list-item>
          <text:p text:style-name="P1714"><text:span text:style-name="T435">its — </text:span><text:span text:style-name="T441">э</text:span><text:span text:style-name="T436">того</text:span><text:span text:style-name="T435">;</text:span></text:p>
        </text:list-item>
        <text:list-item>
          <text:p text:style-name="P1702">ours — <text:span text:style-name="T1343">наш</text:span>; </text:p>
        </text:list-item>
        <text:list-item>
          <text:p text:style-name="P1703">theirs — их.</text:p>
        </text:list-item>
      </text:list>
      <text:p text:style-name="P55"><text:span text:style-name="T436"/></text:p>
      <text:p text:style-name="P55"><text:span text:style-name="T436">Don`t touch it. It`s </text:span><text:span text:style-name="T440">mine</text:span><text:span text:style-name="T436"> — </text:span><text:span text:style-name="T437">Не трогай это. Это </text:span><text:span text:style-name="T440">мое</text:span><text:span text:style-name="T437">.</text:span></text:p>
      <text:p text:style-name="P164">It`s my money (это мои деньги) → It`s mine (они мои).</text:p>
      <text:p text:style-name="P699"/>
      <text:p text:style-name="P9">Возвратные местоимения</text:p>
      <text:p text:style-name="P712"/>
      <text:p text:style-name="P1202"><text:span text:style-name="T448">Показывают, что человек совершает действие по отношению к самому себе. </text:span><text:span text:style-name="T936">С</text:span><text:span text:style-name="T938">остоят из </text:span></text:p>
      <text:p text:style-name="P1209"><text:span text:style-name="T938">2х частей: слова </text:span><text:span text:style-name="T629">my/your/him/her/it/our/them</text:span><text:span text:style-name="T938"> и хвостика </text:span><text:span text:style-name="T629">-self</text:span><text:span text:style-name="T938"> или </text:span><text:span text:style-name="T629">-selves</text:span><text:span text:style-name="T938"> </text:span><text:span text:style-name="T953">(</text:span><text:span text:style-name="T938">для множеств. числа</text:span><text:span text:style-name="T953">)</text:span><text:span text:style-name="T938">.</text:span><text:span text:style-name="T449"> </text:span></text:p>
      <text:p text:style-name="P1209"><text:soft-page-break/><text:span text:style-name="T936">В</text:span><text:span text:style-name="T937">сегда </text:span><text:span text:style-name="T938">идут</text:span><text:span text:style-name="T937"> после глаголов. </text:span><text:span text:style-name="T842">На русский переводятся словами «себя, себе, собой», </text:span></text:p>
      <text:p text:style-name="P294">либо появляются у глаголов в виде окончания -сь, -ся.</text:p>
      <text:p text:style-name="P293"/>
      <text:p text:style-name="P92"><text:span text:style-name="T1356">I </text:span>looked at <text:span text:style-name="T1104">myself</text:span> in the mirror — Я посмотрела на <text:span text:style-name="T1104">себя</text:span> в зеркало.</text:p>
      <text:p text:style-name="P165">He had to explain <text:span text:style-name="T1104">himself</text:span> — Ему пришлось объяснить<text:span text:style-name="T1104">ся</text:span></text:p>
      <text:p text:style-name="P484"/>
      <text:p text:style-name="P716"><text:span text:style-name="T814">Местоимение, образованное от </text:span><text:span text:style-name="T508">you</text:span><text:span text:style-name="T814"> имеет 2 варианта: </text:span><text:span text:style-name="T508">yourself</text:span><text:span text:style-name="T814"> и </text:span><text:span text:style-name="T508">yourselves</text:span><text:span text:style-name="T814">. Это практически единственный слу</text:span><text:span text:style-name="T843">ч</text:span><text:span text:style-name="T814">ай в английском, когда видны отличия между «ты» и «вы».</text:span></text:p>
      <text:p text:style-name="P484"/>
      <text:p text:style-name="P166">You talk to yourself when you sleep — Ты говоришь с собой, когда спишь.</text:p>
      <text:p text:style-name="P166">You should belive in yourselves — Вы должны верить в себя. (во множественном)</text:p>
      <text:p text:style-name="P485"/>
      <text:p text:style-name="P485">Местоимение <text:span text:style-name="T508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85"/>
      <text:p text:style-name="P166">I hope crisis resolves itself — Я надеюсь, кризис разрешится сам собой.</text:p>
      <text:p text:style-name="P485"/>
      <text:p text:style-name="P487">Глаголы, после которых возвратные местоимения не используются:</text:p>
      <text:list xml:id="list773759042" text:style-name="L65">
        <text:list-item>
          <text:p text:style-name="P1597">concentrate — сконцентрироваться;</text:p>
        </text:list-item>
        <text:list-item>
          <text:p text:style-name="P1597">relax — расслабиться;</text:p>
        </text:list-item>
        <text:list-item>
          <text:p text:style-name="P1597">feel — чувствовать (себя);</text:p>
        </text:list-item>
        <text:list-item>
          <text:p text:style-name="P1597">meet — встретиться.</text:p>
        </text:list-item>
      </text:list>
      <text:p text:style-name="P486"/>
      <text:p text:style-name="P167">I can`t concentrate — Я не могу сконцентрировать<text:span text:style-name="T1104">ся</text:span>.</text:p>
      <text:p text:style-name="P167">I feel good — Я чувствую <text:span text:style-name="T1104">себя</text:span> хорошо.</text:p>
      <text:p text:style-name="P168">You need to relax — Тебе нужно расслабить<text:span text:style-name="T1104">ся</text:span>.</text:p>
      <text:p text:style-name="P488"/>
      <text:p text:style-name="P488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88"/>
      <text:p text:style-name="P93">I did it <text:span text:style-name="T1104">myself</text:span> — Я <text:span text:style-name="T1104">сам</text:span> это сделал.</text:p>
      <text:p text:style-name="P56"><text:span text:style-name="T1347">If you want to do it well, do it </text:span><text:span text:style-name="T1117">yourself</text:span><text:span text:style-name="T1347"> — Хочешь сделать хорошо, делай это </text:span><text:span text:style-name="T1117">сам</text:span><text:span text:style-name="T1347">.</text:span></text:p>
      <text:p text:style-name="P488"/>
      <text:p text:style-name="P1210"><text:span text:style-name="T960">Также, в этом случае перед местоимением можно поставить предлог </text:span><text:span text:style-name="T630">by</text:span><text:span text:style-name="T960">. </text:span><text:span text:style-name="T958">Он лишь указывает на то, кто же сделал это самостоятельно </text:span><text:span text:style-name="T959">(здесь </text:span><text:span text:style-name="T631">by</text:span><text:span text:style-name="T959"> — это отсылка к пассивному залогу)</text:span><text:span text:style-name="T958">.</text:span></text:p>
      <text:p text:style-name="P489"/>
      <text:p text:style-name="P1748">I did it by myself — Я сам это сделал (обратите на меня внимание).</text:p>
      <text:p text:style-name="P489"/>
      <text:p text:style-name="P644">Указательные местоимения</text:p>
      <text:p text:style-name="P490"/>
      <text:p text:style-name="P751"><text:span text:style-name="T932">Нужны, чтобы указать на человека, предмет </text:span><text:span text:style-name="T939">или идею</text:span><text:span text:style-name="T944">.</text:span></text:p>
      <text:list xml:id="list1502944646" text:style-name="L66">
        <text:list-item>
          <text:p text:style-name="P1598">this — этот;</text:p>
        </text:list-item>
        <text:list-item>
          <text:p text:style-name="P1599">that — тот;</text:p>
        </text:list-item>
        <text:list-item>
          <text:p text:style-name="P1598">these — эти;</text:p>
        </text:list-item>
        <text:list-item>
          <text:p text:style-name="P1598">those — те.</text:p>
        </text:list-item>
      </text:list>
      <text:p text:style-name="P491"/>
      <text:p text:style-name="P492">Они связаны с расстоянием и показывают близко ли объект или далеко. Если объект близко, </text:p>
      <text:p text:style-name="P492">то используют <text:span text:style-name="T508">this</text:span> и <text:span text:style-name="T508">these</text:span>. Если объект далеко, и до него не дотянуться — то <text:span text:style-name="T508">that</text:span> и <text:span text:style-name="T508">th</text:span><text:span text:style-name="T571">o</text:span><text:span text:style-name="T508">s</text:span><text:span text:style-name="T571">e</text:span>. </text:p>
      <text:p text:style-name="P492">После <text:span text:style-name="T508">these</text:span> и <text:span text:style-name="T508">those</text:span> нужно использовать глагол во множественном числе.</text:p>
      <text:p text:style-name="P492"/>
      <text:p text:style-name="P57"><text:span text:style-name="T455">T</text:span><text:span text:style-name="T456">his is my friend Joe — Это мой друг Джо (</text:span><text:span text:style-name="T457">досл. </text:span><text:span text:style-name="T458">Этот есть мой друг</text:span><text:span text:style-name="T456">).</text:span></text:p>
      <text:p text:style-name="P169"><text:soft-page-break/>Those pictures on the wall are very beautiful — Те картины на стене очень красивые.</text:p>
      <text:p text:style-name="P492"/>
      <text:p text:style-name="P1211"><text:span text:style-name="T961">Данные</text:span><text:span text:style-name="T939"> местоимения могут использоватьс в связке с существительным или самостоятельно.</text:span></text:p>
      <text:p text:style-name="P493">Если используются самостоятельно, то могут быть как подлежащим, так и дополнением.</text:p>
      <text:p text:style-name="P493"/>
      <text:p text:style-name="P1203"><text:span text:style-name="T941">Очень часто </text:span><text:span text:style-name="T632">this</text:span><text:span text:style-name="T941"> и </text:span><text:span text:style-name="T632">that</text:span><text:span text:style-name="T941"> указывают именно на идею, </text:span><text:span text:style-name="T942">выступа</text:span><text:span text:style-name="T943">я</text:span><text:span text:style-name="T940"> формальн</text:span><text:span text:style-name="T942">ым</text:span><text:span text:style-name="T940"> подлежа</text:span><text:span text:style-name="T942">щим</text:span><text:span text:style-name="T941">. </text:span></text:p>
      <text:p text:style-name="P494">В этом случае <text:span text:style-name="T508">this</text:span> соответствует тому, что человек видит сейчас, а <text:span text:style-name="T508">that</text:span> — тому, что человек видел или слышал раньше. Также <text:span text:style-name="T508">that</text:span> может указывать на событие прошлого.</text:p>
      <text:p text:style-name="P495"/>
      <text:p text:style-name="P94"><text:span text:style-name="T459">T</text:span><text:span text:style-name="T392">hanks for help. That was really nice of you — Спасибо за помощь. Это было мило </text:span></text:p>
      <text:p text:style-name="P170">с вашей стороны (that указывает на ранее произошедшее событие).</text:p>
      <text:p text:style-name="P497"/>
      <text:p text:style-name="P170">I`ve got a new job! That`s good news — Я получил работу. Это хорошие новости </text:p>
      <text:p text:style-name="P170">(that указывает на озвученную ранее мысл).</text:p>
      <text:p text:style-name="P497"/>
      <text:p text:style-name="P171">That`s OK — Все в порядке (формальное подлежащее, </text:p>
      <text:p text:style-name="P58"><text:span text:style-name="T460">я </text:span><text:span text:style-name="T1295">вижу</text:span><text:span text:style-name="T460"> что все хорошо / </text:span><text:span text:style-name="T1146">идея</text:span><text:span text:style-name="T460"> хороша</text:span><text:span text:style-name="T461">).</text:span></text:p>
      <text:p text:style-name="P498"/>
      <text:p text:style-name="P170">This is Kerry — Это Кэри (подлежащее).</text:p>
      <text:p text:style-name="P495"/>
      <text:p text:style-name="P496">Указательные местоимения можно заменить определенным артиклем <text:span text:style-name="T508">the</text:span>.</text:p>
      <text:p text:style-name="P172">This food is delicious → The food is delicious (Эта еда очень вкусная).</text:p>
      <text:p text:style-name="P499"/>
      <text:p text:style-name="P500">Когда необходимо указать на человека или предмет, то это можно сделать и через <text:span text:style-name="T508">it is</text:span>. Разницы между <text:span text:style-name="T508">this is</text:span> и <text:span text:style-name="T508">it is</text:span> в этом случае нет. Но обычно используют <text:span text:style-name="T508">it </text:span><text:span text:style-name="T572">is</text:span>, </text:p>
      <text:p text:style-name="P501">т. к. <text:span text:style-name="T1458">этот вариант</text:span> короче и является более разговорным:</text:p>
      <text:p text:style-name="P501"/>
      <text:p text:style-name="P59"><text:span text:style-name="T462">T</text:span><text:span text:style-name="T451">his is my book / </text:span><text:span text:style-name="T462">I</text:span><text:span text:style-name="T451">t is my book — </text:span><text:span text:style-name="T462">Это моя книга</text:span><text:span text:style-name="T451">. </text:span></text:p>
      <text:p text:style-name="P500"/>
      <text:p text:style-name="P10"><text:span text:style-name="T844">Н</text:span><text:span text:style-name="T814">еопределенные местоимения</text:span></text:p>
      <text:p text:style-name="P502"/>
      <text:p text:style-name="P503">Местоимения <text:span text:style-name="T508">some</text:span> и <text:span text:style-name="T508">any</text:span> означают «какой-то», «какое-то количество», «некоторый». </text:p>
      <text:p text:style-name="P503">Они связаны с чем-то неопределенным и часто выпадают при переводе.</text:p>
      <text:p text:style-name="P1372"/>
      <text:p text:style-name="P1206"><text:span text:style-name="T951">Они стоят перед существительном во множественно числе или перед неисчисляемым существительным: </text:span><text:span text:style-name="T633">s</text:span><text:span text:style-name="T634">ome water</text:span><text:span text:style-name="T945">, </text:span><text:span text:style-name="T633">some</text:span><text:span text:style-name="T634"> friends</text:span><text:span text:style-name="T945"> </text:span><text:span text:style-name="T950">и т. д.</text:span></text:p>
      <text:p text:style-name="P504"/>
      <text:p text:style-name="P505">Разница между <text:span text:style-name="T508">some</text:span> и <text:span text:style-name="T508">any</text:span> в том, что <text:span text:style-name="T508">some</text:span> используется в утверждениях, а <text:span text:style-name="T508">any</text:span> — </text:p>
      <text:p text:style-name="P505">в отрицаниях (в связке с <text:span text:style-name="T508">not</text:span>). Связка <text:span text:style-name="T508">not + any</text:span> <text:span text:style-name="T1353">обычно </text:span>переводится двойным отрицанием.</text:p>
      <text:p text:style-name="P503"/>
      <text:p text:style-name="P173">I have some friends — У меня есть друзья. (какое-то количество)</text:p>
      <text:p text:style-name="P173">I haven`t got any friends — У меня нет (никаких) друзей.</text:p>
      <text:p text:style-name="P504"/>
      <text:p text:style-name="P506">В утвержениях <text:span text:style-name="T508">some</text:span> ставить не обязательно. Его часто не указывают.</text:p>
      <text:p text:style-name="P174">I have some friends / I have friends (одно и тоже).</text:p>
      <text:p text:style-name="P506"/>
      <text:p text:style-name="P506">В вопросах можно использовать оба местоимения, но смысл они будут передавать разный.</text:p>
      <text:p text:style-name="P508"/>
      <text:p text:style-name="P508"><text:span text:style-name="T508">Some</text:span> имеет позитивный оттенок <text:span text:style-name="T1349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08"/>
      <text:p text:style-name="P1212"><text:span text:style-name="T635">Would you like some </text:span><text:span text:style-name="T636">milk</text:span><text:span text:style-name="T635">? </text:span><text:span text:style-name="T634">—</text:span><text:span text:style-name="T635"> Вы хотите </text:span><text:span text:style-name="T636">молока</text:span><text:span text:style-name="T635">? (он</text:span><text:span text:style-name="T637">о</text:span><text:span text:style-name="T635"> у нас есть)</text:span></text:p>
      <text:p text:style-name="P60"><text:soft-page-break/><text:span text:style-name="T463">Could you give me some </text:span><text:span text:style-name="T464">milk</text:span><text:span text:style-name="T463">? </text:span><text:span text:style-name="T465">— </text:span><text:span text:style-name="T463">Я могу попросить </text:span><text:span text:style-name="T464">молока</text:span><text:span text:style-name="T463">? (поделитесь </text:span><text:span text:style-name="T466">пожалуйста</text:span><text:span text:style-name="T463">)</text:span></text:p>
      <text:p text:style-name="P509"/>
      <text:p text:style-name="P1205"><text:span text:style-name="T638">Any</text:span><text:span text:style-name="T946"> передает сомнение </text:span><text:span text:style-name="T947">в наличии объектов, о которых спрашивают, поэтому обычно используется в вопросах, </text:span><text:span text:style-name="T948">где нужно получить </text:span><text:span text:style-name="T961">дополнительную</text:span><text:span text:style-name="T948"> информаци</text:span><text:span text:style-name="T949">ю</text:span><text:span text:style-name="T947">.</text:span></text:p>
      <text:p text:style-name="P510"/>
      <text:p text:style-name="P95"><text:span text:style-name="T467">H</text:span><text:span text:style-name="T392">ave you </text:span><text:span text:style-name="T466">got any milk in the fridge? </text:span><text:span text:style-name="T468">—</text:span><text:span text:style-name="T466"> У тебя есть молоко в холодильнике?</text:span></text:p>
      <text:p text:style-name="P96"><text:span text:style-name="T466">H</text:span><text:span text:style-name="T392">ave you bought </text:span><text:span text:style-name="T1104">any</text:span><text:span text:style-name="T392"> new closes? — Ты купила </text:span><text:span text:style-name="T1104">какую-нибудь</text:span><text:span text:style-name="T392"> новую одежду?</text:span></text:p>
      <text:p text:style-name="P507"/>
      <text:p text:style-name="P1213"><text:span text:style-name="T948">Если зада</text:span><text:span text:style-name="T950">ется вопрос и ожидается положительный ответ, то используется </text:span><text:span text:style-name="T633">some</text:span><text:span text:style-name="T950">.</text:span></text:p>
      <text:p text:style-name="P1753"><text:span text:style-name="T1203">Are you waiting for some </text:span><text:span text:style-name="T1204">people</text:span><text:span text:style-name="T1203">? — Ты ждешь </text:span><text:span text:style-name="T1204">каких-то людей</text:span><text:span text:style-name="T1203">? (не так ли?).</text:span></text:p>
      <text:p text:style-name="P1371"/>
      <text:p text:style-name="P1207"><text:span text:style-name="T952">Местоимение </text:span><text:span text:style-name="T639">no</text:span><text:span text:style-name="T952"> </text:span><text:span text:style-name="T957">также </text:span><text:span text:style-name="T952">используется в отрицаниях. </text:span><text:span text:style-name="T1082">Этим местоимением</text:span><text:span text:style-name="T952"> можно заменить связку </text:span><text:span text:style-name="T639">not</text:span><text:span text:style-name="T952"> + </text:span><text:span text:style-name="T639">any</text:span><text:span text:style-name="T952">. В предложениях с </text:span><text:span text:style-name="T639">no</text:span><text:span text:style-name="T952"> первая половина выглядит, как утверждение. </text:span></text:p>
      <text:p text:style-name="P511"/>
      <text:p text:style-name="P1643">Местоимение <text:span text:style-name="T508">no</text:span> стоит перед существительным, а частица <text:span text:style-name="T508">not</text:span> идет вместе со вспомогательны<text:span text:style-name="T1351">м</text:span> глаголом. <text:span text:style-name="T1351">Они не могут использоваться вместе в одном предложении.</text:span></text:p>
      <text:p text:style-name="P1644"/>
      <text:p text:style-name="P1749">There are no shops here / There aren`t any shops here — Здесь нет<text:span text:style-name="T1352"> </text:span>магазинов.</text:p>
      <text:p text:style-name="P1749"/>
      <text:p text:style-name="P1728"><text:span text:style-name="T1083">(</text:span><text:span text:style-name="T1084">no — </text:span><text:span text:style-name="T1085">это </text:span><text:span text:style-name="T1087">тоже </text:span><text:span text:style-name="T1085">артикль; </text:span><text:span text:style-name="T1086">он </text:span><text:span text:style-name="T1085">усиливает отрицание; например «</text:span><text:span text:style-name="T690">з</text:span><text:span text:style-name="T688">десь нет</text:span><text:span text:style-name="T689"> </text:span><text:span text:style-name="T688">магазинов</text:span><text:span text:style-name="T1085">» </text:span></text:p>
      <text:p text:style-name="P1645"><text:span text:style-name="T1463">он перефрозирует на «</text:span><text:span text:style-name="T573">не</text:span><text:span text:style-name="T574">т</text:span><text:span text:style-name="T573"> </text:span><text:span text:style-name="T574">здесь магазинов</text:span><text:span text:style-name="T1463">»</text:span><text:span text:style-name="T1462">).</text:span></text:p>
      <text:p text:style-name="P1646"/>
      <text:p text:style-name="P1729"><text:span text:style-name="T953">Неопределенные местоимения </text:span><text:span text:style-name="T1089">(</text:span><text:span text:style-name="T955">как и</text:span><text:span text:style-name="T953"> возвратны</text:span><text:span text:style-name="T955">е</text:span><text:span text:style-name="T1089">)</text:span><text:span text:style-name="T953"> могут объединяться с некоторыми словами. </text:span><text:span text:style-name="T954"><text:s/></text:span><text:span text:style-name="T1088">П</text:span><text:span text:style-name="T953">ервой половиной будет: </text:span><text:span text:style-name="T640">some</text:span><text:span text:style-name="T953">, </text:span><text:span text:style-name="T640">any</text:span><text:span text:style-name="T953">, </text:span><text:span text:style-name="T640">no</text:span><text:span text:style-name="T953">, а второй — </text:span><text:span text:style-name="T640">b</text:span><text:span text:style-name="T641">ody/one</text:span><text:span text:style-name="T954">, </text:span><text:span text:style-name="T641">thing</text:span><text:span text:style-name="T954"> или </text:span><text:span text:style-name="T641">where</text:span><text:span text:style-name="T954">.</text:span></text:p>
      <text:p text:style-name="P512"/>
      <text:p text:style-name="P1730"><text:span text:style-name="T954">Переводятся как: «кто-то», «что-то», «где-то» </text:span><text:span text:style-name="T1092">и</text:span><text:span text:style-name="T954"> «никто», «ничто», «нигде». Могут заменять как подлежащее, так и дополнение. </text:span><text:span text:style-name="T1091">Использ</text:span><text:span text:style-name="T1093">уют</text:span><text:span text:style-name="T1091"> те же правила, что и </text:span><text:span text:style-name="T1094">для</text:span><text:span text:style-name="T1091"> </text:span><text:span text:style-name="T691">some</text:span><text:span text:style-name="T1091">, </text:span><text:span text:style-name="T691">any</text:span><text:span text:style-name="T1091">, </text:span><text:span text:style-name="T691">no</text:span><text:span text:style-name="T1091">.</text:span></text:p>
      <text:p text:style-name="P1647"/>
      <text:p text:style-name="P97"><text:span text:style-name="T469">T</text:span><text:span text:style-name="T392">here is </text:span><text:span text:style-name="T1104">somebody</text:span><text:span text:style-name="T392"> in the street — </text:span><text:span text:style-name="T1104">Кто-то</text:span><text:span text:style-name="T392"> на улице.</text:span></text:p>
      <text:p text:style-name="P175">Is there <text:span text:style-name="T1104">anybody</text:span> in the street? — Есть <text:span text:style-name="T1104">кто</text:span> на улице?</text:p>
      <text:p text:style-name="P175">There is <text:span text:style-name="T1104">nobody</text:span> in the street / There isn`t <text:span text:style-name="T1104">anybody</text:span> in the street — <text:span text:style-name="T1104">Никого</text:span> нет на улице.</text:p>
      <text:p text:style-name="P512"/>
      <text:p text:style-name="P512">Если в предложении стоит <text:span text:style-name="T508">nobody</text:span>/<text:span text:style-name="T508">nothing</text:span>/<text:span text:style-name="T508">nowthere</text:span>, то отрицательная частица <text:span text:style-name="T508">not</text:span> уже </text:p>
      <text:p text:style-name="P1208"><text:span text:style-name="T954">не нужна, подобно тому как она не используется, </text:span><text:span text:style-name="T1090">когда есть</text:span><text:span text:style-name="T954"> </text:span><text:span text:style-name="T641">no</text:span><text:span text:style-name="T954">.</text:span></text:p>
      <text:p text:style-name="P512"/>
      <text:p text:style-name="P1385"><text:span text:style-name="T954">М</text:span><text:span text:style-name="T932">естоимения с окончанием </text:span><text:span text:style-name="T617">-body</text:span><text:span text:style-name="T932"> и </text:span><text:span text:style-name="T617">-one</text:span><text:span text:style-name="T932"> взаимозаменяемы.</text:span></text:p>
      <text:p text:style-name="P513"/>
      <text:p text:style-name="P1399">Притяжательный падеж. Possessive Case</text:p>
      <text:p text:style-name="P517"/>
      <text:p text:style-name="P1219"><text:span text:style-name="T962">Сообщает информацию о том, </text:span><text:span text:style-name="T931">кому</text:span><text:span text:style-name="T962"> принадлежит </text:span><text:span text:style-name="T966">объект</text:span><text:span text:style-name="T962">, </text:span><text:span text:style-name="T963">т. е. указывает на владельца.</text:span></text:p>
      <text:p text:style-name="P519"/>
      <text:p text:style-name="P1387"><text:span text:style-name="T932">Существительно в притяжательном падеже, как и </text:span><text:span text:style-name="T963">притяжательное</text:span><text:span text:style-name="T932"> местоимение, </text:span></text:p>
      <text:p text:style-name="P1217"><text:span text:style-name="T962">отвечает </text:span><text:span text:style-name="T932">на вопрос «чей?». </text:span><text:span text:style-name="T963">Они взаимозаменяемы.</text:span></text:p>
      <text:p text:style-name="P520"/>
      <text:p text:style-name="P521"><text:span text:style-name="T963">Чтобы поставить существительное в этот падеж, нужно добавить к нему окончание </text:span><text:span text:style-name="T508">`s</text:span><text:span text:style-name="T963">.</text:span></text:p>
      <text:p text:style-name="P518"/>
      <text:p text:style-name="P61"><text:span text:style-name="T470">This is </text:span><text:span text:style-name="T1118">Tom`s</text:span><text:span text:style-name="T471"> friend — </text:span><text:span text:style-name="T470">Это друг </text:span><text:span text:style-name="T1119">Тома</text:span><text:span text:style-name="T470"> (существительное в притяжательном падеже)</text:span></text:p>
      <text:p text:style-name="P176">This is <text:span text:style-name="T1104">his</text:span> friend — Это <text:span text:style-name="T1104">его</text:span> друг (притяжательное местоимение)</text:p>
      <text:p text:style-name="P518"/>
      <text:p text:style-name="P519"><text:span text:style-name="T1359">Если существительное </text:span><text:span text:style-name="T1360">только </text:span><text:span text:style-name="T1359">подразумевается, то его можно не указывать.</text:span></text:p>
      <text:p text:style-name="P176">This isn`t my car. It`s my brothers`s — Это не моя машина. Она брата.</text:p>
      <text:p text:style-name="P520"/>
      <text:p text:style-name="P522"><text:soft-page-break/>Если существительное идет в связке с прилагательным или местоимением, то <text:span text:style-name="T508">`s</text:span> </text:p>
      <text:p text:style-name="P522">ставиться в концей всей связки: <text:span text:style-name="T508">a </text:span><text:span text:style-name="T698">big dog`s</text:span><text:span text:style-name="T508"> owner</text:span>, <text:span text:style-name="T698">my friend`s</text:span><text:span text:style-name="T508"> house</text:span>.</text:p>
      <text:p text:style-name="P522"/>
      <text:p text:style-name="P522">Если владельцев несколько то <text:span text:style-name="T508">`s</text:span> ставится в конце словосочетания: </text:p>
      <text:p text:style-name="P177"><text:span text:style-name="T1104">Rick and Kate`s</text:span> wedding — Свадьба Рика и Кейт.</text:p>
      <text:p text:style-name="P522"/>
      <text:p text:style-name="P522">Если существительное во множественном числе, то в конце пишется только апостроф, </text:p>
      <text:p text:style-name="P1218"><text:span text:style-name="T964">без </text:span><text:span text:style-name="T647">s</text:span><text:span text:style-name="T964">: </text:span><text:span text:style-name="T647">my </text:span><text:span text:style-name="T701">friends`</text:span><text:span text:style-name="T647"> school</text:span><text:span text:style-name="T964">. Но если во множественном числе слово-исключение, </text:span></text:p>
      <text:p text:style-name="P1218"><text:span text:style-name="T964">то применяются обычные правила: </text:span><text:span text:style-name="T701">men`s</text:span><text:span text:style-name="T647"> clothes</text:span><text:span text:style-name="T964"> (мужская одежда).</text:span></text:p>
      <text:p text:style-name="P522"/>
      <text:p text:style-name="P1388"><text:span text:style-name="T964">П</text:span><text:span text:style-name="T932">орядок слов следующий: сначала указывается владелец в притяжательном падеже, </text:span></text:p>
      <text:p text:style-name="P523">а потом то, чем он владеет (в русском языке все наоборот).</text:p>
      <text:p text:style-name="P523"/>
      <text:p text:style-name="P1219"><text:span text:style-name="T965">Если </text:span><text:span text:style-name="T966">предмет</text:span><text:span text:style-name="T965"> является частью другого </text:span><text:span text:style-name="T966">предмета</text:span><text:span text:style-name="T965">, то вместо притяжательного падежа используется предлог </text:span><text:span text:style-name="T648">of</text:span><text:span text:style-name="T965">. Т. к. владельцем может быть кто-то живой.</text:span></text:p>
      <text:p text:style-name="P523"/>
      <text:p text:style-name="P98"><text:span text:style-name="T472">T</text:span><text:span text:style-name="T392">he wheel of the car — Колесо машины (Car`s wheel неправильно).</text:span></text:p>
      <text:p text:style-name="P62"><text:span text:style-name="T472">The door of the house — Двер дома </text:span><text:span text:style-name="T473">(предмет + of + больший предмет)</text:span><text:span text:style-name="T472">.</text:span></text:p>
      <text:p text:style-name="P524"/>
      <text:p text:style-name="P1390"><text:span text:style-name="T965">С</text:span><text:span text:style-name="T932">ловосочетания с предлогом </text:span><text:span text:style-name="T617">of</text:span><text:span text:style-name="T932">:</text:span></text:p>
      <text:list xml:id="list3697670068" text:style-name="L67">
        <text:list-item>
          <text:p text:style-name="P1600">the beginning/end of — начало/конец чего-то;</text:p>
        </text:list-item>
        <text:list-item>
          <text:p text:style-name="P1600">the top/middle/bottom of — вершина/середина/дно чего-то;</text:p>
        </text:list-item>
        <text:list-item>
          <text:p text:style-name="P1600">the side of — сторона чего-то.</text:p>
        </text:list-item>
      </text:list>
      <text:p text:style-name="P1389"/>
      <text:p text:style-name="P1398">Существительное. Noun</text:p>
      <text:p text:style-name="P1391"/>
      <text:p text:style-name="P1220"><text:span text:style-name="T1370">Ч</text:span>асть речи, обознача<text:span text:style-name="T1370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61">в предложении. </text:span></text:p>
      <text:p text:style-name="P1392"/>
      <text:p text:style-name="P1221"><text:span text:style-name="T1361">В русском языке существительное меняется по падежам. В английском </text:span><text:span text:style-name="T1365">все</text:span><text:span text:style-name="T1361"> по другому. </text:span></text:p>
      <text:p text:style-name="P1221"><text:span text:style-name="T1361">Там за падежи отвечают предлоги, а не окончания:</text:span><text:span text:style-name="T1120"> </text:span><text:span text:style-name="T704">to</text:span><text:span text:style-name="T541"> the table </text:span><text:span text:style-name="T652">—</text:span><text:span text:style-name="T541"> </text:span><text:span text:style-name="T704">к</text:span><text:span text:style-name="T541"> стол</text:span><text:span text:style-name="T704">у</text:span><text:span text:style-name="T1361">.</text:span></text:p>
      <text:p text:style-name="P1221"/>
      <text:p text:style-name="P1253"><text:span text:style-name="T388">И</text:span><text:span text:style-name="T389">менительным и объектный падеж </text:span><text:span text:style-name="T390">распростанаются</text:span><text:span text:style-name="T389"> только </text:span><text:span text:style-name="T390">на</text:span><text:span text:style-name="T389"> местоимения!</text:span></text:p>
      <text:p text:style-name="P1392"/>
      <text:p text:style-name="P11">Множественное <text:span text:style-name="T1362">число. Plural</text:span></text:p>
      <text:p text:style-name="P1392"/>
      <text:p text:style-name="P1407">Распространяется только на существительные, и не касается прилагательных.</text:p>
      <text:p text:style-name="P1224"><text:span text:style-name="T1363">Образуется с помощью окончания </text:span><text:span text:style-name="T539">-s</text:span><text:span text:style-name="T1363"> или </text:span><text:span text:style-name="T539">-es.</text:span></text:p>
      <text:p text:style-name="P101"/>
      <text:p text:style-name="P1224"><text:span text:style-name="T540">a </text:span><text:span text:style-name="T539">blue ballon</text:span><text:span text:style-name="T703">s</text:span><text:span text:style-name="T539"> — </text:span><text:span text:style-name="T540">г</text:span><text:span text:style-name="T539">олуб</text:span><text:span text:style-name="T703">ые</text:span><text:span text:style-name="T539"> шарик</text:span><text:span text:style-name="T703">и</text:span><text:span text:style-name="T539">.</text:span></text:p>
      <text:p text:style-name="P1389"/>
      <text:p text:style-name="P525">Окончание <text:span text:style-name="T508">-es</text:span> ставится, когда:</text:p>
      <text:p text:style-name="P525"/>
      <text:list xml:id="list1511793933" text:style-name="L68">
        <text:list-item>
          <text:p text:style-name="P1601">слово заканчивается на <text:span text:style-name="T508">-s</text:span> или шипящий <text:span text:style-name="T508">-sh</text:span>, <text:span text:style-name="T508">-ch</text:span>, <text:span text:style-name="T508">-x</text:span>:</text:p>
          <text:p text:style-name="P1741">box/boxes, watch/watches, dish/dishes, bus/buses;</text:p>
          <text:p text:style-name="P1601"/>
        </text:list-item>
        <text:list-item>
          <text:p text:style-name="P1601">слово заканчивается на <text:span text:style-name="T508">-o</text:span> <text:span text:style-name="T1364">(</text:span>кроме исключений<text:span text:style-name="T1364">)</text:span>:</text:p>
          <text:p text:style-name="P1741">potato/potatoes, piano/pianos;</text:p>
          <text:p text:style-name="P1601"/>
        </text:list-item>
        <text:list-item>
          <text:p text:style-name="P1715"><text:span text:style-name="T967">слово заканчивается на </text:span><text:span text:style-name="T653">-f</text:span><text:span text:style-name="T967"> или </text:span><text:span text:style-name="T653">-fe</text:span><text:span text:style-name="T967">, </text:span><text:span text:style-name="T968">где</text:span><text:span text:style-name="T967"> </text:span><text:span text:style-name="T653">-f</text:span><text:span text:style-name="T967"> </text:span><text:span text:style-name="T968">также </text:span><text:span text:style-name="T967">заменяется на </text:span><text:span text:style-name="T653">-v</text:span><text:span text:style-name="T967"> </text:span><text:span text:style-name="T968">(кроме исключений)</text:span><text:span text:style-name="T967">:</text:span></text:p>
          <text:p text:style-name="P1750"><text:span text:style-name="T474">s</text:span><text:span text:style-name="T392">helf/shelves, wife/wives, proof/proofs.</text:span></text:p>
        </text:list-item>
      </text:list>
      <text:p text:style-name="P526"/>
      <text:p text:style-name="P527"><text:soft-page-break/>Слова-исключения, которые меняются не по правилам:</text:p>
      <text:list xml:id="list2315562806" text:style-name="L69">
        <text:list-item>
          <text:p text:style-name="P1602">man/men — мужчина/мужчины;</text:p>
        </text:list-item>
        <text:list-item>
          <text:p text:style-name="P1602">child/children — ребенок/дети;</text:p>
        </text:list-item>
        <text:list-item>
          <text:p text:style-name="P1602">woman/women [вимен] — женщина/женщины;</text:p>
        </text:list-item>
        <text:list-item>
          <text:p text:style-name="P1602">foot/feet — нога/ноги;</text:p>
        </text:list-item>
        <text:list-item>
          <text:p text:style-name="P1602">mouse/mice — мышь/мыши;</text:p>
        </text:list-item>
        <text:list-item>
          <text:p text:style-name="P1602">sheep/sheep — овца/овцы;</text:p>
        </text:list-item>
        <text:list-item>
          <text:p text:style-name="P1754"><text:span text:style-name="T932">tooth/teeth — </text:span><text:span text:style-name="T969">зуб/</text:span><text:span text:style-name="T932">зубы;</text:span></text:p>
        </text:list-item>
        <text:list-item>
          <text:p text:style-name="P1603">fish/fish — рыба/рыбы;</text:p>
        </text:list-item>
        <text:list-item>
          <text:p text:style-name="P1754"><text:span text:style-name="T969">goose/geese — гусь/гуси.</text:span><text:span text:style-name="T932"> </text:span></text:p>
        </text:list-item>
      </text:list>
      <text:p text:style-name="P665"/>
      <text:p text:style-name="P12"><text:span text:style-name="T845">И</text:span><text:span text:style-name="T814">счисляемые и неисчисляемые существительные</text:span></text:p>
      <text:p text:style-name="P528"/>
      <text:p text:style-name="P529">Исчисляемые существительные можно пересчитать. У них есть форма единственного </text:p>
      <text:p text:style-name="P1223"><text:span text:style-name="T970">и множественного числа. Количество можно указать числом, наречием </text:span><text:span text:style-name="T972">или артиклем </text:span><text:span text:style-name="T650">a</text:span><text:span text:style-name="T972"> (one).</text:span></text:p>
      <text:p text:style-name="P530"/>
      <text:p text:style-name="P178"><text:span text:style-name="T1104">3</text:span> apples — 3 яблока;</text:p>
      <text:p text:style-name="P178"><text:span text:style-name="T1104">many</text:span> books — много книг;</text:p>
      <text:p text:style-name="P1222"><text:span text:style-name="T649">I want </text:span><text:span text:style-name="T702">a</text:span><text:span text:style-name="T649"> banana — </text:span><text:span text:style-name="T651">я</text:span><text:span text:style-name="T649"> хочу банан.</text:span></text:p>
      <text:p text:style-name="P530"/>
      <text:p text:style-name="P1393"><text:span text:style-name="T932">Неисчисляемые существительные невозможно посчитать. К ним относятся вещества, жидкости, явления, ощущуне</text:span><text:span text:style-name="T972">н</text:span><text:span text:style-name="T932">ия, </text:span><text:span text:style-name="T973">абстрактные </text:span><text:span text:style-name="T932">понятия. </text:span><text:span text:style-name="T975">Они и</text:span><text:span text:style-name="T932">меют только одну форму единственного числа и заменяются местоимнием </text:span><text:span text:style-name="T617">it</text:span><text:span text:style-name="T932">.</text:span></text:p>
      <text:p text:style-name="P530"/>
      <text:p text:style-name="P530">Чтобы выразить количество, используется дополнительная мерка: </text:p>
      <text:p text:style-name="P530"/>
      <text:list xml:id="list1142018845" text:style-name="L70">
        <text:list-item>
          <text:p text:style-name="P1604">для жидкостей:</text:p>
          <text:list>
            <text:list-item>
              <text:p text:style-name="P1606"><text:span text:style-name="T1372">a </text:span>glass of — стакан;</text:p>
            </text:list-item>
            <text:list-item>
              <text:p text:style-name="P1606"><text:span text:style-name="T1372">a </text:span>cup of — чашка;</text:p>
            </text:list-item>
            <text:list-item>
              <text:p text:style-name="P1606"><text:span text:style-name="T1372">a</text:span> jar of — банка;</text:p>
            </text:list-item>
            <text:list-item>
              <text:p text:style-name="P1606"><text:span text:style-name="T1372">a </text:span>jug of — кувшин;</text:p>
            </text:list-item>
            <text:list-item>
              <text:p text:style-name="P1606"><text:span text:style-name="T1372">a </text:span>bottle of — бутылка;</text:p>
            </text:list-item>
          </text:list>
          <text:p text:style-name="P1605"/>
        </text:list-item>
        <text:list-item>
          <text:p text:style-name="P1604">для сыпучих веществ:</text:p>
          <text:list>
            <text:list-item>
              <text:p text:style-name="P1606"><text:span text:style-name="T1372">a </text:span>packet of — упаковка;</text:p>
            </text:list-item>
            <text:list-item>
              <text:p text:style-name="P1606"><text:span text:style-name="T1372">a </text:span>bowl of — миска;</text:p>
            </text:list-item>
            <text:list-item>
              <text:p text:style-name="P1606"><text:span text:style-name="T1372">a </text:span>bag of — мешок;</text:p>
            </text:list-item>
            <text:list-item>
              <text:p text:style-name="P1606"><text:span text:style-name="T1372">a </text:span>kilo of — килограм;</text:p>
            </text:list-item>
          </text:list>
          <text:p text:style-name="P1609"/>
        </text:list-item>
        <text:list-item>
          <text:p text:style-name="P1608">для продуктов, которые режут:</text:p>
          <text:list>
            <text:list-item>
              <text:p text:style-name="P1755"><text:span text:style-name="T977">a </text:span><text:span text:style-name="T932">piece/</text:span><text:span text:style-name="T971">slice</text:span><text:span text:style-name="T932"> of — кусо</text:span><text:span text:style-name="T971">чек</text:span><text:span text:style-name="T932">;</text:span></text:p>
            </text:list-item>
            <text:list-item>
              <text:p text:style-name="P1606"><text:span text:style-name="T1372">a </text:span>loaf of — буханка;</text:p>
            </text:list-item>
          </text:list>
        </text:list-item>
      </text:list>
      <text:p text:style-name="P531"/>
      <text:p text:style-name="P215"/>
      <text:p text:style-name="P1540"><text:span text:style-name="T475">2 loafs of bread — </text:span><text:span text:style-name="T476">д</text:span><text:span text:style-name="T475">ве буханки хлеба.</text:span></text:p>
      <text:p text:style-name="P102"><text:span text:style-name="T478">a </text:span><text:span text:style-name="T475">c</text:span><text:span text:style-name="T392">up of tea — (одна) чашка чая</text:span></text:p>
      <text:p text:style-name="P531"/>
      <text:p text:style-name="P532">Существительные, которые всегда неислисляемые:</text:p>
      <text:list xml:id="list3605394098" text:style-name="L71">
        <text:list-item>
          <text:p text:style-name="P1607">news — новости;</text:p>
        </text:list-item>
        <text:list-item>
          <text:p text:style-name="P1607">money — деньги;</text:p>
        </text:list-item>
        <text:list-item>
          <text:p text:style-name="P1607">bad luck — неудача;</text:p>
        </text:list-item>
        <text:list-item>
          <text:p text:style-name="P1607">traffic — транспорт на дороге;</text:p>
        </text:list-item>
        <text:list-item>
          <text:p text:style-name="P1607">f<text:span text:style-name="T1371">u</text:span>rniture — мебель;</text:p>
        </text:list-item>
        <text:list-item>
          <text:p text:style-name="P1607">progress — прогресс;</text:p>
        </text:list-item>
        <text:list-item>
          <text:p text:style-name="P1607">information — информация;</text:p>
        </text:list-item>
        <text:list-item>
          <text:p text:style-name="P1607">advice — совет;</text:p>
        </text:list-item>
        <text:list-item>
          <text:p text:style-name="P1607">hair — волосы;</text:p>
        </text:list-item>
        <text:list-item>
          <text:p text:style-name="P1607">paper — бумага;</text:p>
        </text:list-item>
        <text:list-item>
          <text:p text:style-name="P1607">food — еда;</text:p>
        </text:list-item>
      </text:list>
      <text:p text:style-name="P531"/>
      <text:p text:style-name="P99"><text:span text:style-name="T392">It is good news — Это хорошие новости </text:span><text:span text:style-name="T477">(без артикля)</text:span><text:span text:style-name="T392">.</text:span></text:p>
      <text:p text:style-name="P100"><text:span text:style-name="T392">I need good advice — Мне нужен хороший совет </text:span><text:span text:style-name="T477">(без артикля)</text:span><text:span text:style-name="T392">.</text:span></text:p>
      <text:p text:style-name="P666"/>
      <text:p text:style-name="P13"><text:span text:style-name="T814">Два </text:span><text:span text:style-name="T846">(и более) </text:span><text:span text:style-name="T814">существительный рядом</text:span></text:p>
      <text:p text:style-name="P533"/>
      <text:p text:style-name="P1226"><text:span text:style-name="T974">Такая цепочка обозначает один предмет, идею </text:span><text:span text:style-name="T976">или </text:span><text:span text:style-name="T97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78">ь</text:span><text:span text:style-name="T974">ся прилагательным </text:span><text:span text:style-name="T976">или</text:span><text:span text:style-name="T974"> существительным с предлогом).</text:span></text:p>
      <text:p text:style-name="P534"/>
      <text:p text:style-name="P179">a tennis ball — теннисный мяч / мяч для тенниса;</text:p>
      <text:p text:style-name="P179">a income tax — подоходный налог / налог на прибыль;</text:p>
      <text:p text:style-name="P535"/>
      <text:p text:style-name="P537">Первое существительное всегда стоит в единственном числе.</text:p>
      <text:p text:style-name="P537"/>
      <text:p text:style-name="P180">tennis balls — теннисные мячи;</text:p>
      <text:p text:style-name="P181">two part question (question of two parts) — <text:span text:style-name="T1373">вопрос из 2х частей;</text:span></text:p>
      <text:p text:style-name="P535"/>
      <text:p text:style-name="P1394"><text:span text:style-name="T974">И</text:span><text:span text:style-name="T932">ногда первое существительное имеет окончание </text:span><text:span text:style-name="T617">-ing</text:span><text:span text:style-name="T932">.</text:span></text:p>
      <text:p text:style-name="P536"/>
      <text:p text:style-name="P179">a swimming pool — плавательный бассейн;</text:p>
      <text:p text:style-name="P181">working hours — рабочие часы;</text:p>
      <text:p text:style-name="P536"/>
      <text:p text:style-name="P1400">Артикли. Articles</text:p>
      <text:p text:style-name="P538"/>
      <text:p text:style-name="P539">Это маленькие слова перед существительными, которые передают оттенки смысла.</text:p>
      <text:p text:style-name="P539">Есть 2 вида артикля: неопределенный <text:span text:style-name="T1376">(</text:span><text:span text:style-name="T508">a/an</text:span><text:span text:style-name="T1376">)</text:span> и определенный <text:span text:style-name="T1376">(</text:span><text:span text:style-name="T508">the</text:span><text:span text:style-name="T1376">)</text:span>.</text:p>
      <text:p text:style-name="P539"/>
      <text:p text:style-name="P646">Неопределенный артикль</text:p>
      <text:p text:style-name="P539"/>
      <text:p text:style-name="P1227"><text:span text:style-name="T979">Артикль </text:span><text:span text:style-name="T654">a</text:span><text:span text:style-name="T979"> </text:span><text:span text:style-name="T988">указывает на</text:span><text:span text:style-name="T979"> </text:span><text:span text:style-name="T980">один </text:span><text:span text:style-name="T979">предмет. Причем не конкретный предмет, а</text:span><text:span text:style-name="T980"> </text:span><text:span text:style-name="T979">неопределенный. </text:span><text:span text:style-name="T980">К</text:span><text:span text:style-name="T979">аждый </text:span><text:span text:style-name="T980">человек </text:span><text:span text:style-name="T979">может представлять </text:span><text:span text:style-name="T980">такой предмет </text:span><text:span text:style-name="T979">по своему.</text:span></text:p>
      <text:p text:style-name="P540"/>
      <text:p text:style-name="P182">a house — дом (один представит большой особняк, другой — маленький домик).</text:p>
      <text:p text:style-name="P540"/>
      <text:p text:style-name="P1230"><text:span text:style-name="T980">Его можно условно заменить на числительное </text:span><text:span text:style-name="T660">one </text:span><text:span text:style-name="T986">(какой-то один)</text:span><text:span text:style-name="T980">. </text:span><text:span text:style-name="T746">Поэтому о</text:span><text:span text:style-name="T747">н ставится перед исчисляемыми существительными в единственном числе.</text:span></text:p>
      <text:p text:style-name="P541"><text:soft-page-break/></text:p>
      <text:p text:style-name="P1232"><text:span text:style-name="T655">I have </text:span><text:span text:style-name="T705">a</text:span><text:span text:style-name="T655"> cat / I have </text:span><text:span text:style-name="T705">one</text:span><text:span text:style-name="T655"> cat — У меня есть </text:span><text:span text:style-name="T662">(одна такая </text:span><text:span text:style-name="T668">прикольная</text:span><text:span text:style-name="T662">) </text:span><text:span text:style-name="T655">кошка.</text:span></text:p>
      <text:p text:style-name="P546"/>
      <text:p text:style-name="P542"><text:span text:style-name="T508">A</text:span> ставится перед согласными, а <text:span text:style-name="T508">an</text:span> — перед гласными. Оба означают одно и тоже.</text:p>
      <text:p text:style-name="P542"/>
      <text:p text:style-name="P728"><text:span text:style-name="T928">Если гласная читается как двойной звук с первым [</text:span>йи<text:span text:style-name="T928">], то ставится </text:span><text:span text:style-name="T576">a</text:span><text:span text:style-name="T928">: </text:span><text:span text:style-name="T576">a union</text:span><text:span text:style-name="T928">, </text:span><text:span text:style-name="T576">a European</text:span><text:span text:style-name="T928">.</text:span></text:p>
      <text:p text:style-name="P1228"><text:span text:style-name="T982">Если первая согласная (после которой гласная) не произносится, то ставится </text:span><text:span text:style-name="T658">an</text:span><text:span text:style-name="T982">: </text:span></text:p>
      <text:p text:style-name="P1228"><text:span text:style-name="T658">an hour </text:span><text:span text:style-name="T982">(аувер), </text:span><text:span text:style-name="T658">an honesty </text:span><text:span text:style-name="T982">(анэсти).</text:span></text:p>
      <text:p text:style-name="P542"/>
      <text:p text:style-name="P752"><text:span text:style-name="T982">Т</text:span><text:span text:style-name="T983">акже артикль </text:span><text:span text:style-name="T659">a</text:span><text:span text:style-name="T983"> </text:span><text:span text:style-name="T985">ставится</text:span><text:span text:style-name="T983">, когда:</text:span></text:p>
      <text:list xml:id="list2272434297" text:style-name="L72">
        <text:list-item>
          <text:p text:style-name="P1756"><text:span text:style-name="T932">говорят о профессии (</text:span><text:span text:style-name="T617">I`m a doctor)</text:span><text:span text:style-name="T932">;</text:span></text:p>
        </text:list-item>
        <text:list-item>
          <text:p text:style-name="P1757"><text:span text:style-name="T932">впервые упоминяют человека или предмет в разговоре </text:span><text:span text:style-name="T984">(</text:span><text:span text:style-name="T655">I have a cat</text:span><text:span text:style-name="T984">);</text:span></text:p>
        </text:list-item>
        <text:list-item>
          <text:p text:style-name="P1716"><text:span text:style-name="T984">дается определение предмету (</text:span><text:span text:style-name="T656">He is a good man «</text:span><text:span text:style-name="T657">О</text:span><text:span text:style-name="T656">н относится к хорошим людям»</text:span><text:span text:style-name="T984">)</text:span></text:p>
        </text:list-item>
      </text:list>
      <text:p text:style-name="P547"/>
      <text:p text:style-name="P1229">Если перед существительным сто<text:span text:style-name="T1375">и</text:span>т прилагательн<text:span text:style-name="T1375">ое</text:span>, то артикль <text:span text:style-name="T542">a</text:span><text:span text:style-name="T1379"> </text:span>ставится перед ним.</text:p>
      <text:p text:style-name="P545"/>
      <text:p text:style-name="P1229">a big old house — большой старый дом.</text:p>
      <text:p text:style-name="P183">a black and white cat — черно-белый кот.</text:p>
      <text:p text:style-name="P541"/>
      <text:p text:style-name="P543">При этом перед прилагательным без существительного артикль <text:span text:style-name="T542">a</text:span><text:span text:style-name="T1379"> </text:span>не ставится.</text:p>
      <text:p text:style-name="P543"/>
      <text:p text:style-name="P184">This book is a good (неправильно).</text:p>
      <text:p text:style-name="P184">Th<text:span text:style-name="T1374">i</text:span>s book is good (правильно).</text:p>
      <text:p text:style-name="P541"/>
      <text:p text:style-name="P647">Определенный артикль</text:p>
      <text:p text:style-name="P544"/>
      <text:p text:style-name="P549">Артикль <text:span text:style-name="T508">the</text:span> указывает на конкретный предмет или понятие.</text:p>
      <text:p text:style-name="P549">Т. е. на то, что выделяется из общей массы.</text:p>
      <text:p text:style-name="P550"/>
      <text:p text:style-name="P551">Его можно заменить указательным местоимением (<text:span text:style-name="T508">this, that, these, those</text:span>) </text:p>
      <text:p text:style-name="P1236"><text:span text:style-name="T989">и</text:span><text:span text:style-name="T988"> часто удобнее </text:span><text:span text:style-name="T991">им же </text:span><text:span text:style-name="T1000">и </text:span><text:span text:style-name="T988">переводить.</text:span></text:p>
      <text:p text:style-name="P550"/>
      <text:p text:style-name="P550">Он может стоять как перед единственным числом, так и перед множественным; </text:p>
      <text:p text:style-name="P550">как перед исчисляемыми, так и неисчисляемыми существительными.</text:p>
      <text:p text:style-name="P552"/>
      <text:p text:style-name="P1231"><text:span text:style-name="T989">Е</text:span><text:span text:style-name="T981">сли предмет или человек упоминаются в </text:span><text:span text:style-name="T992">речи </text:span><text:span text:style-name="T981">впервые, то обычно о них ничего не известно, поэтому </text:span><text:span text:style-name="T990">сначала</text:span><text:span text:style-name="T981"> использ</text:span><text:span text:style-name="T990">уется</text:span><text:span text:style-name="T981"> неопределенный артикль </text:span><text:span text:style-name="T661">a/an</text:span><text:span text:style-name="T981"> </text:span><text:span text:style-name="T989">(при условии, что он нужен</text:span><text:span text:style-name="T981">).</text:span></text:p>
      <text:p text:style-name="P1410"><text:span text:style-name="T981">Н</text:span><text:span text:style-name="T932">о если </text:span><text:span text:style-name="T1001">этот </text:span><text:span text:style-name="T932">предмет или человек упоминаются в речи повторно, то уже используется определенный артикль </text:span><text:span text:style-name="T617">the</text:span><text:span text:style-name="T932">.</text:span></text:p>
      <text:p text:style-name="P548"/>
      <text:p text:style-name="P103"><text:span text:style-name="T481">I </text:span><text:span text:style-name="T392">have got </text:span><text:span text:style-name="T1104">a</text:span><text:span text:style-name="T392"> puppy. </text:span><text:span text:style-name="T1104">The</text:span><text:span text:style-name="T392"> puppy is white — У меня есть щенок. (Этот) щенок белый.</text:span></text:p>
      <text:p text:style-name="P553"/>
      <text:p text:style-name="P553">Определенный артикль может стоять не только перед существительным, но и перед прилагательным. <text:span text:style-name="T1380">В этом случае прилагательное становится существительным.</text:span></text:p>
      <text:p text:style-name="P553"/>
      <text:p text:style-name="P187">rich people — богатые люди.</text:p>
      <text:p text:style-name="P103"><text:span text:style-name="T482">t</text:span><text:span text:style-name="T392">he rich — богачи.</text:span></text:p>
      <text:p text:style-name="P553"/>
      <text:p text:style-name="P554">Также артикль <text:span text:style-name="T508">the</text:span> ставится, когда:</text:p>
      <text:p text:style-name="P554"/>
      <text:list xml:id="list3493198381" text:style-name="L73">
        <text:list-item>
          <text:p text:style-name="P1610">говорят о части помещения:</text:p>
          <text:list>
            <text:list-item>
              <text:p text:style-name="P1614"><text:soft-page-break/>in the room — в комнате;</text:p>
            </text:list-item>
            <text:list-item>
              <text:p text:style-name="P1614">on the floor — на полу;</text:p>
            </text:list-item>
          </text:list>
          <text:p text:style-name="P1612"/>
        </text:list-item>
        <text:list-item>
          <text:p text:style-name="P1611">говорят, на каком музыкальном инструменте играют:</text:p>
          <text:list>
            <text:list-item>
              <text:p text:style-name="P1615">play the piano — играть на фортепиано;</text:p>
            </text:list-item>
          </text:list>
          <text:p text:style-name="P1612"/>
        </text:list-item>
        <text:list-item>
          <text:p text:style-name="P1610">человек напрявляется в конкретное место:</text:p>
          <text:list>
            <text:list-item>
              <text:p text:style-name="P1614">go to the bank — идти в банк;</text:p>
            </text:list-item>
            <text:list-item>
              <text:p text:style-name="P1614">drive to the shop — поехать на машине в магазин;</text:p>
            </text:list-item>
          </text:list>
          <text:p text:style-name="P1612"/>
        </text:list-item>
        <text:list-item>
          <text:p text:style-name="P1619">объект, о котором идет речь, уникальный (другого такого нет):</text:p>
          <text:list>
            <text:list-item>
              <text:p text:style-name="P1618">природные объекты или явления:</text:p>
              <text:list>
                <text:list-item>
                  <text:p text:style-name="P1615">the equator — экватор;</text:p>
                </text:list-item>
                <text:list-item>
                  <text:p text:style-name="P1615">the sky — небо;</text:p>
                </text:list-item>
                <text:list-item>
                  <text:p text:style-name="P1618">the moon — луна;</text:p>
                </text:list-item>
              </text:list>
            </text:list-item>
            <text:list-item>
              <text:p text:style-name="P1618">объекты созданные человеком</text:p>
              <text:list>
                <text:list-item>
                  <text:p text:style-name="P1615">the Bible (the Book) — Библия;</text:p>
                </text:list-item>
                <text:list-item>
                  <text:p text:style-name="P1615">the Internet — Интернет;</text:p>
                </text:list-item>
                <text:list-item>
                  <text:p text:style-name="P1618">the radio — радио;</text:p>
                </text:list-item>
              </text:list>
            </text:list-item>
            <text:list-item>
              <text:p text:style-name="P1618"><text:span text:style-name="T1381">с </text:span>превосходн<text:span text:style-name="T1381">ой</text:span> степень<text:span text:style-name="T1381">ю</text:span> прилагательных:</text:p>
              <text:list>
                <text:list-item>
                  <text:p text:style-name="P1615">the longest — самый длинный;</text:p>
                </text:list-item>
                <text:list-item>
                  <text:p text:style-name="P1618">the hottest — самый жаркий;</text:p>
                </text:list-item>
              </text:list>
            </text:list-item>
            <text:list-item>
              <text:p text:style-name="P1616"><text:span text:style-name="T1382">со </text:span>словосочетани<text:span text:style-name="T1382">ем</text:span><text:span text:style-name="T508"> the same</text:span> (такой же, одинаковый):</text:p>
              <text:p text:style-name="P1742">These two photos are the same — Эти 2 фото одинаковые;</text:p>
            </text:list-item>
          </text:list>
          <text:p text:style-name="P1617"/>
        </text:list-item>
        <text:list-item>
          <text:p text:style-name="P1610">перед порядковым числительным:</text:p>
          <text:list>
            <text:list-item>
              <text:p text:style-name="P1620">the first — первый;</text:p>
            </text:list-item>
            <text:list-item>
              <text:p text:style-name="P1620">the second — второй;</text:p>
            </text:list-item>
          </text:list>
          <text:p text:style-name="P1612"/>
        </text:list-item>
        <text:list-item>
          <text:p text:style-name="P1613">перед фамилией (чтобы показать что люди принадлежат одной семье):</text:p>
          <text:p text:style-name="P1751"><text:span text:style-name="T479">The Jachsons </text:span><text:span text:style-name="T480">are very nice people — Джексоны очень милые люди;</text:span></text:p>
          <text:p text:style-name="P1612"/>
        </text:list-item>
        <text:list-item>
          <text:p text:style-name="P1621">в словосочетаниях, касающихся сторон:</text:p>
          <text:list>
            <text:list-item>
              <text:p text:style-name="P1622">the top of — верхушка (чего-то);</text:p>
            </text:list-item>
            <text:list-item>
              <text:p text:style-name="P1622">on the left — слева.</text:p>
            </text:list-item>
          </text:list>
        </text:list-item>
      </text:list>
      <text:p text:style-name="P555"/>
      <text:p text:style-name="P650">Случаи, когда артикли не используются</text:p>
      <text:p text:style-name="P555"/>
      <text:p text:style-name="P556">Такие ситуации зачастую не имеют логического объяснения и их нужно просто запомнить.</text:p>
      <text:p text:style-name="P556"/>
      <text:list xml:id="list610459560" text:style-name="L74">
        <text:list-item>
          <text:p text:style-name="P1623">в выражениях со словами <text:span text:style-name="T508">breakfast</text:span>, <text:span text:style-name="T508">lunch</text:span>, <text:span text:style-name="T508">dinner</text:span>:</text:p>
          <text:p text:style-name="P1743">When do you usually have breakfast? — Когда ты обычно завтракаешь?</text:p>
          <text:p text:style-name="P1624"/>
        </text:list-item>
        <text:list-item>
          <text:p text:style-name="P1625">когда говорят о направлении или местонахождении словами:</text:p>
          <text:list>
            <text:list-item>
              <text:p text:style-name="P1624">work <text:span text:style-name="T1392">(</text:span><text:span text:style-name="T508">go to work, start work</text:span><text:span text:style-name="T1392">)</text:span>;</text:p>
            </text:list-item>
            <text:list-item>
              <text:p text:style-name="P1624">school, university, college <text:span text:style-name="T1392">(</text:span><text:span text:style-name="T508">go to school, start school</text:span>);</text:p>
            </text:list-item>
            <text:list-item>
              <text:p text:style-name="P1624"><text:soft-page-break/>church, hospital, prison <text:span text:style-name="T1392">(</text:span><text:span text:style-name="T508">go to church, be at hospital</text:span><text:span text:style-name="T1392">)</text:span>;</text:p>
            </text:list-item>
            <text:list-item>
              <text:p text:style-name="P1624">home, bed <text:span text:style-name="T1392">(</text:span><text:span text:style-name="T508">go home, go to bed</text:span><text:span text:style-name="T1392">)</text:span>;</text:p>
            </text:list-item>
          </text:list>
          <text:p text:style-name="P1624"/>
        </text:list-item>
        <text:list-item>
          <text:p text:style-name="P1623">в словосочетаниях <text:span text:style-name="T508">play</text:span> + вид спорта или игры:</text:p>
          <text:p text:style-name="P1743">I play football — Я играю в футбол;</text:p>
          <text:p text:style-name="P1624"/>
        </text:list-item>
        <text:list-item>
          <text:p text:style-name="P1623">перед названием языков или учебных дисциплин (котор. всегда с большой буквы):</text:p>
          <text:p text:style-name="P1743">I want to speak <text:span text:style-name="T1377">English well — Я хочу хорошо говорить по-английски;</text:span></text:p>
          <text:p text:style-name="P1624"/>
        </text:list-item>
        <text:list-item>
          <text:p text:style-name="P1626">перед именами людей и фамилями:</text:p>
          <text:p text:style-name="P1744">My name is Bond, James Bond — Меня зовут Бонд, Джеймс Бонд.</text:p>
        </text:list-item>
      </text:list>
      <text:p text:style-name="P557"/>
      <text:p text:style-name="P648">Артикли в географических названиях</text:p>
      <text:p text:style-name="P558"/>
      <text:p text:style-name="P1233"><text:span text:style-name="T993">Артикли не </text:span><text:span text:style-name="T995">ставятся</text:span><text:span text:style-name="T993"> </text:span><text:span text:style-name="T995">с</text:span><text:span text:style-name="T993"> названиями континентов:</text:span></text:p>
      <text:p text:style-name="P185">I live in Western Europe — Я живу в западной Европе.</text:p>
      <text:p text:style-name="P559"/>
      <text:p text:style-name="P559">Артикли не ставятся с названиям<text:span text:style-name="T1378">и</text:span> стран из 1 слова и с названиями городов:</text:p>
      <text:p text:style-name="P185">Washington is the capital of America — Вашингтон — столица Америки.</text:p>
      <text:p text:style-name="P185"/>
      <text:p text:style-name="P186"><text:span text:style-name="T81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59"/>
      <text:p text:style-name="P1233"><text:span text:style-name="T993">Артикли не нужны в названиях горных вершин, а также там, где присутсв</text:span><text:span text:style-name="T994">ует</text:span><text:span text:style-name="T993"> слово Mount: </text:span></text:p>
      <text:p text:style-name="P1233"><text:span text:style-name="T663">Everest / Mount Everest, Makalu</text:span><text:span text:style-name="T993">. Но </text:span><text:span text:style-name="T994">в</text:span><text:span text:style-name="T993"> названия</text:span><text:span text:style-name="T994">х</text:span><text:span text:style-name="T993"> горных цепей ставится </text:span><text:span text:style-name="T663">the</text:span><text:span text:style-name="T993">: </text:span><text:span text:style-name="T663">the Himalayas</text:span><text:span text:style-name="T993">.</text:span></text:p>
      <text:p text:style-name="P559"/>
      <text:p text:style-name="P1408"><text:span text:style-name="T932">Артикль </text:span><text:span text:style-name="T617">the</text:span><text:span text:style-name="T932"> не нужен с прилагательными, образованными от частей света или когда часть света указана вместе с названием страны: </text:span><text:span text:style-name="T617">North America, Eastern Europe.</text:span></text:p>
      <text:p text:style-name="P562"/>
      <text:p text:style-name="P1408"><text:span text:style-name="T932">Артикль </text:span><text:span text:style-name="T617">the</text:span><text:span text:style-name="T932"> не нужен в названиях улиц, дорог, скверов, парков:</text:span></text:p>
      <text:p text:style-name="P189">Fifth Avenue (5я Авеню), Broadway, Times Square.</text:p>
      <text:p text:style-name="P559"/>
      <text:p text:style-name="P1233"><text:span text:style-name="T993">А</text:span><text:span text:style-name="T996">ртикль </text:span><text:span text:style-name="T665">the</text:span><text:span text:style-name="T996"> нужен в названиях водных объектов (океан, море, река, канал): </text:span><text:span text:style-name="T665">the Thames River, the Amazon (Амазонка), the Pacific (Тихий океан), the Baltic Sea. </text:span><text:span text:style-name="T995">Но с названиями озер он </text:span></text:p>
      <text:p text:style-name="P1233"><text:span text:style-name="T995">не используется: </text:span><text:span text:style-name="T664">Lake Superior (Верхнее озеро).</text:span></text:p>
      <text:p text:style-name="P564"/>
      <text:p text:style-name="P560">Также <text:span text:style-name="T508">the</text:span> нужен в названиях частей света: <text:span text:style-name="T508">the north, the south, the east, the west</text:span>.</text:p>
      <text:p text:style-name="P186">We should go to the north — Нам нужно идти на север.</text:p>
      <text:p text:style-name="P561"/>
      <text:p text:style-name="P1233"><text:span text:style-name="T1002">Следует</text:span><text:span text:style-name="T1003"> </text:span><text:span text:style-name="T1002">знать</text:span><text:span text:style-name="T1003">, что на картах не печатают артикль </text:span><text:span text:style-name="T669">the</text:span><text:span text:style-name="T1003">, даже когда он нужен.</text:span></text:p>
      <text:p text:style-name="P561"/>
      <text:p text:style-name="P649">Артикли в других названиях</text:p>
      <text:p text:style-name="P561"/>
      <text:p text:style-name="P563">Артикль не ставится в названиях административных зданий или комплексов из 2х слов.</text:p>
      <text:p text:style-name="P188"/>
      <text:p text:style-name="P188">Cambridge University, JFK Airport, Buckingham Palace.</text:p>
      <text:p text:style-name="P188">(порядок слов: сначала уникальное название, а затем категория <text:s/>объекта).</text:p>
      <text:p text:style-name="P563"/>
      <text:p text:style-name="P1234"><text:span text:style-name="T997">Артикль </text:span><text:span text:style-name="T666">the</text:span><text:span text:style-name="T997"> ставится в названиях отелей, театров, галерей, а также в названиях всемирно известных зданий:</text:span><text:span text:style-name="T666"> the Hilton Hotel, the Red Lion (бар), the White House.</text:span></text:p>
      <text:p text:style-name="P563"/>
      <text:p text:style-name="P1409"><text:span text:style-name="T932">В названиях, где присутствует предлог </text:span><text:span text:style-name="T617">of</text:span><text:span text:style-name="T932">, артикль </text:span><text:span text:style-name="T617">the</text:span><text:span text:style-name="T932"> ставится всегда: </text:span></text:p>
      <text:p text:style-name="P188"><text:soft-page-break/>the Bank of England, the Great Wall of China, the Tower of London.</text:p>
      <text:p text:style-name="P563"/>
      <text:p text:style-name="P651">Какой артикль выбрать</text:p>
      <text:p text:style-name="P565"/>
      <text:p text:style-name="P1235"><text:span text:style-name="T998">Мысленно предсавить перед существительным слово «один», «один такой (</text:span><text:span text:style-name="T999">прикольный</text:span><text:span text:style-name="T998">)», </text:span></text:p>
      <text:p text:style-name="P1235"><text:span text:style-name="T998">«один из» и т. д. Если логика предложения не нарушена, то скорее всего нужен </text:span><text:span text:style-name="T667">a/an</text:span><text:span text:style-name="T998">.</text:span></text:p>
      <text:p text:style-name="P565"/>
      <text:p text:style-name="P190">I`ve got a window in my room — У меня в комнате есть окно. (обычное окно, каких много)</text:p>
      <text:p text:style-name="P565"/>
      <text:p text:style-name="P1235"><text:span text:style-name="T998">Мысленно представить перед существительным слова: </text:span><text:span text:style-name="T667">this, that, these, those</text:span><text:span text:style-name="T998"> или «тот самый», «именно тот», «конкретное этот» и т. д. Если смысл предложения в целом не изменился, </text:span></text:p>
      <text:p text:style-name="P1235"><text:span text:style-name="T998">то можно ставить </text:span><text:span text:style-name="T667">the</text:span><text:span text:style-name="T998">.</text:span></text:p>
      <text:p text:style-name="P565"/>
      <text:p text:style-name="P191">Look at the window. It`s broken — Посмотри на окно. Оно разбито. (посмотри на это конкретное окно, именно оно разбито).</text:p>
      <text:p text:style-name="P1405"/>
      <text:p text:style-name="P1405">Прилагательное. Adjective</text:p>
      <text:p text:style-name="P566"/>
      <text:p text:style-name="P1237"><text:span text:style-name="T1005">Ч</text:span><text:span text:style-name="T1004">асть речи, которая описывает качества и свойства объектов, и отвечает на вопрос «какой?».</text:span></text:p>
      <text:p text:style-name="P567"/>
      <text:p text:style-name="P1238"><text:span text:style-name="T1004">П</text:span><text:span text:style-name="T1005">рилагательное стоит перед существительным, но может появиться и без него если используется после глагола </text:span><text:span text:style-name="T670">be</text:span><text:span text:style-name="T1005">. В этом случае </text:span><text:span text:style-name="T1013">оно</text:span><text:span text:style-name="T1005"> </text:span><text:span text:style-name="T1013">обычно</text:span><text:span text:style-name="T1005"> переводиться глаголом.</text:span></text:p>
      <text:p text:style-name="P568"/>
      <text:p text:style-name="P1238"><text:span text:style-name="T1005">Если перед прилагательным стоит артикль </text:span><text:span text:style-name="T670">the</text:span><text:span text:style-name="T1005">, то оно </text:span><text:span text:style-name="T1006">становится</text:span><text:span text:style-name="T1005"> существительным.</text:span></text:p>
      <text:p text:style-name="P1239"><text:span text:style-name="T1005">Прилагательн</text:span><text:span text:style-name="T1007">ые</text:span><text:span text:style-name="T1005"> не меняется по родам, числам и падежам.</text:span></text:p>
      <text:p text:style-name="P568"/>
      <text:p text:style-name="P1411"><text:span text:style-name="T1005">П</text:span><text:span text:style-name="T932">рилагательные делятся на 2 группы:</text:span></text:p>
      <text:p text:style-name="P570"/>
      <text:list xml:id="list627487065" text:style-name="L75">
        <text:list-item>
          <text:p text:style-name="P1627">оценочные прилагательные; они выражают личное мнение человека о предмете:</text:p>
          <text:p text:style-name="P1745">a funny cat — смешной кот (мнение, с которым можно не соглашаться)</text:p>
          <text:p text:style-name="P1627"/>
        </text:list-item>
        <text:list-item>
          <text:p text:style-name="P1627">фактовые прилагательные; они указывают на визуальную информацию, либо факты, </text:p>
          <text:p text:style-name="P1627">которые известны об объекте: размер, возраст, цвет, происхождение, состав и пр.:</text:p>
          <text:p text:style-name="P1745">a gray cat — серый кот (характеристика, которая не зависит от мнения)</text:p>
        </text:list-item>
      </text:list>
      <text:p text:style-name="P570"/>
      <text:p text:style-name="P570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0"/>
      <text:p text:style-name="P192">a gray funny cat (неправильно)</text:p>
      <text:p text:style-name="P192">a funny gray cat (правильно)</text:p>
      <text:p text:style-name="P570"/>
      <text:p text:style-name="P753"><text:span text:style-name="T1009">Глаголы, после которых </text:span><text:span text:style-name="T1025">всегда</text:span><text:span text:style-name="T1009"> </text:span><text:span text:style-name="T1025">идут</text:span><text:span text:style-name="T1009"> прилагательн</text:span><text:span text:style-name="T1008">ые</text:span><text:span text:style-name="T1009">:</text:span></text:p>
      <text:list xml:id="list2847686506" text:style-name="L76">
        <text:list-item>
          <text:p text:style-name="P1628">be — быть;</text:p>
        </text:list-item>
        <text:list-item>
          <text:p text:style-name="P1628">get — становиться;</text:p>
        </text:list-item>
        <text:list-item>
          <text:p text:style-name="P1628">become — становиться;</text:p>
        </text:list-item>
        <text:list-item>
          <text:p text:style-name="P1628">seem — казаться;</text:p>
        </text:list-item>
        <text:list-item>
          <text:p text:style-name="P1628">look — выглядеть;</text:p>
        </text:list-item>
        <text:list-item>
          <text:p text:style-name="P1628">feel — чувствовать (себя);</text:p>
        </text:list-item>
        <text:list-item>
          <text:p text:style-name="P1628">sound — звучать;</text:p>
        </text:list-item>
        <text:list-item>
          <text:p text:style-name="P1758"><text:span text:style-name="T932">taste — </text:span><text:span text:style-name="T1008">иметь вкус</text:span><text:span text:style-name="T932">;</text:span></text:p>
        </text:list-item>
        <text:list-item>
          <text:p text:style-name="P1758"><text:span text:style-name="T932">smell — </text:span><text:span text:style-name="T1008">иметь запах</text:span><text:span text:style-name="T932">;</text:span></text:p>
        </text:list-item>
      </text:list>
      <text:p text:style-name="P1241"><text:soft-page-break/><text:span text:style-name="T234">Обычно, в английском </text:span><text:span text:style-name="T235">языке </text:span><text:span text:style-name="T234">после глаголов стоят наречия. </text:span><text:span text:style-name="T236">Но даже если стоит прилагательное, то оно все равно будет перводится наречием (кроме случае с глаголом be).</text:span></text:p>
      <text:p text:style-name="P976"/>
      <text:p text:style-name="P988"><text:span text:style-name="T392">You look nice! </text:span><text:span text:style-name="T483">— </text:span><text:span text:style-name="T392">Ты прекрасно выглядишь!</text:span></text:p>
      <text:p text:style-name="P1040">I feel bad — Я плохо себя чувствую.</text:p>
      <text:p text:style-name="P569"/>
      <text:p text:style-name="P1376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76"/>
      <text:p text:style-name="P1375"><text:span text:style-name="T392">He </text:span><text:span text:style-name="T1104">looked at</text:span><text:span text:style-name="T392"> me angrily — Он посмотрел на меня злобно</text:span></text:p>
      <text:p text:style-name="P569"/>
      <text:p text:style-name="P652">Степени сравнения прилагательных</text:p>
      <text:p text:style-name="P573"/>
      <text:p text:style-name="P574">Их всего 2: сравнительная и превосходная.</text:p>
      <text:p text:style-name="P571"/>
      <text:p text:style-name="P1240">Сравнительная степень нужна, когда сравниваются 2 альтернативы. Вторая альтернатива </text:p>
      <text:p text:style-name="P572">не обязательно должна указываться напрямую. Она может подразумеваться.</text:p>
      <text:p text:style-name="P572"/>
      <text:p text:style-name="P575">Сравнительная степень образуется с помощью суффикса <text:span text:style-name="T508">-er</text:span> или слова <text:span text:style-name="T508">more</text:span>.</text:p>
      <text:p text:style-name="P576">Суффикс <text:span text:style-name="T508">-er</text:span> ставится, когда слово состоит из 1 слога, или 2х, но заканчивается на <text:span text:style-name="T508">-y</text:span>:</text:p>
      <text:p text:style-name="P1342">small → smaller (маленький → еще меньше); </text:p>
      <text:p text:style-name="P1342">funny → funnier (смешной → смешнее);</text:p>
      <text:p text:style-name="P1342"/>
      <text:p text:style-name="P756"><text:span text:style-name="T1219">Если сло</text:span><text:span text:style-name="T1220">г</text:span><text:span text:style-name="T1219"> с 1 гласной, после которой </text:span><text:span text:style-name="T1220">1 </text:span><text:span text:style-name="T1219">согласная, то эта согласная удваивается:</text:span></text:p>
      <text:p text:style-name="P1347">big → bigger (большой → больше);</text:p>
      <text:p text:style-name="P1347">hot → hotter (горячий → горячее);</text:p>
      <text:p text:style-name="P575"/>
      <text:p text:style-name="P1241"><text:span text:style-name="T1014">С</text:span><text:span text:style-name="T1011">лово </text:span><text:span text:style-name="T672">more</text:span><text:span text:style-name="T1011"> </text:span><text:span text:style-name="T1014">(более) ставится</text:span><text:span text:style-name="T1011">, когда сло</text:span><text:span text:style-name="T1012">в</text:span><text:span text:style-name="T1011">о </text:span><text:span text:style-name="T1013">состоит </text:span><text:span text:style-name="T1011">из 2х и более слогов. </text:span></text:p>
      <text:p text:style-name="P756"><text:span text:style-name="T1033">Здесь с</text:span><text:span text:style-name="T1011">уффикс </text:span><text:span text:style-name="T672">-er</text:span><text:span text:style-name="T1011"> уже не </text:span><text:span text:style-name="T1014">используется</text:span><text:span text:style-name="T1020">:</text:span></text:p>
      <text:p text:style-name="P1345">useful → more useful (полезный → более полезный)</text:p>
      <text:p text:style-name="P1346"><text:span text:style-name="T1383">i</text:span>nteresting → more interesting (интересный → более интересный)</text:p>
      <text:p text:style-name="P575"/>
      <text:p text:style-name="P578">Есть прилагательные, для которых сравнительная степень образовывается и так и эдак:</text:p>
      <text:p text:style-name="P1334">quiet (тихий), clever (умный), narrow (узкий), simple (простой).</text:p>
      <text:p text:style-name="P1373"/>
      <text:p text:style-name="P1334">Be quiet<text:span text:style-name="T1104">er</text:span>, please / Be <text:span text:style-name="T1104">more</text:span> quiet, please — Веди себя <text:span text:style-name="T1104">тише</text:span>, пожалуйста.</text:p>
      <text:p text:style-name="P575"/>
      <text:p text:style-name="P577"><text:span text:style-name="T1228">П</text:span><text:span text:style-name="T1190">ри сравнении двух прилагательных часто используется слово </text:span><text:span text:style-name="T1201">than</text:span><text:span text:style-name="T1190"> (чем).</text:span></text:p>
      <text:p text:style-name="P1343"/>
      <text:p text:style-name="P1337"><text:span text:style-name="T392">New York is </text:span><text:span text:style-name="T1104">bigger than</text:span><text:span text:style-name="T392"> Manchester — Нью Йорк </text:span><text:span text:style-name="T1104">больше, чем</text:span><text:span text:style-name="T392"> Манчестер.</text:span></text:p>
      <text:p text:style-name="P1242"><text:span text:style-name="T1193">Apples are </text:span><text:span text:style-name="T1199">testier than</text:span><text:span text:style-name="T1193"> cherries — Яблоки </text:span><text:span text:style-name="T1199">слаще</text:span><text:span text:style-name="T1193"> вишен.</text:span></text:p>
      <text:p text:style-name="P1335"/>
      <text:p text:style-name="P1353"><text:span text:style-name="T1010">Иногда после </text:span><text:span text:style-name="T671">than</text:span><text:span text:style-name="T1010"> может идти местоимение в объектной форме (</text:span><text:span text:style-name="T671">me, you, him, her</text:span><text:span text:style-name="T1010"> и т. д.).</text:span></text:p>
      <text:p text:style-name="P1242"><text:span text:style-name="T1226">Сложность этой ситуации в том, </text:span><text:span text:style-name="T1227">что при переводе</text:span><text:span text:style-name="T1226"> местоимен. </text:span><text:span text:style-name="T1221">будет </text:span><text:span text:style-name="T1226">в именительном падеже.</text:span></text:p>
      <text:p text:style-name="P1343"/>
      <text:p text:style-name="P1337"><text:span text:style-name="T392">I`m more attentive </text:span><text:span text:style-name="T1104">than him</text:span><text:span text:style-name="T392"> — Я внимательней, </text:span><text:span text:style-name="T1104">чем он</text:span><text:span text:style-name="T392">.</text:span></text:p>
      <text:p text:style-name="P1334"/>
      <text:p text:style-name="P1242"><text:span text:style-name="T1221">В качестве альтернативы</text:span><text:span text:style-name="T1222"> </text:span><text:span text:style-name="T1221">м</text:span><text:span text:style-name="T1222">ожно поставить местоимение в начальной форме, а после </text:span></text:p>
      <text:p text:style-name="P1344">него вспомогательный или модальный глагол из первой части предложения.</text:p>
      <text:p text:style-name="P1336"/>
      <text:p text:style-name="P1336"/>
      <text:p text:style-name="P1541"><text:span text:style-name="T392">I am more attentive </text:span><text:span text:style-name="T1104">than he is</text:span><text:span text:style-name="T392"> — Я внимательне, </text:span><text:span text:style-name="T1104">чем он</text:span><text:span text:style-name="T392">.</text:span></text:p>
      <text:p text:style-name="P1336">I can jump higher <text:span text:style-name="T1104">than he can</text:span> — Я прыгаю выше, <text:span text:style-name="T1104">чем он</text:span>.</text:p>
      <text:p text:style-name="P575"/>
      <text:p text:style-name="P1243"><text:span text:style-name="T1015">Прилагательн</text:span><text:span text:style-name="T1016">ые</text:span><text:span text:style-name="T1015"> в сравнительной степени </text:span><text:span text:style-name="T1016">могут</text:span><text:span text:style-name="T1015"> переводиться одинаково, будь он</text:span><text:span text:style-name="T1016">и</text:span><text:span text:style-name="T1015"> </text:span><text:span text:style-name="T1223">с суффиксом </text:span><text:span text:style-name="T1194">-er</text:span><text:span text:style-name="T1223"> или с</text:span><text:span text:style-name="T1224">о</text:span><text:span text:style-name="T1223"> словом </text:span><text:span text:style-name="T1194">more</text:span><text:span text:style-name="T1223">. Тоже самое касается и </text:span><text:span text:style-name="T1194">than</text:span><text:span text:style-name="T1223"> </text:span><text:span text:style-name="T1225">(см. внимательно примеры)</text:span><text:span text:style-name="T1223">.</text:span></text:p>
      <text:p text:style-name="P193"/>
      <text:p text:style-name="P295"><text:span text:style-name="T392">Превосходная степень </text:span><text:span text:style-name="T484">обозначает наивысшую степень качества, которая в русском соответствует усилительн</text:span><text:span text:style-name="T487">о</text:span><text:span text:style-name="T484">м</text:span><text:span text:style-name="T487">у</text:span><text:span text:style-name="T484"> суффикс</text:span><text:span text:style-name="T487">у</text:span><text:span text:style-name="T484"> </text:span><text:span text:style-name="T485">-ший</text:span><text:span text:style-name="T484"> или слову «самый».</text:span></text:p>
      <text:p text:style-name="P579"/>
      <text:p text:style-name="P296"><text:span text:style-name="T392">Она используется, когда сравнивают 3 и более объектов. Общее количество может подразумеваться или выражаться местоимением </text:span><text:span text:style-name="T617">all</text:span><text:span text:style-name="T392"> или </text:span><text:span text:style-name="T617">every</text:span><text:span text:style-name="T392">.</text:span></text:p>
      <text:p text:style-name="P580"/>
      <text:p text:style-name="P582">Превосходная степень образуется по тем же правилам, что и сравнительная, только вместо</text:p>
      <text:p text:style-name="P298"><text:span text:style-name="T392">суффикса </text:span><text:span text:style-name="T617">-er</text:span><text:span text:style-name="T392"> используется </text:span><text:span text:style-name="T617">-est</text:span><text:span text:style-name="T392">, а вместо слова more используется </text:span><text:span text:style-name="T617">-most</text:span><text:span text:style-name="T392"> (самый).</text:span></text:p>
      <text:p text:style-name="P194">strong → the strongest (сильный → сильнейший / самый сильный);</text:p>
      <text:p text:style-name="P194">reasonable → the most reasonable (разумный → разумнейший / самый разумный);</text:p>
      <text:p text:style-name="P581"/>
      <text:p text:style-name="P1244"><text:span text:style-name="T1017">П</text:span><text:span text:style-name="T1018">еред прилогательным </text:span><text:span text:style-name="T1017">в превосходной степени</text:span><text:span text:style-name="T1019"> </text:span><text:span text:style-name="T1018">почти всегда </text:span><text:span text:style-name="T1017">стоит</text:span><text:span text:style-name="T1018"> артикль </text:span><text:span text:style-name="T673">the</text:span><text:span text:style-name="T1018"> </text:span><text:span text:style-name="T1017">(т. к. эта степень подчеркивает уникальность). А после прилагательного — 2 предлога: </text:span><text:span text:style-name="T674">in</text:span><text:span text:style-name="T1017"> и </text:span><text:span text:style-name="T674">of</text:span><text:span text:style-name="T1017">.</text:span></text:p>
      <text:p text:style-name="P583"/>
      <text:p text:style-name="P1412"><text:span text:style-name="T932">Предлог </text:span><text:span text:style-name="T617">in</text:span><text:span text:style-name="T932"> указывает на место, или группу людей, в которых выделяется объект.</text:span></text:p>
      <text:p text:style-name="P1244"><text:span text:style-name="T1017">А предлог </text:span><text:span text:style-name="T674">of</text:span><text:span text:style-name="T1017"> — на период времени, в котором выделяется объект.</text:span></text:p>
      <text:p text:style-name="P583"/>
      <text:p text:style-name="P104"><text:span text:style-name="T486">W</text:span><text:span text:style-name="T392">hat is the longest river in the world? — Какая самая длинная река в мире?</text:span></text:p>
      <text:p text:style-name="P1245"><text:span text:style-name="T675">It</text:span><text:span text:style-name="T676"> was the happiest day of </text:span><text:span text:style-name="T675">my</text:span><text:span text:style-name="T676"> life — </text:span><text:span text:style-name="T675">Это</text:span><text:span text:style-name="T676"> был самый счастливый день </text:span><text:span text:style-name="T675">в моей</text:span><text:span text:style-name="T676"> жизни.</text:span></text:p>
      <text:p text:style-name="P581"/>
      <text:p text:style-name="P297"><text:span text:style-name="T392">Слова-исключения </text:span><text:span text:style-name="T488">с особой сравнительной и превосходной степен</text:span><text:span text:style-name="T489">ью</text:span><text:span text:style-name="T488">:</text:span></text:p>
      <text:p text:style-name="P584">good → better → the best (хороший → лучше → самый лучший);</text:p>
      <text:p text:style-name="P584">bad → worse → the worst (плохой → хуже → самый плохой);</text:p>
      <text:p text:style-name="P584">far → farther → the farthest (далекий → дальше → самый далекий);</text:p>
      <text:p text:style-name="P195"/>
      <text:p text:style-name="P1401">Наречие. Adverb</text:p>
      <text:p text:style-name="P584"/>
      <text:p text:style-name="P586">Часть речи, которая отвечает на вопросы «как?», «каким образом?». </text:p>
      <text:p text:style-name="P1247"><text:span text:style-name="T1025">Оно п</text:span><text:span text:style-name="T1024">омогает описать действие и дает его более точную характеристику.</text:span></text:p>
      <text:p text:style-name="P585"/>
      <text:p text:style-name="P1246"><text:span text:style-name="T1385">Е</text:span>сли наречие относится к глаголу, то оно ст<text:span text:style-name="T1388">ои</text:span>т после него <text:span text:style-name="T1384">(</text:span><text:span text:style-name="T1229">обычно </text:span><text:span text:style-name="T1190">в </text:span><text:span text:style-name="T1230">самом</text:span><text:span text:style-name="T1190"> </text:span><text:span text:style-name="T1229">конце</text:span><text:span text:style-name="T1384">)</text:span>. </text:p>
      <text:p text:style-name="P1246"><text:span text:style-name="T1386">Е</text:span><text:span text:style-name="T1021">сли наречие относится к прилагательному, то оно сто</text:span><text:span text:style-name="T1030">и</text:span><text:span text:style-name="T1021">т перед ним.</text:span></text:p>
      <text:p text:style-name="P587"/>
      <text:p text:style-name="P196">I kwon him <text:span text:style-name="T1104">well</text:span> — Я <text:span text:style-name="T1104">хорошо</text:span> его знаю.</text:p>
      <text:p text:style-name="P196">He is <text:span text:style-name="T1104">very</text:span> serious — Он <text:span text:style-name="T1104">очень</text:span> серьезный.</text:p>
      <text:p text:style-name="P196"/>
      <text:p text:style-name="P589">В английском, начерия делятся на 2 группы: </text:p>
      <text:list xml:id="list2212231960" text:style-name="L77">
        <text:list-item>
          <text:p text:style-name="P1629">наречия, образованые от прилагательных;</text:p>
        </text:list-item>
        <text:list-item>
          <text:p text:style-name="P1629">самобытне наречия, которые существуют с давних времен.</text:p>
        </text:list-item>
      </text:list>
      <text:p text:style-name="P588"/>
      <text:p text:style-name="P653">Наречия, образованные от прилагательных</text:p>
      <text:p text:style-name="P588"/>
      <text:p text:style-name="P590"><text:span text:style-name="T1387">О</text:span>ни <text:span text:style-name="T1387">о</text:span>бразуются при помощи суффикса <text:span text:style-name="T508">-ly</text:span>:</text:p>
      <text:p text:style-name="P591"/>
      <text:p text:style-name="P1529">quick → quickly (быстрый → быстро);</text:p>
      <text:p text:style-name="P591">serious → seriously (серьезный → серьезно);</text:p>
      <text:p text:style-name="P591"/>
      <text:p text:style-name="P754"><text:span text:style-name="T1028">Н</text:span><text:span text:style-name="T1022">аречи</text:span><text:span text:style-name="T1023">я</text:span><text:span text:style-name="T1022">, которые </text:span><text:span text:style-name="T1027">пишутся</text:span><text:span text:style-name="T1022"> также, как </text:span><text:span text:style-name="T1026">и </text:span><text:span text:style-name="T1022">прилагательные</text:span><text:span text:style-name="T1026">:</text:span></text:p>
      <text:list xml:id="list514081198" text:style-name="L78">
        <text:list-item>
          <text:p text:style-name="P1759"><text:span text:style-name="T932">fast — </text:span><text:span text:style-name="T1023">быстрый, быстро</text:span><text:span text:style-name="T932">;</text:span></text:p>
        </text:list-item>
        <text:list-item>
          <text:p text:style-name="P1759"><text:span text:style-name="T932">late — </text:span><text:span text:style-name="T1023">поздний, поздно</text:span><text:span text:style-name="T932">;</text:span></text:p>
        </text:list-item>
        <text:list-item>
          <text:p text:style-name="P1759"><text:span text:style-name="T932">hard — </text:span><text:span text:style-name="T1023">тяжелый, тяжело</text:span><text:span text:style-name="T932">.</text:span></text:p>
        </text:list-item>
      </text:list>
      <text:p text:style-name="P595"/>
      <text:p text:style-name="P105"><text:span text:style-name="T392">Jack is a very </text:span><text:span text:style-name="T1104">fast runner</text:span><text:span text:style-name="T392"> — Джек очень быстрый бегут. (fast — это прилагательное, </text:span></text:p>
      <text:p text:style-name="P198">т. к. стоит перед существительным; см. раздел «Прилагательное»)</text:p>
      <text:p text:style-name="P198"/>
      <text:p text:style-name="P105"><text:span text:style-name="T392">Jack can </text:span><text:span text:style-name="T1104">run fast</text:span><text:span text:style-name="T392"> — Джек быстро бегает. (fast — это наречие, т. к. стоит после глагола)</text:span></text:p>
      <text:p text:style-name="P198"/>
      <text:p text:style-name="P1249"><text:span text:style-name="T1029">Наречие </text:span><text:span text:style-name="T677">well</text:span><text:span text:style-name="T1029"> (хорошо) можно использовать как прилагательное, если оно </text:span><text:span text:style-name="T1037">идет в связке </text:span></text:p>
      <text:p text:style-name="P1249"><text:span text:style-name="T1029">с глаголом </text:span><text:span text:style-name="T677">be</text:span><text:span text:style-name="T1029"> или </text:span><text:span text:style-name="T677">get </text:span><text:span text:style-name="T1029">(в разговор</text:span><text:span text:style-name="T1040">ах</text:span><text:span text:style-name="T1029"> о здоровь</text:span><text:span text:style-name="T1039">и</text:span><text:span text:style-name="T1029"> и самочувствии).</text:span></text:p>
      <text:p text:style-name="P199"/>
      <text:p text:style-name="P106"><text:span text:style-name="T490">H</text:span><text:span text:style-name="T392">ow are you? I`m </text:span><text:span text:style-name="T1104">well</text:span><text:span text:style-name="T392"> — Как ты? Я в </text:span><text:span text:style-name="T1104">порядке</text:span><text:span text:style-name="T392">.</text:span></text:p>
      <text:p text:style-name="P106"><text:span text:style-name="T392">He got </text:span><text:span text:style-name="T1104">well</text:span><text:span text:style-name="T392"> after the accident — Он </text:span><text:span text:style-name="T1104">поправился</text:span><text:span text:style-name="T392"> после аварии.</text:span></text:p>
      <text:p text:style-name="P596"/>
      <text:p text:style-name="P654">Самобытные наречия</text:p>
      <text:p text:style-name="P597"/>
      <text:p text:style-name="P1413"><text:span text:style-name="T1025">О</text:span><text:span text:style-name="T932">ни имеют собственную форму и используются по особым правилам или в особых случаях.</text:span></text:p>
      <text:p text:style-name="P598">Ниже приведены списки самых распространенных самобытных наречий.</text:p>
      <text:p text:style-name="P593"/>
      <text:p text:style-name="P594">Наречия, указывающие на степень чего-либо:</text:p>
      <text:list xml:id="list2872277092" text:style-name="L79">
        <text:list-item>
          <text:p text:style-name="P1760"><text:span text:style-name="T932">enough — </text:span><text:span text:style-name="T1031">достаточно</text:span><text:span text:style-name="T932">;</text:span></text:p>
        </text:list-item>
        <text:list-item>
          <text:p text:style-name="P1760"><text:span text:style-name="T932">a lot, much, many - </text:span><text:span text:style-name="T1031">много</text:span><text:span text:style-name="T932">;</text:span></text:p>
        </text:list-item>
        <text:list-item>
          <text:p text:style-name="P1760"><text:span text:style-name="T932">almost — </text:span><text:span text:style-name="T1031">почти</text:span><text:span text:style-name="T932">;</text:span></text:p>
        </text:list-item>
        <text:list-item>
          <text:p text:style-name="P1630">pretty, very — довольно (очень);</text:p>
        </text:list-item>
        <text:list-item>
          <text:p text:style-name="P1630">too — слишком;</text:p>
        </text:list-item>
      </text:list>
      <text:p text:style-name="P599"/>
      <text:p text:style-name="P600">Наречия, помогающие акцентироваться на чем-либо:</text:p>
      <text:list xml:id="list2467690436" text:style-name="L80">
        <text:list-item>
          <text:p text:style-name="P1631">just — всего лишь;</text:p>
        </text:list-item>
        <text:list-item>
          <text:p text:style-name="P1631">only — только;</text:p>
        </text:list-item>
        <text:list-item>
          <text:p text:style-name="P1631">simply — просто;</text:p>
        </text:list-item>
        <text:list-item>
          <text:p text:style-name="P1631">especially — особенно.</text:p>
        </text:list-item>
      </text:list>
      <text:p text:style-name="P585"/>
      <text:p text:style-name="P755"><text:span text:style-name="T1031">Другие</text:span><text:span text:style-name="T1032"> распространенные наречи</text:span><text:span text:style-name="T1031">я</text:span><text:span text:style-name="T1032">:</text:span></text:p>
      <text:list xml:id="list652338419" text:style-name="L81">
        <text:list-item>
          <text:p text:style-name="P1761"><text:span text:style-name="T932">quite - </text:span><text:span text:style-name="T1031">совсем</text:span><text:span text:style-name="T932">;</text:span></text:p>
        </text:list-item>
        <text:list-item>
          <text:p text:style-name="P1761"><text:span text:style-name="T932">so - </text:span><text:span text:style-name="T1031">такой</text:span><text:span text:style-name="T932">;</text:span></text:p>
        </text:list-item>
        <text:list-item>
          <text:p text:style-name="P1632">soon - <text:span text:style-name="T1389">скоро</text:span>;</text:p>
        </text:list-item>
      </text:list>
      <text:p text:style-name="P592"/>
      <text:p text:style-name="P63">Marry is pretty smart — Мэри очень умная;</text:p>
      <text:p text:style-name="P197">I almost finished my work yesterday — Я почти закончил вчера работу.</text:p>
      <text:p text:style-name="P197">We just want to ask you a question — Мы всего лишь хотим задать вам вопрос.</text:p>
      <text:p text:style-name="P107"><text:span text:style-name="T491">W</text:span><text:span text:style-name="T392">hy are you so sad? — Почему ты такой грусный?</text:span></text:p>
      <text:p text:style-name="P200">See you soon — Скоро увидимся.</text:p>
      <text:p text:style-name="P601"/>
      <text:p text:style-name="P664"/>
      <text:p text:style-name="P1530">Наречия <text:span text:style-name="T508">much</text:span>, <text:span text:style-name="T508">many</text:span>, <text:span text:style-name="T508">a lot</text:span>, <text:span text:style-name="T508">little</text:span>, <text:span text:style-name="T508">few</text:span></text:p>
      <text:p text:style-name="P598"/>
      <text:p text:style-name="P602">Наречия <text:span text:style-name="T508">much</text:span> и <text:span text:style-name="T508">many</text:span> стоят перед существительными. <text:span text:style-name="T508">Much</text:span> — перед неисчисляемыми, </text:p>
      <text:p text:style-name="P602">а <text:span text:style-name="T508">many</text:span> — перед исчисляемыми: <text:span text:style-name="T508">much work, many books</text:span>.</text:p>
      <text:p text:style-name="P602"/>
      <text:p text:style-name="P602">Связка <text:span text:style-name="T508">a lot of</text:span> (или <text:span text:style-name="T508">lots of</text:span>) может стоять как перед исчисляемыми, так и неисчисляемыми существительными: <text:span text:style-name="T508">a lot of coffee, a lot of cars</text:span>.</text:p>
      <text:p text:style-name="P602"/>
      <text:p text:style-name="P603">Англоговорящие избегают использовать <text:span text:style-name="T508">much</text:span> в утвердительных предложениях. </text:p>
      <text:p text:style-name="P603">Они заменяют его на <text:span text:style-name="T508">a lof of</text:span> <text:span text:style-name="T1390">в этих случаях</text:span>.</text:p>
      <text:p text:style-name="P603"/>
      <text:p text:style-name="P201">There is a lot of juice in the jug — В кувшине много сока.</text:p>
      <text:p text:style-name="P201">There isn`t much coffee in the cup — В чашке не много кофе.</text:p>
      <text:p text:style-name="P602"/>
      <text:p text:style-name="P604">Слова <text:span text:style-name="T508">little</text:span> и <text:span text:style-name="T508">few</text:span> переводятся как «мало». <text:span text:style-name="T508">Little</text:span> — это антоним <text:span text:style-name="T508">much</text:span>, </text:p>
      <text:p text:style-name="P604">а <text:span text:style-name="T508">few</text:span> — антоним <text:span text:style-name="T508">many</text:span>: <text:span text:style-name="T508">little work, few books</text:span>.</text:p>
      <text:p text:style-name="P604"/>
      <text:p text:style-name="P655">Наречия частности</text:p>
      <text:p text:style-name="P605"/>
      <text:p text:style-name="P1248"><text:span text:style-name="T1034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38">я</text:span><text:span text:style-name="T1034">ть правильное время)</text:span></text:p>
      <text:p text:style-name="P606"/>
      <text:p text:style-name="P1250"><text:span text:style-name="T1035">Они могут стоять почти в любой позиции в предложении, </text:span><text:span text:style-name="T1036">но </text:span><text:span text:style-name="T1041">чаще всего стоят </text:span></text:p>
      <text:p text:style-name="P611">между подлежащим и сказуемым <text:span text:style-name="T1392">(после вспомогательного глагола)</text:span>.</text:p>
      <text:p text:style-name="P608"/>
      <text:p text:style-name="P202"><text:span text:style-name="T13">I</text:span> <text:span text:style-name="T3">don`t</text:span> <text:span text:style-name="T1104">usually</text:span> <text:span text:style-name="T26">drive</text:span> to work — Обычно, я не еду (на машине) на работу.</text:p>
      <text:p text:style-name="P203"><text:span text:style-name="T13">You</text:span> <text:span text:style-name="T3">can</text:span> <text:span text:style-name="T1104">always</text:span> <text:span text:style-name="T26">call</text:span> me — Ты всегда можешь позвонить мне.</text:p>
      <text:p text:style-name="P607"/>
      <text:p text:style-name="P620">Если в предложении есть глагол <text:span text:style-name="T508">be</text:span>, то наречие частности будет стоять после него.</text:p>
      <text:p text:style-name="P206">He <text:span text:style-name="T26">was</text:span> <text:span text:style-name="T1104">sometimes</text:span> very lazy — Иногда он был очень ленивым.</text:p>
      <text:p text:style-name="P609"/>
      <text:p text:style-name="P619">Если наречие частотности стоит в связке с другим словом, то вся связка </text:p>
      <text:p text:style-name="P619">должна быть в конце предложения.</text:p>
      <text:p text:style-name="P619"/>
      <text:p text:style-name="P207">I <text:span text:style-name="T1104">often</text:span> buy coffee on my way to work — Я часто покупаю кофе по дороге на работу.</text:p>
      <text:p text:style-name="P207">I buy coffee on my way to work <text:span text:style-name="T1104">very often</text:span> — Я очень часто покупаю кофе по дороге на работу.</text:p>
      <text:p text:style-name="P609"/>
      <text:p text:style-name="P1402">Порядок слов в предложении</text:p>
      <text:p text:style-name="P610"/>
      <text:p text:style-name="P612">Любое английское предложение <text:span text:style-name="T1391">обязано</text:span> иметь подлежащее и сказуемое.</text:p>
      <text:p text:style-name="P612">Если подлежащее отсутсвует, то на его место ставят формальное подлежащее.</text:p>
      <text:p text:style-name="P612"/>
      <text:p text:style-name="P612">Сказуемое всегда передает время. В вопросах и отрицаниях оно разделяется </text:p>
      <text:p text:style-name="P612">на вспомогательный и смысловой глаголы.</text:p>
      <text:p text:style-name="P612"/>
      <text:p text:style-name="P1251"><text:span text:style-name="T1042">Если в предло</text:span><text:span text:style-name="T1043">жении несколько смысловых глаголов, то </text:span><text:span text:style-name="T1044">лишь </text:span><text:span text:style-name="T1043">первый будет сказуемым, </text:span></text:p>
      <text:p text:style-name="P613">а остальные, в форме инфинитива или герундия, будут дополнять его.</text:p>
      <text:p text:style-name="P607"/>
      <text:p text:style-name="P1252"><text:span text:style-name="T1046">Наречие</text:span><text:span text:style-name="T1045"> обычно стоит после смыслового глагола, в конце предложения. </text:span></text:p>
      <text:p text:style-name="P614"/>
      <text:p text:style-name="P1252"><text:span text:style-name="T1045">Т</text:span><text:span text:style-name="T1046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16"><text:soft-page-break/></text:p>
      <text:p text:style-name="P616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16"/>
      <text:p text:style-name="P656">В разговоре о месте и времени</text:p>
      <text:p text:style-name="P617"/>
      <text:p text:style-name="P618">Если после глагола указан человек, то сначала указывают человека, а потом говорят </text:p>
      <text:p text:style-name="P618">о месте, где все происходит.</text:p>
      <text:p text:style-name="P618"/>
      <text:p text:style-name="P618">Обстоятельство времени обычно идет в конце, после слов, связанных с местом.</text:p>
      <text:p text:style-name="P618">Но если оно состоит из нескольких слов, то может переехать в самое начало предложения.</text:p>
      <text:p text:style-name="P618"/>
      <text:p text:style-name="P204">Tom walks to work <text:span text:style-name="T10">every morning</text:span> / <text:span text:style-name="T10">Every morning</text:span> Tom walks to work — </text:p>
      <text:p text:style-name="P204">Том ходит на работу каждое утро.</text:p>
      <text:p text:style-name="P618"/>
      <text:p text:style-name="P205">I`m going to Paris <text:span text:style-name="T10">on Monday</text:span> / <text:span text:style-name="T10">On Monday</text:span> I`m going to Paris — </text:p>
      <text:p text:style-name="P205">В понедельник я поеду в Париж.</text:p>
      <text:p text:style-name="P208"/>
      <text:p text:style-name="P657">Глаголы, которые требуют 2х дополнений</text:p>
      <text:p text:style-name="P621"/>
      <text:p text:style-name="P757"><text:span text:style-name="T1047">Эт</text:span><text:span text:style-name="T1048">и</text:span><text:span text:style-name="T1047"> глаголы могут направлять действие и на человека, и на предмет одновременно:</text:span></text:p>
      <text:list xml:id="list3571188650" text:style-name="L82">
        <text:list-item>
          <text:p text:style-name="P1633">give — давать, дарить;</text:p>
        </text:list-item>
        <text:list-item>
          <text:p text:style-name="P1633">lend — одалживать;</text:p>
        </text:list-item>
        <text:list-item>
          <text:p text:style-name="P1633">pass — передавать;</text:p>
        </text:list-item>
        <text:list-item>
          <text:p text:style-name="P1633">send — посылать;</text:p>
        </text:list-item>
        <text:list-item>
          <text:p text:style-name="P1633">show — показывать.</text:p>
        </text:list-item>
      </text:list>
      <text:p text:style-name="P621"/>
      <text:p text:style-name="P621">Дополнения могут указ<text:span text:style-name="T1394">ываться</text:span> двумя способами:</text:p>
      <text:p text:style-name="P621"/>
      <text:list xml:id="list1780716763" text:style-name="L83">
        <text:list-item>
          <text:p text:style-name="P1634"><text:span text:style-name="T1393">п</text:span>осле глагола указать человека, а затем предмет; без предлогов:</text:p>
          <text:p text:style-name="P1746">I lent <text:span text:style-name="T1327">Mike</text:span> some <text:span text:style-name="T1327">money </text:span><text:span text:style-name="T46">— Я одолжил</text:span><text:span text:style-name="T1327"> Майку деньги</text:span><text:span text:style-name="T46">.</text:span></text:p>
          <text:p text:style-name="P1747"><text:span text:style-name="T46">You lent </text:span><text:span text:style-name="T1327">me</text:span><text:span text:style-name="T46"> some </text:span><text:span text:style-name="T1327">money</text:span><text:span text:style-name="T46"> — Ты </text:span><text:span text:style-name="T387">одолжил </text:span><text:span text:style-name="T1335">мне деньги</text:span><text:span text:style-name="T387">.</text:span></text:p>
          <text:p text:style-name="P1559"/>
        </text:list-item>
        <text:list-item>
          <text:p text:style-name="P1717"><text:span text:style-name="T238">п</text:span><text:span text:style-name="T237">осле глагола указать предмет, а затем человека; перед человеком будет предлог </text:span><text:span text:style-name="T152">to:</text:span></text:p>
          <text:p text:style-name="P1762"><text:span text:style-name="T152">I </text:span><text:span text:style-name="T112">lent some </text:span><text:span text:style-name="T1329">money </text:span><text:span text:style-name="T112">to</text:span><text:span text:style-name="T1329"> Mike</text:span><text:span text:style-name="T112"> — Я одолжил </text:span><text:span text:style-name="T1329">деньги Майку</text:span><text:span text:style-name="T112">.</text:span></text:p>
        </text:list-item>
      </text:list>
      <text:p text:style-name="P621"/>
      <text:p text:style-name="P1403">Предлог. Preposition</text:p>
      <text:p text:style-name="P622"/>
      <text:p text:style-name="P1254"><text:span text:style-name="T1049">В английском языке предлоги заменяют падежи для существительных. </text:span><text:span text:style-name="T1050">При этом нет четкого соответствия. К одному падежу могут вести разные предлоги или вообще никаких.</text:span></text:p>
      <text:p text:style-name="P627"/>
      <text:p text:style-name="P14"><text:span text:style-name="T814">Предлоги времени </text:span><text:span text:style-name="T508">at</text:span><text:span text:style-name="T814">, </text:span><text:span text:style-name="T508">on</text:span><text:span text:style-name="T814">, </text:span><text:span text:style-name="T508">in</text:span></text:p>
      <text:p text:style-name="P628"/>
      <text:p text:style-name="P629">Отвечают на вопрос «когда?». Каждый из них обозначает разный момент времни.</text:p>
      <text:p text:style-name="P629"/>
      <text:p text:style-name="P1414"><text:span text:style-name="T932">Предлог </text:span><text:span text:style-name="T617">at</text:span><text:span text:style-name="T932"> используется для указания </text:span><text:span text:style-name="T1060">точного </text:span><text:span text:style-name="T932">времени </text:span><text:span text:style-name="T1060">(</text:span><text:span text:style-name="T932">на часах</text:span><text:span text:style-name="T1060">)</text:span><text:span text:style-name="T932">. Иногда с помощью </text:span></text:p>
      <text:p text:style-name="P760"><text:span text:style-name="T1051">него указываются периоды дня и праздники </text:span><text:span text:style-name="T1061">(в качестве исключени</text:span><text:span text:style-name="T1062">й</text:span><text:span text:style-name="T1061">)</text:span><text:span text:style-name="T1051">:</text:span></text:p>
      <text:list xml:id="list1274833906" text:style-name="L84">
        <text:list-item>
          <text:p text:style-name="P1635">at 5 o`clock — в 5 часов;</text:p>
        </text:list-item>
        <text:list-item>
          <text:p text:style-name="P1635">at noon — днем;</text:p>
        </text:list-item>
        <text:list-item>
          <text:p text:style-name="P1635">at night — ночью;</text:p>
        </text:list-item>
        <text:list-item>
          <text:p text:style-name="P1635">at luchtime — во время обеда;</text:p>
        </text:list-item>
        <text:list-item>
          <text:p text:style-name="P1635"><text:soft-page-break/>at sunset — на рассвете;</text:p>
        </text:list-item>
        <text:list-item>
          <text:p text:style-name="P1635">at the weekdays — в будние дни;</text:p>
        </text:list-item>
        <text:list-item>
          <text:p text:style-name="P1635">at the weekend — в выходные;</text:p>
        </text:list-item>
        <text:list-item>
          <text:p text:style-name="P1635">at the moment — в данный момент;</text:p>
        </text:list-item>
        <text:list-item>
          <text:p text:style-name="P1635">at the end (of) — в конце;</text:p>
        </text:list-item>
        <text:list-item>
          <text:p text:style-name="P1635">at Christmas — на Рождество;</text:p>
        </text:list-item>
        <text:list-item>
          <text:p text:style-name="P1635">at Easter — на Пасху.</text:p>
        </text:list-item>
      </text:list>
      <text:p text:style-name="P629"/>
      <text:p text:style-name="P758"><text:span text:style-name="T1052">Предлог </text:span><text:span text:style-name="T678">on</text:span><text:span text:style-name="T1054"> </text:span><text:span text:style-name="T1052">указывает на конкретный день. Обычно это дни недели или точные даты</text:span><text:span text:style-name="T1074">:</text:span></text:p>
      <text:list xml:id="list458013774" text:style-name="L85">
        <text:list-item>
          <text:p text:style-name="P1763"><text:span text:style-name="T932">on Sunday — </text:span><text:span text:style-name="T1054">в воскресенье / по воскресеньям</text:span><text:span text:style-name="T932">;</text:span></text:p>
        </text:list-item>
        <text:list-item>
          <text:p text:style-name="P1763"><text:span text:style-name="T932">on Monday — </text:span><text:span text:style-name="T1054">в понедельник / по понелеьникам</text:span><text:span text:style-name="T932">;</text:span></text:p>
        </text:list-item>
        <text:list-item>
          <text:p text:style-name="P1636">on Tuesday — во вторник / по вторникам;</text:p>
        </text:list-item>
        <text:list-item>
          <text:p text:style-name="P1636">on Wednesday — в срезу / по средам;</text:p>
        </text:list-item>
        <text:list-item>
          <text:p text:style-name="P1636">on Thursday — в четверг;</text:p>
        </text:list-item>
        <text:list-item>
          <text:p text:style-name="P1636">on Friday — в пятницу;</text:p>
        </text:list-item>
        <text:list-item>
          <text:p text:style-name="P1637">on Saturday — в субботу;</text:p>
        </text:list-item>
        <text:list-item>
          <text:p text:style-name="P1636">on the 8th of March — 8го марта;</text:p>
        </text:list-item>
        <text:list-item>
          <text:p text:style-name="P1637">on April, 10 — 10го апреля;</text:p>
        </text:list-item>
        <text:list-item>
          <text:p text:style-name="P1636">on my birthday — на мой день рождения;</text:p>
        </text:list-item>
        <text:list-item>
          <text:p text:style-name="P1636">on Christmas day — в день Рождества.</text:p>
        </text:list-item>
      </text:list>
      <text:p text:style-name="P630"/>
      <text:p text:style-name="P631">В английском языке дни недели, месяцы, и названия праздников пишутся с большой буквы.</text:p>
      <text:p text:style-name="P1415"><text:span text:style-name="T1053">Первым днем недели является не понедельник, а воскресенье. </text:span><text:span text:style-name="T932">Если </text:span><text:span text:style-name="T1063">в названии </text:span><text:span text:style-name="T932">праздник</text:span><text:span text:style-name="T1063">а</text:span><text:span text:style-name="T932"> содержит</text:span><text:span text:style-name="T1063">ся</text:span><text:span text:style-name="T932"> слово </text:span><text:span text:style-name="T617">day</text:span><text:span text:style-name="T932">, то он </text:span><text:span text:style-name="T1055">также </text:span><text:span text:style-name="T932">пишется с предлогом </text:span><text:span text:style-name="T617">on</text:span><text:span text:style-name="T932">, а не </text:span><text:span text:style-name="T617">at</text:span><text:span text:style-name="T932">.</text:span></text:p>
      <text:p text:style-name="P630"/>
      <text:p text:style-name="P759"><text:span text:style-name="T1057">Предлог </text:span><text:span text:style-name="T679">in</text:span><text:span text:style-name="T1057"> </text:span><text:span text:style-name="T1056">указывает на</text:span><text:span text:style-name="T1055"> </text:span><text:span text:style-name="T1056">большие</text:span><text:span text:style-name="T1055"> период</text:span><text:span text:style-name="T1056">ы</text:span><text:span text:style-name="T1055">: </text:span><text:span text:style-name="T1056">месяцы</text:span><text:span text:style-name="T1055">, </text:span><text:span text:style-name="T1056">сезоны,</text:span><text:span text:style-name="T1055"> год</text:span><text:span text:style-name="T1056">ы</text:span><text:span text:style-name="T1055">:</text:span></text:p>
      <text:list xml:id="list1098975109" text:style-name="L86">
        <text:list-item>
          <text:p text:style-name="P1764"><text:span text:style-name="T932">In January — </text:span><text:span text:style-name="T1058">в январе</text:span><text:span text:style-name="T932">;</text:span></text:p>
        </text:list-item>
        <text:list-item>
          <text:p text:style-name="P1764"><text:span text:style-name="T932">in February — </text:span><text:span text:style-name="T1058">в феврале</text:span><text:span text:style-name="T932">;</text:span></text:p>
        </text:list-item>
        <text:list-item>
          <text:p text:style-name="P1764"><text:span text:style-name="T932">in March — </text:span><text:span text:style-name="T1058">в марте</text:span><text:span text:style-name="T932">;</text:span></text:p>
        </text:list-item>
        <text:list-item>
          <text:p text:style-name="P1764"><text:span text:style-name="T932">in April — </text:span><text:span text:style-name="T1058">в апреле</text:span><text:span text:style-name="T932">;</text:span></text:p>
        </text:list-item>
        <text:list-item>
          <text:p text:style-name="P1764"><text:span text:style-name="T932">in May — </text:span><text:span text:style-name="T1058">в мае</text:span><text:span text:style-name="T932">;</text:span></text:p>
        </text:list-item>
        <text:list-item>
          <text:p text:style-name="P1764"><text:span text:style-name="T932">in June — </text:span><text:span text:style-name="T1058">в июне</text:span><text:span text:style-name="T932">;</text:span></text:p>
        </text:list-item>
        <text:list-item>
          <text:p text:style-name="P1638">in July — в июле;</text:p>
        </text:list-item>
        <text:list-item>
          <text:p text:style-name="P1764"><text:span text:style-name="T932">in August — </text:span><text:span text:style-name="T1058">в авгесте</text:span><text:span text:style-name="T932">;</text:span></text:p>
        </text:list-item>
        <text:list-item>
          <text:p text:style-name="P1764"><text:span text:style-name="T932">in September — </text:span><text:span text:style-name="T1058">в сентябре</text:span><text:span text:style-name="T932">;</text:span></text:p>
        </text:list-item>
        <text:list-item>
          <text:p text:style-name="P1764"><text:span text:style-name="T932">in October — </text:span><text:span text:style-name="T1058">в октябре</text:span><text:span text:style-name="T932">;</text:span></text:p>
        </text:list-item>
        <text:list-item>
          <text:p text:style-name="P1764"><text:span text:style-name="T932">in November — </text:span><text:span text:style-name="T1058">в ноябре</text:span><text:span text:style-name="T932">;</text:span></text:p>
        </text:list-item>
        <text:list-item>
          <text:p text:style-name="P1765"><text:span text:style-name="T932">in December — </text:span><text:span text:style-name="T1058">в декабре</text:span><text:span text:style-name="T932">;</text:span></text:p>
        </text:list-item>
        <text:list-item>
          <text:p text:style-name="P1764"><text:span text:style-name="T932">in winter — </text:span><text:span text:style-name="T1058">зимой</text:span><text:span text:style-name="T932">;</text:span></text:p>
        </text:list-item>
        <text:list-item>
          <text:p text:style-name="P1764"><text:span text:style-name="T932">in spring — </text:span><text:span text:style-name="T1058">весной</text:span><text:span text:style-name="T932">;</text:span></text:p>
        </text:list-item>
        <text:list-item>
          <text:p text:style-name="P1764"><text:span text:style-name="T932">in summer — </text:span><text:span text:style-name="T1058">летом</text:span><text:span text:style-name="T932">;</text:span></text:p>
        </text:list-item>
        <text:list-item>
          <text:p text:style-name="P1765"><text:span text:style-name="T932">in autumn — </text:span><text:span text:style-name="T1058">осенью</text:span><text:span text:style-name="T932">;</text:span></text:p>
        </text:list-item>
        <text:list-item>
          <text:p text:style-name="P1764"><text:span text:style-name="T932">in the evening — </text:span><text:span text:style-name="T1058">вечером</text:span><text:span text:style-name="T932">;</text:span></text:p>
        </text:list-item>
        <text:list-item>
          <text:p text:style-name="P1765"><text:span text:style-name="T932">in the morning — </text:span><text:span text:style-name="T1058">утром</text:span><text:span text:style-name="T932">;</text:span></text:p>
        </text:list-item>
        <text:list-item>
          <text:p text:style-name="P1718"><text:span text:style-name="T1055">in </text:span><text:span text:style-name="T1059">2065</text:span><text:span text:style-name="T1055"> — </text:span><text:span text:style-name="T1058">в </text:span><text:span text:style-name="T1059">2065</text:span><text:span text:style-name="T1058"> году</text:span><text:span text:style-name="T1055">;</text:span></text:p>
        </text:list-item>
        <text:list-item>
          <text:p text:style-name="P1764"><text:span text:style-name="T932">in the 1970s — </text:span><text:span text:style-name="T1058">в 1970х годах</text:span><text:span text:style-name="T932">;</text:span></text:p>
        </text:list-item>
        <text:list-item>
          <text:p text:style-name="P1764"><text:span text:style-name="T932">in the 20th century — </text:span><text:span text:style-name="T1058">в 20м веке</text:span><text:span text:style-name="T932">;</text:span></text:p>
        </text:list-item>
        <text:list-item>
          <text:p text:style-name="P1764"><text:span text:style-name="T932">in the past — </text:span><text:span text:style-name="T1058">в прошлом</text:span><text:span text:style-name="T932">;</text:span></text:p>
        </text:list-item>
        <text:list-item>
          <text:p text:style-name="P1764"><text:span text:style-name="T932">in the future — </text:span><text:span text:style-name="T1058">в будущем</text:span><text:span text:style-name="T932">;</text:span></text:p>
        </text:list-item>
      </text:list>
      <text:p text:style-name="P629"><text:soft-page-break/></text:p>
      <text:p text:style-name="P632">Предлог <text:span text:style-name="T508">in</text:span> в связке со временем означает «через»:</text:p>
      <text:list xml:id="list4006588111" text:style-name="L87">
        <text:list-item>
          <text:p text:style-name="P1639">in 5 minutes — через 5 минут;</text:p>
        </text:list-item>
        <text:list-item>
          <text:p text:style-name="P1639">in two weeks — через две недели;</text:p>
        </text:list-item>
        <text:list-item>
          <text:p text:style-name="P1639">in no time — мигом.</text:p>
        </text:list-item>
      </text:list>
      <text:p text:style-name="P615"/>
      <text:p text:style-name="P623">Предлоги времени не используются перед словами: <text:span text:style-name="T508">last, next, this, that, each, every</text:span>.</text:p>
      <text:p text:style-name="P623"/>
      <text:p text:style-name="P209">See you next Friday — Увидимся в следующую пятницу (next заменяет on).</text:p>
      <text:p text:style-name="P209">I didn`t have breakfast this morning — Я не завтракал этим утром (this вместо in the).</text:p>
      <text:p text:style-name="P209"/>
      <text:p text:style-name="P625"><text:span text:style-name="T1395">Эти п</text:span>редлоги имеют множество не логичных исключений. Так, напрамер <text:span text:style-name="T508">in</text:span> и <text:span text:style-name="T508">at</text:span> принятно говорить с некоторыми переодами дня и пр. Это нужно просто заучить.</text:p>
      <text:p text:style-name="P624"/>
      <text:p text:style-name="P658">Предлоги времени <text:span text:style-name="T508">since, for, from … to, until</text:span></text:p>
      <text:p text:style-name="P626"/>
      <text:p text:style-name="P633">Они связаны с большими отрезками времени. Отвечают на вопрос «в какой период?»</text:p>
      <text:p text:style-name="P633"/>
      <text:p text:style-name="P1258"><text:span text:style-name="T1064">Предлог </text:span><text:span text:style-name="T680">since</text:span><text:span text:style-name="T1064"> </text:span><text:span text:style-name="T1065">означает</text:span><text:span text:style-name="T1064"> «с». Он указывает на начало периода:</text:span></text:p>
      <text:p text:style-name="P634">(с какого времени действие происходит)</text:p>
      <text:list xml:id="list1035339583" text:style-name="L88">
        <text:list-item>
          <text:p text:style-name="P1640">since Wednesday — со среды;</text:p>
        </text:list-item>
        <text:list-item>
          <text:p text:style-name="P1640">since 1984 — с 1984 года;</text:p>
        </text:list-item>
        <text:list-item>
          <text:p text:style-name="P1640">since Monday — с понедельника.</text:p>
        </text:list-item>
      </text:list>
      <text:p text:style-name="P633"/>
      <text:p text:style-name="P1255"><text:span text:style-name="T1064">Предлог </text:span><text:span text:style-name="T680">for</text:span><text:span text:style-name="T1064"> </text:span><text:span text:style-name="T1072">означает</text:span><text:span text:style-name="T1064"> «</text:span><text:span text:style-name="T1065">уже</text:span><text:span text:style-name="T1064">», «в течение». Он указывает, как долго длится дейс</text:span><text:span text:style-name="T1065">т</text:span><text:span text:style-name="T1064">вие. </text:span></text:p>
      <text:p text:style-name="P771"><text:span text:style-name="T1064">После </text:span><text:span text:style-name="T1081">него</text:span><text:span text:style-name="T1064"> ставится время, в течении которого</text:span><text:span text:style-name="T1067"> длится действие</text:span><text:span text:style-name="T1064">:</text:span></text:p>
      <text:list xml:id="list27882999" text:style-name="L89">
        <text:list-item>
          <text:p text:style-name="P1766"><text:span text:style-name="T932">for 10 hours — </text:span><text:span text:style-name="T1066">(</text:span><text:span text:style-name="T932">уже</text:span><text:span text:style-name="T1066">)</text:span><text:span text:style-name="T932"> 10 часов / в течении 10 часов</text:span></text:p>
        </text:list-item>
        <text:list-item>
          <text:p text:style-name="P1766"><text:span text:style-name="T1064">f</text:span><text:span text:style-name="T932">or two weeks — </text:span><text:span text:style-name="T1066">(</text:span><text:span text:style-name="T932">уже</text:span><text:span text:style-name="T1066">)</text:span><text:span text:style-name="T932"> две недели / в течении 2х недель</text:span></text:p>
        </text:list-item>
      </text:list>
      <text:p text:style-name="P633"/>
      <text:p text:style-name="P633">Предлоги <text:span text:style-name="T508">since</text:span> и <text:span text:style-name="T508">for</text:span> используются в Present Perfect Continuous.</text:p>
      <text:p text:style-name="P633"/>
      <text:p text:style-name="P1256">Составной предлог <text:span text:style-name="T508">from … to</text:span> означает «с … до». Он указыват с какого и по какое время</text:p>
      <text:p text:style-name="P636">происходит / происходило действие, <text:span text:style-name="T1396">т. е. границы периода:</text:span></text:p>
      <text:list xml:id="list2021995358" text:style-name="L90">
        <text:list-item>
          <text:p text:style-name="P1641">from 9 to 5 — с девяти до пяти (часов);</text:p>
        </text:list-item>
        <text:list-item>
          <text:p text:style-name="P1641">from January to March — с января по март;</text:p>
        </text:list-item>
      </text:list>
      <text:p text:style-name="P637"/>
      <text:p text:style-name="P761"><text:span text:style-name="T1068">Предлог </text:span><text:span text:style-name="T681">until</text:span><text:span text:style-name="T1068"> (</text:span><text:span text:style-name="T681">till</text:span><text:span text:style-name="T1068">) означает «до того момента, как». Он </text:span><text:span text:style-name="T1070">обозначает</text:span><text:span text:style-name="T1068"> конец </text:span><text:span text:style-name="T1069">периода</text:span><text:span text:style-name="T1073">:</text:span></text:p>
      <text:list xml:id="list263542772" text:style-name="L91">
        <text:list-item>
          <text:p text:style-name="P1642">until Wednesday — до среды;</text:p>
        </text:list-item>
        <text:list-item>
          <text:p text:style-name="P1642">until I come — до того, как я вернусь;</text:p>
        </text:list-item>
      </text:list>
      <text:p text:style-name="P638"/>
      <text:p text:style-name="P108"><text:span text:style-name="T392">You should come back </text:span><text:span text:style-name="T1104">till</text:span><text:span text:style-name="T392"> 10 o`clock — Ты должен вернуться </text:span><text:span text:style-name="T1104">до</text:span><text:span text:style-name="T392"> 10 часов.</text:span></text:p>
      <text:p text:style-name="P635"/>
      <text:p text:style-name="P1257"><text:span text:style-name="T1071">После </text:span><text:span text:style-name="T682">until</text:span><text:span text:style-name="T1071"> можно указывать целое предложение, которое отвечает на вопрос </text:span></text:p>
      <text:p text:style-name="P1257"><text:span text:style-name="T1071">«до какого времени?», «когда закончится / закончилось ?». В этом случае </text:span><text:span text:style-name="T682">until</text:span><text:span text:style-name="T1071"> будет </text:span></text:p>
      <text:p text:style-name="P639">работать как союз перед придаточным предложением.</text:p>
      <text:p text:style-name="P639"/>
      <text:p text:style-name="P109"><text:span text:style-name="T492">W</text:span><text:span text:style-name="T392">ait for me </text:span><text:span text:style-name="T1104">until</text:span><text:span text:style-name="T392"> I finish my work — Подожди меня </text:span><text:span text:style-name="T1104">до того момента, как</text:span><text:span text:style-name="T392"> я закончу работу.</text:span></text:p>
      <text:p text:style-name="P639"/>
      <text:p text:style-name="P667"/>
      <text:p text:style-name="P1538"><text:span text:style-name="T847">П</text:span><text:span text:style-name="T814">редлоги места </text:span><text:span text:style-name="T508">at</text:span><text:span text:style-name="T814">, </text:span><text:span text:style-name="T508">on</text:span><text:span text:style-name="T814">, </text:span><text:span text:style-name="T508">in</text:span></text:p>
      <text:p text:style-name="P639"/>
      <text:p text:style-name="P1259"><text:span text:style-name="T848">Помимо времени </text:span><text:span text:style-name="T852">они </text:span><text:span text:style-name="T848">также используются для указания местоположения.</text:span></text:p>
      <text:p text:style-name="P299"/>
      <text:p text:style-name="P300">Предлог <text:span text:style-name="T508">in</text:span> переводится как «в», «внутри». Он обозначает положение в определенном месте,</text:p>
      <text:p text:style-name="P762"><text:span text:style-name="T848">зоне, области, пространстве (место, ограниченное какими-то рамками или барьером)</text:span><text:span text:style-name="T849">:</text:span></text:p>
      <text:list xml:id="list678958651" text:style-name="L92">
        <text:list-item>
          <text:p text:style-name="P1767"><text:span text:style-name="T848">i</text:span><text:span text:style-name="T814">n the house — в доме;</text:span></text:p>
        </text:list-item>
        <text:list-item>
          <text:p text:style-name="P1667">in a box — в коробке;</text:p>
        </text:list-item>
        <text:list-item>
          <text:p text:style-name="P1667">in the garden — в саду;</text:p>
        </text:list-item>
        <text:list-item>
          <text:p text:style-name="P1667">in a country — в стране;</text:p>
        </text:list-item>
      </text:list>
      <text:p text:style-name="P302"/>
      <text:p text:style-name="P1441"><text:span text:style-name="T814">Предлог </text:span><text:span text:style-name="T508">on</text:span><text:span text:style-name="T814"> обозначает поверхность или линию, </text:span><text:span text:style-name="T759">на</text:span><text:span text:style-name="T814"> которой располагается объект:</text:span></text:p>
      <text:list xml:id="list4138565967" text:style-name="L93">
        <text:list-item>
          <text:p text:style-name="P1768"><text:span text:style-name="T814">on the table — </text:span><text:span text:style-name="T852">на столе</text:span><text:span text:style-name="T814">;</text:span></text:p>
        </text:list-item>
        <text:list-item>
          <text:p text:style-name="P1769"><text:span text:style-name="T814">on the ceiling — </text:span><text:span text:style-name="T852">на потолке (на поверхности потолка)</text:span><text:span text:style-name="T814">;</text:span></text:p>
        </text:list-item>
        <text:list-item>
          <text:p text:style-name="P1768"><text:span text:style-name="T814">on the floor — </text:span><text:span text:style-name="T852">на полу</text:span><text:span text:style-name="T814">;</text:span></text:p>
        </text:list-item>
        <text:list-item>
          <text:p text:style-name="P1768"><text:span text:style-name="T814">on the head — </text:span><text:span text:style-name="T852">на голове</text:span><text:span text:style-name="T814">;</text:span></text:p>
        </text:list-item>
        <text:list-item>
          <text:p text:style-name="P1719"><text:span text:style-name="T870">on the page — на странице </text:span><text:span text:style-name="T871">(текс)</text:span><text:span text:style-name="T870">.</text:span></text:p>
        </text:list-item>
      </text:list>
      <text:p text:style-name="P302"/>
      <text:p text:style-name="P763"><text:span text:style-name="T849">Предлог </text:span><text:span text:style-name="T548">at</text:span><text:span text:style-name="T849"> обозначает конкретное место/точку, </text:span><text:span text:style-name="T850">где</text:span><text:span text:style-name="T849"> находится предмет</text:span><text:span text:style-name="T851">:</text:span></text:p>
      <text:list xml:id="list3786735470" text:style-name="L94">
        <text:list-item>
          <text:p text:style-name="P1770"><text:span text:style-name="T849">a</text:span><text:span text:style-name="T814">t the bus stop — на автобусной остановке;</text:span></text:p>
        </text:list-item>
        <text:list-item>
          <text:p text:style-name="P1668">at the top/bottom - наверху/внизу;</text:p>
        </text:list-item>
        <text:list-item>
          <text:p text:style-name="P1668">at the end — в конце;</text:p>
        </text:list-item>
        <text:list-item>
          <text:p text:style-name="P1668">at school — в школе;</text:p>
        </text:list-item>
      </text:list>
      <text:p text:style-name="P302"/>
      <text:p text:style-name="P301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1"><text:span text:style-name="T508">on the cornet</text:span>, и <text:span text:style-name="T508">at the corner</text:span>.</text:p>
      <text:p text:style-name="P301"/>
      <text:p text:style-name="P1298"><text:span text:style-name="T852">Очень часто предлог </text:span><text:span text:style-name="T549">in</text:span><text:span text:style-name="T852"> переводится как «на», </text:span><text:span text:style-name="T853">а </text:span><text:span text:style-name="T550">on</text:span><text:span text:style-name="T853"> — наоборот, как «в» </text:span><text:span text:style-name="T868">(</text:span><text:span text:style-name="T853">или похожим</text:span><text:span text:style-name="T868">)</text:span><text:span text:style-name="T853">.</text:span></text:p>
      <text:p text:style-name="P772"><text:span text:style-name="T854">Особенно это касается случаев, когда </text:span><text:span text:style-name="T868">они</text:span><text:span text:style-name="T854"> используются с транспортом:</text:span></text:p>
      <text:list xml:id="list1341758929" text:style-name="L95">
        <text:list-item>
          <text:p text:style-name="P1669">in the sky — на небе;</text:p>
        </text:list-item>
        <text:list-item>
          <text:p text:style-name="P1669">in the street — на улице;</text:p>
        </text:list-item>
        <text:list-item>
          <text:p text:style-name="P1771"><text:span text:style-name="T814">in a photo — на фото</text:span><text:span text:style-name="T853">;</text:span></text:p>
        </text:list-item>
        <text:list-item>
          <text:p text:style-name="P1772"><text:span text:style-name="T814">on the list — </text:span><text:span text:style-name="T854">в списке</text:span><text:span text:style-name="T814">;</text:span></text:p>
        </text:list-item>
        <text:list-item>
          <text:p text:style-name="P1772"><text:span text:style-name="T814">on the menu — </text:span><text:span text:style-name="T854">в меню</text:span><text:span text:style-name="T814">;</text:span></text:p>
        </text:list-item>
        <text:list-item>
          <text:p text:style-name="P1772"><text:span text:style-name="T814">on the left - </text:span><text:span text:style-name="T854">слева</text:span><text:span text:style-name="T814">;</text:span></text:p>
        </text:list-item>
        <text:list-item>
          <text:p text:style-name="P1773"><text:span text:style-name="T814">on the way — </text:span><text:span text:style-name="T854">по дороге;</text:span></text:p>
        </text:list-item>
        <text:list-item>
          <text:p text:style-name="P1670">on a bus — в автобусе;</text:p>
        </text:list-item>
        <text:list-item>
          <text:p text:style-name="P1670">on a plain — в самолете;</text:p>
        </text:list-item>
        <text:list-item>
          <text:p text:style-name="P1670">in a car — на машине;</text:p>
        </text:list-item>
        <text:list-item>
          <text:p text:style-name="P1670">in a taxi — на такси.</text:p>
        </text:list-item>
      </text:list>
      <text:p text:style-name="P303"/>
      <text:p text:style-name="P659">Другие предлоги места</text:p>
      <text:p text:style-name="P304"/>
      <text:p text:style-name="P305">Помогают определить нахождение объекта в пространсте:</text:p>
      <text:list xml:id="list1915032784" text:style-name="L96">
        <text:list-item>
          <text:p text:style-name="P1671">above — над;</text:p>
        </text:list-item>
        <text:list-item>
          <text:p text:style-name="P1671">under — под;</text:p>
        </text:list-item>
        <text:list-item>
          <text:p text:style-name="P1671">in front of — перед;</text:p>
        </text:list-item>
        <text:list-item>
          <text:p text:style-name="P1671">behind — позади;</text:p>
        </text:list-item>
        <text:list-item>
          <text:p text:style-name="P1671"><text:soft-page-break/>between/<text:span text:style-name="T1417">with</text:span> — между/<text:span text:style-name="T1417">c</text:span>;</text:p>
        </text:list-item>
        <text:list-item>
          <text:p text:style-name="P1671">next to — рядом с.</text:p>
        </text:list-item>
      </text:list>
      <text:p text:style-name="P304"/>
      <text:p text:style-name="P121">The cat is <text:span text:style-name="T1104">under</text:span> the ball — Кот <text:span text:style-name="T1104">под</text:span> клубком.</text:p>
      <text:p text:style-name="P121">The cat is <text:span text:style-name="T1104">in front of</text:span> the ball — Кот <text:span text:style-name="T1104">перед</text:span> клубком.</text:p>
      <text:p text:style-name="P304"/>
      <text:p text:style-name="P15"><text:span text:style-name="T814">Предллог направления </text:span><text:span text:style-name="T508">to</text:span></text:p>
      <text:p text:style-name="P304"/>
      <text:p text:style-name="P306">Указывает в какое место хочет попасть человек. Отвечает на вопрос «куда?»</text:p>
      <text:p text:style-name="P306"/>
      <text:p text:style-name="P307">Используется после глаголов движения:</text:p>
      <text:list xml:id="list3961182674" text:style-name="L97">
        <text:list-item>
          <text:p text:style-name="P1672">go — ехать, идти, направляться;</text:p>
        </text:list-item>
        <text:list-item>
          <text:p text:style-name="P1672">walk — идти пешком;</text:p>
        </text:list-item>
        <text:list-item>
          <text:p text:style-name="P1672">drive — ехать на машине (в качестве водителя);</text:p>
        </text:list-item>
        <text:list-item>
          <text:p text:style-name="P1672">come — приходить;</text:p>
        </text:list-item>
        <text:list-item>
          <text:p text:style-name="P1672">travel — путешествовать;</text:p>
        </text:list-item>
        <text:list-item>
          <text:p text:style-name="P1672">return — возвращаться;</text:p>
        </text:list-item>
        <text:list-item>
          <text:p text:style-name="P1672">send — посылать;</text:p>
        </text:list-item>
        <text:list-item>
          <text:p text:style-name="P1672">get to — добираться.</text:p>
        </text:list-item>
      </text:list>
      <text:p text:style-name="P302"/>
      <text:p text:style-name="P120">I want to go <text:span text:style-name="T392">to</text:span> New York — Я хочу поехать <text:span text:style-name="T392">в</text:span> Нью Йорк.</text:p>
      <text:p text:style-name="P120">Did they get to London? — Они добрались до Лондона?</text:p>
      <text:p text:style-name="P306"/>
      <text:p text:style-name="P308">Если в качестве направления используется слово <text:span text:style-name="T508">home</text:span>, то перед ним <text:span text:style-name="T508">to</text:span> не нужен. </text:p>
      <text:p text:style-name="P308"/>
      <text:p text:style-name="P119">Go to home (неправильно).</text:p>
      <text:p text:style-name="P119">Go home (правильно).</text:p>
      <text:p text:style-name="P308"/>
      <text:p text:style-name="P309">Если нужно сказать о том, что бывали в каком-то месте, например, в стране или городе, </text:p>
      <text:p text:style-name="P1416"><text:span text:style-name="T814">то нужно использовать Present Perfect с </text:span><text:span text:style-name="T508">to</text:span><text:span text:style-name="T814"> (</text:span><text:span text:style-name="T855">PP т. к </text:span><text:span text:style-name="T927">это </text:span><text:span text:style-name="T814">имеющийся опыт из прошлого).</text:span></text:p>
      <text:p text:style-name="P302"/>
      <text:p text:style-name="P118">The have been to Italy — Они бывали в Италии.</text:p>
      <text:p text:style-name="P118">Have you ever been to Mexico? — Ты когда-то бывал в Мексике.</text:p>
      <text:p text:style-name="P310"/>
      <text:p text:style-name="P16"><text:span text:style-name="T814">Предлог </text:span><text:span text:style-name="T508">by</text:span></text:p>
      <text:p text:style-name="P311"/>
      <text:p text:style-name="P312">Может переводится по-разному. Не нужно использовать только 1 вариант перевода.</text:p>
      <text:p text:style-name="P312"/>
      <text:p text:style-name="P764"><text:span text:style-name="T856">Он помогает сказать, </text:span><text:span text:style-name="T930">как</text:span><text:span text:style-name="T856"> что-</text:span><text:span text:style-name="T859">то</text:span><text:span text:style-name="T856"> делается или случается:</text:span></text:p>
      <text:list xml:id="list3977676166" text:style-name="L98">
        <text:list-item>
          <text:p text:style-name="P1673">send by post — <text:span text:style-name="T1398">отправиться почтой</text:span>;</text:p>
        </text:list-item>
        <text:list-item>
          <text:p text:style-name="P1674">happen by mistake — <text:span text:style-name="T1398">случиться по ошибке.</text:span></text:p>
        </text:list-item>
      </text:list>
      <text:p text:style-name="P312"/>
      <text:p text:style-name="P117">Did you play for the meal by credit card — Ты заплатил за еду кредиткой?</text:p>
      <text:p text:style-name="P313"/>
      <text:p text:style-name="P765"><text:span text:style-name="T857">Таже </text:span><text:span text:style-name="T860">применяется</text:span><text:span text:style-name="T857">, когда говорят, каким транспортом воспользовались:</text:span></text:p>
      <text:list xml:id="list147423420" text:style-name="L99">
        <text:list-item>
          <text:p text:style-name="P1675">go by car — ехать <text:span text:style-name="T1399">на машине (машиной)</text:span>;</text:p>
        </text:list-item>
        <text:list-item>
          <text:p text:style-name="P1720"><text:span text:style-name="T857">travel by bu</text:span><text:span text:style-name="T858">s</text:span><text:span text:style-name="T857"> — </text:span><text:span text:style-name="T858">путешествовать на автобусе (автобусом);</text:span></text:p>
        </text:list-item>
        <text:list-item>
          <text:p text:style-name="P1676">fly by plane — лететь на самолете (самолетом);</text:p>
        </text:list-item>
      </text:list>
      <text:p text:style-name="P314"/>
      <text:p text:style-name="P116">I prefer to travel <text:span text:style-name="T1104">by bus</text:span> than <text:span text:style-name="T1104">by car</text:span> — Я больше люблю путешествовать </text:p>
      <text:p text:style-name="P116"><text:span text:style-name="T1104">на автобусе</text:span> (автобусом), а не <text:span text:style-name="T1104">на машине</text:span> (машиной).</text:p>
      <text:p text:style-name="P314"><text:soft-page-break/></text:p>
      <text:p text:style-name="P1260">Предлог <text:span text:style-name="T508">by</text:span> может использоваться <text:span text:style-name="T1400">в пассивном залоге, когда указывают автора действия, </text:span></text:p>
      <text:p text:style-name="P1422">а также в значении «рядом», «около». </text:p>
      <text:p text:style-name="P1261"/>
      <text:p text:style-name="P115">Sit by me — Посиди рядом со мной (около меня).</text:p>
      <text:p text:style-name="P1261"/>
      <text:p text:style-name="P17">Устойчивые связки существительных и предлогов</text:p>
      <text:p text:style-name="P1417"/>
      <text:p text:style-name="P1419">Иногда, после некоторых существительных, принятно использовать определенные предлоги.</text:p>
      <text:p text:style-name="P1418">Такие связки нужно просто запомнить. При переводе на русский предлог может выпадать.</text:p>
      <text:p text:style-name="P1418">После предлога в связке обычно идет либо еще одно существительное, либо герундий:</text:p>
      <text:p text:style-name="P1418"/>
      <text:list xml:id="list99999542" text:style-name="L100">
        <text:list-item>
          <text:p text:style-name="P1774">a need for — нужда в;</text:p>
        </text:list-item>
        <text:list-item>
          <text:p text:style-name="P1776">a reason for — причина для <text:span text:style-name="T1405">(</text:span>чего-либо<text:span text:style-name="T1405">)</text:span>;</text:p>
        </text:list-item>
        <text:list-item>
          <text:p text:style-name="P1774">an advantage of — преимущество <text:span text:style-name="T1405">(</text:span>чего-либо<text:span text:style-name="T1405">)</text:span>;</text:p>
        </text:list-item>
        <text:list-item>
          <text:p text:style-name="P1774">a disadvantage of — <text:span text:style-name="T1402">недостаток </text:span><text:span text:style-name="T1405">(</text:span><text:span text:style-name="T1402">чего-либо</text:span><text:span text:style-name="T1405">)</text:span>;</text:p>
        </text:list-item>
        <text:list-item>
          <text:p text:style-name="P1774">a cause of — <text:span text:style-name="T1402">причина </text:span><text:span text:style-name="T1405">(</text:span><text:span text:style-name="T1402">чего-либо</text:span><text:span text:style-name="T1405">)</text:span>;</text:p>
        </text:list-item>
        <text:list-item>
          <text:p text:style-name="P1774">a photograph of — <text:span text:style-name="T1402">фото </text:span><text:span text:style-name="T1405">(</text:span><text:span text:style-name="T1402">чего-либо</text:span><text:span text:style-name="T1405">)</text:span>;</text:p>
        </text:list-item>
        <text:list-item>
          <text:p text:style-name="P1774">a picture of — <text:span text:style-name="T1402">изображение </text:span><text:span text:style-name="T1405">(</text:span><text:span text:style-name="T1402">чего-либо</text:span><text:span text:style-name="T1405">)</text:span>;</text:p>
        </text:list-item>
        <text:list-item>
          <text:p text:style-name="P1776">a map of — <text:span text:style-name="T1402">карта </text:span><text:span text:style-name="T1405">(</text:span><text:span text:style-name="T1402">чего-либо</text:span><text:span text:style-name="T1405">)</text:span>.</text:p>
        </text:list-item>
        <text:list-item>
          <text:p text:style-name="P1774">an invitation to — <text:span text:style-name="T1402">приглашение на</text:span>;</text:p>
        </text:list-item>
        <text:list-item>
          <text:p text:style-name="P1774">a solution to — <text:span text:style-name="T1402">решение какой-то проблемы</text:span>;</text:p>
        </text:list-item>
        <text:list-item>
          <text:p text:style-name="P1721"><text:span text:style-name="T1401">a key to — </text:span><text:span text:style-name="T1402">ключ к/от </text:span><text:span text:style-name="T1406">(</text:span><text:span text:style-name="T1402">чего-либо</text:span><text:span text:style-name="T1406">)</text:span><text:span text:style-name="T1401">;</text:span></text:p>
        </text:list-item>
        <text:list-item>
          <text:p text:style-name="P1774">an answer to — <text:span text:style-name="T1402">ответ на</text:span>;</text:p>
        </text:list-item>
        <text:list-item>
          <text:p text:style-name="P1774">a reaction to — <text:span text:style-name="T1402">реакция на</text:span>;</text:p>
        </text:list-item>
        <text:list-item>
          <text:p text:style-name="P1776">an attitude to — <text:span text:style-name="T1402">отношение к</text:span>;</text:p>
        </text:list-item>
        <text:list-item>
          <text:p text:style-name="P1775">a contact with/between — <text:span text:style-name="T1402">контакт с/между</text:span>;</text:p>
        </text:list-item>
        <text:list-item>
          <text:p text:style-name="P1775">a connection with/between — <text:span text:style-name="T1402">связь с/между</text:span>;</text:p>
        </text:list-item>
        <text:list-item>
          <text:p text:style-name="P1774">a relationship with/between — <text:span text:style-name="T1402">взаимосвязь с/между</text:span>;</text:p>
        </text:list-item>
      </text:list>
      <text:p text:style-name="P717"/>
      <text:p text:style-name="P210">There must be a reason for his actions — Должна быть какая-то причина его действий.</text:p>
      <text:p text:style-name="P211">What`s the advantage of living in a big city? — В чем преимущество жизни в большом городе?</text:p>
      <text:p text:style-name="P211">We`ll find a solution to the problem — Мы найдем решение этой проблемы.</text:p>
      <text:p text:style-name="P211">She has an emotion connection with him — У нее эмоциональная связь с ним.</text:p>
      <text:p text:style-name="P1420"/>
      <text:p text:style-name="P18">Устойчивые связки прилагательных и предлогов</text:p>
      <text:p text:style-name="P1421"/>
      <text:p text:style-name="P1424">После <text:span text:style-name="T1293">некоторых</text:span> прилагательных могут <text:span text:style-name="T1420">также </text:span>идти определенные предлоги. </text:p>
      <text:p text:style-name="P1266"><text:span text:style-name="T1419">Иногда </text:span><text:span text:style-name="T1420">такие связки</text:span><text:span text:style-name="T1419"> могут переводиться глаголами.</text:span></text:p>
      <text:p text:style-name="P1423"/>
      <text:p text:style-name="P767"><text:span text:style-name="T1418">П</text:span><text:span text:style-name="T1419">рилагательное + </text:span><text:span text:style-name="T553">about</text:span><text:span text:style-name="T1419"> означает «испытывать чувство из-за чего-либо»:</text:span></text:p>
      <text:list xml:id="list722296245" text:style-name="L101">
        <text:list-item>
          <text:p text:style-name="P1777">angry about — злиться из-за;</text:p>
        </text:list-item>
        <text:list-item>
          <text:p text:style-name="P1777">furious about — разозлиться из-за;</text:p>
        </text:list-item>
        <text:list-item>
          <text:p text:style-name="P1777">upset about — расстроиться из-за;</text:p>
        </text:list-item>
        <text:list-item>
          <text:p text:style-name="P1777">happy about — счаствил из-за;</text:p>
        </text:list-item>
        <text:list-item>
          <text:p text:style-name="P1777">worried about — взволнованный из-за;</text:p>
        </text:list-item>
        <text:list-item>
          <text:p text:style-name="P1777">nervous about — нервничать из-за.</text:p>
        </text:list-item>
      </text:list>
      <text:p text:style-name="P1423"/>
      <text:p text:style-name="P114">Bull seems really <text:span text:style-name="T1104">upset about</text:span> this — Билл выглядит очень <text:span text:style-name="T1104">расстроенным из-за</text:span> этого.</text:p>
      <text:p text:style-name="P114">I was <text:span text:style-name="T1104">worried about</text:span> you — <text:span text:style-name="T1403">Я </text:span><text:span text:style-name="T1121">волновался за</text:span><text:span text:style-name="T1403"> тебя.</text:span></text:p>
      <text:p text:style-name="P1423"><text:soft-page-break/></text:p>
      <text:p text:style-name="P766"><text:span text:style-name="T551">S</text:span><text:span text:style-name="T552">orry</text:span><text:span text:style-name="T1403"> </text:span><text:span text:style-name="T1415">в связке с</text:span><text:span text:style-name="T1403"> </text:span><text:span text:style-name="T552">about</text:span><text:span text:style-name="T1403"> и </text:span><text:span text:style-name="T552">for</text:span><text:span text:style-name="T1403"> выражает сожаление, сочувствие или просьбу о помощи:</text:span></text:p>
      <text:list xml:id="list2354916497" text:style-name="L102">
        <text:list-item>
          <text:p text:style-name="P1778">sorry about something — прости за (что-либо);</text:p>
        </text:list-item>
        <text:list-item>
          <text:p text:style-name="P1778">sorry for doing something — прости за то, что я сделал;</text:p>
        </text:list-item>
        <text:list-item>
          <text:p text:style-name="P1778">be/feel sorry for somebody — мне жаль <text:span text:style-name="T1407">(</text:span>кого-либо<text:span text:style-name="T1407">)</text:span>.</text:p>
        </text:list-item>
      </text:list>
      <text:p text:style-name="P1425"/>
      <text:p text:style-name="P113">I`m <text:span text:style-name="T1104">sorry about</text:span> my behavior — <text:span text:style-name="T1104">Прости</text:span> мое поведение.</text:p>
      <text:p text:style-name="P113"><text:span text:style-name="T1104">Sorry for</text:span> interrupting — <text:span text:style-name="T1104">Простите, что</text:span> беспокою вас.</text:p>
      <text:p text:style-name="P113">I`m <text:span text:style-name="T1104">sorry for</text:span> your loss — <text:span text:style-name="T1104">Сожалею о</text:span> вашей утрате.</text:p>
      <text:p text:style-name="P1423"/>
      <text:p text:style-name="P1427">Предлог <text:span text:style-name="T508">of</text:span> <text:span text:style-name="T1405">также </text:span>часто встречается после прилагательных. Во многих случаях он соответсвует родительскому падежу (кого/чего).</text:p>
      <text:p text:style-name="P1426"/>
      <text:p text:style-name="P1262"><text:span text:style-name="T1404">Он часто используется во фразах типа </text:span><text:span text:style-name="T543">i</text:span><text:span text:style-name="T544">t was nice/</text:span><text:span text:style-name="T551">kind/good/stupied</text:span><text:span text:style-name="T544"> of you/</text:span><text:span text:style-name="T554">them</text:span><text:span text:style-name="T544"> to</text:span><text:span text:style-name="T1404">.</text:span></text:p>
      <text:p text:style-name="P1428"/>
      <text:p text:style-name="P110">It was very stupied of you to go there — Было очень глупо с твоей стороны идти туда.</text:p>
      <text:p text:style-name="P1429"/>
      <text:p text:style-name="P1429">Предлог <text:span text:style-name="T508">of</text:span> часто используется после прилагательных, выражающий отношение </text:p>
      <text:p text:style-name="P1430">к чему-либо, которые в этих значениях переводятся глаголом:</text:p>
      <text:list xml:id="list2152828616" text:style-name="L103">
        <text:list-item>
          <text:p text:style-name="P1779">afraid of — бояться (кого-то/чего-то);</text:p>
        </text:list-item>
        <text:list-item>
          <text:p text:style-name="P1780">ashamed of — стыдиться (кого-то/чего-то);</text:p>
        </text:list-item>
        <text:list-item>
          <text:p text:style-name="P1780">proud of — гордиться (кем-то/чем-то).</text:p>
        </text:list-item>
      </text:list>
      <text:p text:style-name="P1431"/>
      <text:p text:style-name="P112">Are you afraid of dogs? — Ты боишься собак?</text:p>
      <text:p text:style-name="P112">I`m so proud of you! — Я так горжусь тобой!</text:p>
      <text:p text:style-name="P1431"/>
      <text:p text:style-name="P1433">Другие связки с пред<text:span text:style-name="T1415">л</text:span>ого<text:span text:style-name="T1415">м</text:span> <text:span text:style-name="T508">of</text:span>:</text:p>
      <text:list xml:id="list1038942832" text:style-name="L104">
        <text:list-item>
          <text:p text:style-name="P1781">full of — полон (чего-то);</text:p>
        </text:list-item>
        <text:list-item>
          <text:p text:style-name="P1781">short of — не хватает (чего-то);</text:p>
        </text:list-item>
        <text:list-item>
          <text:p text:style-name="P1781">tired of — уставать от;</text:p>
        </text:list-item>
        <text:list-item>
          <text:p text:style-name="P1781">sure of — быть уверенным в (чем-то).</text:p>
        </text:list-item>
      </text:list>
      <text:p text:style-name="P1432"/>
      <text:p text:style-name="P111">This bag is full of cash — В этой сумке полно денег.</text:p>
      <text:p text:style-name="P111">I`m tired of all this — Я устал от всего этого.</text:p>
      <text:p text:style-name="P111">I`m sure of him — Я уверен в нем.</text:p>
      <text:p text:style-name="P111"/>
      <text:p text:style-name="P660">Устойчивые связки глаголов и предлогов</text:p>
      <text:p text:style-name="P315"/>
      <text:p text:style-name="P316">Предлог, который стоит после глагола может целенаправленно меня его значение.</text:p>
      <text:p text:style-name="P318">Такие связки называются фразовыми глаголами. <text:span text:style-name="T1452">Они состовляют основу современного разговорного английского языка.</text:span></text:p>
      <text:p text:style-name="P316"/>
      <text:p text:style-name="P317">Многие фразовые глаголы вытеснели из речи глаголы, <text:span text:style-name="T1416">предназначенные специально для той или иной ситуации</text:span>. Например вместо <text:span text:style-name="T508">search</text:span> чаще используется связка <text:span text:style-name="T508">look for</text:span>.</text:p>
      <text:p text:style-name="P316"/>
      <text:p text:style-name="P326">Связки глаголов и предлогов, которые всегда используются вместе:</text:p>
      <text:list xml:id="list1018959596" text:style-name="L105">
        <text:list-item>
          <text:p text:style-name="P1677">belong to — принадлежать (кому-то);</text:p>
        </text:list-item>
        <text:list-item>
          <text:p text:style-name="P1677">happen to — случилось с;</text:p>
        </text:list-item>
        <text:list-item>
          <text:p text:style-name="P1677">listen to — слушать (что-то);</text:p>
        </text:list-item>
        <text:list-item>
          <text:p text:style-name="P1677">speak to / talk to — говорить с (кем-то);</text:p>
        </text:list-item>
        <text:list-item>
          <text:p text:style-name="P1677"><text:soft-page-break/>ask for — просить (чего-то);</text:p>
        </text:list-item>
        <text:list-item>
          <text:p text:style-name="P1677">thank for — благодарить за;</text:p>
        </text:list-item>
        <text:list-item>
          <text:p text:style-name="P1677">wait for — ждать (чего-то);</text:p>
        </text:list-item>
        <text:list-item>
          <text:p text:style-name="P1677">depend on — зависить от;</text:p>
        </text:list-item>
        <text:list-item>
          <text:p text:style-name="P1677">think about/of — думать о;</text:p>
        </text:list-item>
      </text:list>
      <text:p text:style-name="P327"/>
      <text:p text:style-name="P122">We <text:span text:style-name="T1104">belong to</text:span> different world — Мы <text:span text:style-name="T1104">принадлежим к</text:span> разным мирам.</text:p>
      <text:p text:style-name="P122">I would not let it <text:span text:style-name="T1104">happen to</text:span> you — Я не позволю, чтобы это <text:span text:style-name="T1104">случилось с</text:span> тобой.</text:p>
      <text:p text:style-name="P123">If you are in trouble, you should <text:span text:style-name="T1104">ask for</text:span> help — Если ты в беде, нужно <text:span text:style-name="T1104">просить о</text:span> помощи.</text:p>
      <text:p text:style-name="P319"/>
      <text:p text:style-name="P320">Фразовые глаголы нельзя переводить по отдельности (отдельно глагол, отдельно предлог).</text:p>
      <text:p text:style-name="P320">Предлоги в этом слуае работаю<text:span text:style-name="T1421">т</text:span> примерно также, как приставки в русском языке:</text:p>
      <text:p text:style-name="P320"/>
      <text:p text:style-name="P124">come back — приехать (приставка «при» и корень «ехать»).</text:p>
      <text:p text:style-name="P320"/>
      <text:p text:style-name="P773"><text:span text:style-name="T869">П</text:span><text:span text:style-name="T861">редлоги, передаю</text:span><text:span text:style-name="T869">щие</text:span><text:span text:style-name="T861"> особый контекст </text:span><text:span text:style-name="T869">для </text:span><text:span text:style-name="T861">глагол</text:span><text:span text:style-name="T869">ов</text:span><text:span text:style-name="T861"> движения </text:span><text:span text:style-name="T862">и перемещения</text:span><text:span text:style-name="T861">:</text:span></text:p>
      <text:list xml:id="list2837819638" text:style-name="L106">
        <text:list-item>
          <text:p text:style-name="P1678">in — переместить<text:span text:style-name="T1411">(</text:span>ся<text:span text:style-name="T1411">)</text:span> в закрытое пространство <text:span text:style-name="T1411">(</text:span><text:span text:style-name="T508">go on — войти</text:span><text:span text:style-name="T1411">)</text:span>;</text:p>
        </text:list-item>
        <text:list-item>
          <text:p text:style-name="P1678">out — покинуть закрытое пространство <text:span text:style-name="T1411">(</text:span><text:span text:style-name="T508">go out — выйти</text:span><text:span text:style-name="T1411">)</text:span>;</text:p>
        </text:list-item>
        <text:list-item>
          <text:p text:style-name="P1679">on — переместить(ся) на поверхность (<text:span text:style-name="T508">go on — продложать (движение)</text:span>);</text:p>
        </text:list-item>
        <text:list-item>
          <text:p text:style-name="P1722"><text:span text:style-name="T861">off — убрать с поверхности (</text:span><text:span text:style-name="T545">go off — </text:span><text:span text:style-name="T547">уходить, сходить</text:span><text:span text:style-name="T861">);</text:span></text:p>
        </text:list-item>
        <text:list-item>
          <text:p text:style-name="P1679">up — переместить(ся) выше уровнем (<text:span text:style-name="T508">go up — подняться</text:span>);</text:p>
        </text:list-item>
        <text:list-item>
          <text:p text:style-name="P1679">down — переместить(ся) ниже уровнем (<text:span text:style-name="T508">go down — опускаться</text:span>);</text:p>
        </text:list-item>
        <text:list-item>
          <text:p text:style-name="P1722"><text:span text:style-name="T861">away — убрать(ся) прочь (</text:span><text:span text:style-name="T545">go away — уходить, </text:span><text:span text:style-name="T547">разойтись</text:span><text:span text:style-name="T861">);</text:span></text:p>
        </text:list-item>
        <text:list-item>
          <text:p text:style-name="P1679">back — <text:span text:style-name="T1412">вернуть(ся) (</text:span><text:span text:style-name="T546">go back — возвращаться</text:span><text:span text:style-name="T1412">)</text:span>.</text:p>
        </text:list-item>
      </text:list>
      <text:p text:style-name="P322"/>
      <text:p text:style-name="P1264"><text:span text:style-name="T863">Если фразовый глагол имеет дополнение (направлен на какой-то объект), то дополнение может стоять </text:span><text:span text:style-name="T864">как </text:span><text:span text:style-name="T865">в середине связки</text:span><text:span text:style-name="T863">, </text:span><text:span text:style-name="T864">так и</text:span><text:span text:style-name="T863"> после. </text:span><text:span text:style-name="T865">Но если дополнение заменяется местоимением, то оно всегда будет между глаголом и предлогом.</text:span></text:p>
      <text:p text:style-name="P323"/>
      <text:p text:style-name="P125">I <text:span text:style-name="T1104">turned</text:span> <text:span text:style-name="T1327">the light</text:span> <text:span text:style-name="T1104">off / </text:span><text:span text:style-name="T493">I </text:span><text:span text:style-name="T1122">turned off</text:span><text:span text:style-name="T493"> </text:span><text:span text:style-name="T1336">the light</text:span><text:span text:style-name="T1104"> </text:span>— Я выключил свет.</text:p>
      <text:p text:style-name="P126">I <text:span text:style-name="T1104">turned</text:span> <text:span text:style-name="T1327">it</text:span> <text:span text:style-name="T1104">off</text:span> — Я выключил это.</text:p>
      <text:p text:style-name="P323"/>
      <text:p text:style-name="P1265"><text:span text:style-name="T865">Когда предлог отрывается от глагола, </text:span><text:span text:style-name="T866">то </text:span><text:span text:style-name="T867">порой</text:span><text:span text:style-name="T865"> сложно определить что это фразовый глагол.</text:span></text:p>
      <text:p text:style-name="P325"/>
      <text:p text:style-name="P1404">Сложные предложения</text:p>
      <text:p text:style-name="P330"/>
      <text:p text:style-name="P328">Простое предложение содержит 1 подлежащее и 1 и более сказуемых.</text:p>
      <text:p text:style-name="P329">Сложное предложение содержит 2 и более подлежащих, и 2 и более сказуемых.</text:p>
      <text:p text:style-name="P328"/>
      <text:p text:style-name="P128"><text:span text:style-name="T13">I</text:span> <text:span text:style-name="T26">woke</text:span> up at 7 o`clock — Я проснулся в 7 часов <text:span text:style-name="T1426">(простое предложение)</text:span>.</text:p>
      <text:p text:style-name="P128"/>
      <text:p text:style-name="P129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23">(перед and нет запятой, т. к. простое предложение)</text:span>.</text:p>
      <text:p text:style-name="P331"/>
      <text:p text:style-name="P127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24"/>
      <text:p text:style-name="P1278"><text:span text:style-name="T1213">Сложное предложение делится на </text:span><text:span text:style-name="T1214">1</text:span><text:span text:style-name="T1213"> главную часть и остальные, зависимые. </text:span><text:span text:style-name="T362">В английском, зависим</text:span><text:span text:style-name="T363">ая</text:span><text:span text:style-name="T362"> част</text:span><text:span text:style-name="T363">ь</text:span><text:span text:style-name="T362"> называется clause, а в русском — придаточным предложением.</text:span></text:p>
      <text:p text:style-name="P1354"><text:span text:style-name="T319">Г</text:span><text:span text:style-name="T247">лавная часть также называется главным предложением.</text:span></text:p>
      <text:p text:style-name="P1077"/>
      <text:p text:style-name="P865"/>
      <text:p text:style-name="P1535">Виды придаточных предложений:</text:p>
      <text:list xml:id="list703486043" text:style-name="L107">
        <text:list-item>
          <text:p text:style-name="P1584">reperted clause (reported speech) — косвенная речь;</text:p>
        </text:list-item>
        <text:list-item>
          <text:p text:style-name="P1584">if clause (conditional) — условные предложения;</text:p>
        </text:list-item>
        <text:list-item>
          <text:p text:style-name="P1584">relative clause — придаточные определительные предложения.</text:p>
        </text:list-item>
      </text:list>
      <text:p text:style-name="P324"/>
      <text:p text:style-name="P661">Союзы <text:span text:style-name="T508">and</text:span>, <text:span text:style-name="T508">but</text:span>, <text:span text:style-name="T508">or</text:span>, <text:span text:style-name="T508">so</text:span>, <text:span text:style-name="T508">because</text:span></text:p>
      <text:p text:style-name="P332"/>
      <text:p text:style-name="P333">Они объединяют части сложного предложения. <text:span text:style-name="T1422">Но могут встречаться и в простых предложениях, чтобы объеднить между собой отдельные слова.</text:span></text:p>
      <text:p text:style-name="P333"/>
      <text:p text:style-name="P334">Самые популярные союзы:</text:p>
      <text:list xml:id="list486617554" text:style-name="L108">
        <text:list-item>
          <text:p text:style-name="P1680">and — и;</text:p>
        </text:list-item>
        <text:list-item>
          <text:p text:style-name="P1680">or — или;</text:p>
        </text:list-item>
        <text:list-item>
          <text:p text:style-name="P1680">but — но;</text:p>
        </text:list-item>
        <text:list-item>
          <text:p text:style-name="P1680">so — поэтому;</text:p>
        </text:list-item>
        <text:list-item>
          <text:p text:style-name="P1680">because — потому что.</text:p>
        </text:list-item>
      </text:list>
      <text:p text:style-name="P337"/>
      <text:p text:style-name="P1268"><text:span text:style-name="T872">Части сложного предложения </text:span><text:span text:style-name="T873">всегда </text:span><text:span text:style-name="T872">разделяются запятыми, за исключением случаев, </text:span></text:p>
      <text:p text:style-name="P337">когда используются союз <text:span text:style-name="T508">because</text:span>. Но если союзы <text:span text:style-name="T1425">стоят </text:span>в простом предложении, </text:p>
      <text:p text:style-name="P1268"><text:span text:style-name="T876">то</text:span><text:span text:style-name="T872"> перед ними запятые не </text:span><text:span text:style-name="T879">нужны</text:span><text:span text:style-name="T872">.</text:span></text:p>
      <text:p text:style-name="P335"/>
      <text:p text:style-name="P130">I met Jill, <text:span text:style-name="T1104">and</text:span> we went for a wolk — Я встретила Джил <text:span text:style-name="T1104">и</text:span> мы пошли гулять.</text:p>
      <text:p text:style-name="P130">I was very tired, <text:span text:style-name="T1104">so</text:span> I went to sleep early — Я очень устал, <text:span text:style-name="T1104">поэтому</text:span> я пошел спать раньше.</text:p>
      <text:p text:style-name="P130"/>
      <text:p text:style-name="P138">We can`t go to the party <text:span text:style-name="T1104">because</text:span> we were going away that weekend — </text:p>
      <text:p text:style-name="P138">Мы не сможет пойти <text:span text:style-name="T814">на вечеринку, </text:span><text:span text:style-name="T1095">потому что</text:span><text:span text:style-name="T814"> уезжаем в эти выходные.</text:span></text:p>
      <text:p text:style-name="P336"/>
      <text:p text:style-name="P1269"><text:span text:style-name="T872">В </text:span><text:span text:style-name="T880">русском и английском язык</text:span><text:span text:style-name="T879">ах</text:span><text:span text:style-name="T880"> расстановка запятых </text:span><text:span text:style-name="T886">часто </text:span><text:span text:style-name="T880">не совпадает!</text:span></text:p>
      <text:p text:style-name="P338"/>
      <text:p text:style-name="P1267"><text:span text:style-name="T874">Иногда встречаются сложные предложения состоящие из </text:span><text:span text:style-name="T875">2</text:span><text:span text:style-name="T874">х и более простых предложений, объединенных вместе, но без запятых. Это сильно сбивает по началу.</text:span></text:p>
      <text:p text:style-name="P339"/>
      <text:p text:style-name="P64"><text:span text:style-name="T1141">It`s the fitst time I have driven a car — </text:span><text:span text:style-name="T1147">Это впервые, когда я веду машину.</text:span></text:p>
      <text:p text:style-name="P133"><text:span text:style-name="T1147">S</text:span><text:span text:style-name="T1134">he told me she wanted to go — Она сказал мне, что хочет уйти.</text:span></text:p>
      <text:p text:style-name="P229"/>
      <text:p text:style-name="P19"><text:span text:style-name="T1424">В</text:span>опросительные <text:span text:style-name="T1424">c</text:span>ложные предложения</text:p>
      <text:p text:style-name="P20"/>
      <text:p text:style-name="P722">Главная часть сохраняет вопросительный порядок слов. В зависимых частях порядок </text:p>
      <text:p text:style-name="P1270"><text:span text:style-name="T497">слов такой же, как в утверждениях. </text:span><text:span text:style-name="T496">Зависимая част</text:span><text:span text:style-name="T498">ь</text:span><text:span text:style-name="T496"> разделя</text:span><text:span text:style-name="T498">е</text:span><text:span text:style-name="T496">тся вопросительным словом, которое в данном случае </text:span><text:span text:style-name="T500">является</text:span><text:span text:style-name="T498"> </text:span><text:span text:style-name="T496">союз</text:span><text:span text:style-name="T500">ом</text:span><text:span text:style-name="T496">.</text:span></text:p>
      <text:p text:style-name="P719"/>
      <text:p text:style-name="P132"><text:span text:style-name="T392">Why is she crying? </text:span><text:span text:style-name="T494">(простое предложение)</text:span></text:p>
      <text:p text:style-name="P132"><text:span text:style-name="T1148">D</text:span><text:span text:style-name="T1134">o you know</text:span><text:span text:style-name="T392"> </text:span><text:span text:style-name="T1149">why</text:span><text:span text:style-name="T1134"> she is crying</text:span><text:span text:style-name="T392">? </text:span><text:span text:style-name="T494">(сложное предложение; </text:span><text:span text:style-name="T496">why — это союз</text:span><text:span text:style-name="T494">)</text:span></text:p>
      <text:p text:style-name="P721"/>
      <text:p text:style-name="P723">Если вопрос общий (без вопросительного слова), то зависимая часть разделяется </text:p>
      <text:p text:style-name="P1271"><text:span text:style-name="T499">союзом</text:span><text:span text:style-name="T496"> </text:span><text:span text:style-name="T683">if/whether</text:span><text:span text:style-name="T496">, </text:span><text:span text:style-name="T498">котор</text:span><text:span text:style-name="T500">ый</text:span><text:span text:style-name="T496"> перевод</text:span><text:span text:style-name="T498">и</text:span><text:span text:style-name="T496">тся частицей «ли».</text:span></text:p>
      <text:p text:style-name="P720"/>
      <text:p text:style-name="P131"><text:span text:style-name="T495">C</text:span><text:span text:style-name="T392">an you tell </text:span><text:span text:style-name="T1104">if</text:span><text:span text:style-name="T392"> this house belongs to Jerry? — Скажите, этот </text:span><text:span text:style-name="T1104">ли</text:span><text:span text:style-name="T392"> дом принадлежит Джерри?</text:span></text:p>
      <text:p text:style-name="P718"/>
      <text:p text:style-name="P724">Если вопросительное слово или союз <text:span text:style-name="T508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1"><text:soft-page-break/>Косвенная речь</text:p>
      <text:p text:style-name="P321"/>
      <text:p text:style-name="P1272"><text:span text:style-name="T877">Это </text:span><text:span text:style-name="T878">способ передать слова другого человека, т. е. дословный пересказ речи.</text:span></text:p>
      <text:p text:style-name="P345"/>
      <text:p text:style-name="P343">Части предложения разделяются вопросительным словом или союзом<text:span text:style-name="T1428"> </text:span><text:span text:style-name="T508">if/whether</text:span> <text:span text:style-name="T1428">и др</text:span>. </text:p>
      <text:p text:style-name="P1276"><text:span text:style-name="T878">В главной части указывается автор слов. В зависимой части меняется время </text:span><text:span text:style-name="T1428">(</text:span><text:span text:style-name="T1433">на прошлое</text:span><text:span text:style-name="T1434">).</text:span></text:p>
      <text:p text:style-name="P346"/>
      <text:p text:style-name="P134"><text:span text:style-name="T1124">I </text:span><text:span text:style-name="T1104">want to eat</text:span> — Я хочу есть (прямая речь; Джон)</text:p>
      <text:p text:style-name="P134">John said that <text:span text:style-name="T1104">he wanted to eat</text:span> — Джон сказал, что он хочет есть (ковенная речь)</text:p>
      <text:p text:style-name="P347"/>
      <text:p text:style-name="P340"><text:span text:style-name="T814">Союз </text:span><text:span text:style-name="T508">that</text:span><text:span text:style-name="T814"> означает «что». Он часто выпадает при переводе.</text:span></text:p>
      <text:p text:style-name="P344"/>
      <text:p text:style-name="P343">Косвенную речь принято выражать в форме прошедшего, поэтому если слова автора были </text:p>
      <text:p text:style-name="P343">в Present, то при пересказе они станут в Past, а если были в Future, то станут </text:p>
      <text:p text:style-name="P1277"><text:span text:style-name="T883">в future-in-the-past </text:span><text:span text:style-name="T884">(это когда will меняется на would)</text:span><text:span text:style-name="T883">. </text:span><text:span text:style-name="T891">(перевод не обязательно </text:span><text:span text:style-name="T893">будет </text:span></text:p>
      <text:p text:style-name="P1277"><text:span text:style-name="T891">в прошедшем; прошедшее указывается </text:span><text:span text:style-name="T892">просто</text:span><text:span text:style-name="T891"> грамматически)</text:span></text:p>
      <text:p text:style-name="P352"/>
      <text:p text:style-name="P65"><text:span text:style-name="T1427">W</text:span>hen <text:span text:style-name="T1104">will</text:span> <text:span text:style-name="T1430">Joe</text:span> <text:span text:style-name="T1104">come</text:span><text:span text:style-name="T1430"> to the meeting</text:span>? <text:span text:style-name="T1429">—</text:span> <text:span text:style-name="T1430">Когда Джо </text:span><text:span text:style-name="T1123">придет</text:span><text:span text:style-name="T1430"> на собрание?</text:span></text:p>
      <text:p text:style-name="P65"><text:span text:style-name="T1430">I asked when Joe </text:span><text:span text:style-name="T1123">would</text:span><text:span text:style-name="T1430"> </text:span><text:span text:style-name="T1123">come</text:span><text:span text:style-name="T1430"> to the meeting? — Я спросил, когда Джо </text:span><text:span text:style-name="T1123">придет</text:span><text:span text:style-name="T1430"> на собрание?</text:span></text:p>
      <text:p text:style-name="P342"/>
      <text:p text:style-name="P1273"><text:span text:style-name="T883">Модальные глаголы </text:span><text:span text:style-name="T885">также </text:span><text:span text:style-name="T883">меняются на аналогичные в прошедшей форме или на </text:span></text:p>
      <text:p text:style-name="P343">заменяющие их модальные конструкции.</text:p>
      <text:p text:style-name="P342"/>
      <text:p text:style-name="P1275"><text:span text:style-name="T882">Если пересказывается просьба или приказ в утвердительной форме, то перед </text:span><text:span text:style-name="T881">зависимой</text:span><text:span text:style-name="T882"> частью ставится слово </text:span><text:span text:style-name="T555">to</text:span><text:span text:style-name="T882">, а если в отрицательной </text:span><text:span text:style-name="T889">форме</text:span><text:span text:style-name="T882"> — то </text:span><text:span text:style-name="T555">not to</text:span><text:span text:style-name="T882">. </text:span><text:span text:style-name="T889">При этом </text:span></text:p>
      <text:p text:style-name="P1275"><text:span text:style-name="T889">зависимая часть уже не меняется </text:span><text:span text:style-name="T898">по</text:span><text:span text:style-name="T889"> времени </text:span><text:span text:style-name="T890">(уточнить)</text:span><text:span text:style-name="T889">.</text:span></text:p>
      <text:p text:style-name="P348"/>
      <text:p text:style-name="P135">Stop the car, Tom →<text:span text:style-name="T1431"> She told Tom </text:span><text:span text:style-name="T1125">to</text:span><text:span text:style-name="T1431"> stop the car.</text:span></text:p>
      <text:p text:style-name="P136">Don`t stop the car, Tom → She told Tom <text:span text:style-name="T1104">not to</text:span> stop the car.</text:p>
      <text:p text:style-name="P349"/>
      <text:p text:style-name="P1274"><text:span text:style-name="T887">Если пересказывается вопрос, то </text:span><text:span text:style-name="T888">дополнительно</text:span><text:span text:style-name="T887"> </text:span><text:span text:style-name="T888">подключаться все</text:span><text:span text:style-name="T887"> те же правила, </text:span></text:p>
      <text:p text:style-name="P350">что в вопросительном сложном предложении.</text:p>
      <text:p text:style-name="P351"/>
      <text:p text:style-name="P137">Do you like cars, Tom → She asked Tom <text:span text:style-name="T392">if</text:span> he liked <text:span text:style-name="T1432">cars (Она спросила Тома, </text:span></text:p>
      <text:p text:style-name="P139">любит ли он машины)</text:p>
      <text:p text:style-name="P351"/>
      <text:p text:style-name="P662">Условные предложения</text:p>
      <text:p text:style-name="P354"/>
      <text:p text:style-name="P1279"><text:span text:style-name="T894">Если ситуация, описанная в главно</text:span><text:span text:style-name="T898">й</text:span><text:span text:style-name="T894"> </text:span><text:span text:style-name="T898">части</text:span><text:span text:style-name="T894">, может случиться только при условии, </text:span><text:span text:style-name="T914">у</text:span><text:span text:style-name="T894">казан</text:span><text:span text:style-name="T914">ном</text:span><text:span text:style-name="T894"> </text:span></text:p>
      <text:p text:style-name="P1279"><text:span text:style-name="T894">в </text:span><text:span text:style-name="T898">зависимой</text:span><text:span text:style-name="T894"> </text:span><text:span text:style-name="T898">части</text:span><text:span text:style-name="T894">, то </text:span><text:span text:style-name="T896">так</text:span><text:span text:style-name="T900">ое</text:span><text:span text:style-name="T894"> предложени</text:span><text:span text:style-name="T900">е</text:span><text:span text:style-name="T894"> </text:span><text:span text:style-name="T900">называется</text:span><text:span text:style-name="T896"> </text:span><text:span text:style-name="T894">условным.</text:span><text:span text:style-name="T895"> </text:span></text:p>
      <text:p text:style-name="P355"/>
      <text:p text:style-name="P66"><text:span text:style-name="T1435">When I com home (</text:span><text:span text:style-name="T1436">зависимая часть</text:span><text:span text:style-name="T1435">), I always watch TV (главн</text:span><text:span text:style-name="T1436">ая часть</text:span><text:span text:style-name="T1435">) — </text:span></text:p>
      <text:p text:style-name="P144">Когда я прихожу домой, я всегда смотрю телевизор.</text:p>
      <text:p text:style-name="P341"/>
      <text:p text:style-name="P1286"><text:span text:style-name="T894">В условном предложении </text:span><text:span text:style-name="T898">зависимая часть</text:span><text:span text:style-name="T894"> начинается с </text:span><text:span text:style-name="T897">союза</text:span><text:span text:style-name="T894"> </text:span><text:span text:style-name="T556">when</text:span><text:span text:style-name="T894"> или </text:span><text:span text:style-name="T556">if</text:span><text:span text:style-name="T894">. </text:span><text:span text:style-name="T915">Если действие случится наверняка, то используется </text:span><text:span text:style-name="T563">when</text:span><text:span text:style-name="T915">. </text:span><text:span text:style-name="T894">Если уверенности нет, но есть </text:span><text:span text:style-name="T904">только</text:span><text:span text:style-name="T894"> </text:span></text:p>
      <text:p text:style-name="P1286"><text:span text:style-name="T894">вероятность, что случится, то </text:span><text:span text:style-name="T916">используется</text:span><text:span text:style-name="T894"> </text:span><text:span text:style-name="T557">if</text:span><text:span text:style-name="T904">.</text:span></text:p>
      <text:p text:style-name="P353"/>
      <text:p text:style-name="P768"><text:span text:style-name="T906">С</text:span><text:span text:style-name="T903">оюзы в условных предложениях:</text:span></text:p>
      <text:list xml:id="list1399608299" text:style-name="L109">
        <text:list-item>
          <text:p text:style-name="P1681">when — когда;</text:p>
        </text:list-item>
        <text:list-item>
          <text:p text:style-name="P1681">if — если;</text:p>
        </text:list-item>
        <text:list-item>
          <text:p text:style-name="P1682">before — до того, как;</text:p>
        </text:list-item>
        <text:list-item>
          <text:p text:style-name="P1682"><text:soft-page-break/>while — в то время, как;</text:p>
        </text:list-item>
        <text:list-item>
          <text:p text:style-name="P1682">after — после;</text:p>
        </text:list-item>
        <text:list-item>
          <text:p text:style-name="P1682">until (till) — до того момента, как.</text:p>
        </text:list-item>
      </text:list>
      <text:p text:style-name="P361"/>
      <text:p text:style-name="P1282"><text:span text:style-name="T904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7">if</text:span><text:span text:style-name="T904"> запятая может вовсе не ставиться.</text:span></text:p>
      <text:p text:style-name="P359"/>
      <text:p text:style-name="P360"><text:span text:style-name="T1441">Е</text:span><text:span text:style-name="T1444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9"/>
      <text:p text:style-name="P1278"><text:span text:style-name="T898">Когда </text:span><text:span text:style-name="T899">в </text:span><text:span text:style-name="T898">главн</text:span><text:span text:style-name="T899">ой</text:span><text:span text:style-name="T898"> </text:span><text:span text:style-name="T899">части</text:span><text:span text:style-name="T898"> </text:span><text:span text:style-name="T913">стоит </text:span><text:span text:style-name="T898">настояще</text:span><text:span text:style-name="T899">е </text:span><text:span text:style-name="T913">время</text:span><text:span text:style-name="T898">, то так</text:span><text:span text:style-name="T899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01">(уклад жизни)</text:span><text:span text:style-name="T899">.</text:span></text:p>
      <text:p text:style-name="P356"/>
      <text:p text:style-name="P141"><text:span text:style-name="T1437">W</text:span>ater boils when the temperature is 100 degrees — Вода кипит, когда температ<text:span text:style-name="T1445">ура</text:span> 100 град.</text:p>
      <text:p text:style-name="P141">When the sun goes down, it gets dark — Когда солнце садится, становится темно.</text:p>
      <text:p text:style-name="P141">If I am late for work, my boss gets angree — Если я опаздывают на работу, мой шеф злится.</text:p>
      <text:p text:style-name="P357"/>
      <text:p text:style-name="P1280"><text:span text:style-name="T901">Когда в главной части </text:span><text:span text:style-name="T903">стоит </text:span><text:span text:style-name="T901">будущее, </text:span><text:span text:style-name="T902">то </text:span><text:span text:style-name="T901">такие предложения называются условными</text:span></text:p>
      <text:p text:style-name="P1281"><text:span text:style-name="T901">предложениями первого типа (first conditionals). </text:span><text:span text:style-name="T905">С помощью них</text:span><text:span text:style-name="T901"> говорят, при каких условиях </text:span><text:span text:style-name="T1215">произойдут будущие события (планы).</text:span></text:p>
      <text:p text:style-name="P1350"/>
      <text:p text:style-name="P140">If it`s nice day tomorrow, I will go <text:span text:style-name="T1438">the beach — Если завтра будет хор. день, я пойду на пляж.</text:span></text:p>
      <text:p text:style-name="P142">I will go shopping if I have time — Я зайду в магазин, если у меня будет время.</text:p>
      <text:p text:style-name="P358"/>
      <text:p text:style-name="P1281"><text:span text:style-name="T1216">В </text:span><text:span text:style-name="T1217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18">ь удобнее</text:span><text:span text:style-name="T1217"> будущим.</text:span></text:p>
      <text:p text:style-name="P1351"/>
      <text:p text:style-name="P1338">If I <text:span text:style-name="T1104">see</text:span> him, I <text:span text:style-name="T1104">will </text:span><text:span text:style-name="T1126">tell</text:span><text:span text:style-name="T1440"> </text:span>him exactly how angry I am — Если я <text:span text:style-name="T1104">увижу</text:span> его, я <text:span text:style-name="T1104">выскажусь</text:span> ему </text:p>
      <text:p text:style-name="P1349"><text:span text:style-name="T558">в подробностях о том, как я разозлилась </text:span><text:span text:style-name="T559">(first conditional)</text:span><text:span text:style-name="T558">. </text:span><text:span text:style-name="T1439"><text:s/></text:span></text:p>
      <text:p text:style-name="P143"/>
      <text:p text:style-name="P1283"><text:span text:style-name="T1076">Условные предложения второго типа </text:span><text:span text:style-name="T1077">используются </text:span><text:span text:style-name="T1075">для описания нереальных </text:span><text:span text:style-name="T1078">либо</text:span><text:span text:style-name="T1075"> маловероятных ситуаций, связанных с насто</text:span><text:span text:style-name="T1078">я</text:span><text:span text:style-name="T1075">щим (альтернативн</text:span><text:span text:style-name="T1078">ая</text:span><text:span text:style-name="T1075"> реальност</text:span><text:span text:style-name="T1078">ь</text:span><text:span text:style-name="T1075">).</text:span></text:p>
      <text:p text:style-name="P362"/>
      <text:p text:style-name="P1284"><text:span text:style-name="T908">Главная часть содержит связку </text:span><text:span text:style-name="T562">would</text:span><text:span text:style-name="T908"> + инфинитив. Зависимая часть, грамматически, </text:span></text:p>
      <text:p text:style-name="P1284"><text:span text:style-name="T907">стоит </text:span><text:span text:style-name="T908">в прошешем времени, </text:span><text:span text:style-name="T909">но </text:span><text:span text:style-name="T911">привязана</text:span><text:span text:style-name="T910"> к</text:span><text:span text:style-name="T909"> настоящ</text:span><text:span text:style-name="T910">ему</text:span><text:span text:style-name="T908">. </text:span><text:span text:style-name="T907">Со</text:span><text:span text:style-name="T911">ю</text:span><text:span text:style-name="T907">з </text:span><text:span text:style-name="T561">if</text:span><text:span text:style-name="T907"> переводится </text:span><text:span text:style-name="T912">как «если бы».</text:span></text:p>
      <text:p text:style-name="P1348"/>
      <text:p text:style-name="P1339"><text:span text:style-name="T1127">I</text:span><text:span text:style-name="T1128">f</text:span><text:span text:style-name="T501"> he was rich (зависимая часть), he </text:span><text:span text:style-name="T1128">would buy</text:span><text:span text:style-name="T501"> Lamborgini (главная часть) — </text:span></text:p>
      <text:p text:style-name="P1287"><text:span text:style-name="T1200">Если бы</text:span><text:span text:style-name="T1195"> он был богатым, он </text:span><text:span text:style-name="T1200">бы купил</text:span><text:span text:style-name="T1195"> Ламборджини </text:span><text:span text:style-name="T1196">(would </text:span><text:span text:style-name="T1198">и</text:span><text:span text:style-name="T1197"> will </text:span><text:span text:style-name="T1196">заменя</text:span><text:span text:style-name="T1197">ю</text:span><text:span text:style-name="T1196">т to?)</text:span><text:span text:style-name="T1195">.</text:span></text:p>
      <text:p text:style-name="P1352"/>
      <text:p text:style-name="P1434"><text:span text:style-name="T906">О</text:span><text:span text:style-name="T814">чень часто в условных предложениях второго типа в if-части, глагол </text:span><text:span text:style-name="T508">be</text:span><text:span text:style-name="T814"> стоит в форме </text:span><text:span text:style-name="T508">were</text:span><text:span text:style-name="T814">, даже после </text:span><text:span text:style-name="T508">I, he, she, it</text:span><text:span text:style-name="T814">. Это исключение из правил, которое нужно запомнить.</text:span></text:p>
      <text:p text:style-name="P364"/>
      <text:p text:style-name="P1285"><text:span text:style-name="T560">If </text:span><text:span text:style-name="T706">he were</text:span><text:span text:style-name="T560"> rich, he would buy Lamborgini — Если бы </text:span><text:span text:style-name="T706">он был</text:span><text:span text:style-name="T560"> богатым, он бы купил Ламборджини (такой вариант тоже считается правильным)</text:span></text:p>
      <text:p text:style-name="P363"/>
      <text:p text:style-name="P663">Придаточные определительные предложения</text:p>
      <text:p text:style-name="P365"/>
      <text:p text:style-name="P366">Дополняют по смыслу главн<text:span text:style-name="T1447">ую часть</text:span>, <text:span text:style-name="T1446">сообщают дополнительную информацию </text:span></text:p>
      <text:p text:style-name="P370">и обычно относятся к какому-то существительному или прилагательному.</text:p>
      <text:p text:style-name="P370"/>
      <text:p text:style-name="P1435"><text:soft-page-break/><text:span text:style-name="T917">Могут стоять и в середине, и в конце предложения, </text:span><text:span text:style-name="T814">при этом запятыми не выделяются </text:span></text:p>
      <text:p text:style-name="P1288"><text:span text:style-name="T814">(в отличии от русского). </text:span><text:span text:style-name="T919">Часто н</text:span><text:span text:style-name="T814">ачинаются с союза или союзной конструкции.</text:span></text:p>
      <text:p text:style-name="P370"/>
      <text:p text:style-name="P145"><text:span text:style-name="T1446">T</text:span>he <text:span text:style-name="T13">woman</text:span> <text:span text:style-name="T1104">who lives next door</text:span> is a doctor — <text:span text:style-name="T13">Женщина</text:span>, <text:span text:style-name="T1104">которая живет по соседству</text:span>, </text:p>
      <text:p text:style-name="P1288"><text:span text:style-name="T568">работает доктором (выделенная часть </text:span><text:span text:style-name="T569">относится к </text:span><text:span text:style-name="T568">«женщин</text:span><text:span text:style-name="T569">е</text:span><text:span text:style-name="T568">»).</text:span></text:p>
      <text:p text:style-name="P371"/>
      <text:p text:style-name="P373">Союзы, с которых начинается придаточное предложение:</text:p>
      <text:list xml:id="list3269305058" text:style-name="L110">
        <text:list-item>
          <text:p text:style-name="P1683">who — который (о людях);</text:p>
        </text:list-item>
        <text:list-item>
          <text:p text:style-name="P1683">which — который (о предметах и животных);</text:p>
        </text:list-item>
        <text:list-item>
          <text:p text:style-name="P1683">that — который (о людях, предметах и животных);</text:p>
        </text:list-item>
        <text:list-item>
          <text:p text:style-name="P1683">where — где;</text:p>
        </text:list-item>
        <text:list-item>
          <text:p text:style-name="P1683">whose — чей.</text:p>
        </text:list-item>
      </text:list>
      <text:p text:style-name="P371"/>
      <text:p text:style-name="P1289"><text:span text:style-name="T918">Союзы ставить не обязательно. </text:span><text:span text:style-name="T920">Вс</text:span><text:span text:style-name="T921">ё</text:span><text:span text:style-name="T920"> п</text:span><text:span text:style-name="T918">редложение может быть без союзов и запятых. </text:span></text:p>
      <text:p text:style-name="P372"/>
      <text:p text:style-name="Standard"><text:span text:style-name="T508">The movie </text:span><text:span text:style-name="T698">we saw last weak</text:span><text:span text:style-name="T508"> was rather good — Филь, </text:span><text:span text:style-name="T698">который мы смотрели на прошлой неделе</text:span><text:span text:style-name="T508">, оказался довольно хорошим (</text:span><text:span text:style-name="T564">при</text:span><text:span text:style-name="T508"> переводе союзы </text:span><text:span text:style-name="T564">и запятые</text:span><text:span text:style-name="T508"> </text:span><text:span text:style-name="T564">будут</text:span><text:span text:style-name="T508">).</text:span></text:p>
      <text:p text:style-name="P1436"><text:span text:style-name="T923">С помощью </text:span><text:span text:style-name="T925">придаточного определительного предложения</text:span><text:span text:style-name="T923"> можно также объединять несколько простых предложений, в одно сложное.</text:span></text:p>
      <text:p text:style-name="P368"/>
      <text:p text:style-name="P1437"><text:span text:style-name="T923">В </text:span><text:span text:style-name="T924">этом случае </text:span><text:span text:style-name="T926">у</text:span><text:span text:style-name="T924"> одно</text:span><text:span text:style-name="T926">го</text:span><text:span text:style-name="T924"> из предложений подлежащее выпадет, а его место займет союз </text:span><text:span text:style-name="T922">who, which </text:span><text:span text:style-name="T924">или</text:span><text:span text:style-name="T922"> that, </text:span><text:span text:style-name="T924">который теперь обязан стоять. Иначе</text:span><text:span text:style-name="T923"> наручится логика английского.</text:span></text:p>
      <text:p text:style-name="P367"/>
      <text:p text:style-name="P368">Например, объединим 2 предложения: I work in an office. It is in Park street.</text:p>
      <text:p text:style-name="P368"/>
      <text:p text:style-name="P146">I work in an office <text:span text:style-name="T18">which</text:span> <text:span text:style-name="T26">is</text:span> in Park street — Я работаю в офисе, <text:span text:style-name="T22">который</text:span><text:span text:style-name="T1448"> </text:span><text:span text:style-name="T42">расположен</text:span><text:span text:style-name="T1448"> </text:span></text:p>
      <text:p text:style-name="P1437"><text:span text:style-name="T565">на Парк стрит (which </text:span><text:span text:style-name="T567">заменяет</text:span><text:span text:style-name="T565"> </text:span><text:span text:style-name="T566">подлежащ</text:span><text:span text:style-name="T567">ие</text:span><text:span text:style-name="T566"> It</text:span><text:span text:style-name="T565">).</text:span></text:p>
      <text:p text:style-name="P146"/>
      <text:p text:style-name="P374">Но если после союза в придаточном предложении остается <text:s/>подлежащее и сказуемое, </text:p>
      <text:p text:style-name="P369"><text:span text:style-name="T1449">то союз все-таки можно убрать. </text:span><text:span text:style-name="T1450">Такие варианты будут встречаться чаще </text:span><text:span text:style-name="T1451">всего</text:span><text:span text:style-name="T1450">.</text:span></text:p>
      <text:p text:style-name="P369"/>
      <text:p text:style-name="P1438"><text:span text:style-name="T567">This is the shirt </text:span><text:span text:style-name="T707">which</text:span><text:span text:style-name="T567"> </text:span><text:span text:style-name="T16">I</text:span><text:span text:style-name="T567"> </text:span><text:span text:style-name="T30">bought</text:span><text:span text:style-name="T567"> in the sales / This is shirt </text:span><text:span text:style-name="T15">I</text:span><text:span text:style-name="T508"> </text:span><text:span text:style-name="T29">bought</text:span><text:span text:style-name="T567"> in the sales — </text:span></text:p>
      <text:p text:style-name="P1438"><text:span text:style-name="T567">Это рубкашка, </text:span><text:span text:style-name="T698">которую</text:span><text:span text:style-name="T508"> </text:span><text:span text:style-name="T15">я</text:span><text:span text:style-name="T508"> </text:span><text:span text:style-name="T29">купил</text:span><text:span text:style-name="T508"> </text:span><text:span text:style-name="T567">на распродаже</text:span><text:span text:style-name="T570">.</text:span></text:p>
      <text:p text:style-name="P152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58346660096">
          <table:table-cell table:style-name="Table7.A1" office:value-type="string">
            <text:p text:style-name="P1463"/>
          </table:table-cell>
          <table:table-cell table:style-name="Table7.A1" office:value-type="string">
            <text:p text:style-name="P1444">Past</text:p>
          </table:table-cell>
          <table:table-cell table:style-name="Table7.A1" office:value-type="string">
            <text:p text:style-name="P1444">Present</text:p>
          </table:table-cell>
          <table:table-cell table:style-name="Table7.D1" office:value-type="string">
            <text:p text:style-name="P1444">Future</text:p>
          </table:table-cell>
        </table:table-row>
        <table:table-row table:style-name="TableLine94658341740320">
          <table:table-cell table:style-name="Table7.A2" office:value-type="string">
            <text:p text:style-name="P1451">+</text:p>
          </table:table-cell>
          <table:table-cell table:style-name="Table7.A2" office:value-type="string">
            <text:p text:style-name="P1485">I/y<text:span text:style-name="T1238">ou</text:span>/w<text:span text:style-name="T1238">e</text:span>/t<text:span text:style-name="T1238">hey</text:span>/he/she/it started</text:p>
          </table:table-cell>
          <table:table-cell table:style-name="Table7.A2" office:value-type="string">
            <text:p text:style-name="P1476">I/you/we/they start</text:p>
            <text:p text:style-name="P1476">He/she/it starts</text:p>
          </table:table-cell>
          <table:table-cell table:style-name="Table7.D2" office:value-type="string">
            <text:p text:style-name="P1488">I/y<text:span text:style-name="T1238">ou</text:span>/w<text:span text:style-name="T1238">e</text:span>/t<text:span text:style-name="T1238">hey</text:span>/he/she/it </text:p>
            <text:p text:style-name="P1488">will start</text:p>
          </table:table-cell>
        </table:table-row>
        <table:table-row table:style-name="TableLine94658341750208">
          <table:table-cell table:style-name="Table7.A2" office:value-type="string">
            <text:p text:style-name="P1445">-</text:p>
          </table:table-cell>
          <table:table-cell table:style-name="Table7.A2" office:value-type="string">
            <text:p text:style-name="P1485">I/y<text:span text:style-name="T1238">ou</text:span>/w<text:span text:style-name="T1238">e</text:span>/t<text:span text:style-name="T1238">hey</text:span>/he/she/it</text:p>
            <text:p text:style-name="P1485">didn`t start</text:p>
          </table:table-cell>
          <table:table-cell table:style-name="Table7.A2" office:value-type="string">
            <text:p text:style-name="P1476">I/you/we/they don`t start</text:p>
            <text:p text:style-name="P1476">He/she/it doesn`t start</text:p>
          </table:table-cell>
          <table:table-cell table:style-name="Table7.D2" office:value-type="string">
            <text:p text:style-name="P1488">I/y<text:span text:style-name="T1238">ou</text:span>/w<text:span text:style-name="T1238">e</text:span>/t<text:span text:style-name="T1238">hey</text:span>/he/she/it</text:p>
            <text:p text:style-name="P1488">won`t start</text:p>
          </table:table-cell>
        </table:table-row>
        <table:table-row table:style-name="TableLine94658341767344">
          <table:table-cell table:style-name="Table7.A2" office:value-type="string">
            <text:p text:style-name="P1445">?</text:p>
          </table:table-cell>
          <table:table-cell table:style-name="Table7.A2" office:value-type="string">
            <text:p text:style-name="P1486">Did I/y<text:span text:style-name="T1238">ou</text:span>/w<text:span text:style-name="T1238">e</text:span>/t<text:span text:style-name="T1238">hey</text:span>/he</text:p>
            <text:p text:style-name="P1486">/she/it start?</text:p>
          </table:table-cell>
          <table:table-cell table:style-name="Table7.A2" office:value-type="string">
            <text:p text:style-name="P1476">Do I/you/we/they start?</text:p>
            <text:p text:style-name="P1476">Does he/she/it start?</text:p>
          </table:table-cell>
          <table:table-cell table:style-name="Table7.D2" office:value-type="string">
            <text:p text:style-name="P1489">Will I/y<text:span text:style-name="T1238">ou</text:span>/w<text:span text:style-name="T1238">e</text:span>/t<text:span text:style-name="T1238">hey</text:span>/he</text:p>
            <text:p text:style-name="P1489">/she/it start?</text:p>
          </table:table-cell>
        </table:table-row>
      </table:table>
      <text:p text:style-name="P258"/>
      <text:p text:style-name="P739"><text:span text:style-name="T820">Таблица времен группы Continu</text:span><text:span text:style-name="T821">ou</text:span><text:span text:style-name="T82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58341789360">
          <table:table-cell table:style-name="Table8.A1" office:value-type="string">
            <text:p text:style-name="P1475"/>
          </table:table-cell>
          <table:table-cell table:style-name="Table8.A1" office:value-type="string">
            <text:p text:style-name="P1444">Past</text:p>
          </table:table-cell>
          <table:table-cell table:style-name="Table8.A1" office:value-type="string">
            <text:p text:style-name="P1444">Present</text:p>
          </table:table-cell>
          <table:table-cell table:style-name="Table8.D1" office:value-type="string">
            <text:p text:style-name="P1444">Future</text:p>
          </table:table-cell>
        </table:table-row>
        <table:table-row table:style-name="TableLine94658341844320">
          <table:table-cell table:style-name="Table8.A2" office:value-type="string">
            <text:p text:style-name="P1445">+</text:p>
          </table:table-cell>
          <table:table-cell table:style-name="Table8.A2" office:value-type="string">
            <text:p text:style-name="P1487">I/<text:span text:style-name="T1237">he/she/it</text:span> <text:span text:style-name="T1237">was starting</text:span></text:p>
            <text:p text:style-name="P1487"><text:span text:style-name="T1237">Y</text:span><text:span text:style-name="T1238">ou</text:span><text:span text:style-name="T1237">/w</text:span><text:span text:style-name="T1238">e</text:span><text:span text:style-name="T1237">/t</text:span><text:span text:style-name="T1238">hey</text:span><text:span text:style-name="T1237"> were starting</text:span></text:p>
          </table:table-cell>
          <table:table-cell table:style-name="Table8.A2" office:value-type="string">
            <text:p text:style-name="P1478">I am starting</text:p>
            <text:p text:style-name="P1479">He/she/it is starting</text:p>
            <text:p text:style-name="P1478">You/we/they are starting</text:p>
          </table:table-cell>
          <table:table-cell table:style-name="Table8.D2" office:value-type="string">
            <text:p text:style-name="P1463"/>
          </table:table-cell>
        </table:table-row>
        <table:table-row table:style-name="TableLine94658341886416">
          <table:table-cell table:style-name="Table8.A2" office:value-type="string">
            <text:p text:style-name="P1445">-</text:p>
          </table:table-cell>
          <table:table-cell table:style-name="Table8.A2" office:value-type="string">
            <text:p text:style-name="P1488">I/he/she/it wasn`t starting</text:p>
            <text:p text:style-name="P1488">Y<text:span text:style-name="T1238">ou</text:span>/w<text:span text:style-name="T1238">e</text:span>/t<text:span text:style-name="T1238">hey</text:span> weren`t starting</text:p>
          </table:table-cell>
          <table:table-cell table:style-name="Table8.A2" office:value-type="string">
            <text:p text:style-name="P1478">I`m not starting</text:p>
            <text:p text:style-name="P1479">He/she/it isn`t starting</text:p>
            <text:p text:style-name="P1478">You/we/they aren`t starting</text:p>
          </table:table-cell>
          <table:table-cell table:style-name="Table8.D2" office:value-type="string">
            <text:p text:style-name="P1463"/>
          </table:table-cell>
        </table:table-row>
        <table:table-row table:style-name="TableLine94658341893168">
          <table:table-cell table:style-name="Table8.A2" office:value-type="string">
            <text:p text:style-name="P1445">?</text:p>
          </table:table-cell>
          <table:table-cell table:style-name="Table8.A2" office:value-type="string">
            <text:p text:style-name="P1488">Was I/he/she/it starting?</text:p>
            <text:p text:style-name="P1488">Were y<text:span text:style-name="T1238">ou</text:span>/w<text:span text:style-name="T1238">e</text:span>/t<text:span text:style-name="T1238">hey</text:span> starting?</text:p>
          </table:table-cell>
          <table:table-cell table:style-name="Table8.A2" office:value-type="string">
            <text:p text:style-name="P1478">Am I starting?</text:p>
            <text:p text:style-name="P1479">Is he/she/it starting?</text:p>
            <text:p text:style-name="P1478">Are you/we/they starting?</text:p>
          </table:table-cell>
          <table:table-cell table:style-name="Table8.D2" office:value-type="string">
            <text:p text:style-name="P1463"/>
          </table:table-cell>
        </table:table-row>
      </table:table>
      <text:p text:style-name="P258"/>
      <text:p text:style-name="P26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58341929872">
          <table:table-cell table:style-name="Table9.A1" office:value-type="string">
            <text:p text:style-name="P1475"/>
          </table:table-cell>
          <table:table-cell table:style-name="Table9.A1" office:value-type="string">
            <text:p text:style-name="P1444">Past</text:p>
          </table:table-cell>
          <table:table-cell table:style-name="Table9.A1" office:value-type="string">
            <text:p text:style-name="P1444">Present</text:p>
          </table:table-cell>
          <table:table-cell table:style-name="Table9.D1" office:value-type="string">
            <text:p text:style-name="P1444">Future</text:p>
          </table:table-cell>
        </table:table-row>
        <table:table-row table:style-name="TableLine94658341963376">
          <table:table-cell table:style-name="Table9.A2" office:value-type="string">
            <text:p text:style-name="P1445">+</text:p>
          </table:table-cell>
          <table:table-cell table:style-name="Table9.A2" office:value-type="string">
            <text:p text:style-name="P1463"/>
          </table:table-cell>
          <table:table-cell table:style-name="Table9.A2" office:value-type="string">
            <text:p text:style-name="P1478">I/you/we/they have started</text:p>
            <text:p text:style-name="P1478">He/she/it has started</text:p>
          </table:table-cell>
          <table:table-cell table:style-name="Table9.D2" office:value-type="string">
            <text:p text:style-name="P1463"/>
          </table:table-cell>
        </table:table-row>
        <table:table-row table:style-name="TableLine94658341989264">
          <table:table-cell table:style-name="Table9.A2" office:value-type="string">
            <text:p text:style-name="P1445">-</text:p>
          </table:table-cell>
          <table:table-cell table:style-name="Table9.A2" office:value-type="string">
            <text:p text:style-name="P1463"/>
          </table:table-cell>
          <table:table-cell table:style-name="Table9.A2" office:value-type="string">
            <text:p text:style-name="P1478">I/y<text:span text:style-name="T1177">ou</text:span>/w<text:span text:style-name="T1177">e</text:span>/t<text:span text:style-name="T1177">hey</text:span> haven`t started</text:p>
            <text:p text:style-name="P1478">He/she/it hasn`t started</text:p>
          </table:table-cell>
          <table:table-cell table:style-name="Table9.D2" office:value-type="string">
            <text:p text:style-name="P1463"/>
          </table:table-cell>
        </table:table-row>
        <table:table-row table:style-name="TableLine94658341998288">
          <table:table-cell table:style-name="Table9.A2" office:value-type="string">
            <text:p text:style-name="P1445">?</text:p>
          </table:table-cell>
          <table:table-cell table:style-name="Table9.A2" office:value-type="string">
            <text:p text:style-name="P1463"/>
          </table:table-cell>
          <table:table-cell table:style-name="Table9.A2" office:value-type="string">
            <text:p text:style-name="P1478">Have I/y<text:span text:style-name="T1178">ou</text:span>/w<text:span text:style-name="T1178">e</text:span>/t<text:span text:style-name="T1178">hey</text:span> started?</text:p>
            <text:p text:style-name="P1478">Has he/she/it started?</text:p>
          </table:table-cell>
          <table:table-cell table:style-name="Table9.D2" office:value-type="string">
            <text:p text:style-name="P1463"/>
          </table:table-cell>
        </table:table-row>
      </table:table>
      <text:p text:style-name="P260"/>
      <text:p text:style-name="P26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58342002880">
          <table:table-cell table:style-name="Table1.A1" office:value-type="string">
            <text:p text:style-name="P1477"/>
          </table:table-cell>
          <table:table-cell table:style-name="Table1.A1" office:value-type="string">
            <text:p text:style-name="P1446">Past</text:p>
          </table:table-cell>
          <table:table-cell table:style-name="Table1.A1" office:value-type="string">
            <text:p text:style-name="P1446">Present</text:p>
          </table:table-cell>
          <table:table-cell table:style-name="Table1.D1" office:value-type="string">
            <text:p text:style-name="P1446">Future</text:p>
          </table:table-cell>
        </table:table-row>
        <table:table-row table:style-name="TableLine94658342037744">
          <table:table-cell table:style-name="Table1.A2" office:value-type="string">
            <text:p text:style-name="P1446">+</text:p>
          </table:table-cell>
          <table:table-cell table:style-name="Table1.A2" office:value-type="string">
            <text:p text:style-name="P1464"/>
          </table:table-cell>
          <table:table-cell table:style-name="Table1.A2" office:value-type="string">
            <text:p text:style-name="P1484">I/y<text:span text:style-name="T1238">ou</text:span>/w<text:span text:style-name="T1238">e</text:span>/t<text:span text:style-name="T1238">hey</text:span> have been starting</text:p>
            <text:p text:style-name="P1484">He/she/it has been starting</text:p>
          </table:table-cell>
          <table:table-cell table:style-name="Table1.D2" office:value-type="string">
            <text:p text:style-name="P1464"/>
          </table:table-cell>
        </table:table-row>
        <table:table-row table:style-name="TableLine94658342045840">
          <table:table-cell table:style-name="Table1.A2" office:value-type="string">
            <text:p text:style-name="P1446">-</text:p>
          </table:table-cell>
          <table:table-cell table:style-name="Table1.A2" office:value-type="string">
            <text:p text:style-name="P1464"/>
          </table:table-cell>
          <table:table-cell table:style-name="Table1.A2" office:value-type="string">
            <text:p text:style-name="P1484">I/y<text:span text:style-name="T1238">ou</text:span>/w<text:span text:style-name="T1238">e</text:span>/t<text:span text:style-name="T1238">hey</text:span> haven`t been starting</text:p>
            <text:p text:style-name="P1484">He/she/it hasn`t been starting</text:p>
          </table:table-cell>
          <table:table-cell table:style-name="Table1.D2" office:value-type="string">
            <text:p text:style-name="P1464"/>
          </table:table-cell>
        </table:table-row>
        <table:table-row table:style-name="TableLine94658342049424">
          <table:table-cell table:style-name="Table1.A2" office:value-type="string">
            <text:p text:style-name="P1446">?</text:p>
          </table:table-cell>
          <table:table-cell table:style-name="Table1.A2" office:value-type="string">
            <text:p text:style-name="P1464"/>
          </table:table-cell>
          <table:table-cell table:style-name="Table1.A2" office:value-type="string">
            <text:p text:style-name="P1484">Have I/y<text:span text:style-name="T1238">ou</text:span>/w<text:span text:style-name="T1238">e</text:span>/t<text:span text:style-name="T1238">hey</text:span> been starting?</text:p>
            <text:p text:style-name="P1484">Has he/she/it been starting?</text:p>
          </table:table-cell>
          <table:table-cell table:style-name="Table1.D2" office:value-type="string">
            <text:p text:style-name="P1464"/>
          </table:table-cell>
        </table:table-row>
      </table:table>
      <text:p text:style-name="P1531"><text:span text:style-name="T729">Таблица </text:span><text:span text:style-name="T741">форм </text:span><text:span text:style-name="T729">пассивно</text:span><text:span text:style-name="T742">го</text:span><text:span text:style-name="T729"> залог</text:span><text:span text:style-name="T742">а</text:span><text:span text:style-name="T72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58342095632">
          <table:table-cell table:style-name="Table4.A1" office:value-type="string">
            <text:p text:style-name="P1466"/>
          </table:table-cell>
          <table:table-cell table:style-name="Table4.A1" office:value-type="string">
            <text:p text:style-name="P1455">Past</text:p>
          </table:table-cell>
          <table:table-cell table:style-name="Table4.A1" office:value-type="string">
            <text:p text:style-name="P1455">Present</text:p>
          </table:table-cell>
          <table:table-cell table:style-name="Table4.D1" office:value-type="string">
            <text:p text:style-name="P1455">Future</text:p>
          </table:table-cell>
        </table:table-row>
        <table:table-row table:style-name="TableLine94658342259824">
          <table:table-cell table:style-name="Table4.A2" office:value-type="string">
            <text:p text:style-name="P1456">Simple</text:p>
          </table:table-cell>
          <table:table-cell table:style-name="Table4.A2" office:value-type="string">
            <text:p text:style-name="P1466"><text:span text:style-name="T1266">I/</text:span><text:span text:style-name="T1267">he/she/it</text:span><text:span text:style-name="T1266"> </text:span><text:span text:style-name="T1267">was</text:span><text:span text:style-name="T1266"> </text:span><text:span text:style-name="T222">taught</text:span></text:p>
            <text:p text:style-name="P1495">You/we/they were <text:span text:style-name="T222">taught</text:span></text:p>
          </table:table-cell>
          <table:table-cell table:style-name="Table4.A2" office:value-type="string">
            <text:p text:style-name="P1496">I am <text:span text:style-name="T222">taught</text:span></text:p>
            <text:p text:style-name="P1495">He/she/it is <text:span text:style-name="T222">taught</text:span></text:p>
            <text:p text:style-name="P1495">You/we/the<text:span text:style-name="T1268">y</text:span> are <text:span text:style-name="T222">taught</text:span></text:p>
          </table:table-cell>
          <table:table-cell table:style-name="Table4.D2" office:value-type="string">
            <text:p text:style-name="P1494">I/you/we/they/he/she/it</text:p>
            <text:p text:style-name="P1494">will be <text:span text:style-name="T222">taught</text:span></text:p>
          </table:table-cell>
        </table:table-row>
        <table:table-row table:style-name="TableLine94658342276656">
          <table:table-cell table:style-name="Table4.A2" office:value-type="string">
            <text:p text:style-name="P1456">Contin.</text:p>
          </table:table-cell>
          <table:table-cell table:style-name="Table4.A2" office:value-type="string">
            <text:p text:style-name="P1466"><text:span text:style-name="T1268">I/he/she/it was being </text:span><text:span text:style-name="T222">taught</text:span></text:p>
            <text:p text:style-name="P1466"><text:span text:style-name="T224">You/we/the</text:span><text:span text:style-name="T223">y</text:span><text:span text:style-name="T224"> </text:span><text:span text:style-name="T223">were</text:span><text:span text:style-name="T224"> </text:span><text:span text:style-name="T223">being</text:span><text:span text:style-name="T224"> </text:span><text:span text:style-name="T222">taught</text:span></text:p>
          </table:table-cell>
          <table:table-cell table:style-name="Table4.A2" office:value-type="string">
            <text:p text:style-name="P1494">I am being <text:span text:style-name="T222">taught</text:span></text:p>
            <text:p text:style-name="P1494"><text:span text:style-name="T222">H</text:span><text:span text:style-name="T161">e/she/it is being taught</text:span></text:p>
            <text:p text:style-name="P1495"><text:span text:style-name="T161">You/we/the</text:span><text:span text:style-name="T223">y</text:span><text:span text:style-name="T161"> are </text:span><text:span text:style-name="T223">being</text:span><text:span text:style-name="T161"> </text:span><text:span text:style-name="T222">taught</text:span></text:p>
          </table:table-cell>
          <table:table-cell table:style-name="Table4.D2" office:value-type="string">
            <text:p text:style-name="P1494">— </text:p>
          </table:table-cell>
        </table:table-row>
        <table:table-row table:style-name="TableLine94658342285632">
          <table:table-cell table:style-name="Table4.A2" office:value-type="string">
            <text:p text:style-name="P1456">Perfect</text:p>
          </table:table-cell>
          <table:table-cell table:style-name="Table4.A2" office:value-type="string">
            <text:p text:style-name="P1466"><text:span text:style-name="T1269">I/you/we/they/</text:span><text:span text:style-name="T225">he/she/it</text:span><text:span text:style-name="T1269"> </text:span></text:p>
            <text:p text:style-name="P1466"><text:span text:style-name="T1269">had been </text:span><text:span text:style-name="T222">taught</text:span></text:p>
          </table:table-cell>
          <table:table-cell table:style-name="Table4.A2" office:value-type="string">
            <text:p text:style-name="P1497">I/you/we/they have been <text:span text:style-name="T222">taught</text:span></text:p>
            <text:p text:style-name="P1497"><text:span text:style-name="T222">H</text:span><text:span text:style-name="T161">e/she/it has been </text:span><text:span text:style-name="T222">taught</text:span></text:p>
          </table:table-cell>
          <table:table-cell table:style-name="Table4.D2" office:value-type="string">
            <text:p text:style-name="P1466"><text:span text:style-name="T1269">I/you/we/they/</text:span><text:span text:style-name="T225">he/she/it</text:span><text:span text:style-name="T1269"> </text:span></text:p>
            <text:p text:style-name="P1466"><text:span text:style-name="T1269">will have been </text:span><text:span text:style-name="T222">taught</text:span></text:p>
          </table:table-cell>
        </table:table-row>
      </table:table>
      <text:p text:style-name="P400"/>
      <text:p text:style-name="P744"><text:span text:style-name="T729">Таблица </text:span><text:span text:style-name="T730">форм</text:span><text:span text:style-name="T729"> глагола </text:span><text:span text:style-name="T739">b</text:span><text:span text:style-name="T72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58342305632">
          <table:table-cell table:style-name="Table5.A1" office:value-type="string">
            <text:p text:style-name="P1450">Подлежащее</text:p>
          </table:table-cell>
          <table:table-cell table:style-name="Table5.A1" office:value-type="string">
            <text:p text:style-name="P1447">Past</text:p>
          </table:table-cell>
          <table:table-cell table:style-name="Table5.A1" office:value-type="string">
            <text:p text:style-name="P1447">Present</text:p>
          </table:table-cell>
          <table:table-cell table:style-name="Table5.D1" office:value-type="string">
            <text:p text:style-name="P1447">Future</text:p>
          </table:table-cell>
        </table:table-row>
        <table:table-row table:style-name="TableLine94658342366048">
          <table:table-cell table:style-name="Table5.A2" office:value-type="string">
            <text:p text:style-name="P1483">I</text:p>
          </table:table-cell>
          <table:table-cell table:style-name="Table5.A2" office:value-type="string">
            <text:p text:style-name="P1484">was</text:p>
          </table:table-cell>
          <table:table-cell table:style-name="Table5.A2" office:value-type="string">
            <text:p text:style-name="P1480">am</text:p>
          </table:table-cell>
          <table:table-cell table:style-name="Table5.D2" office:value-type="string">
            <text:p text:style-name="P1490">will be</text:p>
          </table:table-cell>
        </table:table-row>
        <table:table-row table:style-name="TableLine94658342378528">
          <table:table-cell table:style-name="Table5.A2" office:value-type="string">
            <text:p text:style-name="P1482">he/she/<text:span text:style-name="T1185">it</text:span></text:p>
          </table:table-cell>
          <table:table-cell table:style-name="Table5.A2" office:value-type="string">
            <text:p text:style-name="P1484">was</text:p>
          </table:table-cell>
          <table:table-cell table:style-name="Table5.A2" office:value-type="string">
            <text:p text:style-name="P1481">is</text:p>
          </table:table-cell>
          <table:table-cell table:style-name="Table5.D2" office:value-type="string">
            <text:p text:style-name="P1490">will be</text:p>
          </table:table-cell>
        </table:table-row>
        <table:table-row table:style-name="TableLine94658342381904">
          <table:table-cell table:style-name="Table5.A2" office:value-type="string">
            <text:p text:style-name="P1482">you/we/they</text:p>
          </table:table-cell>
          <table:table-cell table:style-name="Table5.A2" office:value-type="string">
            <text:p text:style-name="P1484">were</text:p>
          </table:table-cell>
          <table:table-cell table:style-name="Table5.A2" office:value-type="string">
            <text:p text:style-name="P1481">are</text:p>
          </table:table-cell>
          <table:table-cell table:style-name="Table5.D2" office:value-type="string">
            <text:p text:style-name="P1490">will be</text:p>
          </table:table-cell>
        </table:table-row>
      </table:table>
      <text:p text:style-name="P397"/>
      <text:p text:style-name="P397">Таблица модальных глаголов:</text:p>
      <table:table table:name="Table2" table:style-name="Table2">
        <table:table-column table:style-name="Table2.A" table:number-columns-repeated="3"/>
        <table:table-row table:style-name="TableLine94658342394112">
          <table:table-cell table:style-name="Table2.A1" office:value-type="string">
            <text:p text:style-name="P1453">Глагол</text:p>
          </table:table-cell>
          <table:table-cell table:style-name="Table2.A1" office:value-type="string">
            <text:p text:style-name="P1465"><text:span text:style-name="T1107">З</text:span><text:span text:style-name="T1108">начение</text:span></text:p>
          </table:table-cell>
          <table:table-cell table:style-name="Table2.C1" office:value-type="string">
            <text:p text:style-name="P1465"><text:span text:style-name="T1107">В</text:span><text:span text:style-name="T1108">рем</text:span><text:span text:style-name="T1107">я</text:span></text:p>
          </table:table-cell>
        </table:table-row>
        <table:table-row table:style-name="TableLine94658342456912">
          <table:table-cell table:style-name="Table2.A2" office:value-type="string">
            <text:p text:style-name="P1519">can</text:p>
          </table:table-cell>
          <table:table-cell table:style-name="Table2.A2" office:value-type="string">
            <text:p text:style-name="P1519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19">настоящее и будущее</text:p>
          </table:table-cell>
        </table:table-row>
        <table:table-row table:style-name="TableLine94658342486528">
          <table:table-cell table:style-name="Table2.A2" office:value-type="string">
            <text:p text:style-name="P1519">could</text:p>
          </table:table-cell>
          <table:table-cell table:style-name="Table2.A2" office:value-type="string">
            <text:p text:style-name="P1519">мог, умел</text:p>
          </table:table-cell>
          <table:table-cell table:style-name="Table2.C2" office:value-type="string">
            <text:p text:style-name="P1519">прошедшее</text:p>
          </table:table-cell>
        </table:table-row>
        <table:table-row table:style-name="TableLine94658342489680">
          <table:table-cell table:style-name="Table2.A2" office:value-type="string">
            <text:p text:style-name="P1519">might, may</text:p>
          </table:table-cell>
          <table:table-cell table:style-name="Table2.A2" office:value-type="string">
            <text:p text:style-name="P1520">может быть, мог бы,</text:p>
            <text:p text:style-name="P1520">возможно, наверное</text:p>
          </table:table-cell>
          <table:table-cell table:style-name="Table2.C2" office:value-type="string">
            <text:p text:style-name="P1519">настоящее и будущие</text:p>
          </table:table-cell>
        </table:table-row>
        <table:table-row table:style-name="TableLine94658342504400">
          <table:table-cell table:style-name="Table2.A2" office:value-type="string">
            <text:p text:style-name="P1519">must</text:p>
          </table:table-cell>
          <table:table-cell table:style-name="Table2.A2" office:value-type="string">
            <text:p text:style-name="P1519">должен, обязан, нужно, запрет, нельзя</text:p>
          </table:table-cell>
          <table:table-cell table:style-name="Table2.C2" office:value-type="string">
            <text:p text:style-name="P1519">настоящее</text:p>
          </table:table-cell>
        </table:table-row>
        <table:table-row table:style-name="TableLine94658342523488">
          <table:table-cell table:style-name="Table2.A2" office:value-type="string">
            <text:p text:style-name="P1519">should</text:p>
          </table:table-cell>
          <table:table-cell table:style-name="Table2.A2" office:value-type="string">
            <text:p text:style-name="P1519">следует сделать, следовало бы сделать; (совет)</text:p>
          </table:table-cell>
          <table:table-cell table:style-name="Table2.C2" office:value-type="string">
            <text:p text:style-name="P1519">настоящее и будущие</text:p>
          </table:table-cell>
        </table:table-row>
        <table:table-row table:style-name="TableLine94658342525408">
          <table:table-cell table:style-name="Table2.A2" office:value-type="string">
            <text:p text:style-name="P1519">would</text:p>
          </table:table-cell>
          <table:table-cell table:style-name="Table2.A2" office:value-type="string">
            <text:p text:style-name="P1519">частица «бы», предложение услуги, привычка прошлого</text:p>
          </table:table-cell>
          <table:table-cell table:style-name="Table2.C2" office:value-type="string">
            <text:p text:style-name="P1519">настоящее, прошедшее, будущие</text:p>
          </table:table-cell>
        </table:table-row>
      </table:table>
      <text:p text:style-name="P398"/>
      <text:p text:style-name="P398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58342528160">
          <table:table-cell table:style-name="Table3.A1" office:value-type="string">
            <text:p text:style-name="P1454">Конструкция</text:p>
          </table:table-cell>
          <table:table-cell table:style-name="Table3.A1" office:value-type="string">
            <text:p text:style-name="P1454">Значение</text:p>
          </table:table-cell>
          <table:table-cell table:style-name="Table3.C1" office:value-type="string">
            <text:p text:style-name="P1454">Время</text:p>
          </table:table-cell>
        </table:table-row>
        <table:table-row table:style-name="TableLine94658342548192">
          <table:table-cell table:style-name="Table3.A2" office:value-type="string">
            <text:p text:style-name="P1491">be able to</text:p>
          </table:table-cell>
          <table:table-cell table:style-name="Table3.A2" office:value-type="string">
            <text:p text:style-name="P1491">могу (близко к can)</text:p>
          </table:table-cell>
          <table:table-cell table:style-name="Table3.C2" office:value-type="string">
            <text:p text:style-name="P1491">be меняется по временам</text:p>
          </table:table-cell>
        </table:table-row>
        <table:table-row table:style-name="TableLine94658342554688">
          <table:table-cell table:style-name="Table3.A2" office:value-type="string">
            <text:p text:style-name="P1491">have to</text:p>
          </table:table-cell>
          <table:table-cell table:style-name="Table3.A2" office:value-type="string">
            <text:p text:style-name="P1491">должен (близко к must)</text:p>
          </table:table-cell>
          <table:table-cell table:style-name="Table3.C2" office:value-type="string">
            <text:p text:style-name="P1491">have меняется по временам</text:p>
          </table:table-cell>
        </table:table-row>
        <table:table-row table:style-name="TableLine94658342561472">
          <table:table-cell table:style-name="Table3.A2" office:value-type="string">
            <text:p text:style-name="P1491">used to</text:p>
          </table:table-cell>
          <table:table-cell table:style-name="Table3.A2" office:value-type="string">
            <text:p text:style-name="P1491">делал раньше, имел привычку делать (близко к would)</text:p>
          </table:table-cell>
          <table:table-cell table:style-name="Table3.C2" office:value-type="string">
            <text:p text:style-name="P1491">всегда стоит в прошедшем;</text:p>
            <text:p text:style-name="P1491">меняется как Past Simple</text:p>
          </table:table-cell>
        </table:table-row>
      </table:table>
      <text:p text:style-name="P399"/>
      <text:p text:style-name="P405"/>
      <text:p text:style-name="P1532"><text:span text:style-name="T438">Таблица </text:span><text:span text:style-name="T453">личны</text:span><text:span text:style-name="T454">х</text:span><text:span text:style-name="T453"> и притяжательных </text:span><text:span text:style-name="T438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58342577376">
          <table:table-cell table:style-name="Table11.A1" table:number-columns-spanned="2" office:value-type="string">
            <text:p text:style-name="P1457">Личные местоимения</text:p>
          </table:table-cell>
          <table:covered-table-cell/>
          <table:table-cell table:style-name="Table11.C1" table:number-columns-spanned="2" office:value-type="string">
            <text:p text:style-name="P1457">Притяжательные местоимения</text:p>
          </table:table-cell>
          <table:covered-table-cell/>
        </table:table-row>
        <table:table-row table:style-name="TableLine94658342637296">
          <table:table-cell table:style-name="Table11.A2" office:value-type="string">
            <text:p text:style-name="P1467"><text:span text:style-name="T1348">и</text:span><text:span text:style-name="T1344">менительный падеж</text:span></text:p>
            <text:p text:style-name="P1499"><text:span text:style-name="T1345">(</text:span>кто/что<text:span text:style-name="T1345">)</text:span></text:p>
          </table:table-cell>
          <table:table-cell table:style-name="Table11.A2" office:value-type="string">
            <text:p text:style-name="P1467"><text:span text:style-name="T1348">о</text:span><text:span text:style-name="T1344">бъектный падеж</text:span></text:p>
            <text:p text:style-name="P1499"><text:span text:style-name="T1345">(</text:span>кого, <text:span text:style-name="T1345">к</text:span>ому, кем<text:span text:style-name="T1345">)</text:span></text:p>
          </table:table-cell>
          <table:table-cell table:style-name="Table11.A2" office:value-type="string">
            <text:p text:style-name="P1498"><text:span text:style-name="T1345">с</text:span> существительным</text:p>
            <text:p text:style-name="P1500">(чей)</text:p>
          </table:table-cell>
          <table:table-cell table:style-name="Table11.D2" office:value-type="string">
            <text:p text:style-name="P1467"><text:span text:style-name="T1345">о</text:span><text:span text:style-name="T1344">тдельно</text:span></text:p>
            <text:p text:style-name="P1500">(чей)</text:p>
          </table:table-cell>
        </table:table-row>
        <table:table-row table:style-name="TableLine94658342663984">
          <table:table-cell table:style-name="Table11.A2" office:value-type="string">
            <text:p text:style-name="P1503">I</text:p>
          </table:table-cell>
          <table:table-cell table:style-name="Table11.A2" office:value-type="string">
            <text:p text:style-name="P1503">me</text:p>
          </table:table-cell>
          <table:table-cell table:style-name="Table11.A2" office:value-type="string">
            <text:p text:style-name="P1501">my</text:p>
          </table:table-cell>
          <table:table-cell table:style-name="Table11.D2" office:value-type="string">
            <text:p text:style-name="P1501">mine</text:p>
          </table:table-cell>
        </table:table-row>
        <table:table-row table:style-name="TableLine94658342666080">
          <table:table-cell table:style-name="Table11.A2" office:value-type="string">
            <text:p text:style-name="P1503">you</text:p>
          </table:table-cell>
          <table:table-cell table:style-name="Table11.A2" office:value-type="string">
            <text:p text:style-name="P1503">you</text:p>
          </table:table-cell>
          <table:table-cell table:style-name="Table11.A2" office:value-type="string">
            <text:p text:style-name="P1501">your</text:p>
          </table:table-cell>
          <table:table-cell table:style-name="Table11.D2" office:value-type="string">
            <text:p text:style-name="P1501">yours</text:p>
          </table:table-cell>
        </table:table-row>
        <table:table-row table:style-name="TableLine94658342671088">
          <table:table-cell table:style-name="Table11.A2" office:value-type="string">
            <text:p text:style-name="P1503">he</text:p>
          </table:table-cell>
          <table:table-cell table:style-name="Table11.A2" office:value-type="string">
            <text:p text:style-name="P1503">him</text:p>
          </table:table-cell>
          <table:table-cell table:style-name="Table11.A2" office:value-type="string">
            <text:p text:style-name="P1501">his</text:p>
          </table:table-cell>
          <table:table-cell table:style-name="Table11.D2" office:value-type="string">
            <text:p text:style-name="P1502">his</text:p>
          </table:table-cell>
        </table:table-row>
        <table:table-row table:style-name="TableLine94658342207888">
          <table:table-cell table:style-name="Table11.A2" office:value-type="string">
            <text:p text:style-name="P1503">she</text:p>
          </table:table-cell>
          <table:table-cell table:style-name="Table11.A2" office:value-type="string">
            <text:p text:style-name="P1501">her</text:p>
          </table:table-cell>
          <table:table-cell table:style-name="Table11.A2" office:value-type="string">
            <text:p text:style-name="P1501">her</text:p>
          </table:table-cell>
          <table:table-cell table:style-name="Table11.D2" office:value-type="string">
            <text:p text:style-name="P1501">hers</text:p>
          </table:table-cell>
        </table:table-row>
        <table:table-row table:style-name="TableLine94658342689040">
          <table:table-cell table:style-name="Table11.A2" office:value-type="string">
            <text:p text:style-name="P1503">it</text:p>
          </table:table-cell>
          <table:table-cell table:style-name="Table11.A2" office:value-type="string">
            <text:p text:style-name="P1501">it</text:p>
          </table:table-cell>
          <table:table-cell table:style-name="Table11.A2" office:value-type="string">
            <text:p text:style-name="P1501">its</text:p>
          </table:table-cell>
          <table:table-cell table:style-name="Table11.D2" office:value-type="string">
            <text:p text:style-name="P1502">its</text:p>
          </table:table-cell>
        </table:table-row>
        <table:table-row table:style-name="TableLine94658342707216">
          <table:table-cell table:style-name="Table11.A2" office:value-type="string">
            <text:p text:style-name="P1503">we</text:p>
          </table:table-cell>
          <table:table-cell table:style-name="Table11.A2" office:value-type="string">
            <text:p text:style-name="P1501">us</text:p>
          </table:table-cell>
          <table:table-cell table:style-name="Table11.A2" office:value-type="string">
            <text:p text:style-name="P1501">our</text:p>
          </table:table-cell>
          <table:table-cell table:style-name="Table11.D2" office:value-type="string">
            <text:p text:style-name="P1501">ours</text:p>
          </table:table-cell>
        </table:table-row>
        <table:table-row table:style-name="TableLine94658342719088">
          <table:table-cell table:style-name="Table11.A2" office:value-type="string">
            <text:p text:style-name="P1503">they</text:p>
          </table:table-cell>
          <table:table-cell table:style-name="Table11.A2" office:value-type="string">
            <text:p text:style-name="P1501">them</text:p>
          </table:table-cell>
          <table:table-cell table:style-name="Table11.A2" office:value-type="string">
            <text:p text:style-name="P1501">their</text:p>
          </table:table-cell>
          <table:table-cell table:style-name="Table11.D2" office:value-type="string">
            <text:p text:style-name="P1501">theirs</text:p>
          </table:table-cell>
        </table:table-row>
      </table:table>
      <text:p text:style-name="P406"/>
      <text:p text:style-name="P642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658342724288">
          <table:table-cell table:style-name="Table15.A1" office:value-type="string">
            <text:p text:style-name="P1462">Лицо</text:p>
          </table:table-cell>
          <table:table-cell table:style-name="Table15.A1" office:value-type="string">
            <text:p text:style-name="P1462">Единственное число</text:p>
          </table:table-cell>
          <table:table-cell table:style-name="Table15.C1" office:value-type="string">
            <text:p text:style-name="P1462">Множественное число</text:p>
          </table:table-cell>
        </table:table-row>
        <table:table-row table:style-name="TableLine94658342735952">
          <table:table-cell table:style-name="Table15.A2" office:value-type="string">
            <text:p text:style-name="P1526">1</text:p>
          </table:table-cell>
          <table:table-cell table:style-name="Table15.A2" office:value-type="string">
            <text:p text:style-name="P1526">I</text:p>
          </table:table-cell>
          <table:table-cell table:style-name="Table15.C2" office:value-type="string">
            <text:p text:style-name="P1527">we</text:p>
          </table:table-cell>
        </table:table-row>
        <table:table-row table:style-name="TableLine94658342739920">
          <table:table-cell table:style-name="Table15.A2" office:value-type="string">
            <text:p text:style-name="P1526">2</text:p>
          </table:table-cell>
          <table:table-cell table:style-name="Table15.A2" office:value-type="string">
            <text:p text:style-name="P1526">you</text:p>
          </table:table-cell>
          <table:table-cell table:style-name="Table15.C2" office:value-type="string">
            <text:p text:style-name="P1527">you</text:p>
          </table:table-cell>
        </table:table-row>
        <table:table-row table:style-name="TableLine94658342743424">
          <table:table-cell table:style-name="Table15.A2" office:value-type="string">
            <text:p text:style-name="P1526">3</text:p>
          </table:table-cell>
          <table:table-cell table:style-name="Table15.A2" office:value-type="string">
            <text:p text:style-name="P1526">he/she/<text:span text:style-name="T1325">it</text:span></text:p>
          </table:table-cell>
          <table:table-cell table:style-name="Table15.C2" office:value-type="string">
            <text:p text:style-name="P1527">they</text:p>
          </table:table-cell>
        </table:table-row>
      </table:table>
      <text:p text:style-name="P515"/>
      <text:p text:style-name="P514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658342746528">
          <table:table-cell table:style-name="Table12.A1" office:value-type="string">
            <text:p text:style-name="P1452"/>
          </table:table-cell>
          <table:table-cell table:style-name="Table12.A1" office:value-type="string">
            <text:p text:style-name="P1458">body/one</text:p>
          </table:table-cell>
          <table:table-cell table:style-name="Table12.A1" office:value-type="string">
            <text:p text:style-name="P1458">thing</text:p>
          </table:table-cell>
          <table:table-cell table:style-name="Table12.D1" office:value-type="string">
            <text:p text:style-name="P1458">where</text:p>
          </table:table-cell>
        </table:table-row>
        <table:table-row table:style-name="TableLine94658342797200">
          <table:table-cell table:style-name="Table12.A2" office:value-type="string">
            <text:p text:style-name="P1458">some </text:p>
          </table:table-cell>
          <table:table-cell table:style-name="Table12.A2" office:value-type="string">
            <text:p text:style-name="P1504">somebody/someone (кто-то)</text:p>
          </table:table-cell>
          <table:table-cell table:style-name="Table12.A2" office:value-type="string">
            <text:p text:style-name="P1504">something </text:p>
            <text:p text:style-name="P1504">(что-то)</text:p>
          </table:table-cell>
          <table:table-cell table:style-name="Table12.D2" office:value-type="string">
            <text:p text:style-name="P1504">somewhere </text:p>
            <text:p text:style-name="P1504">(где-то)</text:p>
          </table:table-cell>
        </table:table-row>
        <table:table-row table:style-name="TableLine94658342818736">
          <table:table-cell table:style-name="Table12.A2" office:value-type="string">
            <text:p text:style-name="P1458">any</text:p>
          </table:table-cell>
          <table:table-cell table:style-name="Table12.A2" office:value-type="string">
            <text:p text:style-name="P1504">anybody/anyone </text:p>
            <text:p text:style-name="P1504">(кто-то)</text:p>
          </table:table-cell>
          <table:table-cell table:style-name="Table12.A2" office:value-type="string">
            <text:p text:style-name="P1504">anything </text:p>
            <text:p text:style-name="P1504">(что-то)</text:p>
          </table:table-cell>
          <table:table-cell table:style-name="Table12.D2" office:value-type="string">
            <text:p text:style-name="P1504">anywhere </text:p>
            <text:p text:style-name="P1504">(где-то)</text:p>
          </table:table-cell>
        </table:table-row>
        <table:table-row table:style-name="TableLine94658342825440">
          <table:table-cell table:style-name="Table12.A2" office:value-type="string">
            <text:p text:style-name="P1458">no</text:p>
          </table:table-cell>
          <table:table-cell table:style-name="Table12.A2" office:value-type="string">
            <text:p text:style-name="P1504">nobody/noone </text:p>
            <text:p text:style-name="P1504">(никто)</text:p>
          </table:table-cell>
          <table:table-cell table:style-name="Table12.A2" office:value-type="string">
            <text:p text:style-name="P1504">nothing </text:p>
            <text:p text:style-name="P1504">(ничто)</text:p>
          </table:table-cell>
          <table:table-cell table:style-name="Table12.D2" office:value-type="string">
            <text:p text:style-name="P1504">nowhere </text:p>
            <text:p text:style-name="P1504">(нигде)</text:p>
          </table:table-cell>
        </table:table-row>
      </table:table>
      <text:p text:style-name="P409"/>
      <text:p text:style-name="P769"><text:span text:style-name="T753">Таблица </text:span><text:span text:style-name="T754">условных предложений</text:span><text:span text:style-name="T753">:</text:span></text:p>
      <table:table table:name="Table14" table:style-name="Table14">
        <table:table-column table:style-name="Table14.A"/>
        <table:table-column table:style-name="Table14.B"/>
        <table:table-row table:style-name="TableLine94658342830992">
          <table:table-cell table:style-name="Table14.A1" office:value-type="string">
            <text:p text:style-name="P1461">Тип</text:p>
          </table:table-cell>
          <table:table-cell table:style-name="Table14.B1" office:value-type="string">
            <text:p text:style-name="P1461">Пример</text:p>
          </table:table-cell>
        </table:table-row>
        <table:table-row table:style-name="TableLine94658342894736">
          <table:table-cell table:style-name="Table14.A2" office:value-type="string">
            <text:p text:style-name="P1522">zero conditionals</text:p>
          </table:table-cell>
          <table:table-cell table:style-name="Table14.B2" office:value-type="string">
            <text:p text:style-name="P1523"><text:span text:style-name="T1442">If I </text:span><text:span text:style-name="T693">drive</text:span><text:span text:style-name="T1442"> home early, I </text:span><text:span text:style-name="T693">watch</text:span><text:span text:style-name="T1442"> some movie (уклад жизни) — </text:span></text:p>
            <text:p text:style-name="P1521">Если я приезжаю домой рано, я смотрю какой-нибудь фильм.</text:p>
          </table:table-cell>
        </table:table-row>
        <table:table-row table:style-name="TableLine94658342899776">
          <table:table-cell table:style-name="Table14.A2" office:value-type="string">
            <text:p text:style-name="P1522">first conditionals</text:p>
          </table:table-cell>
          <table:table-cell table:style-name="Table14.B2" office:value-type="string">
            <text:p text:style-name="P1521">If I <text:span text:style-name="T692">drive</text:span> home early today, I <text:span text:style-name="T692">will watch</text:span> some movie (планы) — </text:p>
            <text:p text:style-name="P1521">Если я сегодня приеду домой раньше, я посмотрю какой-нибудь фильм.</text:p>
          </table:table-cell>
        </table:table-row>
        <table:table-row table:style-name="TableLine94658342901408">
          <table:table-cell table:style-name="Table14.A2" office:value-type="string">
            <text:p text:style-name="P1522">second conditionals</text:p>
          </table:table-cell>
          <table:table-cell table:style-name="Table14.B2" office:value-type="string">
            <text:p text:style-name="P1525"><text:span text:style-name="T1442">If I </text:span><text:span text:style-name="T693">drove</text:span><text:span text:style-name="T1442"> home earcly, I </text:span><text:span text:style-name="T693">would watch</text:span><text:span text:style-name="T1442"> some movie (</text:span><text:span text:style-name="T1443">нереальность</text:span><text:span text:style-name="T1442">) — </text:span></text:p>
            <text:p text:style-name="P1524">Если бы я приехал домой раньше, я бы посмотрел какой-нибудь фильм.</text:p>
          </table:table-cell>
        </table:table-row>
      </table:table>
      <text:p text:style-name="P407"/>
      <text:p text:style-name="P408"/>
      <text:p text:style-name="P1533"><text:span text:style-name="T750">Таблица попу</text:span><text:span text:style-name="T752">л</text:span><text:span text:style-name="T750">я</text:span><text:span text:style-name="T752">р</text:span><text:span text:style-name="T750">ных</text:span><text:span text:style-name="T751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658342912464">
          <table:table-cell table:style-name="Table13.A1" office:value-type="string">
            <text:p text:style-name="P1459">Связка</text:p>
          </table:table-cell>
          <table:table-cell table:style-name="Table13.A1" office:value-type="string">
            <text:p text:style-name="P1459">Значение</text:p>
          </table:table-cell>
          <table:table-cell table:style-name="Table13.C1" office:value-type="string">
            <text:p text:style-name="P1460">Контекст</text:p>
          </table:table-cell>
        </table:table-row>
        <table:table-row table:style-name="TableLine94658343128336">
          <table:table-cell table:style-name="Table13.A2" office:value-type="string">
            <text:p text:style-name="P1506">back off</text:p>
          </table:table-cell>
          <table:table-cell table:style-name="Table13.A2" office:value-type="string">
            <text:p text:style-name="P1506">отступать</text:p>
          </table:table-cell>
          <table:table-cell table:style-name="Table13.C2" office:value-type="string">
            <text:p text:style-name="P1505"><text:span text:style-name="T1413">The police told the protesters to </text:span><text:span text:style-name="T695">back off</text:span><text:span text:style-name="T1413"> — </text:span></text:p>
            <text:p text:style-name="P1505"><text:span text:style-name="T1413">Полиция сказала протестующим </text:span><text:span text:style-name="T695">отступи</text:span><text:span text:style-name="T696">ть</text:span><text:span text:style-name="T1413">.</text:span></text:p>
          </table:table-cell>
        </table:table-row>
        <table:table-row table:style-name="TableLine94658343133008">
          <table:table-cell table:style-name="Table13.A2" office:value-type="string">
            <text:p text:style-name="P1506">be away</text:p>
          </table:table-cell>
          <table:table-cell table:style-name="Table13.A2" office:value-type="string">
            <text:p text:style-name="P1507">отсутствовать, </text:p>
            <text:p text:style-name="P1507">быть в отпуске</text:p>
          </table:table-cell>
          <table:table-cell table:style-name="Table13.C2" office:value-type="string">
            <text:p text:style-name="P1509">She <text:span text:style-name="T694">is away</text:span> on business for three weeks — </text:p>
            <text:p text:style-name="P1509">Она <text:span text:style-name="T694">отсутствует</text:span> по делам 3 недели.</text:p>
          </table:table-cell>
        </table:table-row>
        <table:table-row table:style-name="TableLine94658343135568">
          <table:table-cell table:style-name="Table13.A2" office:value-type="string">
            <text:p text:style-name="P1506">break up</text:p>
          </table:table-cell>
          <table:table-cell table:style-name="Table13.A2" office:value-type="string">
            <text:p text:style-name="P1507">разойтись, заканчивать отноше<text:span text:style-name="T1413">н</text:span>ия, </text:p>
            <text:p text:style-name="P1507">разбиться на части</text:p>
          </table:table-cell>
          <table:table-cell table:style-name="Table13.C2" office:value-type="string">
            <text:p text:style-name="P1510">Yesterday we decided to <text:span text:style-name="T694">break up</text:span> — </text:p>
            <text:p text:style-name="P1508">Вчера мы решили <text:span text:style-name="T694">разойтись</text:span>.</text:p>
            <text:p text:style-name="P1512">Tha plate <text:span text:style-name="T694">broke up</text:span> when he dropped it on the floor <text:span text:style-name="T1413">—</text:span></text:p>
            <text:p text:style-name="P1512">Тарелка <text:span text:style-name="T694">разбилась</text:span>, когда он уронил ее на пол.</text:p>
          </table:table-cell>
        </table:table-row>
        <table:table-row table:style-name="TableLine94658343146208">
          <table:table-cell table:style-name="Table13.A2" office:value-type="string">
            <text:p text:style-name="P1506">call back</text:p>
          </table:table-cell>
          <table:table-cell table:style-name="Table13.A2" office:value-type="string">
            <text:p text:style-name="P1506">перезванивать</text:p>
          </table:table-cell>
          <table:table-cell table:style-name="Table13.C2" office:value-type="string">
            <text:p text:style-name="P1512">I must <text:span text:style-name="T694">call</text:span> her <text:span text:style-name="T694">back</text:span> when <text:span text:style-name="T1414">we get to the office — </text:span></text:p>
            <text:p text:style-name="P1512"><text:span text:style-name="T1414">Я должен </text:span><text:span text:style-name="T697">перезвонить</text:span><text:span text:style-name="T1414"> ей, когда вернемся в офис.</text:span></text:p>
          </table:table-cell>
        </table:table-row>
        <table:table-row table:style-name="TableLine94658343149776">
          <table:table-cell table:style-name="Table13.A2" office:value-type="string">
            <text:p text:style-name="P1506">fall down</text:p>
          </table:table-cell>
          <table:table-cell table:style-name="Table13.A2" office:value-type="string">
            <text:p text:style-name="P1506">упасть на землю</text:p>
          </table:table-cell>
          <table:table-cell table:style-name="Table13.C2" office:value-type="string">
            <text:p text:style-name="P1513">I slipped on the ice and <text:span text:style-name="T694">fell down</text:span> — </text:p>
            <text:p text:style-name="P1513">Я подскользнулся на льду и <text:span text:style-name="T694">упал</text:span><text:span text:style-name="T715">.</text:span></text:p>
          </table:table-cell>
        </table:table-row>
        <table:table-row table:style-name="TableLine94658343152048">
          <table:table-cell table:style-name="Table13.A2" office:value-type="string">
            <text:p text:style-name="P1506">eat out</text:p>
          </table:table-cell>
          <table:table-cell table:style-name="Table13.A2" office:value-type="string">
            <text:p text:style-name="P1507">есть вне дома</text:p>
            <text:p text:style-name="P1507"><text:span text:style-name="T1413">(</text:span>в кафе <text:span text:style-name="T1413">или </text:span>ресторане<text:span text:style-name="T1413">)</text:span></text:p>
          </table:table-cell>
          <table:table-cell table:style-name="Table13.C2" office:value-type="string">
            <text:p text:style-name="P1514">I don`t <text:span text:style-name="T694">eat out</text:span> much — Я не часто <text:span text:style-name="T694">хожу в кафе</text:span>.</text:p>
          </table:table-cell>
        </table:table-row>
        <table:table-row table:style-name="TableLine94658343154768">
          <table:table-cell table:style-name="Table13.A2" office:value-type="string">
            <text:p text:style-name="P1506">get out</text:p>
          </table:table-cell>
          <table:table-cell table:style-name="Table13.A2" office:value-type="string">
            <text:p text:style-name="P1507">убираться прочь, </text:p>
            <text:p text:style-name="P1507">покинуть помещение</text:p>
          </table:table-cell>
          <table:table-cell table:style-name="Table13.C2" office:value-type="string">
            <text:p text:style-name="P1514">I can <text:span text:style-name="T694">get out</text:span> if you want — </text:p>
            <text:p text:style-name="P1514">Я могу <text:span text:style-name="T694">выйти</text:span>, если ты хочешь.</text:p>
          </table:table-cell>
        </table:table-row>
        <table:table-row table:style-name="TableLine94658343159680">
          <table:table-cell table:style-name="Table13.A2" office:value-type="string">
            <text:p text:style-name="P1506">work out</text:p>
          </table:table-cell>
          <table:table-cell table:style-name="Table13.A2" office:value-type="string">
            <text:p text:style-name="P1507">заниматься спортом, </text:p>
            <text:p text:style-name="P1507">делать упражнения, </text:p>
            <text:p text:style-name="P1507">решать проблему</text:p>
          </table:table-cell>
          <table:table-cell table:style-name="Table13.C2" office:value-type="string">
            <text:p text:style-name="P1514">Don`t worry. We`ll <text:span text:style-name="T692">work</text:span> it <text:span text:style-name="T692">out</text:span> — </text:p>
            <text:p text:style-name="P1514">Не волнуйся, мы <text:span text:style-name="T692">найдем выход</text:span> из этой ситуации.</text:p>
          </table:table-cell>
        </table:table-row>
        <table:table-row table:style-name="TableLine94658343164640">
          <table:table-cell table:style-name="Table13.A2" office:value-type="string">
            <text:p text:style-name="P1506">find out</text:p>
          </table:table-cell>
          <table:table-cell table:style-name="Table13.A2" office:value-type="string">
            <text:p text:style-name="P1507">выяснить, </text:p>
            <text:p text:style-name="P1507">узнать правду</text:p>
          </table:table-cell>
          <table:table-cell table:style-name="Table13.C2" office:value-type="string">
            <text:p text:style-name="P1514">Let`s <text:span text:style-name="T692">find out</text:span> what`s going on here — </text:p>
            <text:p text:style-name="P1514">Давайте <text:span text:style-name="T692">выясним</text:span>, что здесь происходит.</text:p>
          </table:table-cell>
        </table:table-row>
        <table:table-row table:style-name="TableLine94658343167856">
          <table:table-cell table:style-name="Table13.A2" office:value-type="string">
            <text:p text:style-name="P1506">turn out</text:p>
          </table:table-cell>
          <table:table-cell table:style-name="Table13.A2" office:value-type="string">
            <text:p text:style-name="P1511">выясняться, </text:p>
            <text:p text:style-name="P1511">открывать правду</text:p>
          </table:table-cell>
          <table:table-cell table:style-name="Table13.C2" office:value-type="string">
            <text:p text:style-name="P1515">It <text:span text:style-name="T692">turned out</text:span> that Mike knew the truth all the time —</text:p>
            <text:p text:style-name="P1515"><text:span text:style-name="T692">Выяснилось</text:span>, что Майк знал правду все время.</text:p>
          </table:table-cell>
        </table:table-row>
        <table:table-row table:style-name="TableLine94658343171568">
          <table:table-cell table:style-name="Table13.A2" office:value-type="string">
            <text:p text:style-name="P1506">turn on</text:p>
          </table:table-cell>
          <table:table-cell table:style-name="Table13.A2" office:value-type="string">
            <text:p text:style-name="P1511">включить</text:p>
          </table:table-cell>
          <table:table-cell table:style-name="Table13.C2" office:value-type="string">
            <text:p text:style-name="P1514">It`s dark. Let`s <text:span text:style-name="T692">turn</text:span> the light <text:span text:style-name="T692">on</text:span> — </text:p>
            <text:p text:style-name="P1514">Стало темно. Давай <text:span text:style-name="T692">включим</text:span> свет.</text:p>
          </table:table-cell>
        </table:table-row>
        <table:table-row table:style-name="TableLine94658343174512">
          <table:table-cell table:style-name="Table13.A2" office:value-type="string">
            <text:p text:style-name="P1506">turn off</text:p>
          </table:table-cell>
          <table:table-cell table:style-name="Table13.A2" office:value-type="string">
            <text:p text:style-name="P1511">выключить</text:p>
          </table:table-cell>
          <table:table-cell table:style-name="Table13.C2" office:value-type="string">
            <text:p text:style-name="P1516">Could you <text:span text:style-name="T692">turn off</text:span> the TV? — </text:p>
            <text:p text:style-name="P1516">Не мог бы ты <text:span text:style-name="T692">выключить</text:span> телевизор?</text:p>
          </table:table-cell>
        </table:table-row>
        <table:table-row table:style-name="TableLine94658343189088">
          <table:table-cell table:style-name="Table13.A2" office:value-type="string">
            <text:p text:style-name="P1506">go on</text:p>
          </table:table-cell>
          <table:table-cell table:style-name="Table13.A2" office:value-type="string">
            <text:p text:style-name="P1511">происходить (о ситуации)</text:p>
          </table:table-cell>
          <table:table-cell table:style-name="Table13.C2" office:value-type="string">
            <text:p text:style-name="P1516">What`s <text:span text:style-name="T692">going on</text:span> here? — Что здесь <text:span text:style-name="T692">происходит</text:span>?</text:p>
          </table:table-cell>
        </table:table-row>
        <table:table-row table:style-name="TableLine94658343198400">
          <table:table-cell table:style-name="Table13.A2" office:value-type="string">
            <text:p text:style-name="P1506">carry on</text:p>
          </table:table-cell>
          <table:table-cell table:style-name="Table13.A2" office:value-type="string">
            <text:p text:style-name="P1511">продолжать</text:p>
          </table:table-cell>
          <table:table-cell table:style-name="Table13.C2" office:value-type="string">
            <text:p text:style-name="P1516">I`d like to <text:span text:style-name="T692">carry on</text:span> if you don`t mind — </text:p>
            <text:p text:style-name="P1516">Я бы хотел <text:span text:style-name="T692">продолжить</text:span>, если вы не возражаете.</text:p>
          </table:table-cell>
        </table:table-row>
        <table:table-row table:style-name="TableLine94658343203984">
          <table:table-cell table:style-name="Table13.A2" office:value-type="string">
            <text:p text:style-name="P1506">keep on</text:p>
          </table:table-cell>
          <table:table-cell table:style-name="Table13.A2" office:value-type="string">
            <text:p text:style-name="P1511">постоянно делать</text:p>
          </table:table-cell>
          <table:table-cell table:style-name="Table13.C2" office:value-type="string">
            <text:p text:style-name="P1516"><text:span text:style-name="T692">Keep on</text:span> working in order to succeed — </text:p>
            <text:p text:style-name="P1516"><text:span text:style-name="T692">Продолжай</text:span> работать, чтобы добиться успеха.</text:p>
          </table:table-cell>
        </table:table-row>
        <table:table-row table:style-name="TableLine94658343216416">
          <table:table-cell table:style-name="Table13.A2" office:value-type="string">
            <text:p text:style-name="P1506">put on</text:p>
          </table:table-cell>
          <table:table-cell table:style-name="Table13.A2" office:value-type="string">
            <text:p text:style-name="P1511">надевать (одежду), </text:p>
            <text:p text:style-name="P1511">набирать вес</text:p>
          </table:table-cell>
          <table:table-cell table:style-name="Table13.C2" office:value-type="string">
            <text:p text:style-name="P1516">I see you`ve <text:span text:style-name="T692">put on</text:span> a few kilos — </text:p>
            <text:p text:style-name="P1516">Вижу, ты <text:span text:style-name="T692">поправился</text:span> на пару килограммов.</text:p>
          </table:table-cell>
        </table:table-row>
        <table:table-row table:style-name="TableLine94658343220224">
          <table:table-cell table:style-name="Table13.A2" office:value-type="string">
            <text:p text:style-name="P1506">take off</text:p>
          </table:table-cell>
          <table:table-cell table:style-name="Table13.A2" office:value-type="string">
            <text:p text:style-name="P1511">снимать (одежду)</text:p>
          </table:table-cell>
          <table:table-cell table:style-name="Table13.C2" office:value-type="string">
            <text:p text:style-name="P1516">You should <text:span text:style-name="T692">take off</text:span> these ugly pants — </text:p>
            <text:p text:style-name="P1516">Тебе следует <text:span text:style-name="T692">снять</text:span> эти ужасные штаны.</text:p>
          </table:table-cell>
        </table:table-row>
        <table:table-row table:style-name="TableLine94658343225408">
          <table:table-cell table:style-name="Table13.A2" office:value-type="string">
            <text:p text:style-name="P1506">calm down</text:p>
          </table:table-cell>
          <table:table-cell table:style-name="Table13.A2" office:value-type="string">
            <text:p text:style-name="P1511">успокоиться</text:p>
          </table:table-cell>
          <table:table-cell table:style-name="Table13.C2" office:value-type="string">
            <text:p text:style-name="P1516">Please, dear, <text:span text:style-name="T692">calm down</text:span> — </text:p>
            <text:p text:style-name="P1516">Прошу тебя, <text:span text:style-name="T692">успокойся</text:span>, дорогая.</text:p>
          </table:table-cell>
        </table:table-row>
        <table:table-row table:style-name="TableLine94658343232576">
          <table:table-cell table:style-name="Table13.A2" office:value-type="string">
            <text:p text:style-name="P1506">keep away</text:p>
          </table:table-cell>
          <table:table-cell table:style-name="Table13.A2" office:value-type="string">
            <text:p text:style-name="P1511">держаться подальше, </text:p>
            <text:p text:style-name="P1511">не приближаться</text:p>
          </table:table-cell>
          <table:table-cell table:style-name="Table13.C2" office:value-type="string">
            <text:p text:style-name="P1517">Hazard! <text:span text:style-name="T692">Keep away</text:span> — </text:p>
            <text:p text:style-name="P1517">Опасность! <text:span text:style-name="T692">Держитесь подальше</text:span>.</text:p>
          </table:table-cell>
        </table:table-row>
        <table:table-row table:style-name="TableLine94658343236400">
          <table:table-cell table:style-name="Table13.A2" office:value-type="string">
            <text:p text:style-name="P1506">give up</text:p>
          </table:table-cell>
          <table:table-cell table:style-name="Table13.A2" office:value-type="string">
            <text:p text:style-name="P1511">сдаваться</text:p>
          </table:table-cell>
          <table:table-cell table:style-name="Table13.C2" office:value-type="string">
            <text:p text:style-name="P1518">Never <text:span text:style-name="T692">give up</text:span>! — Никогда не <text:span text:style-name="T692">сдавайся</text:span>!</text:p>
          </table:table-cell>
        </table:table-row>
      </table:table>
      <text:p text:style-name="P405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58343238832">
          <table:table-cell table:style-name="Table6.A1" office:value-type="string">
            <text:p text:style-name="P1449">Перевод</text:p>
          </table:table-cell>
          <table:table-cell table:style-name="Table6.A1" office:value-type="string">
            <text:p text:style-name="P1448">Начальная форма</text:p>
          </table:table-cell>
          <table:table-cell table:style-name="Table6.A1" office:value-type="string">
            <text:p text:style-name="P1448">2я форма</text:p>
          </table:table-cell>
          <table:table-cell table:style-name="Table6.D1" office:value-type="string">
            <text:p text:style-name="P1449">3я форма</text:p>
          </table:table-cell>
        </table:table-row>
        <table:table-row table:style-name="TableLine94658343511248">
          <table:table-cell table:style-name="Table6.A2" office:value-type="string">
            <text:p text:style-name="P1468">начинать</text:p>
          </table:table-cell>
          <table:table-cell table:style-name="Table6.A2" office:value-type="string">
            <text:p text:style-name="P1469">begin</text:p>
          </table:table-cell>
          <table:table-cell table:style-name="Table6.A2" office:value-type="string">
            <text:p text:style-name="P1469">began</text:p>
          </table:table-cell>
          <table:table-cell table:style-name="Table6.D2" office:value-type="string">
            <text:p text:style-name="P1468">begun</text:p>
          </table:table-cell>
        </table:table-row>
        <table:table-row table:style-name="TableLine94658343523920">
          <table:table-cell table:style-name="Table6.A2" office:value-type="string">
            <text:p text:style-name="P1468">ломать</text:p>
          </table:table-cell>
          <table:table-cell table:style-name="Table6.A2" office:value-type="string">
            <text:p text:style-name="P1469">break</text:p>
          </table:table-cell>
          <table:table-cell table:style-name="Table6.A2" office:value-type="string">
            <text:p text:style-name="P1469">broke</text:p>
          </table:table-cell>
          <table:table-cell table:style-name="Table6.D2" office:value-type="string">
            <text:p text:style-name="P1468">broken</text:p>
          </table:table-cell>
        </table:table-row>
        <table:table-row table:style-name="TableLine94658343527136">
          <table:table-cell table:style-name="Table6.A2" office:value-type="string">
            <text:p text:style-name="P1468">приносить</text:p>
          </table:table-cell>
          <table:table-cell table:style-name="Table6.A2" office:value-type="string">
            <text:p text:style-name="P1469">bring</text:p>
          </table:table-cell>
          <table:table-cell table:style-name="Table6.A2" office:value-type="string">
            <text:p text:style-name="P1469">brought</text:p>
          </table:table-cell>
          <table:table-cell table:style-name="Table6.D2" office:value-type="string">
            <text:p text:style-name="P1468">brought</text:p>
          </table:table-cell>
        </table:table-row>
        <table:table-row table:style-name="TableLine94658343551728">
          <table:table-cell table:style-name="Table6.A2" office:value-type="string">
            <text:p text:style-name="P1468">покупать</text:p>
          </table:table-cell>
          <table:table-cell table:style-name="Table6.A2" office:value-type="string">
            <text:p text:style-name="P1469">buy</text:p>
          </table:table-cell>
          <table:table-cell table:style-name="Table6.A2" office:value-type="string">
            <text:p text:style-name="P1469">bought</text:p>
          </table:table-cell>
          <table:table-cell table:style-name="Table6.D2" office:value-type="string">
            <text:p text:style-name="P1468">bought</text:p>
          </table:table-cell>
        </table:table-row>
        <table:table-row table:style-name="TableLine94658343570096">
          <table:table-cell table:style-name="Table6.A2" office:value-type="string">
            <text:p text:style-name="P1468">приходить</text:p>
          </table:table-cell>
          <table:table-cell table:style-name="Table6.A2" office:value-type="string">
            <text:p text:style-name="P1469">come</text:p>
          </table:table-cell>
          <table:table-cell table:style-name="Table6.A2" office:value-type="string">
            <text:p text:style-name="P1469">came</text:p>
          </table:table-cell>
          <table:table-cell table:style-name="Table6.D2" office:value-type="string">
            <text:p text:style-name="P1468">come</text:p>
          </table:table-cell>
        </table:table-row>
        <table:table-row table:style-name="TableLine94658343578576">
          <table:table-cell table:style-name="Table6.A2" office:value-type="string">
            <text:p text:style-name="P1468">делать</text:p>
          </table:table-cell>
          <table:table-cell table:style-name="Table6.A2" office:value-type="string">
            <text:p text:style-name="P1469">do</text:p>
          </table:table-cell>
          <table:table-cell table:style-name="Table6.A2" office:value-type="string">
            <text:p text:style-name="P1469">did</text:p>
          </table:table-cell>
          <table:table-cell table:style-name="Table6.D2" office:value-type="string">
            <text:p text:style-name="P1468">done</text:p>
          </table:table-cell>
        </table:table-row>
        <table:table-row table:style-name="TableLine94658343596032">
          <table:table-cell table:style-name="Table6.A2" office:value-type="string">
            <text:p text:style-name="P1468">пить</text:p>
          </table:table-cell>
          <table:table-cell table:style-name="Table6.A2" office:value-type="string">
            <text:p text:style-name="P1469">drink</text:p>
          </table:table-cell>
          <table:table-cell table:style-name="Table6.A2" office:value-type="string">
            <text:p text:style-name="P1469">drank</text:p>
          </table:table-cell>
          <table:table-cell table:style-name="Table6.D2" office:value-type="string">
            <text:p text:style-name="P1468">drunk</text:p>
          </table:table-cell>
        </table:table-row>
        <table:table-row table:style-name="TableLine94658343615552">
          <table:table-cell table:style-name="Table6.A2" office:value-type="string">
            <text:p text:style-name="P1468">есть</text:p>
          </table:table-cell>
          <table:table-cell table:style-name="Table6.A2" office:value-type="string">
            <text:p text:style-name="P1469">eat</text:p>
          </table:table-cell>
          <table:table-cell table:style-name="Table6.A2" office:value-type="string">
            <text:p text:style-name="P1469">ate</text:p>
          </table:table-cell>
          <table:table-cell table:style-name="Table6.D2" office:value-type="string">
            <text:p text:style-name="P1468">eaten</text:p>
          </table:table-cell>
        </table:table-row>
        <table:table-row table:style-name="TableLine94658343635088">
          <table:table-cell table:style-name="Table6.A2" office:value-type="string">
            <text:p text:style-name="P1468">падать</text:p>
          </table:table-cell>
          <table:table-cell table:style-name="Table6.A2" office:value-type="string">
            <text:p text:style-name="P1470">fall</text:p>
          </table:table-cell>
          <table:table-cell table:style-name="Table6.A2" office:value-type="string">
            <text:p text:style-name="P1470">fell</text:p>
          </table:table-cell>
          <table:table-cell table:style-name="Table6.D2" office:value-type="string">
            <text:p text:style-name="P1468">fallen</text:p>
          </table:table-cell>
        </table:table-row>
        <table:table-row table:style-name="TableLine94658343641424">
          <table:table-cell table:style-name="Table6.A2" office:value-type="string">
            <text:p text:style-name="P1468">летать</text:p>
          </table:table-cell>
          <table:table-cell table:style-name="Table6.A2" office:value-type="string">
            <text:p text:style-name="P1470">fly</text:p>
          </table:table-cell>
          <table:table-cell table:style-name="Table6.A2" office:value-type="string">
            <text:p text:style-name="P1470">flew</text:p>
          </table:table-cell>
          <table:table-cell table:style-name="Table6.D2" office:value-type="string">
            <text:p text:style-name="P1468">flown</text:p>
          </table:table-cell>
        </table:table-row>
        <table:table-row table:style-name="TableLine94658343651792">
          <table:table-cell table:style-name="Table6.A2" office:value-type="string">
            <text:p text:style-name="P1468">забывать</text:p>
          </table:table-cell>
          <table:table-cell table:style-name="Table6.A2" office:value-type="string">
            <text:p text:style-name="P1470">forget</text:p>
          </table:table-cell>
          <table:table-cell table:style-name="Table6.A2" office:value-type="string">
            <text:p text:style-name="P1470">forgot</text:p>
          </table:table-cell>
          <table:table-cell table:style-name="Table6.D2" office:value-type="string">
            <text:p text:style-name="P1468">forgotten</text:p>
          </table:table-cell>
        </table:table-row>
        <table:table-row table:style-name="TableLine94658343668496">
          <table:table-cell table:style-name="Table6.A2" office:value-type="string">
            <text:p text:style-name="P1468">получать</text:p>
          </table:table-cell>
          <table:table-cell table:style-name="Table6.A2" office:value-type="string">
            <text:p text:style-name="P1470">get</text:p>
          </table:table-cell>
          <table:table-cell table:style-name="Table6.A2" office:value-type="string">
            <text:p text:style-name="P1470">got</text:p>
          </table:table-cell>
          <table:table-cell table:style-name="Table6.D2" office:value-type="string">
            <text:p text:style-name="P1468">got</text:p>
          </table:table-cell>
        </table:table-row>
        <table:table-row table:style-name="TableLine94658343675200">
          <table:table-cell table:style-name="Table6.A2" office:value-type="string">
            <text:p text:style-name="P1471">давать</text:p>
          </table:table-cell>
          <table:table-cell table:style-name="Table6.A2" office:value-type="string">
            <text:p text:style-name="P1472">give</text:p>
          </table:table-cell>
          <table:table-cell table:style-name="Table6.A2" office:value-type="string">
            <text:p text:style-name="P1472">gave</text:p>
          </table:table-cell>
          <table:table-cell table:style-name="Table6.D2" office:value-type="string">
            <text:p text:style-name="P1471">given</text:p>
          </table:table-cell>
        </table:table-row>
        <table:table-row table:style-name="TableLine94658343680896">
          <table:table-cell table:style-name="Table6.A2" office:value-type="string">
            <text:p text:style-name="P1471">идти</text:p>
          </table:table-cell>
          <table:table-cell table:style-name="Table6.A2" office:value-type="string">
            <text:p text:style-name="P1472">go</text:p>
          </table:table-cell>
          <table:table-cell table:style-name="Table6.A2" office:value-type="string">
            <text:p text:style-name="P1472">went</text:p>
          </table:table-cell>
          <table:table-cell table:style-name="Table6.D2" office:value-type="string">
            <text:p text:style-name="P1471">gone</text:p>
          </table:table-cell>
        </table:table-row>
        <table:table-row table:style-name="TableLine94658343690608">
          <table:table-cell table:style-name="Table6.A2" office:value-type="string">
            <text:p text:style-name="P1473">иметь </text:p>
          </table:table-cell>
          <table:table-cell table:style-name="Table6.A2" office:value-type="string">
            <text:p text:style-name="P1474">have</text:p>
          </table:table-cell>
          <table:table-cell table:style-name="Table6.A2" office:value-type="string">
            <text:p text:style-name="P1474">had</text:p>
          </table:table-cell>
          <table:table-cell table:style-name="Table6.D2" office:value-type="string">
            <text:p text:style-name="P1473">had</text:p>
          </table:table-cell>
        </table:table-row>
        <table:table-row table:style-name="TableLine94658343694016">
          <table:table-cell table:style-name="Table6.A2" office:value-type="string">
            <text:p text:style-name="P1473">слышать</text:p>
          </table:table-cell>
          <table:table-cell table:style-name="Table6.A2" office:value-type="string">
            <text:p text:style-name="P1474">hear</text:p>
          </table:table-cell>
          <table:table-cell table:style-name="Table6.A2" office:value-type="string">
            <text:p text:style-name="P1474">heard</text:p>
          </table:table-cell>
          <table:table-cell table:style-name="Table6.D2" office:value-type="string">
            <text:p text:style-name="P1473">heard</text:p>
          </table:table-cell>
        </table:table-row>
        <table:table-row table:style-name="TableLine94658343697552">
          <table:table-cell table:style-name="Table6.A2" office:value-type="string">
            <text:p text:style-name="P1473">знать</text:p>
          </table:table-cell>
          <table:table-cell table:style-name="Table6.A2" office:value-type="string">
            <text:p text:style-name="P1474">know</text:p>
          </table:table-cell>
          <table:table-cell table:style-name="Table6.A2" office:value-type="string">
            <text:p text:style-name="P1474">knew</text:p>
          </table:table-cell>
          <table:table-cell table:style-name="Table6.D2" office:value-type="string">
            <text:p text:style-name="P1473">known</text:p>
          </table:table-cell>
        </table:table-row>
        <table:table-row table:style-name="TableLine94658343700656">
          <table:table-cell table:style-name="Table6.A2" office:value-type="string">
            <text:p text:style-name="P1473">терять</text:p>
          </table:table-cell>
          <table:table-cell table:style-name="Table6.A2" office:value-type="string">
            <text:p text:style-name="P1474">lose</text:p>
          </table:table-cell>
          <table:table-cell table:style-name="Table6.A2" office:value-type="string">
            <text:p text:style-name="P1474">lost</text:p>
          </table:table-cell>
          <table:table-cell table:style-name="Table6.D2" office:value-type="string">
            <text:p text:style-name="P1473">lost</text:p>
          </table:table-cell>
        </table:table-row>
        <table:table-row table:style-name="TableLine94658343704512">
          <table:table-cell table:style-name="Table6.A2" office:value-type="string">
            <text:p text:style-name="P1473">делать</text:p>
          </table:table-cell>
          <table:table-cell table:style-name="Table6.A2" office:value-type="string">
            <text:p text:style-name="P1474">make</text:p>
          </table:table-cell>
          <table:table-cell table:style-name="Table6.A2" office:value-type="string">
            <text:p text:style-name="P1474">made</text:p>
          </table:table-cell>
          <table:table-cell table:style-name="Table6.D2" office:value-type="string">
            <text:p text:style-name="P1473">made</text:p>
          </table:table-cell>
        </table:table-row>
        <table:table-row table:style-name="TableLine94658343708080">
          <table:table-cell table:style-name="Table6.A2" office:value-type="string">
            <text:p text:style-name="P1473">платить</text:p>
          </table:table-cell>
          <table:table-cell table:style-name="Table6.A2" office:value-type="string">
            <text:p text:style-name="P1474">pay</text:p>
          </table:table-cell>
          <table:table-cell table:style-name="Table6.A2" office:value-type="string">
            <text:p text:style-name="P1474">paid</text:p>
          </table:table-cell>
          <table:table-cell table:style-name="Table6.D2" office:value-type="string">
            <text:p text:style-name="P1473">paid</text:p>
          </table:table-cell>
        </table:table-row>
        <table:table-row table:style-name="TableLine94658343714208">
          <table:table-cell table:style-name="Table6.A2" office:value-type="string">
            <text:p text:style-name="P1473">класть</text:p>
          </table:table-cell>
          <table:table-cell table:style-name="Table6.A2" office:value-type="string">
            <text:p text:style-name="P1474">put</text:p>
          </table:table-cell>
          <table:table-cell table:style-name="Table6.A2" office:value-type="string">
            <text:p text:style-name="P1474">put</text:p>
          </table:table-cell>
          <table:table-cell table:style-name="Table6.D2" office:value-type="string">
            <text:p text:style-name="P1473">put</text:p>
          </table:table-cell>
        </table:table-row>
        <table:table-row table:style-name="TableLine94658343732464">
          <table:table-cell table:style-name="Table6.A2" office:value-type="string">
            <text:p text:style-name="P1473">читать</text:p>
          </table:table-cell>
          <table:table-cell table:style-name="Table6.A2" office:value-type="string">
            <text:p text:style-name="P1474">read</text:p>
          </table:table-cell>
          <table:table-cell table:style-name="Table6.A2" office:value-type="string">
            <text:p text:style-name="P1474">read</text:p>
          </table:table-cell>
          <table:table-cell table:style-name="Table6.D2" office:value-type="string">
            <text:p text:style-name="P1474">read</text:p>
          </table:table-cell>
        </table:table-row>
        <table:table-row table:style-name="TableLine94658343737696">
          <table:table-cell table:style-name="Table6.A2" office:value-type="string">
            <text:p text:style-name="P1473">сказать</text:p>
          </table:table-cell>
          <table:table-cell table:style-name="Table6.A2" office:value-type="string">
            <text:p text:style-name="P1474">say</text:p>
          </table:table-cell>
          <table:table-cell table:style-name="Table6.A2" office:value-type="string">
            <text:p text:style-name="P1474">said</text:p>
          </table:table-cell>
          <table:table-cell table:style-name="Table6.D2" office:value-type="string">
            <text:p text:style-name="P1474">said</text:p>
          </table:table-cell>
        </table:table-row>
        <table:table-row table:style-name="TableLine94658343740256">
          <table:table-cell table:style-name="Table6.A2" office:value-type="string">
            <text:p text:style-name="P1473">говорить</text:p>
          </table:table-cell>
          <table:table-cell table:style-name="Table6.A2" office:value-type="string">
            <text:p text:style-name="P1474">speak</text:p>
          </table:table-cell>
          <table:table-cell table:style-name="Table6.A2" office:value-type="string">
            <text:p text:style-name="P1474">spoke</text:p>
          </table:table-cell>
          <table:table-cell table:style-name="Table6.D2" office:value-type="string">
            <text:p text:style-name="P1473">spoken</text:p>
          </table:table-cell>
        </table:table-row>
        <table:table-row table:style-name="TableLine94658343743968">
          <table:table-cell table:style-name="Table6.A2" office:value-type="string">
            <text:p text:style-name="P1473">видеть</text:p>
          </table:table-cell>
          <table:table-cell table:style-name="Table6.A2" office:value-type="string">
            <text:p text:style-name="P1474">see</text:p>
          </table:table-cell>
          <table:table-cell table:style-name="Table6.A2" office:value-type="string">
            <text:p text:style-name="P1474">saw</text:p>
          </table:table-cell>
          <table:table-cell table:style-name="Table6.D2" office:value-type="string">
            <text:p text:style-name="P1473">seen</text:p>
          </table:table-cell>
        </table:table-row>
        <table:table-row table:style-name="TableLine94658343747312">
          <table:table-cell table:style-name="Table6.A2" office:value-type="string">
            <text:p text:style-name="P1473">сидеть</text:p>
          </table:table-cell>
          <table:table-cell table:style-name="Table6.A2" office:value-type="string">
            <text:p text:style-name="P1474">sit</text:p>
          </table:table-cell>
          <table:table-cell table:style-name="Table6.A2" office:value-type="string">
            <text:p text:style-name="P1474">sat</text:p>
          </table:table-cell>
          <table:table-cell table:style-name="Table6.D2" office:value-type="string">
            <text:p text:style-name="P1473">sat</text:p>
          </table:table-cell>
        </table:table-row>
        <table:table-row table:style-name="TableLine94658343763008">
          <table:table-cell table:style-name="Table6.A2" office:value-type="string">
            <text:p text:style-name="P1473">брать</text:p>
          </table:table-cell>
          <table:table-cell table:style-name="Table6.A2" office:value-type="string">
            <text:p text:style-name="P1474">take</text:p>
          </table:table-cell>
          <table:table-cell table:style-name="Table6.A2" office:value-type="string">
            <text:p text:style-name="P1474">took</text:p>
          </table:table-cell>
          <table:table-cell table:style-name="Table6.D2" office:value-type="string">
            <text:p text:style-name="P1473">taken</text:p>
          </table:table-cell>
        </table:table-row>
        <table:table-row table:style-name="TableLine94658343765760">
          <table:table-cell table:style-name="Table6.A2" office:value-type="string">
            <text:p text:style-name="P1492">обучать</text:p>
          </table:table-cell>
          <table:table-cell table:style-name="Table6.A2" office:value-type="string">
            <text:p text:style-name="P1492">teach</text:p>
          </table:table-cell>
          <table:table-cell table:style-name="Table6.A2" office:value-type="string">
            <text:p text:style-name="P1493">taught</text:p>
          </table:table-cell>
          <table:table-cell table:style-name="Table6.D2" office:value-type="string">
            <text:p text:style-name="P1492">taught</text:p>
          </table:table-cell>
        </table:table-row>
        <table:table-row table:style-name="TableLine94658343768960">
          <table:table-cell table:style-name="Table6.A2" office:value-type="string">
            <text:p text:style-name="P1473">рассказывать</text:p>
          </table:table-cell>
          <table:table-cell table:style-name="Table6.A2" office:value-type="string">
            <text:p text:style-name="P1474">tell</text:p>
          </table:table-cell>
          <table:table-cell table:style-name="Table6.A2" office:value-type="string">
            <text:p text:style-name="P1474">told</text:p>
          </table:table-cell>
          <table:table-cell table:style-name="Table6.D2" office:value-type="string">
            <text:p text:style-name="P1473">told</text:p>
          </table:table-cell>
        </table:table-row>
        <table:table-row table:style-name="TableLine94658343789552">
          <table:table-cell table:style-name="Table6.A2" office:value-type="string">
            <text:p text:style-name="P1473">думать</text:p>
          </table:table-cell>
          <table:table-cell table:style-name="Table6.A2" office:value-type="string">
            <text:p text:style-name="P1474">think</text:p>
          </table:table-cell>
          <table:table-cell table:style-name="Table6.A2" office:value-type="string">
            <text:p text:style-name="P1474">thought</text:p>
          </table:table-cell>
          <table:table-cell table:style-name="Table6.D2" office:value-type="string">
            <text:p text:style-name="P1473">thought</text:p>
          </table:table-cell>
        </table:table-row>
        <table:table-row table:style-name="TableLine94658343792752">
          <table:table-cell table:style-name="Table6.A2" office:value-type="string">
            <text:p text:style-name="P1473">побеждать</text:p>
          </table:table-cell>
          <table:table-cell table:style-name="Table6.A2" office:value-type="string">
            <text:p text:style-name="P1474">win</text:p>
          </table:table-cell>
          <table:table-cell table:style-name="Table6.A2" office:value-type="string">
            <text:p text:style-name="P1474">won</text:p>
          </table:table-cell>
          <table:table-cell table:style-name="Table6.D2" office:value-type="string">
            <text:p text:style-name="P1473">won</text:p>
          </table:table-cell>
        </table:table-row>
        <table:table-row table:style-name="TableLine94658343797232">
          <table:table-cell table:style-name="Table6.A2" office:value-type="string">
            <text:p text:style-name="P1473">писать</text:p>
          </table:table-cell>
          <table:table-cell table:style-name="Table6.A2" office:value-type="string">
            <text:p text:style-name="P1474">write</text:p>
          </table:table-cell>
          <table:table-cell table:style-name="Table6.A2" office:value-type="string">
            <text:p text:style-name="P1474">wrote</text:p>
          </table:table-cell>
          <table:table-cell table:style-name="Table6.D2" office:value-type="string">
            <text:p text:style-name="P1473">written</text:p>
          </table:table-cell>
        </table:table-row>
      </table:table>
      <text:p text:style-name="P404"/>
      <text:p text:style-name="P404"/>
      <text:p text:style-name="P1263"><text:span text:style-name="T748">Отделить </text:span><text:span text:style-name="T749">грамматические</text:span><text:span text:style-name="T748"> правила от информации, которую нужно заучить</text:span></text:p>
      <text:p text:style-name="P403"><text:span text:style-name="T1408">(устойчивые связки, фразовые глаголы и т. п.; </text:span><text:span text:style-name="T1410">можно в таблицах</text:span><text:span text:style-name="T140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0T21:43:00.962977882</dc:date>
    <meta:editing-duration>P3DT5H55M6S</meta:editing-duration>
    <meta:editing-cycles>1500</meta:editing-cycles>
    <meta:generator>LibreOffice/6.4.7.2$Linux_X86_64 LibreOffice_project/40$Build-2</meta:generator>
    <meta:document-statistic meta:table-count="14" meta:image-count="0" meta:object-count="0" meta:page-count="65" meta:paragraph-count="2448" meta:word-count="19384" meta:character-count="122072" meta:non-whitespace-character-count="104406"/>
  </office:meta>
</office:document-meta>
</file>